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81mm"/>
    </style:style>
    <style:style style:name="co2" style:family="table-column">
      <style:table-column-properties fo:break-before="auto" style:column-width="11.27mm"/>
    </style:style>
    <style:style style:name="co3" style:family="table-column">
      <style:table-column-properties fo:break-before="auto" style:column-width="10.7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83.75mm"/>
    </style:style>
    <style:style style:name="co6" style:family="table-column">
      <style:table-column-properties fo:break-before="auto" style:column-width="38.1mm"/>
    </style:style>
    <style:style style:name="co7" style:family="table-column">
      <style:table-column-properties fo:break-before="auto" style:column-width="45.05mm"/>
    </style:style>
    <style:style style:name="co8" style:family="table-column">
      <style:table-column-properties fo:break-before="auto" style:column-width="4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3.9mm" fo:break-before="auto" style:use-optimal-row-height="false"/>
    </style:style>
    <style:style style:name="ro3" style:family="table-row">
      <style:table-row-properties style:row-height="7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enlo-Regular" fo:font-size="17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7pt" style:language-asian="none" style:country-asian="none" style:font-style-asian="normal" style:font-weight-asian="normal" style:font-size-complex="1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hyphenate="true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style:rotation-angle="90" style:rotation-align="none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color="#1c1c1c"/>
      <style:map style:condition="cell-content()=1" style:apply-style-name="dependency" style:base-cell-address="view.C5"/>
      <style:map style:condition="cell-content()=2" style:apply-style-name="dependency_20_by_20_transitivity" style:base-cell-address="view.C5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C5"/>
      <style:map style:condition="cell-content()=2" style:apply-style-name="dependency_20_by_20_transitivity" style:base-cell-address="view.C5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C30"/>
      <style:map style:condition="cell-content()=2" style:apply-style-name="dependency_20_by_20_transitivity" style:base-cell-address="view.C30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C31"/>
      <style:map style:condition="cell-content()=2" style:apply-style-name="dependency_20_by_20_transitivity" style:base-cell-address="view.C31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C32"/>
      <style:map style:condition="cell-content()=2" style:apply-style-name="dependency_20_by_20_transitivity" style:base-cell-address="view.C32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A30"/>
      <style:map style:condition="cell-content()=2" style:apply-style-name="dependency_20_by_20_transitivity" style:base-cell-address="view.AA30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A31"/>
      <style:map style:condition="cell-content()=2" style:apply-style-name="dependency_20_by_20_transitivity" style:base-cell-address="view.AA31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A32"/>
      <style:map style:condition="cell-content()=2" style:apply-style-name="dependency_20_by_20_transitivity" style:base-cell-address="view.AA32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B5"/>
      <style:map style:condition="cell-content()=2" style:apply-style-name="dependency_20_by_20_transitivity" style:base-cell-address="view.AB5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B29"/>
      <style:map style:condition="cell-content()=2" style:apply-style-name="dependency_20_by_20_transitivity" style:base-cell-address="view.AB29"/>
    </style:style>
    <style:style style:name="ce56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color="#1c1c1c"/>
      <style:map style:condition="cell-content()=1" style:apply-style-name="dependency" style:base-cell-address="view.AB30"/>
      <style:map style:condition="cell-content()=2" style:apply-style-name="dependency_20_by_20_transitivity" style:base-cell-address="view.AB30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B31"/>
      <style:map style:condition="cell-content()=2" style:apply-style-name="dependency_20_by_20_transitivity" style:base-cell-address="view.AB31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B32"/>
      <style:map style:condition="cell-content()=2" style:apply-style-name="dependency_20_by_20_transitivity" style:base-cell-address="view.AB32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C5"/>
      <style:map style:condition="cell-content()=2" style:apply-style-name="dependency_20_by_20_transitivity" style:base-cell-address="view.AC5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C29"/>
      <style:map style:condition="cell-content()=2" style:apply-style-name="dependency_20_by_20_transitivity" style:base-cell-address="view.AC29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C30"/>
      <style:map style:condition="cell-content()=2" style:apply-style-name="dependency_20_by_20_transitivity" style:base-cell-address="view.AC30"/>
    </style:style>
    <style:style style:name="ce62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color="#1c1c1c"/>
      <style:map style:condition="cell-content()=1" style:apply-style-name="dependency" style:base-cell-address="view.AC31"/>
      <style:map style:condition="cell-content()=2" style:apply-style-name="dependency_20_by_20_transitivity" style:base-cell-address="view.AC31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C32"/>
      <style:map style:condition="cell-content()=2" style:apply-style-name="dependency_20_by_20_transitivity" style:base-cell-address="view.AC32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D5"/>
      <style:map style:condition="cell-content()=2" style:apply-style-name="dependency_20_by_20_transitivity" style:base-cell-address="view.AD5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D29"/>
      <style:map style:condition="cell-content()=2" style:apply-style-name="dependency_20_by_20_transitivity" style:base-cell-address="view.AD29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D30"/>
      <style:map style:condition="cell-content()=2" style:apply-style-name="dependency_20_by_20_transitivity" style:base-cell-address="view.AD30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D31"/>
      <style:map style:condition="cell-content()=2" style:apply-style-name="dependency_20_by_20_transitivity" style:base-cell-address="view.AD31"/>
    </style:style>
    <style:style style:name="ce68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color="#1c1c1c"/>
      <style:map style:condition="cell-content()=1" style:apply-style-name="dependency" style:base-cell-address="view.AD32"/>
      <style:map style:condition="cell-content()=2" style:apply-style-name="dependency_20_by_20_transitivity" style:base-cell-address="view.AD32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F5"/>
      <style:map style:condition="cell-content()=2" style:apply-style-name="dependency_20_by_20_transitivity" style:base-cell-address="view.AF5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F29"/>
      <style:map style:condition="cell-content()=2" style:apply-style-name="dependency_20_by_20_transitivity" style:base-cell-address="view.AF29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F30"/>
      <style:map style:condition="cell-content()=2" style:apply-style-name="dependency_20_by_20_transitivity" style:base-cell-address="view.AF30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F31"/>
      <style:map style:condition="cell-content()=2" style:apply-style-name="dependency_20_by_20_transitivity" style:base-cell-address="view.AF31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F32"/>
      <style:map style:condition="cell-content()=2" style:apply-style-name="dependency_20_by_20_transitivity" style:base-cell-address="view.AF32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G5"/>
      <style:map style:condition="cell-content()=2" style:apply-style-name="dependency_20_by_20_transitivity" style:base-cell-address="view.AG5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G29"/>
      <style:map style:condition="cell-content()=2" style:apply-style-name="dependency_20_by_20_transitivity" style:base-cell-address="view.AG29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G30"/>
      <style:map style:condition="cell-content()=2" style:apply-style-name="dependency_20_by_20_transitivity" style:base-cell-address="view.AG30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G31"/>
      <style:map style:condition="cell-content()=2" style:apply-style-name="dependency_20_by_20_transitivity" style:base-cell-address="view.AG31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G32"/>
      <style:map style:condition="cell-content()=2" style:apply-style-name="dependency_20_by_20_transitivity" style:base-cell-address="view.AG32"/>
    </style:style>
    <style:style style:name="ce45" style:family="table-cell" style:parent-style-name="Default">
      <style:table-cell-properties style:text-align-source="fix" style:repeat-content="false" style:rotation-angle="90" style:rotation-align="none"/>
      <style:paragraph-properties fo:text-align="center" fo:margin-left="0mm"/>
      <style:text-properties fo:font-size="10pt" style:font-size-asian="10pt" style:font-size-complex="10pt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H5"/>
      <style:map style:condition="cell-content()=2" style:apply-style-name="dependency_20_by_20_transitivity" style:base-cell-address="view.AH5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H29"/>
      <style:map style:condition="cell-content()=2" style:apply-style-name="dependency_20_by_20_transitivity" style:base-cell-address="view.AH29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H30"/>
      <style:map style:condition="cell-content()=2" style:apply-style-name="dependency_20_by_20_transitivity" style:base-cell-address="view.AH30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H31"/>
      <style:map style:condition="cell-content()=2" style:apply-style-name="dependency_20_by_20_transitivity" style:base-cell-address="view.AH31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H32"/>
      <style:map style:condition="cell-content()=2" style:apply-style-name="dependency_20_by_20_transitivity" style:base-cell-address="view.AH32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I5"/>
      <style:map style:condition="cell-content()=2" style:apply-style-name="dependency_20_by_20_transitivity" style:base-cell-address="view.AI5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I29"/>
      <style:map style:condition="cell-content()=2" style:apply-style-name="dependency_20_by_20_transitivity" style:base-cell-address="view.AI29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I30"/>
      <style:map style:condition="cell-content()=2" style:apply-style-name="dependency_20_by_20_transitivity" style:base-cell-address="view.AI30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I31"/>
      <style:map style:condition="cell-content()=2" style:apply-style-name="dependency_20_by_20_transitivity" style:base-cell-address="view.AI31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I32"/>
      <style:map style:condition="cell-content()=2" style:apply-style-name="dependency_20_by_20_transitivity" style:base-cell-address="view.AI32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J5"/>
      <style:map style:condition="cell-content()=2" style:apply-style-name="dependency_20_by_20_transitivity" style:base-cell-address="view.AJ5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J29"/>
      <style:map style:condition="cell-content()=2" style:apply-style-name="dependency_20_by_20_transitivity" style:base-cell-address="view.AJ29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J30"/>
      <style:map style:condition="cell-content()=2" style:apply-style-name="dependency_20_by_20_transitivity" style:base-cell-address="view.AJ30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J31"/>
      <style:map style:condition="cell-content()=2" style:apply-style-name="dependency_20_by_20_transitivity" style:base-cell-address="view.AJ31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J32"/>
      <style:map style:condition="cell-content()=2" style:apply-style-name="dependency_20_by_20_transitivity" style:base-cell-address="view.AJ32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K5"/>
      <style:map style:condition="cell-content()=2" style:apply-style-name="dependency_20_by_20_transitivity" style:base-cell-address="view.AK5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K29"/>
      <style:map style:condition="cell-content()=2" style:apply-style-name="dependency_20_by_20_transitivity" style:base-cell-address="view.AK29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K30"/>
      <style:map style:condition="cell-content()=2" style:apply-style-name="dependency_20_by_20_transitivity" style:base-cell-address="view.AK30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K31"/>
      <style:map style:condition="cell-content()=2" style:apply-style-name="dependency_20_by_20_transitivity" style:base-cell-address="view.AK31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K32"/>
      <style:map style:condition="cell-content()=2" style:apply-style-name="dependency_20_by_20_transitivity" style:base-cell-address="view.AK32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L5"/>
      <style:map style:condition="cell-content()=2" style:apply-style-name="dependency_20_by_20_transitivity" style:base-cell-address="view.AL5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L29"/>
      <style:map style:condition="cell-content()=2" style:apply-style-name="dependency_20_by_20_transitivity" style:base-cell-address="view.AL29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L30"/>
      <style:map style:condition="cell-content()=2" style:apply-style-name="dependency_20_by_20_transitivity" style:base-cell-address="view.AL30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L31"/>
      <style:map style:condition="cell-content()=2" style:apply-style-name="dependency_20_by_20_transitivity" style:base-cell-address="view.AL31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/>
      <style:map style:condition="cell-content()=1" style:apply-style-name="dependency" style:base-cell-address="view.AL32"/>
      <style:map style:condition="cell-content()=2" style:apply-style-name="dependency_20_by_20_transitivity" style:base-cell-address="view.AL32"/>
    </style:style>
  </office:automatic-styles>
  <office:body>
    <office:spreadsheet>
      <table:calculation-settings table:automatic-find-labels="false" table:use-regular-expressions="false" table:use-wildcards="true"/>
      <table:table table:name="view" table:style-name="ta1" table:print-ranges="view.A2:view.AA29">
        <table:table-column table:style-name="co1" table:default-cell-style-name="ce1"/>
        <table:table-column table:style-name="co2" table:default-cell-style-name="ce10"/>
        <table:table-column table:style-name="co3" table:number-columns-repeated="25" table:default-cell-style-name="ce19"/>
        <table:table-column table:style-name="co3" table:default-cell-style-name="ce54"/>
        <table:table-column table:style-name="co3" table:default-cell-style-name="ce59"/>
        <table:table-column table:style-name="co3" table:default-cell-style-name="ce64"/>
        <table:table-column table:style-name="co4" table:default-cell-style-name="Default"/>
        <table:table-column table:style-name="co3" table:default-cell-style-name="ce93"/>
        <table:table-column table:style-name="co3" table:default-cell-style-name="ce98"/>
        <table:table-column table:style-name="co3" table:default-cell-style-name="ce103"/>
        <table:table-column table:style-name="co3" table:default-cell-style-name="ce108"/>
        <table:table-column table:style-name="co3" table:default-cell-style-name="ce113"/>
        <table:table-column table:style-name="co3" table:default-cell-style-name="ce118"/>
        <table:table-column table:style-name="co3" table:default-cell-style-name="ce123"/>
        <table:table-row table:style-name="ro1">
          <table:table-cell table:style-name="ce12" table:number-columns-repeated="30"/>
          <table:table-cell/>
          <table:table-cell table:style-name="ce12" table:number-columns-repeated="7"/>
        </table:table-row>
        <table:table-row table:style-name="ro1">
          <table:table-cell table:style-name="ce12" table:formula="of:=COUNTIF([.A5:.A32]; &quot;&lt;&gt; ''&quot;)" office:value-type="float" office:value="28" calcext:value-type="float">
            <text:p>28</text:p>
          </table:table-cell>
          <table:table-cell table:style-name="ce12"/>
          <table:table-cell table:style-name="ce12" table:formula="of:=COUNTIF([.C5:.C999]; &quot;&gt; 0&quot;)" office:value-type="float" office:value="1" calcext:value-type="float">
            <text:p>1</text:p>
          </table:table-cell>
          <table:table-cell table:style-name="ce12" table:formula="of:=COUNTIF([.D5:.D999]; &quot;&gt; 0&quot;)" office:value-type="float" office:value="2" calcext:value-type="float">
            <text:p>2</text:p>
          </table:table-cell>
          <table:table-cell table:style-name="ce12" table:formula="of:=COUNTIF([.E5:.E999]; &quot;&gt; 0&quot;)" office:value-type="float" office:value="1" calcext:value-type="float">
            <text:p>1</text:p>
          </table:table-cell>
          <table:table-cell table:style-name="ce12" table:formula="of:=COUNTIF([.F5:.F999]; &quot;&gt; 0&quot;)" office:value-type="float" office:value="1" calcext:value-type="float">
            <text:p>1</text:p>
          </table:table-cell>
          <table:table-cell table:style-name="ce12" table:formula="of:=COUNTIF([.G5:.G999]; &quot;&gt; 0&quot;)" office:value-type="float" office:value="5" calcext:value-type="float">
            <text:p>5</text:p>
          </table:table-cell>
          <table:table-cell table:style-name="ce12" table:formula="of:=COUNTIF([.H5:.H999]; &quot;&gt; 0&quot;)" office:value-type="float" office:value="6" calcext:value-type="float">
            <text:p>6</text:p>
          </table:table-cell>
          <table:table-cell table:style-name="ce12" table:formula="of:=COUNTIF([.I5:.I999]; &quot;&gt; 0&quot;)" office:value-type="float" office:value="0" calcext:value-type="float">
            <text:p>0</text:p>
          </table:table-cell>
          <table:table-cell table:style-name="ce12" table:formula="of:=COUNTIF([.J5:.J999]; &quot;&gt; 0&quot;)" office:value-type="float" office:value="8" calcext:value-type="float">
            <text:p>8</text:p>
          </table:table-cell>
          <table:table-cell table:style-name="ce12" table:formula="of:=COUNTIF([.K5:.K999]; &quot;&gt; 0&quot;)" office:value-type="float" office:value="8" calcext:value-type="float">
            <text:p>8</text:p>
          </table:table-cell>
          <table:table-cell table:style-name="ce12" table:formula="of:=COUNTIF([.L5:.L999]; &quot;&gt; 0&quot;)" office:value-type="float" office:value="9" calcext:value-type="float">
            <text:p>9</text:p>
          </table:table-cell>
          <table:table-cell table:style-name="ce12" table:formula="of:=COUNTIF([.M5:.M999]; &quot;&gt; 0&quot;)" office:value-type="float" office:value="9" calcext:value-type="float">
            <text:p>9</text:p>
          </table:table-cell>
          <table:table-cell table:style-name="ce12" table:formula="of:=COUNTIF([.N5:.N999]; &quot;&gt; 0&quot;)" office:value-type="float" office:value="9" calcext:value-type="float">
            <text:p>9</text:p>
          </table:table-cell>
          <table:table-cell table:style-name="ce12" table:formula="of:=COUNTIF([.O5:.O999]; &quot;&gt; 0&quot;)" office:value-type="float" office:value="13" calcext:value-type="float">
            <text:p>13</text:p>
          </table:table-cell>
          <table:table-cell table:style-name="ce12" table:formula="of:=COUNTIF([.P5:.P999]; &quot;&gt; 0&quot;)" office:value-type="float" office:value="14" calcext:value-type="float">
            <text:p>14</text:p>
          </table:table-cell>
          <table:table-cell table:style-name="ce12" table:formula="of:=COUNTIF([.Q5:.Q999]; &quot;&gt; 0&quot;)" office:value-type="float" office:value="16" calcext:value-type="float">
            <text:p>16</text:p>
          </table:table-cell>
          <table:table-cell table:style-name="ce12" table:formula="of:=COUNTIF([.R5:.R999]; &quot;&gt; 0&quot;)" office:value-type="float" office:value="2" calcext:value-type="float">
            <text:p>2</text:p>
          </table:table-cell>
          <table:table-cell table:style-name="ce12" table:formula="of:=COUNTIF([.S5:.S999]; &quot;&gt; 0&quot;)" office:value-type="float" office:value="16" calcext:value-type="float">
            <text:p>16</text:p>
          </table:table-cell>
          <table:table-cell table:style-name="ce12" table:formula="of:=COUNTIF([.T5:.T999]; &quot;&gt; 0&quot;)" office:value-type="float" office:value="18" calcext:value-type="float">
            <text:p>18</text:p>
          </table:table-cell>
          <table:table-cell table:style-name="ce12" table:formula="of:=COUNTIF([.U5:.U999]; &quot;&gt; 0&quot;)" office:value-type="float" office:value="19" calcext:value-type="float">
            <text:p>19</text:p>
          </table:table-cell>
          <table:table-cell table:style-name="ce12" table:formula="of:=COUNTIF([.V5:.V999]; &quot;&gt; 0&quot;)" office:value-type="float" office:value="20" calcext:value-type="float">
            <text:p>20</text:p>
          </table:table-cell>
          <table:table-cell table:style-name="ce12" table:formula="of:=COUNTIF([.W5:.W999]; &quot;&gt; 0&quot;)" office:value-type="float" office:value="19" calcext:value-type="float">
            <text:p>19</text:p>
          </table:table-cell>
          <table:table-cell table:style-name="ce12" table:formula="of:=COUNTIF([.X5:.X999]; &quot;&gt; 0&quot;)" office:value-type="float" office:value="22" calcext:value-type="float">
            <text:p>22</text:p>
          </table:table-cell>
          <table:table-cell table:style-name="ce12" table:formula="of:=COUNTIF([.Y5:.Y999]; &quot;&gt; 0&quot;)" office:value-type="float" office:value="1" calcext:value-type="float">
            <text:p>1</text:p>
          </table:table-cell>
          <table:table-cell table:style-name="ce12" table:formula="of:=COUNTIF([.Z5:.Z999]; &quot;&gt; 0&quot;)" office:value-type="float" office:value="0" calcext:value-type="float">
            <text:p>0</text:p>
          </table:table-cell>
          <table:table-cell table:style-name="ce12" table:formula="of:=COUNTIF([.AA5:.AA999]; &quot;&gt; 0&quot;)" office:value-type="float" office:value="0" calcext:value-type="float">
            <text:p>0</text:p>
          </table:table-cell>
          <table:table-cell table:style-name="ce12" table:formula="of:=COUNTIF([.AB5:.AB999]; &quot;&gt; 0&quot;)" office:value-type="float" office:value="0" calcext:value-type="float">
            <text:p>0</text:p>
          </table:table-cell>
          <table:table-cell table:style-name="ce12" table:formula="of:=COUNTIF([.AC5:.AC999]; &quot;&gt; 0&quot;)" office:value-type="float" office:value="0" calcext:value-type="float">
            <text:p>0</text:p>
          </table:table-cell>
          <table:table-cell table:style-name="ce12" table:formula="of:=COUNTIF([.AD5:.AD999]; &quot;&gt; 0&quot;)" office:value-type="float" office:value="0" calcext:value-type="float">
            <text:p>0</text:p>
          </table:table-cell>
          <table:table-cell/>
          <table:table-cell table:style-name="ce12" table:formula="of:=COUNTIF([.AF5:.AF999]; &quot;&gt; 0&quot;)" office:value-type="float" office:value="22" calcext:value-type="float">
            <text:p>22</text:p>
          </table:table-cell>
          <table:table-cell table:style-name="ce12" table:formula="of:=COUNTIF([.AG5:.AG999]; &quot;&gt; 0&quot;)" office:value-type="float" office:value="6" calcext:value-type="float">
            <text:p>6</text:p>
          </table:table-cell>
          <table:table-cell table:style-name="ce12" table:formula="of:=COUNTIF([.AH5:.AH999]; &quot;&gt; 0&quot;)" office:value-type="float" office:value="16" calcext:value-type="float">
            <text:p>16</text:p>
          </table:table-cell>
          <table:table-cell table:style-name="ce12" table:formula="of:=COUNTIF([.AI5:.AI999]; &quot;&gt; 0&quot;)" office:value-type="float" office:value="22" calcext:value-type="float">
            <text:p>22</text:p>
          </table:table-cell>
          <table:table-cell table:style-name="ce12" table:formula="of:=COUNTIF([.AJ5:.AJ999]; &quot;&gt; 0&quot;)" office:value-type="float" office:value="15" calcext:value-type="float">
            <text:p>15</text:p>
          </table:table-cell>
          <table:table-cell table:style-name="ce12" table:formula="of:=COUNTIF([.AK5:.AK999]; &quot;&gt; 0&quot;)" office:value-type="float" office:value="22" calcext:value-type="float">
            <text:p>22</text:p>
          </table:table-cell>
          <table:table-cell table:style-name="ce12" table:formula="of:=COUNTIF([.AL5:.AL999]; &quot;&gt; 0&quot;)" office:value-type="float" office:value="23" calcext:value-type="float">
            <text:p>23</text:p>
          </table:table-cell>
        </table:table-row>
        <table:table-row table:style-name="ro1">
          <table:table-cell table:style-name="Default" table:number-columns-repeated="30"/>
          <table:table-cell/>
          <table:table-cell table:style-name="Default" table:number-columns-repeated="7"/>
        </table:table-row>
        <table:table-row table:style-name="ro2">
          <table:table-cell table:style-name="Default" office:value-type="string" calcext:value-type="string">
            <text:p>row depends on colum: → </text:p>
          </table:table-cell>
          <table:table-cell table:style-name="ce5" office:value-type="string" calcext:value-type="string">
            <text:p>#dependencies</text:p>
          </table:table-cell>
          <table:table-cell table:style-name="ce46" table:formula="of:=[$view.$A$5]" office:value-type="string" office:string-value="cardano-sl-wallet-new" calcext:value-type="string">
            <text:p>cardano-sl-wallet-new</text:p>
          </table:table-cell>
          <table:table-cell table:style-name="ce46" table:formula="of:=[$view.$A$6]" office:value-type="string" office:string-value="cardano-sl-wallet" calcext:value-type="string">
            <text:p>cardano-sl-wallet</text:p>
          </table:table-cell>
          <table:table-cell table:style-name="ce46" table:formula="of:=[$view.$A$7]" office:value-type="string" office:string-value="cardano-sl-auxx" calcext:value-type="string">
            <text:p>cardano-sl-auxx</text:p>
          </table:table-cell>
          <table:table-cell table:style-name="ce46" table:formula="of:=[$view.$A$8]" office:value-type="string" office:string-value="cardano-sl-explorer" calcext:value-type="string">
            <text:p>cardano-sl-explorer</text:p>
          </table:table-cell>
          <table:table-cell table:style-name="ce46" table:formula="of:=[$view.$A$9]" office:value-type="string" office:string-value="cardano-sl-generator" calcext:value-type="string">
            <text:p>cardano-sl-generator</text:p>
          </table:table-cell>
          <table:table-cell table:style-name="ce46" table:formula="of:=[$view.$A$10]" office:value-type="string" office:string-value="cardano-sl-client" calcext:value-type="string">
            <text:p>cardano-sl-client</text:p>
          </table:table-cell>
          <table:table-cell table:style-name="ce46" table:formula="of:=[$view.$A$11]" office:value-type="string" office:string-value="cardano-sl-node" calcext:value-type="string">
            <text:p>cardano-sl-node</text:p>
          </table:table-cell>
          <table:table-cell table:style-name="ce46" table:formula="of:=[$view.$A$12]" office:value-type="string" office:string-value="cardano-sl" calcext:value-type="string">
            <text:p>cardano-sl</text:p>
          </table:table-cell>
          <table:table-cell table:style-name="ce46" table:formula="of:=[$view.$A$13]" office:value-type="string" office:string-value="cardano-sl-block" calcext:value-type="string">
            <text:p>cardano-sl-block</text:p>
          </table:table-cell>
          <table:table-cell table:style-name="ce46" table:formula="of:=[$view.$A$14]" office:value-type="string" office:string-value="cardano-sl-delegation" calcext:value-type="string">
            <text:p>cardano-sl-delegation</text:p>
          </table:table-cell>
          <table:table-cell table:style-name="ce46" table:formula="of:=[$view.$A$15]" office:value-type="string" office:string-value="cardano-sl-ssc" calcext:value-type="string">
            <text:p>cardano-sl-ssc</text:p>
          </table:table-cell>
          <table:table-cell table:style-name="ce46" table:formula="of:=[$view.$A$16]" office:value-type="string" office:string-value="cardano-sl-update" calcext:value-type="string">
            <text:p>cardano-sl-update</text:p>
          </table:table-cell>
          <table:table-cell table:style-name="ce46" table:formula="of:=[$view.$A$17]" office:value-type="string" office:string-value="cardano-sl-lrc" calcext:value-type="string">
            <text:p>cardano-sl-lrc</text:p>
          </table:table-cell>
          <table:table-cell table:style-name="ce46" table:formula="of:=[$view.$A$18]" office:value-type="string" office:string-value="cardano-sl-txp" calcext:value-type="string">
            <text:p>cardano-sl-txp</text:p>
          </table:table-cell>
          <table:table-cell table:style-name="ce46" table:formula="of:=[$view.$A$19]" office:value-type="string" office:string-value="cardano-sl-infra" calcext:value-type="string">
            <text:p>cardano-sl-infra</text:p>
          </table:table-cell>
          <table:table-cell table:style-name="ce46" table:formula="of:=[$view.$A$20]" office:value-type="string" office:string-value="node-ipc" calcext:value-type="string">
            <text:p>node-ipc</text:p>
          </table:table-cell>
          <table:table-cell table:style-name="ce46" table:formula="of:=[$view.$A$21]" office:value-type="string" office:string-value="cardano-sl-db" calcext:value-type="string">
            <text:p>cardano-sl-db</text:p>
          </table:table-cell>
          <table:table-cell table:style-name="ce46" table:formula="of:=[$view.$A$22]" office:value-type="string" office:string-value="cardano-sl-core" calcext:value-type="string">
            <text:p>cardano-sl-core</text:p>
          </table:table-cell>
          <table:table-cell table:style-name="ce46" table:formula="of:=[$view.$A$23]" office:value-type="string" office:string-value="cardano-sl-crypto" calcext:value-type="string">
            <text:p>cardano-sl-crypto</text:p>
          </table:table-cell>
          <table:table-cell table:style-name="ce46" table:formula="of:=[$view.$A$24]" office:value-type="string" office:string-value="cardano-sl-binary" calcext:value-type="string">
            <text:p>cardano-sl-binary</text:p>
          </table:table-cell>
          <table:table-cell table:style-name="ce46" table:formula="of:=[$view.$A$25]" office:value-type="string" office:string-value="cardano-sl-networking" calcext:value-type="string">
            <text:p>cardano-sl-networking</text:p>
          </table:table-cell>
          <table:table-cell table:style-name="ce46" table:formula="of:=[$view.$A$26]" office:value-type="string" office:string-value="cardano-sl-util" calcext:value-type="string">
            <text:p>cardano-sl-util</text:p>
          </table:table-cell>
          <table:table-cell table:style-name="ce46" table:formula="of:=[$view.$A$27]" office:value-type="string" office:string-value="cardano-sl-tools" calcext:value-type="string">
            <text:p>cardano-sl-tools</text:p>
          </table:table-cell>
          <table:table-cell table:style-name="ce46" table:formula="of:=[$view.$A$28]" office:value-type="string" office:string-value="module_24" calcext:value-type="string">
            <text:p>module_24</text:p>
          </table:table-cell>
          <table:table-cell table:style-name="ce46" table:formula="of:=[$view.$A$29]" office:value-type="string" office:string-value="module_25" calcext:value-type="string">
            <text:p>module_25</text:p>
          </table:table-cell>
          <table:table-cell table:style-name="ce46" table:formula="of:=[$view.$A$30]" office:value-type="string" office:string-value="module_26" calcext:value-type="string">
            <text:p>module_26</text:p>
          </table:table-cell>
          <table:table-cell table:style-name="ce46" table:formula="of:=[$view.$A$31]" office:value-type="string" office:string-value="module_27" calcext:value-type="string">
            <text:p>module_27</text:p>
          </table:table-cell>
          <table:table-cell table:style-name="ce46" table:formula="of:=[$view.$A$32]" office:value-type="string" office:string-value="module_28" calcext:value-type="string">
            <text:p>module_28</text:p>
          </table:table-cell>
          <table:table-cell/>
          <table:table-cell table:style-name="ce46" office:value-type="string" calcext:value-type="string">
            <text:p>katip</text:p>
          </table:table-cell>
          <table:table-cell table:style-name="ce46" office:value-type="string" calcext:value-type="string">
            <text:p>log-warper</text:p>
          </table:table-cell>
          <table:table-cell table:style-name="ce45" office:value-type="string" calcext:value-type="string">
            <text:p>rocksdb-haskell-ng</text:p>
          </table:table-cell>
          <table:table-cell table:style-name="ce46" office:value-type="string" calcext:value-type="string">
            <text:p>containers</text:p>
          </table:table-cell>
          <table:table-cell table:style-name="ce46" office:value-type="string" calcext:value-type="string">
            <text:p>clock</text:p>
          </table:table-cell>
          <table:table-cell table:style-name="ce46" office:value-type="string" calcext:value-type="string">
            <text:p>hashable</text:p>
          </table:table-cell>
          <table:table-cell table:style-name="ce46" office:value-type="string" calcext:value-type="string">
            <text:p>text</text:p>
          </table:table-cell>
        </table:table-row>
        <table:table-row table:style-name="ro3">
          <table:table-cell office:value-type="string" calcext:value-type="string">
            <text:p>cardano-sl-wallet-new</text:p>
          </table:table-cell>
          <table:table-cell table:formula="of:=COUNTIF([.B5:.GG5]; &quot;&gt; 0&quot;)" office:value-type="float" office:value="26" calcext:value-type="float">
            <text:p>26</text:p>
          </table:table-cell>
          <table:table-cell table:style-name="ce18" table:formula="of:=VLOOKUP([.$A5]&amp;&quot;_&quot;&amp;[.C$4];dependencies;4;FALSE())" office:value-type="float" office:value="1" calcext:value-type="float">
            <text:p>1</text:p>
          </table:table-cell>
          <table:table-cell table:formula="of:=VLOOKUP([.$A5]&amp;&quot;_&quot;&amp;[.D$4];dependencies;4;FALSE())" office:value-type="float" office:value="1" calcext:value-type="float">
            <text:p>1</text:p>
          </table:table-cell>
          <table:table-cell table:formula="of:=VLOOKUP([.$A5]&amp;&quot;_&quot;&amp;[.E$4];dependencies;4;FALSE())" office:value-type="string" office:string-value="" calcext:value-type="error">
            <text:p>#N/A</text:p>
          </table:table-cell>
          <table:table-cell table:formula="of:=VLOOKUP([.$A5]&amp;&quot;_&quot;&amp;[.F$4];dependencies;4;FALSE())" office:value-type="string" office:string-value="" calcext:value-type="error">
            <text:p>#N/A</text:p>
          </table:table-cell>
          <table:table-cell table:formula="of:=VLOOKUP([.$A5]&amp;&quot;_&quot;&amp;[.G$4];dependencies;4;FALSE())" office:value-type="float" office:value="2" calcext:value-type="float">
            <text:p>2</text:p>
          </table:table-cell>
          <table:table-cell table:formula="of:=VLOOKUP([.$A5]&amp;&quot;_&quot;&amp;[.H$4];dependencies;4;FALSE())" office:value-type="float" office:value="1" calcext:value-type="float">
            <text:p>1</text:p>
          </table:table-cell>
          <table:table-cell table:formula="of:=VLOOKUP([.$A5]&amp;&quot;_&quot;&amp;[.I$4];dependencies;4;FALSE())" office:value-type="string" office:string-value="" calcext:value-type="error">
            <text:p>#N/A</text:p>
          </table:table-cell>
          <table:table-cell table:formula="of:=VLOOKUP([.$A5]&amp;&quot;_&quot;&amp;[.J$4];dependencies;4;FALSE())" office:value-type="float" office:value="1" calcext:value-type="float">
            <text:p>1</text:p>
          </table:table-cell>
          <table:table-cell table:formula="of:=VLOOKUP([.$A5]&amp;&quot;_&quot;&amp;[.K$4];dependencies;4;FALSE())" office:value-type="float" office:value="1" calcext:value-type="float">
            <text:p>1</text:p>
          </table:table-cell>
          <table:table-cell table:formula="of:=VLOOKUP([.$A5]&amp;&quot;_&quot;&amp;[.L$4];dependencies;4;FALSE())" office:value-type="float" office:value="1" calcext:value-type="float">
            <text:p>1</text:p>
          </table:table-cell>
          <table:table-cell table:formula="of:=VLOOKUP([.$A5]&amp;&quot;_&quot;&amp;[.M$4];dependencies;4;FALSE())" office:value-type="float" office:value="1" calcext:value-type="float">
            <text:p>1</text:p>
          </table:table-cell>
          <table:table-cell table:formula="of:=VLOOKUP([.$A5]&amp;&quot;_&quot;&amp;[.N$4];dependencies;4;FALSE())" office:value-type="float" office:value="1" calcext:value-type="float">
            <text:p>1</text:p>
          </table:table-cell>
          <table:table-cell table:formula="of:=VLOOKUP([.$A5]&amp;&quot;_&quot;&amp;[.O$4];dependencies;4;FALSE())" office:value-type="float" office:value="1" calcext:value-type="float">
            <text:p>1</text:p>
          </table:table-cell>
          <table:table-cell table:formula="of:=VLOOKUP([.$A5]&amp;&quot;_&quot;&amp;[.P$4];dependencies;4;FALSE())" office:value-type="float" office:value="1" calcext:value-type="float">
            <text:p>1</text:p>
          </table:table-cell>
          <table:table-cell table:formula="of:=VLOOKUP([.$A5]&amp;&quot;_&quot;&amp;[.Q$4];dependencies;4;FALSE())" office:value-type="float" office:value="1" calcext:value-type="float">
            <text:p>1</text:p>
          </table:table-cell>
          <table:table-cell table:formula="of:=VLOOKUP([.$A5]&amp;&quot;_&quot;&amp;[.R$4];dependencies;4;FALSE())" office:value-type="float" office:value="1" calcext:value-type="float">
            <text:p>1</text:p>
          </table:table-cell>
          <table:table-cell table:formula="of:=VLOOKUP([.$A5]&amp;&quot;_&quot;&amp;[.S$4];dependencies;4;FALSE())" office:value-type="float" office:value="1" calcext:value-type="float">
            <text:p>1</text:p>
          </table:table-cell>
          <table:table-cell table:formula="of:=VLOOKUP([.$A5]&amp;&quot;_&quot;&amp;[.T$4];dependencies;4;FALSE())" office:value-type="float" office:value="1" calcext:value-type="float">
            <text:p>1</text:p>
          </table:table-cell>
          <table:table-cell table:formula="of:=VLOOKUP([.$A5]&amp;&quot;_&quot;&amp;[.U$4];dependencies;4;FALSE())" office:value-type="float" office:value="1" calcext:value-type="float">
            <text:p>1</text:p>
          </table:table-cell>
          <table:table-cell table:formula="of:=VLOOKUP([.$A5]&amp;&quot;_&quot;&amp;[.V$4];dependencies;4;FALSE())" office:value-type="float" office:value="2" calcext:value-type="float">
            <text:p>2</text:p>
          </table:table-cell>
          <table:table-cell table:formula="of:=VLOOKUP([.$A5]&amp;&quot;_&quot;&amp;[.W$4];dependencies;4;FALSE())" office:value-type="float" office:value="1" calcext:value-type="float">
            <text:p>1</text:p>
          </table:table-cell>
          <table:table-cell table:formula="of:=VLOOKUP([.$A5]&amp;&quot;_&quot;&amp;[.X$4];dependencies;4;FALSE())" office:value-type="float" office:value="1" calcext:value-type="float">
            <text:p>1</text:p>
          </table:table-cell>
          <table:table-cell table:formula="of:=VLOOKUP([.$A5]&amp;&quot;_&quot;&amp;[.Y$4];dependencies;4;FALSE())" office:value-type="string" office:string-value="" calcext:value-type="error">
            <text:p>#N/A</text:p>
          </table:table-cell>
          <table:table-cell table:formula="of:=VLOOKUP([.$A5]&amp;&quot;_&quot;&amp;[.Z$4];dependencies;4;FALSE())" office:value-type="string" office:string-value="" calcext:value-type="error">
            <text:p>#N/A</text:p>
          </table:table-cell>
          <table:table-cell table:formula="of:=VLOOKUP([.$A5]&amp;&quot;_&quot;&amp;[.AA$4];dependencies;4;FALSE())" office:value-type="string" office:string-value="" calcext:value-type="error">
            <text:p>#N/A</text:p>
          </table:table-cell>
          <table:table-cell table:formula="of:=VLOOKUP([.$A5]&amp;&quot;_&quot;&amp;[.AB$4];dependencies;4;FALSE())" office:value-type="string" office:string-value="" calcext:value-type="error">
            <text:p>#N/A</text:p>
          </table:table-cell>
          <table:table-cell table:formula="of:=VLOOKUP([.$A5]&amp;&quot;_&quot;&amp;[.AC$4];dependencies;4;FALSE())" office:value-type="string" office:string-value="" calcext:value-type="error">
            <text:p>#N/A</text:p>
          </table:table-cell>
          <table:table-cell table:formula="of:=VLOOKUP([.$A5]&amp;&quot;_&quot;&amp;[.AD$4];dependencies;4;FALSE())" office:value-type="string" office:string-value="" calcext:value-type="error">
            <text:p>#N/A</text:p>
          </table:table-cell>
          <table:table-cell/>
          <table:table-cell table:formula="of:=VLOOKUP([.$A5]&amp;&quot;_&quot;&amp;[.AF$4];dependencies;4;FALSE())" office:value-type="float" office:value="2" calcext:value-type="float">
            <text:p>2</text:p>
          </table:table-cell>
          <table:table-cell table:formula="of:=VLOOKUP([.$A5]&amp;&quot;_&quot;&amp;[.AG$4];dependencies;4;FALSE())" office:value-type="float" office:value="1" calcext:value-type="float">
            <text:p>1</text:p>
          </table:table-cell>
          <table:table-cell table:formula="of:=VLOOKUP([.$A5]&amp;&quot;_&quot;&amp;[.AH$4];dependencies;4;FALSE())" office:value-type="float" office:value="2" calcext:value-type="float">
            <text:p>2</text:p>
          </table:table-cell>
          <table:table-cell table:formula="of:=VLOOKUP([.$A5]&amp;&quot;_&quot;&amp;[.AI$4];dependencies;4;FALSE())" office:value-type="float" office:value="1" calcext:value-type="float">
            <text:p>1</text:p>
          </table:table-cell>
          <table:table-cell table:formula="of:=VLOOKUP([.$A5]&amp;&quot;_&quot;&amp;[.AJ$4];dependencies;4;FALSE())" office:value-type="float" office:value="2" calcext:value-type="float">
            <text:p>2</text:p>
          </table:table-cell>
          <table:table-cell table:formula="of:=VLOOKUP([.$A5]&amp;&quot;_&quot;&amp;[.AK$4];dependencies;4;FALSE())" office:value-type="float" office:value="2" calcext:value-type="float">
            <text:p>2</text:p>
          </table:table-cell>
          <table:table-cell table:formula="of:=VLOOKUP([.$A5]&amp;&quot;_&quot;&amp;[.AL$4];dependencies;4;FALSE(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rdano-sl-wallet</text:p>
          </table:table-cell>
          <table:table-cell table:formula="of:=COUNTIF([.B6:.GG6]; &quot;&gt; 0&quot;)" office:value-type="float" office:value="25" calcext:value-type="float">
            <text:p>25</text:p>
          </table:table-cell>
          <table:table-cell table:formula="of:=VLOOKUP([.$A6]&amp;&quot;_&quot;&amp;[.C$4];dependencies;4;FALSE())" office:value-type="string" office:string-value="" calcext:value-type="error">
            <text:p>#N/A</text:p>
          </table:table-cell>
          <table:table-cell table:style-name="ce18" table:formula="of:=VLOOKUP([.$A6]&amp;&quot;_&quot;&amp;[.D$4];dependencies;4;FALSE())" office:value-type="float" office:value="1" calcext:value-type="float">
            <text:p>1</text:p>
          </table:table-cell>
          <table:table-cell table:formula="of:=VLOOKUP([.$A6]&amp;&quot;_&quot;&amp;[.E$4];dependencies;4;FALSE())" office:value-type="string" office:string-value="" calcext:value-type="error">
            <text:p>#N/A</text:p>
          </table:table-cell>
          <table:table-cell table:formula="of:=VLOOKUP([.$A6]&amp;&quot;_&quot;&amp;[.F$4];dependencies;4;FALSE())" office:value-type="string" office:string-value="" calcext:value-type="error">
            <text:p>#N/A</text:p>
          </table:table-cell>
          <table:table-cell table:formula="of:=VLOOKUP([.$A6]&amp;&quot;_&quot;&amp;[.G$4];dependencies;4;FALSE())" office:value-type="float" office:value="1" calcext:value-type="float">
            <text:p>1</text:p>
          </table:table-cell>
          <table:table-cell table:formula="of:=VLOOKUP([.$A6]&amp;&quot;_&quot;&amp;[.H$4];dependencies;4;FALSE())" office:value-type="float" office:value="1" calcext:value-type="float">
            <text:p>1</text:p>
          </table:table-cell>
          <table:table-cell table:formula="of:=VLOOKUP([.$A6]&amp;&quot;_&quot;&amp;[.I$4];dependencies;4;FALSE())" office:value-type="string" office:string-value="" calcext:value-type="error">
            <text:p>#N/A</text:p>
          </table:table-cell>
          <table:table-cell table:formula="of:=VLOOKUP([.$A6]&amp;&quot;_&quot;&amp;[.J$4];dependencies;4;FALSE())" office:value-type="float" office:value="1" calcext:value-type="float">
            <text:p>1</text:p>
          </table:table-cell>
          <table:table-cell table:formula="of:=VLOOKUP([.$A6]&amp;&quot;_&quot;&amp;[.K$4];dependencies;4;FALSE())" office:value-type="float" office:value="1" calcext:value-type="float">
            <text:p>1</text:p>
          </table:table-cell>
          <table:table-cell table:formula="of:=VLOOKUP([.$A6]&amp;&quot;_&quot;&amp;[.L$4];dependencies;4;FALSE())" office:value-type="float" office:value="1" calcext:value-type="float">
            <text:p>1</text:p>
          </table:table-cell>
          <table:table-cell table:formula="of:=VLOOKUP([.$A6]&amp;&quot;_&quot;&amp;[.M$4];dependencies;4;FALSE())" office:value-type="float" office:value="1" calcext:value-type="float">
            <text:p>1</text:p>
          </table:table-cell>
          <table:table-cell table:formula="of:=VLOOKUP([.$A6]&amp;&quot;_&quot;&amp;[.N$4];dependencies;4;FALSE())" office:value-type="float" office:value="1" calcext:value-type="float">
            <text:p>1</text:p>
          </table:table-cell>
          <table:table-cell table:formula="of:=VLOOKUP([.$A6]&amp;&quot;_&quot;&amp;[.O$4];dependencies;4;FALSE())" office:value-type="float" office:value="1" calcext:value-type="float">
            <text:p>1</text:p>
          </table:table-cell>
          <table:table-cell table:formula="of:=VLOOKUP([.$A6]&amp;&quot;_&quot;&amp;[.P$4];dependencies;4;FALSE())" office:value-type="float" office:value="1" calcext:value-type="float">
            <text:p>1</text:p>
          </table:table-cell>
          <table:table-cell table:formula="of:=VLOOKUP([.$A6]&amp;&quot;_&quot;&amp;[.Q$4];dependencies;4;FALSE())" office:value-type="float" office:value="1" calcext:value-type="float">
            <text:p>1</text:p>
          </table:table-cell>
          <table:table-cell table:formula="of:=VLOOKUP([.$A6]&amp;&quot;_&quot;&amp;[.R$4];dependencies;4;FALSE())" office:value-type="float" office:value="1" calcext:value-type="float">
            <text:p>1</text:p>
          </table:table-cell>
          <table:table-cell table:formula="of:=VLOOKUP([.$A6]&amp;&quot;_&quot;&amp;[.S$4];dependencies;4;FALSE())" office:value-type="float" office:value="1" calcext:value-type="float">
            <text:p>1</text:p>
          </table:table-cell>
          <table:table-cell table:formula="of:=VLOOKUP([.$A6]&amp;&quot;_&quot;&amp;[.T$4];dependencies;4;FALSE())" office:value-type="float" office:value="1" calcext:value-type="float">
            <text:p>1</text:p>
          </table:table-cell>
          <table:table-cell table:formula="of:=VLOOKUP([.$A6]&amp;&quot;_&quot;&amp;[.U$4];dependencies;4;FALSE())" office:value-type="float" office:value="1" calcext:value-type="float">
            <text:p>1</text:p>
          </table:table-cell>
          <table:table-cell table:formula="of:=VLOOKUP([.$A6]&amp;&quot;_&quot;&amp;[.V$4];dependencies;4;FALSE())" office:value-type="float" office:value="2" calcext:value-type="float">
            <text:p>2</text:p>
          </table:table-cell>
          <table:table-cell table:formula="of:=VLOOKUP([.$A6]&amp;&quot;_&quot;&amp;[.W$4];dependencies;4;FALSE())" office:value-type="float" office:value="1" calcext:value-type="float">
            <text:p>1</text:p>
          </table:table-cell>
          <table:table-cell table:formula="of:=VLOOKUP([.$A6]&amp;&quot;_&quot;&amp;[.X$4];dependencies;4;FALSE())" office:value-type="float" office:value="1" calcext:value-type="float">
            <text:p>1</text:p>
          </table:table-cell>
          <table:table-cell table:formula="of:=VLOOKUP([.$A6]&amp;&quot;_&quot;&amp;[.Y$4];dependencies;4;FALSE())" office:value-type="string" office:string-value="" calcext:value-type="error">
            <text:p>#N/A</text:p>
          </table:table-cell>
          <table:table-cell table:formula="of:=VLOOKUP([.$A6]&amp;&quot;_&quot;&amp;[.Z$4];dependencies;4;FALSE())" office:value-type="string" office:string-value="" calcext:value-type="error">
            <text:p>#N/A</text:p>
          </table:table-cell>
          <table:table-cell table:formula="of:=VLOOKUP([.$A6]&amp;&quot;_&quot;&amp;[.AA$4];dependencies;4;FALSE())" office:value-type="string" office:string-value="" calcext:value-type="error">
            <text:p>#N/A</text:p>
          </table:table-cell>
          <table:table-cell table:formula="of:=VLOOKUP([.$A6]&amp;&quot;_&quot;&amp;[.AB$4];dependencies;4;FALSE())" office:value-type="string" office:string-value="" calcext:value-type="error">
            <text:p>#N/A</text:p>
          </table:table-cell>
          <table:table-cell table:formula="of:=VLOOKUP([.$A6]&amp;&quot;_&quot;&amp;[.AC$4];dependencies;4;FALSE())" office:value-type="string" office:string-value="" calcext:value-type="error">
            <text:p>#N/A</text:p>
          </table:table-cell>
          <table:table-cell table:formula="of:=VLOOKUP([.$A6]&amp;&quot;_&quot;&amp;[.AD$4];dependencies;4;FALSE())" office:value-type="string" office:string-value="" calcext:value-type="error">
            <text:p>#N/A</text:p>
          </table:table-cell>
          <table:table-cell/>
          <table:table-cell table:formula="of:=VLOOKUP([.$A6]&amp;&quot;_&quot;&amp;[.AF$4];dependencies;4;FALSE())" office:value-type="float" office:value="2" calcext:value-type="float">
            <text:p>2</text:p>
          </table:table-cell>
          <table:table-cell table:formula="of:=VLOOKUP([.$A6]&amp;&quot;_&quot;&amp;[.AG$4];dependencies;4;FALSE())" office:value-type="float" office:value="1" calcext:value-type="float">
            <text:p>1</text:p>
          </table:table-cell>
          <table:table-cell table:formula="of:=VLOOKUP([.$A6]&amp;&quot;_&quot;&amp;[.AH$4];dependencies;4;FALSE())" office:value-type="float" office:value="2" calcext:value-type="float">
            <text:p>2</text:p>
          </table:table-cell>
          <table:table-cell table:formula="of:=VLOOKUP([.$A6]&amp;&quot;_&quot;&amp;[.AI$4];dependencies;4;FALSE())" office:value-type="float" office:value="1" calcext:value-type="float">
            <text:p>1</text:p>
          </table:table-cell>
          <table:table-cell table:formula="of:=VLOOKUP([.$A6]&amp;&quot;_&quot;&amp;[.AJ$4];dependencies;4;FALSE())" office:value-type="float" office:value="2" calcext:value-type="float">
            <text:p>2</text:p>
          </table:table-cell>
          <table:table-cell table:formula="of:=VLOOKUP([.$A6]&amp;&quot;_&quot;&amp;[.AK$4];dependencies;4;FALSE())" office:value-type="float" office:value="1" calcext:value-type="float">
            <text:p>1</text:p>
          </table:table-cell>
          <table:table-cell table:formula="of:=VLOOKUP([.$A6]&amp;&quot;_&quot;&amp;[.AL$4];dependencies;4;FALSE(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rdano-sl-auxx</text:p>
          </table:table-cell>
          <table:table-cell table:formula="of:=COUNTIF([.B7:.GG7]; &quot;&gt; 0&quot;)" office:value-type="float" office:value="24" calcext:value-type="float">
            <text:p>24</text:p>
          </table:table-cell>
          <table:table-cell table:formula="of:=VLOOKUP([.$A7]&amp;&quot;_&quot;&amp;[.C$4];dependencies;4;FALSE())" office:value-type="string" office:string-value="" calcext:value-type="error">
            <text:p>#N/A</text:p>
          </table:table-cell>
          <table:table-cell table:formula="of:=VLOOKUP([.$A7]&amp;&quot;_&quot;&amp;[.D$4];dependencies;4;FALSE())" office:value-type="string" office:string-value="" calcext:value-type="error">
            <text:p>#N/A</text:p>
          </table:table-cell>
          <table:table-cell table:style-name="ce18" table:formula="of:=VLOOKUP([.$A7]&amp;&quot;_&quot;&amp;[.E$4];dependencies;4;FALSE())" office:value-type="float" office:value="1" calcext:value-type="float">
            <text:p>1</text:p>
          </table:table-cell>
          <table:table-cell table:formula="of:=VLOOKUP([.$A7]&amp;&quot;_&quot;&amp;[.F$4];dependencies;4;FALSE())" office:value-type="string" office:string-value="" calcext:value-type="error">
            <text:p>#N/A</text:p>
          </table:table-cell>
          <table:table-cell table:formula="of:=VLOOKUP([.$A7]&amp;&quot;_&quot;&amp;[.G$4];dependencies;4;FALSE())" office:value-type="float" office:value="1" calcext:value-type="float">
            <text:p>1</text:p>
          </table:table-cell>
          <table:table-cell table:formula="of:=VLOOKUP([.$A7]&amp;&quot;_&quot;&amp;[.H$4];dependencies;4;FALSE())" office:value-type="float" office:value="1" calcext:value-type="float">
            <text:p>1</text:p>
          </table:table-cell>
          <table:table-cell table:formula="of:=VLOOKUP([.$A7]&amp;&quot;_&quot;&amp;[.I$4];dependencies;4;FALSE())" office:value-type="string" office:string-value="" calcext:value-type="error">
            <text:p>#N/A</text:p>
          </table:table-cell>
          <table:table-cell table:formula="of:=VLOOKUP([.$A7]&amp;&quot;_&quot;&amp;[.J$4];dependencies;4;FALSE())" office:value-type="float" office:value="1" calcext:value-type="float">
            <text:p>1</text:p>
          </table:table-cell>
          <table:table-cell table:formula="of:=VLOOKUP([.$A7]&amp;&quot;_&quot;&amp;[.K$4];dependencies;4;FALSE())" office:value-type="float" office:value="1" calcext:value-type="float">
            <text:p>1</text:p>
          </table:table-cell>
          <table:table-cell table:formula="of:=VLOOKUP([.$A7]&amp;&quot;_&quot;&amp;[.L$4];dependencies;4;FALSE())" office:value-type="float" office:value="2" calcext:value-type="float">
            <text:p>2</text:p>
          </table:table-cell>
          <table:table-cell table:formula="of:=VLOOKUP([.$A7]&amp;&quot;_&quot;&amp;[.M$4];dependencies;4;FALSE())" office:value-type="float" office:value="1" calcext:value-type="float">
            <text:p>1</text:p>
          </table:table-cell>
          <table:table-cell table:formula="of:=VLOOKUP([.$A7]&amp;&quot;_&quot;&amp;[.N$4];dependencies;4;FALSE())" office:value-type="float" office:value="1" calcext:value-type="float">
            <text:p>1</text:p>
          </table:table-cell>
          <table:table-cell table:formula="of:=VLOOKUP([.$A7]&amp;&quot;_&quot;&amp;[.O$4];dependencies;4;FALSE())" office:value-type="float" office:value="2" calcext:value-type="float">
            <text:p>2</text:p>
          </table:table-cell>
          <table:table-cell table:formula="of:=VLOOKUP([.$A7]&amp;&quot;_&quot;&amp;[.P$4];dependencies;4;FALSE())" office:value-type="float" office:value="1" calcext:value-type="float">
            <text:p>1</text:p>
          </table:table-cell>
          <table:table-cell table:formula="of:=VLOOKUP([.$A7]&amp;&quot;_&quot;&amp;[.Q$4];dependencies;4;FALSE())" office:value-type="float" office:value="1" calcext:value-type="float">
            <text:p>1</text:p>
          </table:table-cell>
          <table:table-cell table:formula="of:=VLOOKUP([.$A7]&amp;&quot;_&quot;&amp;[.R$4];dependencies;4;FALSE())" office:value-type="string" office:string-value="" calcext:value-type="error">
            <text:p>#N/A</text:p>
          </table:table-cell>
          <table:table-cell table:formula="of:=VLOOKUP([.$A7]&amp;&quot;_&quot;&amp;[.S$4];dependencies;4;FALSE())" office:value-type="float" office:value="1" calcext:value-type="float">
            <text:p>1</text:p>
          </table:table-cell>
          <table:table-cell table:formula="of:=VLOOKUP([.$A7]&amp;&quot;_&quot;&amp;[.T$4];dependencies;4;FALSE())" office:value-type="float" office:value="1" calcext:value-type="float">
            <text:p>1</text:p>
          </table:table-cell>
          <table:table-cell table:formula="of:=VLOOKUP([.$A7]&amp;&quot;_&quot;&amp;[.U$4];dependencies;4;FALSE())" office:value-type="float" office:value="1" calcext:value-type="float">
            <text:p>1</text:p>
          </table:table-cell>
          <table:table-cell table:formula="of:=VLOOKUP([.$A7]&amp;&quot;_&quot;&amp;[.V$4];dependencies;4;FALSE())" office:value-type="float" office:value="2" calcext:value-type="float">
            <text:p>2</text:p>
          </table:table-cell>
          <table:table-cell table:formula="of:=VLOOKUP([.$A7]&amp;&quot;_&quot;&amp;[.W$4];dependencies;4;FALSE())" office:value-type="float" office:value="1" calcext:value-type="float">
            <text:p>1</text:p>
          </table:table-cell>
          <table:table-cell table:formula="of:=VLOOKUP([.$A7]&amp;&quot;_&quot;&amp;[.X$4];dependencies;4;FALSE())" office:value-type="float" office:value="1" calcext:value-type="float">
            <text:p>1</text:p>
          </table:table-cell>
          <table:table-cell table:formula="of:=VLOOKUP([.$A7]&amp;&quot;_&quot;&amp;[.Y$4];dependencies;4;FALSE())" office:value-type="string" office:string-value="" calcext:value-type="error">
            <text:p>#N/A</text:p>
          </table:table-cell>
          <table:table-cell table:formula="of:=VLOOKUP([.$A7]&amp;&quot;_&quot;&amp;[.Z$4];dependencies;4;FALSE())" office:value-type="string" office:string-value="" calcext:value-type="error">
            <text:p>#N/A</text:p>
          </table:table-cell>
          <table:table-cell table:formula="of:=VLOOKUP([.$A7]&amp;&quot;_&quot;&amp;[.AA$4];dependencies;4;FALSE())" office:value-type="string" office:string-value="" calcext:value-type="error">
            <text:p>#N/A</text:p>
          </table:table-cell>
          <table:table-cell table:formula="of:=VLOOKUP([.$A7]&amp;&quot;_&quot;&amp;[.AB$4];dependencies;4;FALSE())" office:value-type="string" office:string-value="" calcext:value-type="error">
            <text:p>#N/A</text:p>
          </table:table-cell>
          <table:table-cell table:formula="of:=VLOOKUP([.$A7]&amp;&quot;_&quot;&amp;[.AC$4];dependencies;4;FALSE())" office:value-type="string" office:string-value="" calcext:value-type="error">
            <text:p>#N/A</text:p>
          </table:table-cell>
          <table:table-cell table:formula="of:=VLOOKUP([.$A7]&amp;&quot;_&quot;&amp;[.AD$4];dependencies;4;FALSE())" office:value-type="string" office:string-value="" calcext:value-type="error">
            <text:p>#N/A</text:p>
          </table:table-cell>
          <table:table-cell/>
          <table:table-cell table:formula="of:=VLOOKUP([.$A7]&amp;&quot;_&quot;&amp;[.AF$4];dependencies;4;FALSE())" office:value-type="float" office:value="2" calcext:value-type="float">
            <text:p>2</text:p>
          </table:table-cell>
          <table:table-cell table:formula="of:=VLOOKUP([.$A7]&amp;&quot;_&quot;&amp;[.AG$4];dependencies;4;FALSE())" office:value-type="float" office:value="2" calcext:value-type="float">
            <text:p>2</text:p>
          </table:table-cell>
          <table:table-cell table:formula="of:=VLOOKUP([.$A7]&amp;&quot;_&quot;&amp;[.AH$4];dependencies;4;FALSE())" office:value-type="float" office:value="2" calcext:value-type="float">
            <text:p>2</text:p>
          </table:table-cell>
          <table:table-cell table:formula="of:=VLOOKUP([.$A7]&amp;&quot;_&quot;&amp;[.AI$4];dependencies;4;FALSE())" office:value-type="float" office:value="1" calcext:value-type="float">
            <text:p>1</text:p>
          </table:table-cell>
          <table:table-cell table:formula="of:=VLOOKUP([.$A7]&amp;&quot;_&quot;&amp;[.AJ$4];dependencies;4;FALSE())" office:value-type="float" office:value="2" calcext:value-type="float">
            <text:p>2</text:p>
          </table:table-cell>
          <table:table-cell table:formula="of:=VLOOKUP([.$A7]&amp;&quot;_&quot;&amp;[.AK$4];dependencies;4;FALSE())" office:value-type="float" office:value="2" calcext:value-type="float">
            <text:p>2</text:p>
          </table:table-cell>
          <table:table-cell table:formula="of:=VLOOKUP([.$A7]&amp;&quot;_&quot;&amp;[.AL$4];dependencies;4;FALSE(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rdano-sl-explorer</text:p>
          </table:table-cell>
          <table:table-cell table:formula="of:=COUNTIF([.B8:.GG8]; &quot;&gt; 0&quot;)" office:value-type="float" office:value="24" calcext:value-type="float">
            <text:p>24</text:p>
          </table:table-cell>
          <table:table-cell table:formula="of:=VLOOKUP([.$A8]&amp;&quot;_&quot;&amp;[.C$4];dependencies;4;FALSE())" office:value-type="string" office:string-value="" calcext:value-type="error">
            <text:p>#N/A</text:p>
          </table:table-cell>
          <table:table-cell table:formula="of:=VLOOKUP([.$A8]&amp;&quot;_&quot;&amp;[.D$4];dependencies;4;FALSE())" office:value-type="string" office:string-value="" calcext:value-type="error">
            <text:p>#N/A</text:p>
          </table:table-cell>
          <table:table-cell table:formula="of:=VLOOKUP([.$A8]&amp;&quot;_&quot;&amp;[.E$4];dependencies;4;FALSE())" office:value-type="string" office:string-value="" calcext:value-type="error">
            <text:p>#N/A</text:p>
          </table:table-cell>
          <table:table-cell table:style-name="ce18" table:formula="of:=VLOOKUP([.$A8]&amp;&quot;_&quot;&amp;[.F$4];dependencies;4;FALSE())" office:value-type="float" office:value="1" calcext:value-type="float">
            <text:p>1</text:p>
          </table:table-cell>
          <table:table-cell table:formula="of:=VLOOKUP([.$A8]&amp;&quot;_&quot;&amp;[.G$4];dependencies;4;FALSE())" office:value-type="float" office:value="1" calcext:value-type="float">
            <text:p>1</text:p>
          </table:table-cell>
          <table:table-cell table:formula="of:=VLOOKUP([.$A8]&amp;&quot;_&quot;&amp;[.H$4];dependencies;4;FALSE())" office:value-type="float" office:value="2" calcext:value-type="float">
            <text:p>2</text:p>
          </table:table-cell>
          <table:table-cell table:formula="of:=VLOOKUP([.$A8]&amp;&quot;_&quot;&amp;[.I$4];dependencies;4;FALSE())" office:value-type="string" office:string-value="" calcext:value-type="error">
            <text:p>#N/A</text:p>
          </table:table-cell>
          <table:table-cell table:formula="of:=VLOOKUP([.$A8]&amp;&quot;_&quot;&amp;[.J$4];dependencies;4;FALSE())" office:value-type="float" office:value="1" calcext:value-type="float">
            <text:p>1</text:p>
          </table:table-cell>
          <table:table-cell table:formula="of:=VLOOKUP([.$A8]&amp;&quot;_&quot;&amp;[.K$4];dependencies;4;FALSE())" office:value-type="float" office:value="1" calcext:value-type="float">
            <text:p>1</text:p>
          </table:table-cell>
          <table:table-cell table:formula="of:=VLOOKUP([.$A8]&amp;&quot;_&quot;&amp;[.L$4];dependencies;4;FALSE())" office:value-type="float" office:value="1" calcext:value-type="float">
            <text:p>1</text:p>
          </table:table-cell>
          <table:table-cell table:formula="of:=VLOOKUP([.$A8]&amp;&quot;_&quot;&amp;[.M$4];dependencies;4;FALSE())" office:value-type="float" office:value="1" calcext:value-type="float">
            <text:p>1</text:p>
          </table:table-cell>
          <table:table-cell table:formula="of:=VLOOKUP([.$A8]&amp;&quot;_&quot;&amp;[.N$4];dependencies;4;FALSE())" office:value-type="float" office:value="1" calcext:value-type="float">
            <text:p>1</text:p>
          </table:table-cell>
          <table:table-cell table:formula="of:=VLOOKUP([.$A8]&amp;&quot;_&quot;&amp;[.O$4];dependencies;4;FALSE())" office:value-type="float" office:value="1" calcext:value-type="float">
            <text:p>1</text:p>
          </table:table-cell>
          <table:table-cell table:formula="of:=VLOOKUP([.$A8]&amp;&quot;_&quot;&amp;[.P$4];dependencies;4;FALSE())" office:value-type="float" office:value="1" calcext:value-type="float">
            <text:p>1</text:p>
          </table:table-cell>
          <table:table-cell table:formula="of:=VLOOKUP([.$A8]&amp;&quot;_&quot;&amp;[.Q$4];dependencies;4;FALSE())" office:value-type="float" office:value="1" calcext:value-type="float">
            <text:p>1</text:p>
          </table:table-cell>
          <table:table-cell table:formula="of:=VLOOKUP([.$A8]&amp;&quot;_&quot;&amp;[.R$4];dependencies;4;FALSE())" office:value-type="string" office:string-value="" calcext:value-type="error">
            <text:p>#N/A</text:p>
          </table:table-cell>
          <table:table-cell table:formula="of:=VLOOKUP([.$A8]&amp;&quot;_&quot;&amp;[.S$4];dependencies;4;FALSE())" office:value-type="float" office:value="1" calcext:value-type="float">
            <text:p>1</text:p>
          </table:table-cell>
          <table:table-cell table:formula="of:=VLOOKUP([.$A8]&amp;&quot;_&quot;&amp;[.T$4];dependencies;4;FALSE())" office:value-type="float" office:value="1" calcext:value-type="float">
            <text:p>1</text:p>
          </table:table-cell>
          <table:table-cell table:formula="of:=VLOOKUP([.$A8]&amp;&quot;_&quot;&amp;[.U$4];dependencies;4;FALSE())" office:value-type="float" office:value="1" calcext:value-type="float">
            <text:p>1</text:p>
          </table:table-cell>
          <table:table-cell table:formula="of:=VLOOKUP([.$A8]&amp;&quot;_&quot;&amp;[.V$4];dependencies;4;FALSE())" office:value-type="float" office:value="1" calcext:value-type="float">
            <text:p>1</text:p>
          </table:table-cell>
          <table:table-cell table:formula="of:=VLOOKUP([.$A8]&amp;&quot;_&quot;&amp;[.W$4];dependencies;4;FALSE())" office:value-type="float" office:value="1" calcext:value-type="float">
            <text:p>1</text:p>
          </table:table-cell>
          <table:table-cell table:formula="of:=VLOOKUP([.$A8]&amp;&quot;_&quot;&amp;[.X$4];dependencies;4;FALSE())" office:value-type="float" office:value="1" calcext:value-type="float">
            <text:p>1</text:p>
          </table:table-cell>
          <table:table-cell table:formula="of:=VLOOKUP([.$A8]&amp;&quot;_&quot;&amp;[.Y$4];dependencies;4;FALSE())" office:value-type="string" office:string-value="" calcext:value-type="error">
            <text:p>#N/A</text:p>
          </table:table-cell>
          <table:table-cell table:formula="of:=VLOOKUP([.$A8]&amp;&quot;_&quot;&amp;[.Z$4];dependencies;4;FALSE())" office:value-type="string" office:string-value="" calcext:value-type="error">
            <text:p>#N/A</text:p>
          </table:table-cell>
          <table:table-cell table:formula="of:=VLOOKUP([.$A8]&amp;&quot;_&quot;&amp;[.AA$4];dependencies;4;FALSE())" office:value-type="string" office:string-value="" calcext:value-type="error">
            <text:p>#N/A</text:p>
          </table:table-cell>
          <table:table-cell table:formula="of:=VLOOKUP([.$A8]&amp;&quot;_&quot;&amp;[.AB$4];dependencies;4;FALSE())" office:value-type="string" office:string-value="" calcext:value-type="error">
            <text:p>#N/A</text:p>
          </table:table-cell>
          <table:table-cell table:formula="of:=VLOOKUP([.$A8]&amp;&quot;_&quot;&amp;[.AC$4];dependencies;4;FALSE())" office:value-type="string" office:string-value="" calcext:value-type="error">
            <text:p>#N/A</text:p>
          </table:table-cell>
          <table:table-cell table:formula="of:=VLOOKUP([.$A8]&amp;&quot;_&quot;&amp;[.AD$4];dependencies;4;FALSE())" office:value-type="string" office:string-value="" calcext:value-type="error">
            <text:p>#N/A</text:p>
          </table:table-cell>
          <table:table-cell/>
          <table:table-cell table:formula="of:=VLOOKUP([.$A8]&amp;&quot;_&quot;&amp;[.AF$4];dependencies;4;FALSE())" office:value-type="float" office:value="2" calcext:value-type="float">
            <text:p>2</text:p>
          </table:table-cell>
          <table:table-cell table:formula="of:=VLOOKUP([.$A8]&amp;&quot;_&quot;&amp;[.AG$4];dependencies;4;FALSE())" office:value-type="float" office:value="1" calcext:value-type="float">
            <text:p>1</text:p>
          </table:table-cell>
          <table:table-cell table:formula="of:=VLOOKUP([.$A8]&amp;&quot;_&quot;&amp;[.AH$4];dependencies;4;FALSE())" office:value-type="float" office:value="1" calcext:value-type="float">
            <text:p>1</text:p>
          </table:table-cell>
          <table:table-cell table:formula="of:=VLOOKUP([.$A8]&amp;&quot;_&quot;&amp;[.AI$4];dependencies;4;FALSE())" office:value-type="float" office:value="1" calcext:value-type="float">
            <text:p>1</text:p>
          </table:table-cell>
          <table:table-cell table:formula="of:=VLOOKUP([.$A8]&amp;&quot;_&quot;&amp;[.AJ$4];dependencies;4;FALSE())" office:value-type="float" office:value="2" calcext:value-type="float">
            <text:p>2</text:p>
          </table:table-cell>
          <table:table-cell table:formula="of:=VLOOKUP([.$A8]&amp;&quot;_&quot;&amp;[.AK$4];dependencies;4;FALSE())" office:value-type="float" office:value="2" calcext:value-type="float">
            <text:p>2</text:p>
          </table:table-cell>
          <table:table-cell table:formula="of:=VLOOKUP([.$A8]&amp;&quot;_&quot;&amp;[.AL$4];dependencies;4;FALSE(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rdano-sl-generator</text:p>
          </table:table-cell>
          <table:table-cell table:formula="of:=COUNTIF([.B9:.GG9]; &quot;&gt; 0&quot;)" office:value-type="float" office:value="23" calcext:value-type="float">
            <text:p>23</text:p>
          </table:table-cell>
          <table:table-cell table:formula="of:=VLOOKUP([.$A9]&amp;&quot;_&quot;&amp;[.C$4];dependencies;4;FALSE())" office:value-type="string" office:string-value="" calcext:value-type="error">
            <text:p>#N/A</text:p>
          </table:table-cell>
          <table:table-cell table:formula="of:=VLOOKUP([.$A9]&amp;&quot;_&quot;&amp;[.D$4];dependencies;4;FALSE())" office:value-type="string" office:string-value="" calcext:value-type="error">
            <text:p>#N/A</text:p>
          </table:table-cell>
          <table:table-cell table:formula="of:=VLOOKUP([.$A9]&amp;&quot;_&quot;&amp;[.E$4];dependencies;4;FALSE())" office:value-type="string" office:string-value="" calcext:value-type="error">
            <text:p>#N/A</text:p>
          </table:table-cell>
          <table:table-cell table:formula="of:=VLOOKUP([.$A9]&amp;&quot;_&quot;&amp;[.F$4];dependencies;4;FALSE())" office:value-type="string" office:string-value="" calcext:value-type="error">
            <text:p>#N/A</text:p>
          </table:table-cell>
          <table:table-cell table:style-name="ce18" table:formula="of:=VLOOKUP([.$A9]&amp;&quot;_&quot;&amp;[.G$4];dependencies;4;FALSE())" office:value-type="float" office:value="1" calcext:value-type="float">
            <text:p>1</text:p>
          </table:table-cell>
          <table:table-cell table:formula="of:=VLOOKUP([.$A9]&amp;&quot;_&quot;&amp;[.H$4];dependencies;4;FALSE())" office:value-type="float" office:value="1" calcext:value-type="float">
            <text:p>1</text:p>
          </table:table-cell>
          <table:table-cell table:formula="of:=VLOOKUP([.$A9]&amp;&quot;_&quot;&amp;[.I$4];dependencies;4;FALSE())" office:value-type="string" office:string-value="" calcext:value-type="error">
            <text:p>#N/A</text:p>
          </table:table-cell>
          <table:table-cell table:formula="of:=VLOOKUP([.$A9]&amp;&quot;_&quot;&amp;[.J$4];dependencies;4;FALSE())" office:value-type="float" office:value="1" calcext:value-type="float">
            <text:p>1</text:p>
          </table:table-cell>
          <table:table-cell table:formula="of:=VLOOKUP([.$A9]&amp;&quot;_&quot;&amp;[.K$4];dependencies;4;FALSE())" office:value-type="float" office:value="1" calcext:value-type="float">
            <text:p>1</text:p>
          </table:table-cell>
          <table:table-cell table:formula="of:=VLOOKUP([.$A9]&amp;&quot;_&quot;&amp;[.L$4];dependencies;4;FALSE())" office:value-type="float" office:value="1" calcext:value-type="float">
            <text:p>1</text:p>
          </table:table-cell>
          <table:table-cell table:formula="of:=VLOOKUP([.$A9]&amp;&quot;_&quot;&amp;[.M$4];dependencies;4;FALSE())" office:value-type="float" office:value="1" calcext:value-type="float">
            <text:p>1</text:p>
          </table:table-cell>
          <table:table-cell table:formula="of:=VLOOKUP([.$A9]&amp;&quot;_&quot;&amp;[.N$4];dependencies;4;FALSE())" office:value-type="float" office:value="1" calcext:value-type="float">
            <text:p>1</text:p>
          </table:table-cell>
          <table:table-cell table:formula="of:=VLOOKUP([.$A9]&amp;&quot;_&quot;&amp;[.O$4];dependencies;4;FALSE())" office:value-type="float" office:value="1" calcext:value-type="float">
            <text:p>1</text:p>
          </table:table-cell>
          <table:table-cell table:formula="of:=VLOOKUP([.$A9]&amp;&quot;_&quot;&amp;[.P$4];dependencies;4;FALSE())" office:value-type="float" office:value="1" calcext:value-type="float">
            <text:p>1</text:p>
          </table:table-cell>
          <table:table-cell table:formula="of:=VLOOKUP([.$A9]&amp;&quot;_&quot;&amp;[.Q$4];dependencies;4;FALSE())" office:value-type="float" office:value="1" calcext:value-type="float">
            <text:p>1</text:p>
          </table:table-cell>
          <table:table-cell table:formula="of:=VLOOKUP([.$A9]&amp;&quot;_&quot;&amp;[.R$4];dependencies;4;FALSE())" office:value-type="string" office:string-value="" calcext:value-type="error">
            <text:p>#N/A</text:p>
          </table:table-cell>
          <table:table-cell table:formula="of:=VLOOKUP([.$A9]&amp;&quot;_&quot;&amp;[.S$4];dependencies;4;FALSE())" office:value-type="float" office:value="1" calcext:value-type="float">
            <text:p>1</text:p>
          </table:table-cell>
          <table:table-cell table:formula="of:=VLOOKUP([.$A9]&amp;&quot;_&quot;&amp;[.T$4];dependencies;4;FALSE())" office:value-type="float" office:value="1" calcext:value-type="float">
            <text:p>1</text:p>
          </table:table-cell>
          <table:table-cell table:formula="of:=VLOOKUP([.$A9]&amp;&quot;_&quot;&amp;[.U$4];dependencies;4;FALSE())" office:value-type="float" office:value="1" calcext:value-type="float">
            <text:p>1</text:p>
          </table:table-cell>
          <table:table-cell table:formula="of:=VLOOKUP([.$A9]&amp;&quot;_&quot;&amp;[.V$4];dependencies;4;FALSE())" office:value-type="float" office:value="1" calcext:value-type="float">
            <text:p>1</text:p>
          </table:table-cell>
          <table:table-cell table:formula="of:=VLOOKUP([.$A9]&amp;&quot;_&quot;&amp;[.W$4];dependencies;4;FALSE())" office:value-type="float" office:value="1" calcext:value-type="float">
            <text:p>1</text:p>
          </table:table-cell>
          <table:table-cell table:formula="of:=VLOOKUP([.$A9]&amp;&quot;_&quot;&amp;[.X$4];dependencies;4;FALSE())" office:value-type="float" office:value="1" calcext:value-type="float">
            <text:p>1</text:p>
          </table:table-cell>
          <table:table-cell table:formula="of:=VLOOKUP([.$A9]&amp;&quot;_&quot;&amp;[.Y$4];dependencies;4;FALSE())" office:value-type="string" office:string-value="" calcext:value-type="error">
            <text:p>#N/A</text:p>
          </table:table-cell>
          <table:table-cell table:formula="of:=VLOOKUP([.$A9]&amp;&quot;_&quot;&amp;[.Z$4];dependencies;4;FALSE())" office:value-type="string" office:string-value="" calcext:value-type="error">
            <text:p>#N/A</text:p>
          </table:table-cell>
          <table:table-cell table:formula="of:=VLOOKUP([.$A9]&amp;&quot;_&quot;&amp;[.AA$4];dependencies;4;FALSE())" office:value-type="string" office:string-value="" calcext:value-type="error">
            <text:p>#N/A</text:p>
          </table:table-cell>
          <table:table-cell table:formula="of:=VLOOKUP([.$A9]&amp;&quot;_&quot;&amp;[.AB$4];dependencies;4;FALSE())" office:value-type="string" office:string-value="" calcext:value-type="error">
            <text:p>#N/A</text:p>
          </table:table-cell>
          <table:table-cell table:formula="of:=VLOOKUP([.$A9]&amp;&quot;_&quot;&amp;[.AC$4];dependencies;4;FALSE())" office:value-type="string" office:string-value="" calcext:value-type="error">
            <text:p>#N/A</text:p>
          </table:table-cell>
          <table:table-cell table:formula="of:=VLOOKUP([.$A9]&amp;&quot;_&quot;&amp;[.AD$4];dependencies;4;FALSE())" office:value-type="string" office:string-value="" calcext:value-type="error">
            <text:p>#N/A</text:p>
          </table:table-cell>
          <table:table-cell/>
          <table:table-cell table:formula="of:=VLOOKUP([.$A9]&amp;&quot;_&quot;&amp;[.AF$4];dependencies;4;FALSE())" office:value-type="float" office:value="2" calcext:value-type="float">
            <text:p>2</text:p>
          </table:table-cell>
          <table:table-cell table:formula="of:=VLOOKUP([.$A9]&amp;&quot;_&quot;&amp;[.AG$4];dependencies;4;FALSE())" office:value-type="float" office:value="1" calcext:value-type="float">
            <text:p>1</text:p>
          </table:table-cell>
          <table:table-cell table:formula="of:=VLOOKUP([.$A9]&amp;&quot;_&quot;&amp;[.AH$4];dependencies;4;FALSE())" office:value-type="float" office:value="2" calcext:value-type="float">
            <text:p>2</text:p>
          </table:table-cell>
          <table:table-cell table:formula="of:=VLOOKUP([.$A9]&amp;&quot;_&quot;&amp;[.AI$4];dependencies;4;FALSE())" office:value-type="float" office:value="1" calcext:value-type="float">
            <text:p>1</text:p>
          </table:table-cell>
          <table:table-cell table:formula="of:=VLOOKUP([.$A9]&amp;&quot;_&quot;&amp;[.AJ$4];dependencies;4;FALSE())" office:value-type="float" office:value="2" calcext:value-type="float">
            <text:p>2</text:p>
          </table:table-cell>
          <table:table-cell table:formula="of:=VLOOKUP([.$A9]&amp;&quot;_&quot;&amp;[.AK$4];dependencies;4;FALSE())" office:value-type="float" office:value="2" calcext:value-type="float">
            <text:p>2</text:p>
          </table:table-cell>
          <table:table-cell table:formula="of:=VLOOKUP([.$A9]&amp;&quot;_&quot;&amp;[.AL$4];dependencies;4;FALSE(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rdano-sl-client</text:p>
          </table:table-cell>
          <table:table-cell table:formula="of:=COUNTIF([.B10:.GG10]; &quot;&gt; 0&quot;)" office:value-type="float" office:value="21" calcext:value-type="float">
            <text:p>21</text:p>
          </table:table-cell>
          <table:table-cell table:formula="of:=VLOOKUP([.$A10]&amp;&quot;_&quot;&amp;[.C$4];dependencies;4;FALSE())" office:value-type="string" office:string-value="" calcext:value-type="error">
            <text:p>#N/A</text:p>
          </table:table-cell>
          <table:table-cell table:formula="of:=VLOOKUP([.$A10]&amp;&quot;_&quot;&amp;[.D$4];dependencies;4;FALSE())" office:value-type="string" office:string-value="" calcext:value-type="error">
            <text:p>#N/A</text:p>
          </table:table-cell>
          <table:table-cell table:formula="of:=VLOOKUP([.$A10]&amp;&quot;_&quot;&amp;[.E$4];dependencies;4;FALSE())" office:value-type="string" office:string-value="" calcext:value-type="error">
            <text:p>#N/A</text:p>
          </table:table-cell>
          <table:table-cell table:formula="of:=VLOOKUP([.$A10]&amp;&quot;_&quot;&amp;[.F$4];dependencies;4;FALSE())" office:value-type="string" office:string-value="" calcext:value-type="error">
            <text:p>#N/A</text:p>
          </table:table-cell>
          <table:table-cell table:formula="of:=VLOOKUP([.$A10]&amp;&quot;_&quot;&amp;[.G$4];dependencies;4;FALSE())" office:value-type="string" office:string-value="" calcext:value-type="error">
            <text:p>#N/A</text:p>
          </table:table-cell>
          <table:table-cell table:style-name="ce18" table:formula="of:=VLOOKUP([.$A10]&amp;&quot;_&quot;&amp;[.H$4];dependencies;4;FALSE())" office:value-type="float" office:value="1" calcext:value-type="float">
            <text:p>1</text:p>
          </table:table-cell>
          <table:table-cell table:formula="of:=VLOOKUP([.$A10]&amp;&quot;_&quot;&amp;[.I$4];dependencies;4;FALSE())" office:value-type="string" office:string-value="" calcext:value-type="error">
            <text:p>#N/A</text:p>
          </table:table-cell>
          <table:table-cell table:formula="of:=VLOOKUP([.$A10]&amp;&quot;_&quot;&amp;[.J$4];dependencies;4;FALSE())" office:value-type="float" office:value="1" calcext:value-type="float">
            <text:p>1</text:p>
          </table:table-cell>
          <table:table-cell table:formula="of:=VLOOKUP([.$A10]&amp;&quot;_&quot;&amp;[.K$4];dependencies;4;FALSE())" office:value-type="float" office:value="1" calcext:value-type="float">
            <text:p>1</text:p>
          </table:table-cell>
          <table:table-cell table:formula="of:=VLOOKUP([.$A10]&amp;&quot;_&quot;&amp;[.L$4];dependencies;4;FALSE())" office:value-type="float" office:value="2" calcext:value-type="float">
            <text:p>2</text:p>
          </table:table-cell>
          <table:table-cell table:formula="of:=VLOOKUP([.$A10]&amp;&quot;_&quot;&amp;[.M$4];dependencies;4;FALSE())" office:value-type="float" office:value="1" calcext:value-type="float">
            <text:p>1</text:p>
          </table:table-cell>
          <table:table-cell table:formula="of:=VLOOKUP([.$A10]&amp;&quot;_&quot;&amp;[.N$4];dependencies;4;FALSE())" office:value-type="float" office:value="1" calcext:value-type="float">
            <text:p>1</text:p>
          </table:table-cell>
          <table:table-cell table:formula="of:=VLOOKUP([.$A10]&amp;&quot;_&quot;&amp;[.O$4];dependencies;4;FALSE())" office:value-type="float" office:value="1" calcext:value-type="float">
            <text:p>1</text:p>
          </table:table-cell>
          <table:table-cell table:formula="of:=VLOOKUP([.$A10]&amp;&quot;_&quot;&amp;[.P$4];dependencies;4;FALSE())" office:value-type="float" office:value="1" calcext:value-type="float">
            <text:p>1</text:p>
          </table:table-cell>
          <table:table-cell table:formula="of:=VLOOKUP([.$A10]&amp;&quot;_&quot;&amp;[.Q$4];dependencies;4;FALSE())" office:value-type="float" office:value="1" calcext:value-type="float">
            <text:p>1</text:p>
          </table:table-cell>
          <table:table-cell table:formula="of:=VLOOKUP([.$A10]&amp;&quot;_&quot;&amp;[.R$4];dependencies;4;FALSE())" office:value-type="string" office:string-value="" calcext:value-type="error">
            <text:p>#N/A</text:p>
          </table:table-cell>
          <table:table-cell table:formula="of:=VLOOKUP([.$A10]&amp;&quot;_&quot;&amp;[.S$4];dependencies;4;FALSE())" office:value-type="float" office:value="1" calcext:value-type="float">
            <text:p>1</text:p>
          </table:table-cell>
          <table:table-cell table:formula="of:=VLOOKUP([.$A10]&amp;&quot;_&quot;&amp;[.T$4];dependencies;4;FALSE())" office:value-type="float" office:value="1" calcext:value-type="float">
            <text:p>1</text:p>
          </table:table-cell>
          <table:table-cell table:formula="of:=VLOOKUP([.$A10]&amp;&quot;_&quot;&amp;[.U$4];dependencies;4;FALSE())" office:value-type="float" office:value="1" calcext:value-type="float">
            <text:p>1</text:p>
          </table:table-cell>
          <table:table-cell table:formula="of:=VLOOKUP([.$A10]&amp;&quot;_&quot;&amp;[.V$4];dependencies;4;FALSE())" office:value-type="float" office:value="2" calcext:value-type="float">
            <text:p>2</text:p>
          </table:table-cell>
          <table:table-cell table:formula="of:=VLOOKUP([.$A10]&amp;&quot;_&quot;&amp;[.W$4];dependencies;4;FALSE())" office:value-type="float" office:value="1" calcext:value-type="float">
            <text:p>1</text:p>
          </table:table-cell>
          <table:table-cell table:formula="of:=VLOOKUP([.$A10]&amp;&quot;_&quot;&amp;[.X$4];dependencies;4;FALSE())" office:value-type="float" office:value="1" calcext:value-type="float">
            <text:p>1</text:p>
          </table:table-cell>
          <table:table-cell table:formula="of:=VLOOKUP([.$A10]&amp;&quot;_&quot;&amp;[.Y$4];dependencies;4;FALSE())" office:value-type="string" office:string-value="" calcext:value-type="error">
            <text:p>#N/A</text:p>
          </table:table-cell>
          <table:table-cell table:formula="of:=VLOOKUP([.$A10]&amp;&quot;_&quot;&amp;[.Z$4];dependencies;4;FALSE())" office:value-type="string" office:string-value="" calcext:value-type="error">
            <text:p>#N/A</text:p>
          </table:table-cell>
          <table:table-cell table:formula="of:=VLOOKUP([.$A10]&amp;&quot;_&quot;&amp;[.AA$4];dependencies;4;FALSE())" office:value-type="string" office:string-value="" calcext:value-type="error">
            <text:p>#N/A</text:p>
          </table:table-cell>
          <table:table-cell table:formula="of:=VLOOKUP([.$A10]&amp;&quot;_&quot;&amp;[.AB$4];dependencies;4;FALSE())" office:value-type="string" office:string-value="" calcext:value-type="error">
            <text:p>#N/A</text:p>
          </table:table-cell>
          <table:table-cell table:formula="of:=VLOOKUP([.$A10]&amp;&quot;_&quot;&amp;[.AC$4];dependencies;4;FALSE())" office:value-type="string" office:string-value="" calcext:value-type="error">
            <text:p>#N/A</text:p>
          </table:table-cell>
          <table:table-cell table:formula="of:=VLOOKUP([.$A10]&amp;&quot;_&quot;&amp;[.AD$4];dependencies;4;FALSE())" office:value-type="string" office:string-value="" calcext:value-type="error">
            <text:p>#N/A</text:p>
          </table:table-cell>
          <table:table-cell/>
          <table:table-cell table:formula="of:=VLOOKUP([.$A10]&amp;&quot;_&quot;&amp;[.AF$4];dependencies;4;FALSE())" office:value-type="float" office:value="2" calcext:value-type="float">
            <text:p>2</text:p>
          </table:table-cell>
          <table:table-cell table:formula="of:=VLOOKUP([.$A10]&amp;&quot;_&quot;&amp;[.AG$4];dependencies;4;FALSE())" office:value-type="string" office:string-value="" calcext:value-type="error">
            <text:p>#N/A</text:p>
          </table:table-cell>
          <table:table-cell table:formula="of:=VLOOKUP([.$A10]&amp;&quot;_&quot;&amp;[.AH$4];dependencies;4;FALSE())" office:value-type="float" office:value="2" calcext:value-type="float">
            <text:p>2</text:p>
          </table:table-cell>
          <table:table-cell table:formula="of:=VLOOKUP([.$A10]&amp;&quot;_&quot;&amp;[.AI$4];dependencies;4;FALSE())" office:value-type="float" office:value="1" calcext:value-type="float">
            <text:p>1</text:p>
          </table:table-cell>
          <table:table-cell table:formula="of:=VLOOKUP([.$A10]&amp;&quot;_&quot;&amp;[.AJ$4];dependencies;4;FALSE())" office:value-type="float" office:value="2" calcext:value-type="float">
            <text:p>2</text:p>
          </table:table-cell>
          <table:table-cell table:formula="of:=VLOOKUP([.$A10]&amp;&quot;_&quot;&amp;[.AK$4];dependencies;4;FALSE())" office:value-type="float" office:value="2" calcext:value-type="float">
            <text:p>2</text:p>
          </table:table-cell>
          <table:table-cell table:formula="of:=VLOOKUP([.$A10]&amp;&quot;_&quot;&amp;[.AL$4];dependencies;4;FALSE(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rdano-sl-node</text:p>
          </table:table-cell>
          <table:table-cell table:formula="of:=COUNTIF([.B11:.GG11]; &quot;&gt; 0&quot;)" office:value-type="float" office:value="21" calcext:value-type="float">
            <text:p>21</text:p>
          </table:table-cell>
          <table:table-cell table:formula="of:=VLOOKUP([.$A11]&amp;&quot;_&quot;&amp;[.C$4];dependencies;4;FALSE())" office:value-type="string" office:string-value="" calcext:value-type="error">
            <text:p>#N/A</text:p>
          </table:table-cell>
          <table:table-cell table:formula="of:=VLOOKUP([.$A11]&amp;&quot;_&quot;&amp;[.D$4];dependencies;4;FALSE())" office:value-type="string" office:string-value="" calcext:value-type="error">
            <text:p>#N/A</text:p>
          </table:table-cell>
          <table:table-cell table:formula="of:=VLOOKUP([.$A11]&amp;&quot;_&quot;&amp;[.E$4];dependencies;4;FALSE())" office:value-type="string" office:string-value="" calcext:value-type="error">
            <text:p>#N/A</text:p>
          </table:table-cell>
          <table:table-cell table:formula="of:=VLOOKUP([.$A11]&amp;&quot;_&quot;&amp;[.F$4];dependencies;4;FALSE())" office:value-type="string" office:string-value="" calcext:value-type="error">
            <text:p>#N/A</text:p>
          </table:table-cell>
          <table:table-cell table:formula="of:=VLOOKUP([.$A11]&amp;&quot;_&quot;&amp;[.G$4];dependencies;4;FALSE())" office:value-type="string" office:string-value="" calcext:value-type="error">
            <text:p>#N/A</text:p>
          </table:table-cell>
          <table:table-cell table:formula="of:=VLOOKUP([.$A11]&amp;&quot;_&quot;&amp;[.H$4];dependencies;4;FALSE())" office:value-type="string" office:string-value="" calcext:value-type="error">
            <text:p>#N/A</text:p>
          </table:table-cell>
          <table:table-cell table:style-name="ce18" table:formula="of:=VLOOKUP([.$A11]&amp;&quot;_&quot;&amp;[.I$4];dependencies;4;FALSE())" office:value-type="string" office:string-value="" calcext:value-type="error">
            <text:p>#N/A</text:p>
          </table:table-cell>
          <table:table-cell table:formula="of:=VLOOKUP([.$A11]&amp;&quot;_&quot;&amp;[.J$4];dependencies;4;FALSE())" office:value-type="float" office:value="1" calcext:value-type="float">
            <text:p>1</text:p>
          </table:table-cell>
          <table:table-cell table:formula="of:=VLOOKUP([.$A11]&amp;&quot;_&quot;&amp;[.K$4];dependencies;4;FALSE())" office:value-type="float" office:value="2" calcext:value-type="float">
            <text:p>2</text:p>
          </table:table-cell>
          <table:table-cell table:formula="of:=VLOOKUP([.$A11]&amp;&quot;_&quot;&amp;[.L$4];dependencies;4;FALSE())" office:value-type="float" office:value="2" calcext:value-type="float">
            <text:p>2</text:p>
          </table:table-cell>
          <table:table-cell table:formula="of:=VLOOKUP([.$A11]&amp;&quot;_&quot;&amp;[.M$4];dependencies;4;FALSE())" office:value-type="float" office:value="1" calcext:value-type="float">
            <text:p>1</text:p>
          </table:table-cell>
          <table:table-cell table:formula="of:=VLOOKUP([.$A11]&amp;&quot;_&quot;&amp;[.N$4];dependencies;4;FALSE())" office:value-type="float" office:value="1" calcext:value-type="float">
            <text:p>1</text:p>
          </table:table-cell>
          <table:table-cell table:formula="of:=VLOOKUP([.$A11]&amp;&quot;_&quot;&amp;[.O$4];dependencies;4;FALSE())" office:value-type="float" office:value="2" calcext:value-type="float">
            <text:p>2</text:p>
          </table:table-cell>
          <table:table-cell table:formula="of:=VLOOKUP([.$A11]&amp;&quot;_&quot;&amp;[.P$4];dependencies;4;FALSE())" office:value-type="float" office:value="2" calcext:value-type="float">
            <text:p>2</text:p>
          </table:table-cell>
          <table:table-cell table:formula="of:=VLOOKUP([.$A11]&amp;&quot;_&quot;&amp;[.Q$4];dependencies;4;FALSE())" office:value-type="float" office:value="1" calcext:value-type="float">
            <text:p>1</text:p>
          </table:table-cell>
          <table:table-cell table:formula="of:=VLOOKUP([.$A11]&amp;&quot;_&quot;&amp;[.R$4];dependencies;4;FALSE())" office:value-type="string" office:string-value="" calcext:value-type="error">
            <text:p>#N/A</text:p>
          </table:table-cell>
          <table:table-cell table:formula="of:=VLOOKUP([.$A11]&amp;&quot;_&quot;&amp;[.S$4];dependencies;4;FALSE())" office:value-type="float" office:value="2" calcext:value-type="float">
            <text:p>2</text:p>
          </table:table-cell>
          <table:table-cell table:formula="of:=VLOOKUP([.$A11]&amp;&quot;_&quot;&amp;[.T$4];dependencies;4;FALSE())" office:value-type="float" office:value="2" calcext:value-type="float">
            <text:p>2</text:p>
          </table:table-cell>
          <table:table-cell table:formula="of:=VLOOKUP([.$A11]&amp;&quot;_&quot;&amp;[.U$4];dependencies;4;FALSE())" office:value-type="float" office:value="1" calcext:value-type="float">
            <text:p>1</text:p>
          </table:table-cell>
          <table:table-cell table:formula="of:=VLOOKUP([.$A11]&amp;&quot;_&quot;&amp;[.V$4];dependencies;4;FALSE())" office:value-type="float" office:value="2" calcext:value-type="float">
            <text:p>2</text:p>
          </table:table-cell>
          <table:table-cell table:formula="of:=VLOOKUP([.$A11]&amp;&quot;_&quot;&amp;[.W$4];dependencies;4;FALSE())" office:value-type="float" office:value="1" calcext:value-type="float">
            <text:p>1</text:p>
          </table:table-cell>
          <table:table-cell table:formula="of:=VLOOKUP([.$A11]&amp;&quot;_&quot;&amp;[.X$4];dependencies;4;FALSE())" office:value-type="float" office:value="1" calcext:value-type="float">
            <text:p>1</text:p>
          </table:table-cell>
          <table:table-cell table:formula="of:=VLOOKUP([.$A11]&amp;&quot;_&quot;&amp;[.Y$4];dependencies;4;FALSE())" office:value-type="string" office:string-value="" calcext:value-type="error">
            <text:p>#N/A</text:p>
          </table:table-cell>
          <table:table-cell table:formula="of:=VLOOKUP([.$A11]&amp;&quot;_&quot;&amp;[.Z$4];dependencies;4;FALSE())" office:value-type="string" office:string-value="" calcext:value-type="error">
            <text:p>#N/A</text:p>
          </table:table-cell>
          <table:table-cell table:formula="of:=VLOOKUP([.$A11]&amp;&quot;_&quot;&amp;[.AA$4];dependencies;4;FALSE())" office:value-type="string" office:string-value="" calcext:value-type="error">
            <text:p>#N/A</text:p>
          </table:table-cell>
          <table:table-cell table:formula="of:=VLOOKUP([.$A11]&amp;&quot;_&quot;&amp;[.AB$4];dependencies;4;FALSE())" office:value-type="string" office:string-value="" calcext:value-type="error">
            <text:p>#N/A</text:p>
          </table:table-cell>
          <table:table-cell table:formula="of:=VLOOKUP([.$A11]&amp;&quot;_&quot;&amp;[.AC$4];dependencies;4;FALSE())" office:value-type="string" office:string-value="" calcext:value-type="error">
            <text:p>#N/A</text:p>
          </table:table-cell>
          <table:table-cell table:formula="of:=VLOOKUP([.$A11]&amp;&quot;_&quot;&amp;[.AD$4];dependencies;4;FALSE())" office:value-type="string" office:string-value="" calcext:value-type="error">
            <text:p>#N/A</text:p>
          </table:table-cell>
          <table:table-cell/>
          <table:table-cell table:formula="of:=VLOOKUP([.$A11]&amp;&quot;_&quot;&amp;[.AF$4];dependencies;4;FALSE())" office:value-type="float" office:value="2" calcext:value-type="float">
            <text:p>2</text:p>
          </table:table-cell>
          <table:table-cell table:formula="of:=VLOOKUP([.$A11]&amp;&quot;_&quot;&amp;[.AG$4];dependencies;4;FALSE())" office:value-type="float" office:value="1" calcext:value-type="float">
            <text:p>1</text:p>
          </table:table-cell>
          <table:table-cell table:formula="of:=VLOOKUP([.$A11]&amp;&quot;_&quot;&amp;[.AH$4];dependencies;4;FALSE())" office:value-type="float" office:value="2" calcext:value-type="float">
            <text:p>2</text:p>
          </table:table-cell>
          <table:table-cell table:formula="of:=VLOOKUP([.$A11]&amp;&quot;_&quot;&amp;[.AI$4];dependencies;4;FALSE())" office:value-type="float" office:value="2" calcext:value-type="float">
            <text:p>2</text:p>
          </table:table-cell>
          <table:table-cell table:formula="of:=VLOOKUP([.$A11]&amp;&quot;_&quot;&amp;[.AJ$4];dependencies;4;FALSE())" office:value-type="float" office:value="2" calcext:value-type="float">
            <text:p>2</text:p>
          </table:table-cell>
          <table:table-cell table:formula="of:=VLOOKUP([.$A11]&amp;&quot;_&quot;&amp;[.AK$4];dependencies;4;FALSE())" office:value-type="float" office:value="2" calcext:value-type="float">
            <text:p>2</text:p>
          </table:table-cell>
          <table:table-cell table:formula="of:=VLOOKUP([.$A11]&amp;&quot;_&quot;&amp;[.AL$4];dependencies;4;FALSE(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rdano-sl</text:p>
          </table:table-cell>
          <table:table-cell table:formula="of:=COUNTIF([.B12:.GG12]; &quot;&gt; 0&quot;)" office:value-type="float" office:value="20" calcext:value-type="float">
            <text:p>20</text:p>
          </table:table-cell>
          <table:table-cell table:formula="of:=VLOOKUP([.$A12]&amp;&quot;_&quot;&amp;[.C$4];dependencies;4;FALSE())" office:value-type="string" office:string-value="" calcext:value-type="error">
            <text:p>#N/A</text:p>
          </table:table-cell>
          <table:table-cell table:formula="of:=VLOOKUP([.$A12]&amp;&quot;_&quot;&amp;[.D$4];dependencies;4;FALSE())" office:value-type="string" office:string-value="" calcext:value-type="error">
            <text:p>#N/A</text:p>
          </table:table-cell>
          <table:table-cell table:formula="of:=VLOOKUP([.$A12]&amp;&quot;_&quot;&amp;[.E$4];dependencies;4;FALSE())" office:value-type="string" office:string-value="" calcext:value-type="error">
            <text:p>#N/A</text:p>
          </table:table-cell>
          <table:table-cell table:formula="of:=VLOOKUP([.$A12]&amp;&quot;_&quot;&amp;[.F$4];dependencies;4;FALSE())" office:value-type="string" office:string-value="" calcext:value-type="error">
            <text:p>#N/A</text:p>
          </table:table-cell>
          <table:table-cell table:formula="of:=VLOOKUP([.$A12]&amp;&quot;_&quot;&amp;[.G$4];dependencies;4;FALSE())" office:value-type="string" office:string-value="" calcext:value-type="error">
            <text:p>#N/A</text:p>
          </table:table-cell>
          <table:table-cell table:formula="of:=VLOOKUP([.$A12]&amp;&quot;_&quot;&amp;[.H$4];dependencies;4;FALSE())" office:value-type="string" office:string-value="" calcext:value-type="error">
            <text:p>#N/A</text:p>
          </table:table-cell>
          <table:table-cell table:formula="of:=VLOOKUP([.$A12]&amp;&quot;_&quot;&amp;[.I$4];dependencies;4;FALSE())" office:value-type="string" office:string-value="" calcext:value-type="error">
            <text:p>#N/A</text:p>
          </table:table-cell>
          <table:table-cell table:style-name="ce18" table:formula="of:=VLOOKUP([.$A12]&amp;&quot;_&quot;&amp;[.J$4];dependencies;4;FALSE())" office:value-type="float" office:value="1" calcext:value-type="float">
            <text:p>1</text:p>
          </table:table-cell>
          <table:table-cell table:formula="of:=VLOOKUP([.$A12]&amp;&quot;_&quot;&amp;[.K$4];dependencies;4;FALSE())" office:value-type="float" office:value="1" calcext:value-type="float">
            <text:p>1</text:p>
          </table:table-cell>
          <table:table-cell table:formula="of:=VLOOKUP([.$A12]&amp;&quot;_&quot;&amp;[.L$4];dependencies;4;FALSE())" office:value-type="float" office:value="1" calcext:value-type="float">
            <text:p>1</text:p>
          </table:table-cell>
          <table:table-cell table:formula="of:=VLOOKUP([.$A12]&amp;&quot;_&quot;&amp;[.M$4];dependencies;4;FALSE())" office:value-type="float" office:value="1" calcext:value-type="float">
            <text:p>1</text:p>
          </table:table-cell>
          <table:table-cell table:formula="of:=VLOOKUP([.$A12]&amp;&quot;_&quot;&amp;[.N$4];dependencies;4;FALSE())" office:value-type="float" office:value="1" calcext:value-type="float">
            <text:p>1</text:p>
          </table:table-cell>
          <table:table-cell table:formula="of:=VLOOKUP([.$A12]&amp;&quot;_&quot;&amp;[.O$4];dependencies;4;FALSE())" office:value-type="float" office:value="1" calcext:value-type="float">
            <text:p>1</text:p>
          </table:table-cell>
          <table:table-cell table:formula="of:=VLOOKUP([.$A12]&amp;&quot;_&quot;&amp;[.P$4];dependencies;4;FALSE())" office:value-type="float" office:value="1" calcext:value-type="float">
            <text:p>1</text:p>
          </table:table-cell>
          <table:table-cell table:formula="of:=VLOOKUP([.$A12]&amp;&quot;_&quot;&amp;[.Q$4];dependencies;4;FALSE())" office:value-type="float" office:value="1" calcext:value-type="float">
            <text:p>1</text:p>
          </table:table-cell>
          <table:table-cell table:formula="of:=VLOOKUP([.$A12]&amp;&quot;_&quot;&amp;[.R$4];dependencies;4;FALSE())" office:value-type="string" office:string-value="" calcext:value-type="error">
            <text:p>#N/A</text:p>
          </table:table-cell>
          <table:table-cell table:formula="of:=VLOOKUP([.$A12]&amp;&quot;_&quot;&amp;[.S$4];dependencies;4;FALSE())" office:value-type="float" office:value="1" calcext:value-type="float">
            <text:p>1</text:p>
          </table:table-cell>
          <table:table-cell table:formula="of:=VLOOKUP([.$A12]&amp;&quot;_&quot;&amp;[.T$4];dependencies;4;FALSE())" office:value-type="float" office:value="1" calcext:value-type="float">
            <text:p>1</text:p>
          </table:table-cell>
          <table:table-cell table:formula="of:=VLOOKUP([.$A12]&amp;&quot;_&quot;&amp;[.U$4];dependencies;4;FALSE())" office:value-type="float" office:value="1" calcext:value-type="float">
            <text:p>1</text:p>
          </table:table-cell>
          <table:table-cell table:formula="of:=VLOOKUP([.$A12]&amp;&quot;_&quot;&amp;[.V$4];dependencies;4;FALSE())" office:value-type="float" office:value="1" calcext:value-type="float">
            <text:p>1</text:p>
          </table:table-cell>
          <table:table-cell table:formula="of:=VLOOKUP([.$A12]&amp;&quot;_&quot;&amp;[.W$4];dependencies;4;FALSE())" office:value-type="float" office:value="1" calcext:value-type="float">
            <text:p>1</text:p>
          </table:table-cell>
          <table:table-cell table:formula="of:=VLOOKUP([.$A12]&amp;&quot;_&quot;&amp;[.X$4];dependencies;4;FALSE())" office:value-type="float" office:value="1" calcext:value-type="float">
            <text:p>1</text:p>
          </table:table-cell>
          <table:table-cell table:formula="of:=VLOOKUP([.$A12]&amp;&quot;_&quot;&amp;[.Y$4];dependencies;4;FALSE())" office:value-type="string" office:string-value="" calcext:value-type="error">
            <text:p>#N/A</text:p>
          </table:table-cell>
          <table:table-cell table:formula="of:=VLOOKUP([.$A12]&amp;&quot;_&quot;&amp;[.Z$4];dependencies;4;FALSE())" office:value-type="string" office:string-value="" calcext:value-type="error">
            <text:p>#N/A</text:p>
          </table:table-cell>
          <table:table-cell table:formula="of:=VLOOKUP([.$A12]&amp;&quot;_&quot;&amp;[.AA$4];dependencies;4;FALSE())" office:value-type="string" office:string-value="" calcext:value-type="error">
            <text:p>#N/A</text:p>
          </table:table-cell>
          <table:table-cell table:formula="of:=VLOOKUP([.$A12]&amp;&quot;_&quot;&amp;[.AB$4];dependencies;4;FALSE())" office:value-type="string" office:string-value="" calcext:value-type="error">
            <text:p>#N/A</text:p>
          </table:table-cell>
          <table:table-cell table:formula="of:=VLOOKUP([.$A12]&amp;&quot;_&quot;&amp;[.AC$4];dependencies;4;FALSE())" office:value-type="string" office:string-value="" calcext:value-type="error">
            <text:p>#N/A</text:p>
          </table:table-cell>
          <table:table-cell table:formula="of:=VLOOKUP([.$A12]&amp;&quot;_&quot;&amp;[.AD$4];dependencies;4;FALSE())" office:value-type="string" office:string-value="" calcext:value-type="error">
            <text:p>#N/A</text:p>
          </table:table-cell>
          <table:table-cell/>
          <table:table-cell table:formula="of:=VLOOKUP([.$A12]&amp;&quot;_&quot;&amp;[.AF$4];dependencies;4;FALSE())" office:value-type="float" office:value="2" calcext:value-type="float">
            <text:p>2</text:p>
          </table:table-cell>
          <table:table-cell table:formula="of:=VLOOKUP([.$A12]&amp;&quot;_&quot;&amp;[.AG$4];dependencies;4;FALSE())" office:value-type="string" office:string-value="" calcext:value-type="error">
            <text:p>#N/A</text:p>
          </table:table-cell>
          <table:table-cell table:formula="of:=VLOOKUP([.$A12]&amp;&quot;_&quot;&amp;[.AH$4];dependencies;4;FALSE())" office:value-type="float" office:value="2" calcext:value-type="float">
            <text:p>2</text:p>
          </table:table-cell>
          <table:table-cell table:formula="of:=VLOOKUP([.$A12]&amp;&quot;_&quot;&amp;[.AI$4];dependencies;4;FALSE())" office:value-type="float" office:value="1" calcext:value-type="float">
            <text:p>1</text:p>
          </table:table-cell>
          <table:table-cell table:formula="of:=VLOOKUP([.$A12]&amp;&quot;_&quot;&amp;[.AJ$4];dependencies;4;FALSE())" office:value-type="float" office:value="2" calcext:value-type="float">
            <text:p>2</text:p>
          </table:table-cell>
          <table:table-cell table:formula="of:=VLOOKUP([.$A12]&amp;&quot;_&quot;&amp;[.AK$4];dependencies;4;FALSE())" office:value-type="float" office:value="1" calcext:value-type="float">
            <text:p>1</text:p>
          </table:table-cell>
          <table:table-cell table:formula="of:=VLOOKUP([.$A12]&amp;&quot;_&quot;&amp;[.AL$4];dependencies;4;FALSE(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rdano-sl-block</text:p>
          </table:table-cell>
          <table:table-cell table:formula="of:=COUNTIF([.B13:.GG13]; &quot;&gt; 0&quot;)" office:value-type="float" office:value="18" calcext:value-type="float">
            <text:p>18</text:p>
          </table:table-cell>
          <table:table-cell table:formula="of:=VLOOKUP([.$A13]&amp;&quot;_&quot;&amp;[.C$4];dependencies;4;FALSE())" office:value-type="string" office:string-value="" calcext:value-type="error">
            <text:p>#N/A</text:p>
          </table:table-cell>
          <table:table-cell table:formula="of:=VLOOKUP([.$A13]&amp;&quot;_&quot;&amp;[.D$4];dependencies;4;FALSE())" office:value-type="string" office:string-value="" calcext:value-type="error">
            <text:p>#N/A</text:p>
          </table:table-cell>
          <table:table-cell table:formula="of:=VLOOKUP([.$A13]&amp;&quot;_&quot;&amp;[.E$4];dependencies;4;FALSE())" office:value-type="string" office:string-value="" calcext:value-type="error">
            <text:p>#N/A</text:p>
          </table:table-cell>
          <table:table-cell table:formula="of:=VLOOKUP([.$A13]&amp;&quot;_&quot;&amp;[.F$4];dependencies;4;FALSE())" office:value-type="string" office:string-value="" calcext:value-type="error">
            <text:p>#N/A</text:p>
          </table:table-cell>
          <table:table-cell table:formula="of:=VLOOKUP([.$A13]&amp;&quot;_&quot;&amp;[.G$4];dependencies;4;FALSE())" office:value-type="string" office:string-value="" calcext:value-type="error">
            <text:p>#N/A</text:p>
          </table:table-cell>
          <table:table-cell table:formula="of:=VLOOKUP([.$A13]&amp;&quot;_&quot;&amp;[.H$4];dependencies;4;FALSE())" office:value-type="string" office:string-value="" calcext:value-type="error">
            <text:p>#N/A</text:p>
          </table:table-cell>
          <table:table-cell table:formula="of:=VLOOKUP([.$A13]&amp;&quot;_&quot;&amp;[.I$4];dependencies;4;FALSE())" office:value-type="string" office:string-value="" calcext:value-type="error">
            <text:p>#N/A</text:p>
          </table:table-cell>
          <table:table-cell table:formula="of:=VLOOKUP([.$A13]&amp;&quot;_&quot;&amp;[.J$4];dependencies;4;FALSE())" office:value-type="string" office:string-value="" calcext:value-type="error">
            <text:p>#N/A</text:p>
          </table:table-cell>
          <table:table-cell table:style-name="ce18" table:formula="of:=VLOOKUP([.$A13]&amp;&quot;_&quot;&amp;[.K$4];dependencies;4;FALSE())" office:value-type="string" office:string-value="" calcext:value-type="error">
            <text:p>#N/A</text:p>
          </table:table-cell>
          <table:table-cell table:formula="of:=VLOOKUP([.$A13]&amp;&quot;_&quot;&amp;[.L$4];dependencies;4;FALSE())" office:value-type="float" office:value="1" calcext:value-type="float">
            <text:p>1</text:p>
          </table:table-cell>
          <table:table-cell table:formula="of:=VLOOKUP([.$A13]&amp;&quot;_&quot;&amp;[.M$4];dependencies;4;FALSE())" office:value-type="float" office:value="1" calcext:value-type="float">
            <text:p>1</text:p>
          </table:table-cell>
          <table:table-cell table:formula="of:=VLOOKUP([.$A13]&amp;&quot;_&quot;&amp;[.N$4];dependencies;4;FALSE())" office:value-type="float" office:value="1" calcext:value-type="float">
            <text:p>1</text:p>
          </table:table-cell>
          <table:table-cell table:formula="of:=VLOOKUP([.$A13]&amp;&quot;_&quot;&amp;[.O$4];dependencies;4;FALSE())" office:value-type="float" office:value="1" calcext:value-type="float">
            <text:p>1</text:p>
          </table:table-cell>
          <table:table-cell table:formula="of:=VLOOKUP([.$A13]&amp;&quot;_&quot;&amp;[.P$4];dependencies;4;FALSE())" office:value-type="float" office:value="1" calcext:value-type="float">
            <text:p>1</text:p>
          </table:table-cell>
          <table:table-cell table:formula="of:=VLOOKUP([.$A13]&amp;&quot;_&quot;&amp;[.Q$4];dependencies;4;FALSE())" office:value-type="float" office:value="1" calcext:value-type="float">
            <text:p>1</text:p>
          </table:table-cell>
          <table:table-cell table:formula="of:=VLOOKUP([.$A13]&amp;&quot;_&quot;&amp;[.R$4];dependencies;4;FALSE())" office:value-type="string" office:string-value="" calcext:value-type="error">
            <text:p>#N/A</text:p>
          </table:table-cell>
          <table:table-cell table:formula="of:=VLOOKUP([.$A13]&amp;&quot;_&quot;&amp;[.S$4];dependencies;4;FALSE())" office:value-type="float" office:value="1" calcext:value-type="float">
            <text:p>1</text:p>
          </table:table-cell>
          <table:table-cell table:formula="of:=VLOOKUP([.$A13]&amp;&quot;_&quot;&amp;[.T$4];dependencies;4;FALSE())" office:value-type="float" office:value="1" calcext:value-type="float">
            <text:p>1</text:p>
          </table:table-cell>
          <table:table-cell table:formula="of:=VLOOKUP([.$A13]&amp;&quot;_&quot;&amp;[.U$4];dependencies;4;FALSE())" office:value-type="float" office:value="1" calcext:value-type="float">
            <text:p>1</text:p>
          </table:table-cell>
          <table:table-cell table:formula="of:=VLOOKUP([.$A13]&amp;&quot;_&quot;&amp;[.V$4];dependencies;4;FALSE())" office:value-type="float" office:value="1" calcext:value-type="float">
            <text:p>1</text:p>
          </table:table-cell>
          <table:table-cell table:formula="of:=VLOOKUP([.$A13]&amp;&quot;_&quot;&amp;[.W$4];dependencies;4;FALSE())" office:value-type="float" office:value="1" calcext:value-type="float">
            <text:p>1</text:p>
          </table:table-cell>
          <table:table-cell table:formula="of:=VLOOKUP([.$A13]&amp;&quot;_&quot;&amp;[.X$4];dependencies;4;FALSE())" office:value-type="float" office:value="1" calcext:value-type="float">
            <text:p>1</text:p>
          </table:table-cell>
          <table:table-cell table:formula="of:=VLOOKUP([.$A13]&amp;&quot;_&quot;&amp;[.Y$4];dependencies;4;FALSE())" office:value-type="string" office:string-value="" calcext:value-type="error">
            <text:p>#N/A</text:p>
          </table:table-cell>
          <table:table-cell table:formula="of:=VLOOKUP([.$A13]&amp;&quot;_&quot;&amp;[.Z$4];dependencies;4;FALSE())" office:value-type="string" office:string-value="" calcext:value-type="error">
            <text:p>#N/A</text:p>
          </table:table-cell>
          <table:table-cell table:formula="of:=VLOOKUP([.$A13]&amp;&quot;_&quot;&amp;[.AA$4];dependencies;4;FALSE())" office:value-type="string" office:string-value="" calcext:value-type="error">
            <text:p>#N/A</text:p>
          </table:table-cell>
          <table:table-cell table:formula="of:=VLOOKUP([.$A13]&amp;&quot;_&quot;&amp;[.AB$4];dependencies;4;FALSE())" office:value-type="string" office:string-value="" calcext:value-type="error">
            <text:p>#N/A</text:p>
          </table:table-cell>
          <table:table-cell table:formula="of:=VLOOKUP([.$A13]&amp;&quot;_&quot;&amp;[.AC$4];dependencies;4;FALSE())" office:value-type="string" office:string-value="" calcext:value-type="error">
            <text:p>#N/A</text:p>
          </table:table-cell>
          <table:table-cell table:formula="of:=VLOOKUP([.$A13]&amp;&quot;_&quot;&amp;[.AD$4];dependencies;4;FALSE())" office:value-type="string" office:string-value="" calcext:value-type="error">
            <text:p>#N/A</text:p>
          </table:table-cell>
          <table:table-cell/>
          <table:table-cell table:formula="of:=VLOOKUP([.$A13]&amp;&quot;_&quot;&amp;[.AF$4];dependencies;4;FALSE())" office:value-type="float" office:value="2" calcext:value-type="float">
            <text:p>2</text:p>
          </table:table-cell>
          <table:table-cell table:formula="of:=VLOOKUP([.$A13]&amp;&quot;_&quot;&amp;[.AG$4];dependencies;4;FALSE())" office:value-type="string" office:string-value="" calcext:value-type="error">
            <text:p>#N/A</text:p>
          </table:table-cell>
          <table:table-cell table:formula="of:=VLOOKUP([.$A13]&amp;&quot;_&quot;&amp;[.AH$4];dependencies;4;FALSE())" office:value-type="float" office:value="1" calcext:value-type="float">
            <text:p>1</text:p>
          </table:table-cell>
          <table:table-cell table:formula="of:=VLOOKUP([.$A13]&amp;&quot;_&quot;&amp;[.AI$4];dependencies;4;FALSE())" office:value-type="float" office:value="1" calcext:value-type="float">
            <text:p>1</text:p>
          </table:table-cell>
          <table:table-cell table:formula="of:=VLOOKUP([.$A13]&amp;&quot;_&quot;&amp;[.AJ$4];dependencies;4;FALSE())" office:value-type="float" office:value="2" calcext:value-type="float">
            <text:p>2</text:p>
          </table:table-cell>
          <table:table-cell table:formula="of:=VLOOKUP([.$A13]&amp;&quot;_&quot;&amp;[.AK$4];dependencies;4;FALSE())" office:value-type="float" office:value="2" calcext:value-type="float">
            <text:p>2</text:p>
          </table:table-cell>
          <table:table-cell table:formula="of:=VLOOKUP([.$A13]&amp;&quot;_&quot;&amp;[.AL$4];dependencies;4;FALSE(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rdano-sl-delegation</text:p>
          </table:table-cell>
          <table:table-cell table:formula="of:=COUNTIF([.B14:.GG14]; &quot;&gt; 0&quot;)" office:value-type="float" office:value="15" calcext:value-type="float">
            <text:p>15</text:p>
          </table:table-cell>
          <table:table-cell table:formula="of:=VLOOKUP([.$A14]&amp;&quot;_&quot;&amp;[.C$4];dependencies;4;FALSE())" office:value-type="string" office:string-value="" calcext:value-type="error">
            <text:p>#N/A</text:p>
          </table:table-cell>
          <table:table-cell table:formula="of:=VLOOKUP([.$A14]&amp;&quot;_&quot;&amp;[.D$4];dependencies;4;FALSE())" office:value-type="string" office:string-value="" calcext:value-type="error">
            <text:p>#N/A</text:p>
          </table:table-cell>
          <table:table-cell table:formula="of:=VLOOKUP([.$A14]&amp;&quot;_&quot;&amp;[.E$4];dependencies;4;FALSE())" office:value-type="string" office:string-value="" calcext:value-type="error">
            <text:p>#N/A</text:p>
          </table:table-cell>
          <table:table-cell table:formula="of:=VLOOKUP([.$A14]&amp;&quot;_&quot;&amp;[.F$4];dependencies;4;FALSE())" office:value-type="string" office:string-value="" calcext:value-type="error">
            <text:p>#N/A</text:p>
          </table:table-cell>
          <table:table-cell table:formula="of:=VLOOKUP([.$A14]&amp;&quot;_&quot;&amp;[.G$4];dependencies;4;FALSE())" office:value-type="string" office:string-value="" calcext:value-type="error">
            <text:p>#N/A</text:p>
          </table:table-cell>
          <table:table-cell table:formula="of:=VLOOKUP([.$A14]&amp;&quot;_&quot;&amp;[.H$4];dependencies;4;FALSE())" office:value-type="string" office:string-value="" calcext:value-type="error">
            <text:p>#N/A</text:p>
          </table:table-cell>
          <table:table-cell table:formula="of:=VLOOKUP([.$A14]&amp;&quot;_&quot;&amp;[.I$4];dependencies;4;FALSE())" office:value-type="string" office:string-value="" calcext:value-type="error">
            <text:p>#N/A</text:p>
          </table:table-cell>
          <table:table-cell table:formula="of:=VLOOKUP([.$A14]&amp;&quot;_&quot;&amp;[.J$4];dependencies;4;FALSE())" office:value-type="string" office:string-value="" calcext:value-type="error">
            <text:p>#N/A</text:p>
          </table:table-cell>
          <table:table-cell table:formula="of:=VLOOKUP([.$A14]&amp;&quot;_&quot;&amp;[.K$4];dependencies;4;FALSE())" office:value-type="string" office:string-value="" calcext:value-type="error">
            <text:p>#N/A</text:p>
          </table:table-cell>
          <table:table-cell table:style-name="ce18" table:formula="of:=VLOOKUP([.$A14]&amp;&quot;_&quot;&amp;[.L$4];dependencies;4;FALSE())" office:value-type="string" office:string-value="" calcext:value-type="error">
            <text:p>#N/A</text:p>
          </table:table-cell>
          <table:table-cell table:formula="of:=VLOOKUP([.$A14]&amp;&quot;_&quot;&amp;[.M$4];dependencies;4;FALSE())" office:value-type="string" office:string-value="" calcext:value-type="error">
            <text:p>#N/A</text:p>
          </table:table-cell>
          <table:table-cell table:formula="of:=VLOOKUP([.$A14]&amp;&quot;_&quot;&amp;[.N$4];dependencies;4;FALSE())" office:value-type="string" office:string-value="" calcext:value-type="error">
            <text:p>#N/A</text:p>
          </table:table-cell>
          <table:table-cell table:formula="of:=VLOOKUP([.$A14]&amp;&quot;_&quot;&amp;[.O$4];dependencies;4;FALSE())" office:value-type="float" office:value="1" calcext:value-type="float">
            <text:p>1</text:p>
          </table:table-cell>
          <table:table-cell table:formula="of:=VLOOKUP([.$A14]&amp;&quot;_&quot;&amp;[.P$4];dependencies;4;FALSE())" office:value-type="float" office:value="2" calcext:value-type="float">
            <text:p>2</text:p>
          </table:table-cell>
          <table:table-cell table:formula="of:=VLOOKUP([.$A14]&amp;&quot;_&quot;&amp;[.Q$4];dependencies;4;FALSE())" office:value-type="float" office:value="1" calcext:value-type="float">
            <text:p>1</text:p>
          </table:table-cell>
          <table:table-cell table:formula="of:=VLOOKUP([.$A14]&amp;&quot;_&quot;&amp;[.R$4];dependencies;4;FALSE())" office:value-type="string" office:string-value="" calcext:value-type="error">
            <text:p>#N/A</text:p>
          </table:table-cell>
          <table:table-cell table:formula="of:=VLOOKUP([.$A14]&amp;&quot;_&quot;&amp;[.S$4];dependencies;4;FALSE())" office:value-type="float" office:value="1" calcext:value-type="float">
            <text:p>1</text:p>
          </table:table-cell>
          <table:table-cell table:formula="of:=VLOOKUP([.$A14]&amp;&quot;_&quot;&amp;[.T$4];dependencies;4;FALSE())" office:value-type="float" office:value="1" calcext:value-type="float">
            <text:p>1</text:p>
          </table:table-cell>
          <table:table-cell table:formula="of:=VLOOKUP([.$A14]&amp;&quot;_&quot;&amp;[.U$4];dependencies;4;FALSE())" office:value-type="float" office:value="1" calcext:value-type="float">
            <text:p>1</text:p>
          </table:table-cell>
          <table:table-cell table:formula="of:=VLOOKUP([.$A14]&amp;&quot;_&quot;&amp;[.V$4];dependencies;4;FALSE())" office:value-type="float" office:value="1" calcext:value-type="float">
            <text:p>1</text:p>
          </table:table-cell>
          <table:table-cell table:formula="of:=VLOOKUP([.$A14]&amp;&quot;_&quot;&amp;[.W$4];dependencies;4;FALSE())" office:value-type="float" office:value="1" calcext:value-type="float">
            <text:p>1</text:p>
          </table:table-cell>
          <table:table-cell table:formula="of:=VLOOKUP([.$A14]&amp;&quot;_&quot;&amp;[.X$4];dependencies;4;FALSE())" office:value-type="float" office:value="1" calcext:value-type="float">
            <text:p>1</text:p>
          </table:table-cell>
          <table:table-cell table:formula="of:=VLOOKUP([.$A14]&amp;&quot;_&quot;&amp;[.Y$4];dependencies;4;FALSE())" office:value-type="string" office:string-value="" calcext:value-type="error">
            <text:p>#N/A</text:p>
          </table:table-cell>
          <table:table-cell table:formula="of:=VLOOKUP([.$A14]&amp;&quot;_&quot;&amp;[.Z$4];dependencies;4;FALSE())" office:value-type="string" office:string-value="" calcext:value-type="error">
            <text:p>#N/A</text:p>
          </table:table-cell>
          <table:table-cell table:formula="of:=VLOOKUP([.$A14]&amp;&quot;_&quot;&amp;[.AA$4];dependencies;4;FALSE())" office:value-type="string" office:string-value="" calcext:value-type="error">
            <text:p>#N/A</text:p>
          </table:table-cell>
          <table:table-cell table:formula="of:=VLOOKUP([.$A14]&amp;&quot;_&quot;&amp;[.AB$4];dependencies;4;FALSE())" office:value-type="string" office:string-value="" calcext:value-type="error">
            <text:p>#N/A</text:p>
          </table:table-cell>
          <table:table-cell table:formula="of:=VLOOKUP([.$A14]&amp;&quot;_&quot;&amp;[.AC$4];dependencies;4;FALSE())" office:value-type="string" office:string-value="" calcext:value-type="error">
            <text:p>#N/A</text:p>
          </table:table-cell>
          <table:table-cell table:formula="of:=VLOOKUP([.$A14]&amp;&quot;_&quot;&amp;[.AD$4];dependencies;4;FALSE())" office:value-type="string" office:string-value="" calcext:value-type="error">
            <text:p>#N/A</text:p>
          </table:table-cell>
          <table:table-cell/>
          <table:table-cell table:formula="of:=VLOOKUP([.$A14]&amp;&quot;_&quot;&amp;[.AF$4];dependencies;4;FALSE())" office:value-type="float" office:value="2" calcext:value-type="float">
            <text:p>2</text:p>
          </table:table-cell>
          <table:table-cell table:formula="of:=VLOOKUP([.$A14]&amp;&quot;_&quot;&amp;[.AG$4];dependencies;4;FALSE())" office:value-type="string" office:string-value="" calcext:value-type="error">
            <text:p>#N/A</text:p>
          </table:table-cell>
          <table:table-cell table:formula="of:=VLOOKUP([.$A14]&amp;&quot;_&quot;&amp;[.AH$4];dependencies;4;FALSE())" office:value-type="float" office:value="1" calcext:value-type="float">
            <text:p>1</text:p>
          </table:table-cell>
          <table:table-cell table:formula="of:=VLOOKUP([.$A14]&amp;&quot;_&quot;&amp;[.AI$4];dependencies;4;FALSE())" office:value-type="float" office:value="2" calcext:value-type="float">
            <text:p>2</text:p>
          </table:table-cell>
          <table:table-cell table:formula="of:=VLOOKUP([.$A14]&amp;&quot;_&quot;&amp;[.AJ$4];dependencies;4;FALSE())" office:value-type="float" office:value="2" calcext:value-type="float">
            <text:p>2</text:p>
          </table:table-cell>
          <table:table-cell table:formula="of:=VLOOKUP([.$A14]&amp;&quot;_&quot;&amp;[.AK$4];dependencies;4;FALSE())" office:value-type="float" office:value="2" calcext:value-type="float">
            <text:p>2</text:p>
          </table:table-cell>
          <table:table-cell table:formula="of:=VLOOKUP([.$A14]&amp;&quot;_&quot;&amp;[.AL$4];dependencies;4;FALSE(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rdano-sl-ssc</text:p>
          </table:table-cell>
          <table:table-cell table:formula="of:=COUNTIF([.B15:.GG15]; &quot;&gt; 0&quot;)" office:value-type="float" office:value="15" calcext:value-type="float">
            <text:p>15</text:p>
          </table:table-cell>
          <table:table-cell table:formula="of:=VLOOKUP([.$A15]&amp;&quot;_&quot;&amp;[.C$4];dependencies;4;FALSE())" office:value-type="string" office:string-value="" calcext:value-type="error">
            <text:p>#N/A</text:p>
          </table:table-cell>
          <table:table-cell table:formula="of:=VLOOKUP([.$A15]&amp;&quot;_&quot;&amp;[.D$4];dependencies;4;FALSE())" office:value-type="string" office:string-value="" calcext:value-type="error">
            <text:p>#N/A</text:p>
          </table:table-cell>
          <table:table-cell table:formula="of:=VLOOKUP([.$A15]&amp;&quot;_&quot;&amp;[.E$4];dependencies;4;FALSE())" office:value-type="string" office:string-value="" calcext:value-type="error">
            <text:p>#N/A</text:p>
          </table:table-cell>
          <table:table-cell table:formula="of:=VLOOKUP([.$A15]&amp;&quot;_&quot;&amp;[.F$4];dependencies;4;FALSE())" office:value-type="string" office:string-value="" calcext:value-type="error">
            <text:p>#N/A</text:p>
          </table:table-cell>
          <table:table-cell table:formula="of:=VLOOKUP([.$A15]&amp;&quot;_&quot;&amp;[.G$4];dependencies;4;FALSE())" office:value-type="string" office:string-value="" calcext:value-type="error">
            <text:p>#N/A</text:p>
          </table:table-cell>
          <table:table-cell table:formula="of:=VLOOKUP([.$A15]&amp;&quot;_&quot;&amp;[.H$4];dependencies;4;FALSE())" office:value-type="string" office:string-value="" calcext:value-type="error">
            <text:p>#N/A</text:p>
          </table:table-cell>
          <table:table-cell table:formula="of:=VLOOKUP([.$A15]&amp;&quot;_&quot;&amp;[.I$4];dependencies;4;FALSE())" office:value-type="string" office:string-value="" calcext:value-type="error">
            <text:p>#N/A</text:p>
          </table:table-cell>
          <table:table-cell table:formula="of:=VLOOKUP([.$A15]&amp;&quot;_&quot;&amp;[.J$4];dependencies;4;FALSE())" office:value-type="string" office:string-value="" calcext:value-type="error">
            <text:p>#N/A</text:p>
          </table:table-cell>
          <table:table-cell table:formula="of:=VLOOKUP([.$A15]&amp;&quot;_&quot;&amp;[.K$4];dependencies;4;FALSE())" office:value-type="string" office:string-value="" calcext:value-type="error">
            <text:p>#N/A</text:p>
          </table:table-cell>
          <table:table-cell table:formula="of:=VLOOKUP([.$A15]&amp;&quot;_&quot;&amp;[.L$4];dependencies;4;FALSE())" office:value-type="string" office:string-value="" calcext:value-type="error">
            <text:p>#N/A</text:p>
          </table:table-cell>
          <table:table-cell table:style-name="ce18" table:formula="of:=VLOOKUP([.$A15]&amp;&quot;_&quot;&amp;[.M$4];dependencies;4;FALSE())" office:value-type="string" office:string-value="" calcext:value-type="error">
            <text:p>#N/A</text:p>
          </table:table-cell>
          <table:table-cell table:formula="of:=VLOOKUP([.$A15]&amp;&quot;_&quot;&amp;[.N$4];dependencies;4;FALSE())" office:value-type="string" office:string-value="" calcext:value-type="error">
            <text:p>#N/A</text:p>
          </table:table-cell>
          <table:table-cell table:formula="of:=VLOOKUP([.$A15]&amp;&quot;_&quot;&amp;[.O$4];dependencies;4;FALSE())" office:value-type="float" office:value="1" calcext:value-type="float">
            <text:p>1</text:p>
          </table:table-cell>
          <table:table-cell table:formula="of:=VLOOKUP([.$A15]&amp;&quot;_&quot;&amp;[.P$4];dependencies;4;FALSE())" office:value-type="float" office:value="2" calcext:value-type="float">
            <text:p>2</text:p>
          </table:table-cell>
          <table:table-cell table:formula="of:=VLOOKUP([.$A15]&amp;&quot;_&quot;&amp;[.Q$4];dependencies;4;FALSE())" office:value-type="float" office:value="1" calcext:value-type="float">
            <text:p>1</text:p>
          </table:table-cell>
          <table:table-cell table:formula="of:=VLOOKUP([.$A15]&amp;&quot;_&quot;&amp;[.R$4];dependencies;4;FALSE())" office:value-type="string" office:string-value="" calcext:value-type="error">
            <text:p>#N/A</text:p>
          </table:table-cell>
          <table:table-cell table:formula="of:=VLOOKUP([.$A15]&amp;&quot;_&quot;&amp;[.S$4];dependencies;4;FALSE())" office:value-type="float" office:value="1" calcext:value-type="float">
            <text:p>1</text:p>
          </table:table-cell>
          <table:table-cell table:formula="of:=VLOOKUP([.$A15]&amp;&quot;_&quot;&amp;[.T$4];dependencies;4;FALSE())" office:value-type="float" office:value="1" calcext:value-type="float">
            <text:p>1</text:p>
          </table:table-cell>
          <table:table-cell table:formula="of:=VLOOKUP([.$A15]&amp;&quot;_&quot;&amp;[.U$4];dependencies;4;FALSE())" office:value-type="float" office:value="1" calcext:value-type="float">
            <text:p>1</text:p>
          </table:table-cell>
          <table:table-cell table:formula="of:=VLOOKUP([.$A15]&amp;&quot;_&quot;&amp;[.V$4];dependencies;4;FALSE())" office:value-type="float" office:value="1" calcext:value-type="float">
            <text:p>1</text:p>
          </table:table-cell>
          <table:table-cell table:formula="of:=VLOOKUP([.$A15]&amp;&quot;_&quot;&amp;[.W$4];dependencies;4;FALSE())" office:value-type="float" office:value="1" calcext:value-type="float">
            <text:p>1</text:p>
          </table:table-cell>
          <table:table-cell table:formula="of:=VLOOKUP([.$A15]&amp;&quot;_&quot;&amp;[.X$4];dependencies;4;FALSE())" office:value-type="float" office:value="1" calcext:value-type="float">
            <text:p>1</text:p>
          </table:table-cell>
          <table:table-cell table:formula="of:=VLOOKUP([.$A15]&amp;&quot;_&quot;&amp;[.Y$4];dependencies;4;FALSE())" office:value-type="string" office:string-value="" calcext:value-type="error">
            <text:p>#N/A</text:p>
          </table:table-cell>
          <table:table-cell table:formula="of:=VLOOKUP([.$A15]&amp;&quot;_&quot;&amp;[.Z$4];dependencies;4;FALSE())" office:value-type="string" office:string-value="" calcext:value-type="error">
            <text:p>#N/A</text:p>
          </table:table-cell>
          <table:table-cell table:formula="of:=VLOOKUP([.$A15]&amp;&quot;_&quot;&amp;[.AA$4];dependencies;4;FALSE())" office:value-type="string" office:string-value="" calcext:value-type="error">
            <text:p>#N/A</text:p>
          </table:table-cell>
          <table:table-cell table:formula="of:=VLOOKUP([.$A15]&amp;&quot;_&quot;&amp;[.AB$4];dependencies;4;FALSE())" office:value-type="string" office:string-value="" calcext:value-type="error">
            <text:p>#N/A</text:p>
          </table:table-cell>
          <table:table-cell table:formula="of:=VLOOKUP([.$A15]&amp;&quot;_&quot;&amp;[.AC$4];dependencies;4;FALSE())" office:value-type="string" office:string-value="" calcext:value-type="error">
            <text:p>#N/A</text:p>
          </table:table-cell>
          <table:table-cell table:formula="of:=VLOOKUP([.$A15]&amp;&quot;_&quot;&amp;[.AD$4];dependencies;4;FALSE())" office:value-type="string" office:string-value="" calcext:value-type="error">
            <text:p>#N/A</text:p>
          </table:table-cell>
          <table:table-cell/>
          <table:table-cell table:formula="of:=VLOOKUP([.$A15]&amp;&quot;_&quot;&amp;[.AF$4];dependencies;4;FALSE())" office:value-type="float" office:value="2" calcext:value-type="float">
            <text:p>2</text:p>
          </table:table-cell>
          <table:table-cell table:formula="of:=VLOOKUP([.$A15]&amp;&quot;_&quot;&amp;[.AG$4];dependencies;4;FALSE())" office:value-type="string" office:string-value="" calcext:value-type="error">
            <text:p>#N/A</text:p>
          </table:table-cell>
          <table:table-cell table:formula="of:=VLOOKUP([.$A15]&amp;&quot;_&quot;&amp;[.AH$4];dependencies;4;FALSE())" office:value-type="float" office:value="1" calcext:value-type="float">
            <text:p>1</text:p>
          </table:table-cell>
          <table:table-cell table:formula="of:=VLOOKUP([.$A15]&amp;&quot;_&quot;&amp;[.AI$4];dependencies;4;FALSE())" office:value-type="float" office:value="1" calcext:value-type="float">
            <text:p>1</text:p>
          </table:table-cell>
          <table:table-cell table:formula="of:=VLOOKUP([.$A15]&amp;&quot;_&quot;&amp;[.AJ$4];dependencies;4;FALSE())" office:value-type="float" office:value="2" calcext:value-type="float">
            <text:p>2</text:p>
          </table:table-cell>
          <table:table-cell table:formula="of:=VLOOKUP([.$A15]&amp;&quot;_&quot;&amp;[.AK$4];dependencies;4;FALSE())" office:value-type="float" office:value="2" calcext:value-type="float">
            <text:p>2</text:p>
          </table:table-cell>
          <table:table-cell table:formula="of:=VLOOKUP([.$A15]&amp;&quot;_&quot;&amp;[.AL$4];dependencies;4;FALSE(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rdano-sl-update</text:p>
          </table:table-cell>
          <table:table-cell table:formula="of:=COUNTIF([.B16:.GG16]; &quot;&gt; 0&quot;)" office:value-type="float" office:value="15" calcext:value-type="float">
            <text:p>15</text:p>
          </table:table-cell>
          <table:table-cell table:formula="of:=VLOOKUP([.$A16]&amp;&quot;_&quot;&amp;[.C$4];dependencies;4;FALSE())" office:value-type="string" office:string-value="" calcext:value-type="error">
            <text:p>#N/A</text:p>
          </table:table-cell>
          <table:table-cell table:formula="of:=VLOOKUP([.$A16]&amp;&quot;_&quot;&amp;[.D$4];dependencies;4;FALSE())" office:value-type="string" office:string-value="" calcext:value-type="error">
            <text:p>#N/A</text:p>
          </table:table-cell>
          <table:table-cell table:formula="of:=VLOOKUP([.$A16]&amp;&quot;_&quot;&amp;[.E$4];dependencies;4;FALSE())" office:value-type="string" office:string-value="" calcext:value-type="error">
            <text:p>#N/A</text:p>
          </table:table-cell>
          <table:table-cell table:formula="of:=VLOOKUP([.$A16]&amp;&quot;_&quot;&amp;[.F$4];dependencies;4;FALSE())" office:value-type="string" office:string-value="" calcext:value-type="error">
            <text:p>#N/A</text:p>
          </table:table-cell>
          <table:table-cell table:formula="of:=VLOOKUP([.$A16]&amp;&quot;_&quot;&amp;[.G$4];dependencies;4;FALSE())" office:value-type="string" office:string-value="" calcext:value-type="error">
            <text:p>#N/A</text:p>
          </table:table-cell>
          <table:table-cell table:formula="of:=VLOOKUP([.$A16]&amp;&quot;_&quot;&amp;[.H$4];dependencies;4;FALSE())" office:value-type="string" office:string-value="" calcext:value-type="error">
            <text:p>#N/A</text:p>
          </table:table-cell>
          <table:table-cell table:formula="of:=VLOOKUP([.$A16]&amp;&quot;_&quot;&amp;[.I$4];dependencies;4;FALSE())" office:value-type="string" office:string-value="" calcext:value-type="error">
            <text:p>#N/A</text:p>
          </table:table-cell>
          <table:table-cell table:formula="of:=VLOOKUP([.$A16]&amp;&quot;_&quot;&amp;[.J$4];dependencies;4;FALSE())" office:value-type="string" office:string-value="" calcext:value-type="error">
            <text:p>#N/A</text:p>
          </table:table-cell>
          <table:table-cell table:formula="of:=VLOOKUP([.$A16]&amp;&quot;_&quot;&amp;[.K$4];dependencies;4;FALSE())" office:value-type="string" office:string-value="" calcext:value-type="error">
            <text:p>#N/A</text:p>
          </table:table-cell>
          <table:table-cell table:formula="of:=VLOOKUP([.$A16]&amp;&quot;_&quot;&amp;[.L$4];dependencies;4;FALSE())" office:value-type="string" office:string-value="" calcext:value-type="error">
            <text:p>#N/A</text:p>
          </table:table-cell>
          <table:table-cell table:formula="of:=VLOOKUP([.$A16]&amp;&quot;_&quot;&amp;[.M$4];dependencies;4;FALSE())" office:value-type="string" office:string-value="" calcext:value-type="error">
            <text:p>#N/A</text:p>
          </table:table-cell>
          <table:table-cell table:style-name="ce18" table:formula="of:=VLOOKUP([.$A16]&amp;&quot;_&quot;&amp;[.N$4];dependencies;4;FALSE())" office:value-type="string" office:string-value="" calcext:value-type="error">
            <text:p>#N/A</text:p>
          </table:table-cell>
          <table:table-cell table:formula="of:=VLOOKUP([.$A16]&amp;&quot;_&quot;&amp;[.O$4];dependencies;4;FALSE())" office:value-type="float" office:value="1" calcext:value-type="float">
            <text:p>1</text:p>
          </table:table-cell>
          <table:table-cell table:formula="of:=VLOOKUP([.$A16]&amp;&quot;_&quot;&amp;[.P$4];dependencies;4;FALSE())" office:value-type="float" office:value="2" calcext:value-type="float">
            <text:p>2</text:p>
          </table:table-cell>
          <table:table-cell table:formula="of:=VLOOKUP([.$A16]&amp;&quot;_&quot;&amp;[.Q$4];dependencies;4;FALSE())" office:value-type="float" office:value="1" calcext:value-type="float">
            <text:p>1</text:p>
          </table:table-cell>
          <table:table-cell table:formula="of:=VLOOKUP([.$A16]&amp;&quot;_&quot;&amp;[.R$4];dependencies;4;FALSE())" office:value-type="string" office:string-value="" calcext:value-type="error">
            <text:p>#N/A</text:p>
          </table:table-cell>
          <table:table-cell table:formula="of:=VLOOKUP([.$A16]&amp;&quot;_&quot;&amp;[.S$4];dependencies;4;FALSE())" office:value-type="float" office:value="1" calcext:value-type="float">
            <text:p>1</text:p>
          </table:table-cell>
          <table:table-cell table:formula="of:=VLOOKUP([.$A16]&amp;&quot;_&quot;&amp;[.T$4];dependencies;4;FALSE())" office:value-type="float" office:value="1" calcext:value-type="float">
            <text:p>1</text:p>
          </table:table-cell>
          <table:table-cell table:formula="of:=VLOOKUP([.$A16]&amp;&quot;_&quot;&amp;[.U$4];dependencies;4;FALSE())" office:value-type="float" office:value="1" calcext:value-type="float">
            <text:p>1</text:p>
          </table:table-cell>
          <table:table-cell table:formula="of:=VLOOKUP([.$A16]&amp;&quot;_&quot;&amp;[.V$4];dependencies;4;FALSE())" office:value-type="float" office:value="1" calcext:value-type="float">
            <text:p>1</text:p>
          </table:table-cell>
          <table:table-cell table:formula="of:=VLOOKUP([.$A16]&amp;&quot;_&quot;&amp;[.W$4];dependencies;4;FALSE())" office:value-type="float" office:value="1" calcext:value-type="float">
            <text:p>1</text:p>
          </table:table-cell>
          <table:table-cell table:formula="of:=VLOOKUP([.$A16]&amp;&quot;_&quot;&amp;[.X$4];dependencies;4;FALSE())" office:value-type="float" office:value="1" calcext:value-type="float">
            <text:p>1</text:p>
          </table:table-cell>
          <table:table-cell table:formula="of:=VLOOKUP([.$A16]&amp;&quot;_&quot;&amp;[.Y$4];dependencies;4;FALSE())" office:value-type="string" office:string-value="" calcext:value-type="error">
            <text:p>#N/A</text:p>
          </table:table-cell>
          <table:table-cell table:formula="of:=VLOOKUP([.$A16]&amp;&quot;_&quot;&amp;[.Z$4];dependencies;4;FALSE())" office:value-type="string" office:string-value="" calcext:value-type="error">
            <text:p>#N/A</text:p>
          </table:table-cell>
          <table:table-cell table:formula="of:=VLOOKUP([.$A16]&amp;&quot;_&quot;&amp;[.AA$4];dependencies;4;FALSE())" office:value-type="string" office:string-value="" calcext:value-type="error">
            <text:p>#N/A</text:p>
          </table:table-cell>
          <table:table-cell table:formula="of:=VLOOKUP([.$A16]&amp;&quot;_&quot;&amp;[.AB$4];dependencies;4;FALSE())" office:value-type="string" office:string-value="" calcext:value-type="error">
            <text:p>#N/A</text:p>
          </table:table-cell>
          <table:table-cell table:formula="of:=VLOOKUP([.$A16]&amp;&quot;_&quot;&amp;[.AC$4];dependencies;4;FALSE())" office:value-type="string" office:string-value="" calcext:value-type="error">
            <text:p>#N/A</text:p>
          </table:table-cell>
          <table:table-cell table:formula="of:=VLOOKUP([.$A16]&amp;&quot;_&quot;&amp;[.AD$4];dependencies;4;FALSE())" office:value-type="string" office:string-value="" calcext:value-type="error">
            <text:p>#N/A</text:p>
          </table:table-cell>
          <table:table-cell/>
          <table:table-cell table:formula="of:=VLOOKUP([.$A16]&amp;&quot;_&quot;&amp;[.AF$4];dependencies;4;FALSE())" office:value-type="float" office:value="2" calcext:value-type="float">
            <text:p>2</text:p>
          </table:table-cell>
          <table:table-cell table:formula="of:=VLOOKUP([.$A16]&amp;&quot;_&quot;&amp;[.AG$4];dependencies;4;FALSE())" office:value-type="string" office:string-value="" calcext:value-type="error">
            <text:p>#N/A</text:p>
          </table:table-cell>
          <table:table-cell table:formula="of:=VLOOKUP([.$A16]&amp;&quot;_&quot;&amp;[.AH$4];dependencies;4;FALSE())" office:value-type="float" office:value="1" calcext:value-type="float">
            <text:p>1</text:p>
          </table:table-cell>
          <table:table-cell table:formula="of:=VLOOKUP([.$A16]&amp;&quot;_&quot;&amp;[.AI$4];dependencies;4;FALSE())" office:value-type="float" office:value="1" calcext:value-type="float">
            <text:p>1</text:p>
          </table:table-cell>
          <table:table-cell table:formula="of:=VLOOKUP([.$A16]&amp;&quot;_&quot;&amp;[.AJ$4];dependencies;4;FALSE())" office:value-type="float" office:value="2" calcext:value-type="float">
            <text:p>2</text:p>
          </table:table-cell>
          <table:table-cell table:formula="of:=VLOOKUP([.$A16]&amp;&quot;_&quot;&amp;[.AK$4];dependencies;4;FALSE())" office:value-type="float" office:value="1" calcext:value-type="float">
            <text:p>1</text:p>
          </table:table-cell>
          <table:table-cell table:formula="of:=VLOOKUP([.$A16]&amp;&quot;_&quot;&amp;[.AL$4];dependencies;4;FALSE(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rdano-sl-lrc</text:p>
          </table:table-cell>
          <table:table-cell table:formula="of:=COUNTIF([.B17:.GG17]; &quot;&gt; 0&quot;)" office:value-type="float" office:value="14" calcext:value-type="float">
            <text:p>14</text:p>
          </table:table-cell>
          <table:table-cell table:formula="of:=VLOOKUP([.$A17]&amp;&quot;_&quot;&amp;[.C$4];dependencies;4;FALSE())" office:value-type="string" office:string-value="" calcext:value-type="error">
            <text:p>#N/A</text:p>
          </table:table-cell>
          <table:table-cell table:formula="of:=VLOOKUP([.$A17]&amp;&quot;_&quot;&amp;[.D$4];dependencies;4;FALSE())" office:value-type="string" office:string-value="" calcext:value-type="error">
            <text:p>#N/A</text:p>
          </table:table-cell>
          <table:table-cell table:formula="of:=VLOOKUP([.$A17]&amp;&quot;_&quot;&amp;[.E$4];dependencies;4;FALSE())" office:value-type="string" office:string-value="" calcext:value-type="error">
            <text:p>#N/A</text:p>
          </table:table-cell>
          <table:table-cell table:formula="of:=VLOOKUP([.$A17]&amp;&quot;_&quot;&amp;[.F$4];dependencies;4;FALSE())" office:value-type="string" office:string-value="" calcext:value-type="error">
            <text:p>#N/A</text:p>
          </table:table-cell>
          <table:table-cell table:formula="of:=VLOOKUP([.$A17]&amp;&quot;_&quot;&amp;[.G$4];dependencies;4;FALSE())" office:value-type="string" office:string-value="" calcext:value-type="error">
            <text:p>#N/A</text:p>
          </table:table-cell>
          <table:table-cell table:formula="of:=VLOOKUP([.$A17]&amp;&quot;_&quot;&amp;[.H$4];dependencies;4;FALSE())" office:value-type="string" office:string-value="" calcext:value-type="error">
            <text:p>#N/A</text:p>
          </table:table-cell>
          <table:table-cell table:formula="of:=VLOOKUP([.$A17]&amp;&quot;_&quot;&amp;[.I$4];dependencies;4;FALSE())" office:value-type="string" office:string-value="" calcext:value-type="error">
            <text:p>#N/A</text:p>
          </table:table-cell>
          <table:table-cell table:formula="of:=VLOOKUP([.$A17]&amp;&quot;_&quot;&amp;[.J$4];dependencies;4;FALSE())" office:value-type="string" office:string-value="" calcext:value-type="error">
            <text:p>#N/A</text:p>
          </table:table-cell>
          <table:table-cell table:formula="of:=VLOOKUP([.$A17]&amp;&quot;_&quot;&amp;[.K$4];dependencies;4;FALSE())" office:value-type="string" office:string-value="" calcext:value-type="error">
            <text:p>#N/A</text:p>
          </table:table-cell>
          <table:table-cell table:formula="of:=VLOOKUP([.$A17]&amp;&quot;_&quot;&amp;[.L$4];dependencies;4;FALSE())" office:value-type="string" office:string-value="" calcext:value-type="error">
            <text:p>#N/A</text:p>
          </table:table-cell>
          <table:table-cell table:formula="of:=VLOOKUP([.$A17]&amp;&quot;_&quot;&amp;[.M$4];dependencies;4;FALSE())" office:value-type="string" office:string-value="" calcext:value-type="error">
            <text:p>#N/A</text:p>
          </table:table-cell>
          <table:table-cell table:formula="of:=VLOOKUP([.$A17]&amp;&quot;_&quot;&amp;[.N$4];dependencies;4;FALSE())" office:value-type="string" office:string-value="" calcext:value-type="error">
            <text:p>#N/A</text:p>
          </table:table-cell>
          <table:table-cell table:style-name="ce18" table:formula="of:=VLOOKUP([.$A17]&amp;&quot;_&quot;&amp;[.O$4];dependencies;4;FALSE())" office:value-type="float" office:value="1" calcext:value-type="float">
            <text:p>1</text:p>
          </table:table-cell>
          <table:table-cell table:formula="of:=VLOOKUP([.$A17]&amp;&quot;_&quot;&amp;[.P$4];dependencies;4;FALSE())" office:value-type="float" office:value="1" calcext:value-type="float">
            <text:p>1</text:p>
          </table:table-cell>
          <table:table-cell table:formula="of:=VLOOKUP([.$A17]&amp;&quot;_&quot;&amp;[.Q$4];dependencies;4;FALSE())" office:value-type="float" office:value="2" calcext:value-type="float">
            <text:p>2</text:p>
          </table:table-cell>
          <table:table-cell table:formula="of:=VLOOKUP([.$A17]&amp;&quot;_&quot;&amp;[.R$4];dependencies;4;FALSE())" office:value-type="string" office:string-value="" calcext:value-type="error">
            <text:p>#N/A</text:p>
          </table:table-cell>
          <table:table-cell table:formula="of:=VLOOKUP([.$A17]&amp;&quot;_&quot;&amp;[.S$4];dependencies;4;FALSE())" office:value-type="float" office:value="1" calcext:value-type="float">
            <text:p>1</text:p>
          </table:table-cell>
          <table:table-cell table:formula="of:=VLOOKUP([.$A17]&amp;&quot;_&quot;&amp;[.T$4];dependencies;4;FALSE())" office:value-type="float" office:value="1" calcext:value-type="float">
            <text:p>1</text:p>
          </table:table-cell>
          <table:table-cell table:formula="of:=VLOOKUP([.$A17]&amp;&quot;_&quot;&amp;[.U$4];dependencies;4;FALSE())" office:value-type="float" office:value="1" calcext:value-type="float">
            <text:p>1</text:p>
          </table:table-cell>
          <table:table-cell table:formula="of:=VLOOKUP([.$A17]&amp;&quot;_&quot;&amp;[.V$4];dependencies;4;FALSE())" office:value-type="float" office:value="1" calcext:value-type="float">
            <text:p>1</text:p>
          </table:table-cell>
          <table:table-cell table:formula="of:=VLOOKUP([.$A17]&amp;&quot;_&quot;&amp;[.W$4];dependencies;4;FALSE())" office:value-type="float" office:value="1" calcext:value-type="float">
            <text:p>1</text:p>
          </table:table-cell>
          <table:table-cell table:formula="of:=VLOOKUP([.$A17]&amp;&quot;_&quot;&amp;[.X$4];dependencies;4;FALSE())" office:value-type="float" office:value="1" calcext:value-type="float">
            <text:p>1</text:p>
          </table:table-cell>
          <table:table-cell table:formula="of:=VLOOKUP([.$A17]&amp;&quot;_&quot;&amp;[.Y$4];dependencies;4;FALSE())" office:value-type="string" office:string-value="" calcext:value-type="error">
            <text:p>#N/A</text:p>
          </table:table-cell>
          <table:table-cell table:formula="of:=VLOOKUP([.$A17]&amp;&quot;_&quot;&amp;[.Z$4];dependencies;4;FALSE())" office:value-type="string" office:string-value="" calcext:value-type="error">
            <text:p>#N/A</text:p>
          </table:table-cell>
          <table:table-cell table:formula="of:=VLOOKUP([.$A17]&amp;&quot;_&quot;&amp;[.AA$4];dependencies;4;FALSE())" office:value-type="string" office:string-value="" calcext:value-type="error">
            <text:p>#N/A</text:p>
          </table:table-cell>
          <table:table-cell table:formula="of:=VLOOKUP([.$A17]&amp;&quot;_&quot;&amp;[.AB$4];dependencies;4;FALSE())" office:value-type="string" office:string-value="" calcext:value-type="error">
            <text:p>#N/A</text:p>
          </table:table-cell>
          <table:table-cell table:formula="of:=VLOOKUP([.$A17]&amp;&quot;_&quot;&amp;[.AC$4];dependencies;4;FALSE())" office:value-type="string" office:string-value="" calcext:value-type="error">
            <text:p>#N/A</text:p>
          </table:table-cell>
          <table:table-cell table:formula="of:=VLOOKUP([.$A17]&amp;&quot;_&quot;&amp;[.AD$4];dependencies;4;FALSE())" office:value-type="string" office:string-value="" calcext:value-type="error">
            <text:p>#N/A</text:p>
          </table:table-cell>
          <table:table-cell/>
          <table:table-cell table:formula="of:=VLOOKUP([.$A17]&amp;&quot;_&quot;&amp;[.AF$4];dependencies;4;FALSE())" office:value-type="float" office:value="2" calcext:value-type="float">
            <text:p>2</text:p>
          </table:table-cell>
          <table:table-cell table:formula="of:=VLOOKUP([.$A17]&amp;&quot;_&quot;&amp;[.AG$4];dependencies;4;FALSE())" office:value-type="string" office:string-value="" calcext:value-type="error">
            <text:p>#N/A</text:p>
          </table:table-cell>
          <table:table-cell table:formula="of:=VLOOKUP([.$A17]&amp;&quot;_&quot;&amp;[.AH$4];dependencies;4;FALSE())" office:value-type="float" office:value="1" calcext:value-type="float">
            <text:p>1</text:p>
          </table:table-cell>
          <table:table-cell table:formula="of:=VLOOKUP([.$A17]&amp;&quot;_&quot;&amp;[.AI$4];dependencies;4;FALSE())" office:value-type="float" office:value="1" calcext:value-type="float">
            <text:p>1</text:p>
          </table:table-cell>
          <table:table-cell table:formula="of:=VLOOKUP([.$A17]&amp;&quot;_&quot;&amp;[.AJ$4];dependencies;4;FALSE())" office:value-type="string" office:string-value="" calcext:value-type="error">
            <text:p>#N/A</text:p>
          </table:table-cell>
          <table:table-cell table:formula="of:=VLOOKUP([.$A17]&amp;&quot;_&quot;&amp;[.AK$4];dependencies;4;FALSE())" office:value-type="float" office:value="2" calcext:value-type="float">
            <text:p>2</text:p>
          </table:table-cell>
          <table:table-cell table:formula="of:=VLOOKUP([.$A17]&amp;&quot;_&quot;&amp;[.AL$4];dependencies;4;FALSE(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rdano-sl-txp</text:p>
          </table:table-cell>
          <table:table-cell table:formula="of:=COUNTIF([.B18:.GG18]; &quot;&gt; 0&quot;)" office:value-type="float" office:value="14" calcext:value-type="float">
            <text:p>14</text:p>
          </table:table-cell>
          <table:table-cell table:formula="of:=VLOOKUP([.$A18]&amp;&quot;_&quot;&amp;[.C$4];dependencies;4;FALSE())" office:value-type="string" office:string-value="" calcext:value-type="error">
            <text:p>#N/A</text:p>
          </table:table-cell>
          <table:table-cell table:formula="of:=VLOOKUP([.$A18]&amp;&quot;_&quot;&amp;[.D$4];dependencies;4;FALSE())" office:value-type="string" office:string-value="" calcext:value-type="error">
            <text:p>#N/A</text:p>
          </table:table-cell>
          <table:table-cell table:formula="of:=VLOOKUP([.$A18]&amp;&quot;_&quot;&amp;[.E$4];dependencies;4;FALSE())" office:value-type="string" office:string-value="" calcext:value-type="error">
            <text:p>#N/A</text:p>
          </table:table-cell>
          <table:table-cell table:formula="of:=VLOOKUP([.$A18]&amp;&quot;_&quot;&amp;[.F$4];dependencies;4;FALSE())" office:value-type="string" office:string-value="" calcext:value-type="error">
            <text:p>#N/A</text:p>
          </table:table-cell>
          <table:table-cell table:formula="of:=VLOOKUP([.$A18]&amp;&quot;_&quot;&amp;[.G$4];dependencies;4;FALSE())" office:value-type="string" office:string-value="" calcext:value-type="error">
            <text:p>#N/A</text:p>
          </table:table-cell>
          <table:table-cell table:formula="of:=VLOOKUP([.$A18]&amp;&quot;_&quot;&amp;[.H$4];dependencies;4;FALSE())" office:value-type="string" office:string-value="" calcext:value-type="error">
            <text:p>#N/A</text:p>
          </table:table-cell>
          <table:table-cell table:formula="of:=VLOOKUP([.$A18]&amp;&quot;_&quot;&amp;[.I$4];dependencies;4;FALSE())" office:value-type="string" office:string-value="" calcext:value-type="error">
            <text:p>#N/A</text:p>
          </table:table-cell>
          <table:table-cell table:formula="of:=VLOOKUP([.$A18]&amp;&quot;_&quot;&amp;[.J$4];dependencies;4;FALSE())" office:value-type="string" office:string-value="" calcext:value-type="error">
            <text:p>#N/A</text:p>
          </table:table-cell>
          <table:table-cell table:formula="of:=VLOOKUP([.$A18]&amp;&quot;_&quot;&amp;[.K$4];dependencies;4;FALSE())" office:value-type="string" office:string-value="" calcext:value-type="error">
            <text:p>#N/A</text:p>
          </table:table-cell>
          <table:table-cell table:formula="of:=VLOOKUP([.$A18]&amp;&quot;_&quot;&amp;[.L$4];dependencies;4;FALSE())" office:value-type="string" office:string-value="" calcext:value-type="error">
            <text:p>#N/A</text:p>
          </table:table-cell>
          <table:table-cell table:formula="of:=VLOOKUP([.$A18]&amp;&quot;_&quot;&amp;[.M$4];dependencies;4;FALSE())" office:value-type="string" office:string-value="" calcext:value-type="error">
            <text:p>#N/A</text:p>
          </table:table-cell>
          <table:table-cell table:formula="of:=VLOOKUP([.$A18]&amp;&quot;_&quot;&amp;[.N$4];dependencies;4;FALSE())" office:value-type="string" office:string-value="" calcext:value-type="error">
            <text:p>#N/A</text:p>
          </table:table-cell>
          <table:table-cell table:formula="of:=VLOOKUP([.$A18]&amp;&quot;_&quot;&amp;[.O$4];dependencies;4;FALSE())" office:value-type="string" office:string-value="" calcext:value-type="error">
            <text:p>#N/A</text:p>
          </table:table-cell>
          <table:table-cell table:style-name="ce18" table:formula="of:=VLOOKUP([.$A18]&amp;&quot;_&quot;&amp;[.P$4];dependencies;4;FALSE())" office:value-type="float" office:value="1" calcext:value-type="float">
            <text:p>1</text:p>
          </table:table-cell>
          <table:table-cell table:formula="of:=VLOOKUP([.$A18]&amp;&quot;_&quot;&amp;[.Q$4];dependencies;4;FALSE())" office:value-type="float" office:value="1" calcext:value-type="float">
            <text:p>1</text:p>
          </table:table-cell>
          <table:table-cell table:formula="of:=VLOOKUP([.$A18]&amp;&quot;_&quot;&amp;[.R$4];dependencies;4;FALSE())" office:value-type="string" office:string-value="" calcext:value-type="error">
            <text:p>#N/A</text:p>
          </table:table-cell>
          <table:table-cell table:formula="of:=VLOOKUP([.$A18]&amp;&quot;_&quot;&amp;[.S$4];dependencies;4;FALSE())" office:value-type="float" office:value="1" calcext:value-type="float">
            <text:p>1</text:p>
          </table:table-cell>
          <table:table-cell table:formula="of:=VLOOKUP([.$A18]&amp;&quot;_&quot;&amp;[.T$4];dependencies;4;FALSE())" office:value-type="float" office:value="1" calcext:value-type="float">
            <text:p>1</text:p>
          </table:table-cell>
          <table:table-cell table:formula="of:=VLOOKUP([.$A18]&amp;&quot;_&quot;&amp;[.U$4];dependencies;4;FALSE())" office:value-type="float" office:value="1" calcext:value-type="float">
            <text:p>1</text:p>
          </table:table-cell>
          <table:table-cell table:formula="of:=VLOOKUP([.$A18]&amp;&quot;_&quot;&amp;[.V$4];dependencies;4;FALSE())" office:value-type="float" office:value="1" calcext:value-type="float">
            <text:p>1</text:p>
          </table:table-cell>
          <table:table-cell table:formula="of:=VLOOKUP([.$A18]&amp;&quot;_&quot;&amp;[.W$4];dependencies;4;FALSE())" office:value-type="float" office:value="1" calcext:value-type="float">
            <text:p>1</text:p>
          </table:table-cell>
          <table:table-cell table:formula="of:=VLOOKUP([.$A18]&amp;&quot;_&quot;&amp;[.X$4];dependencies;4;FALSE())" office:value-type="float" office:value="1" calcext:value-type="float">
            <text:p>1</text:p>
          </table:table-cell>
          <table:table-cell table:formula="of:=VLOOKUP([.$A18]&amp;&quot;_&quot;&amp;[.Y$4];dependencies;4;FALSE())" office:value-type="string" office:string-value="" calcext:value-type="error">
            <text:p>#N/A</text:p>
          </table:table-cell>
          <table:table-cell table:formula="of:=VLOOKUP([.$A18]&amp;&quot;_&quot;&amp;[.Z$4];dependencies;4;FALSE())" office:value-type="string" office:string-value="" calcext:value-type="error">
            <text:p>#N/A</text:p>
          </table:table-cell>
          <table:table-cell table:formula="of:=VLOOKUP([.$A18]&amp;&quot;_&quot;&amp;[.AA$4];dependencies;4;FALSE())" office:value-type="string" office:string-value="" calcext:value-type="error">
            <text:p>#N/A</text:p>
          </table:table-cell>
          <table:table-cell table:formula="of:=VLOOKUP([.$A18]&amp;&quot;_&quot;&amp;[.AB$4];dependencies;4;FALSE())" office:value-type="string" office:string-value="" calcext:value-type="error">
            <text:p>#N/A</text:p>
          </table:table-cell>
          <table:table-cell table:formula="of:=VLOOKUP([.$A18]&amp;&quot;_&quot;&amp;[.AC$4];dependencies;4;FALSE())" office:value-type="string" office:string-value="" calcext:value-type="error">
            <text:p>#N/A</text:p>
          </table:table-cell>
          <table:table-cell table:formula="of:=VLOOKUP([.$A18]&amp;&quot;_&quot;&amp;[.AD$4];dependencies;4;FALSE())" office:value-type="string" office:string-value="" calcext:value-type="error">
            <text:p>#N/A</text:p>
          </table:table-cell>
          <table:table-cell/>
          <table:table-cell table:formula="of:=VLOOKUP([.$A18]&amp;&quot;_&quot;&amp;[.AF$4];dependencies;4;FALSE())" office:value-type="float" office:value="2" calcext:value-type="float">
            <text:p>2</text:p>
          </table:table-cell>
          <table:table-cell table:formula="of:=VLOOKUP([.$A18]&amp;&quot;_&quot;&amp;[.AG$4];dependencies;4;FALSE())" office:value-type="string" office:string-value="" calcext:value-type="error">
            <text:p>#N/A</text:p>
          </table:table-cell>
          <table:table-cell table:formula="of:=VLOOKUP([.$A18]&amp;&quot;_&quot;&amp;[.AH$4];dependencies;4;FALSE())" office:value-type="float" office:value="1" calcext:value-type="float">
            <text:p>1</text:p>
          </table:table-cell>
          <table:table-cell table:formula="of:=VLOOKUP([.$A18]&amp;&quot;_&quot;&amp;[.AI$4];dependencies;4;FALSE())" office:value-type="float" office:value="1" calcext:value-type="float">
            <text:p>1</text:p>
          </table:table-cell>
          <table:table-cell table:formula="of:=VLOOKUP([.$A18]&amp;&quot;_&quot;&amp;[.AJ$4];dependencies;4;FALSE())" office:value-type="float" office:value="2" calcext:value-type="float">
            <text:p>2</text:p>
          </table:table-cell>
          <table:table-cell table:formula="of:=VLOOKUP([.$A18]&amp;&quot;_&quot;&amp;[.AK$4];dependencies;4;FALSE())" office:value-type="float" office:value="1" calcext:value-type="float">
            <text:p>1</text:p>
          </table:table-cell>
          <table:table-cell table:formula="of:=VLOOKUP([.$A18]&amp;&quot;_&quot;&amp;[.AL$4];dependencies;4;FALSE(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rdano-sl-infra</text:p>
          </table:table-cell>
          <table:table-cell table:formula="of:=COUNTIF([.B19:.GG19]; &quot;&gt; 0&quot;)" office:value-type="float" office:value="13" calcext:value-type="float">
            <text:p>13</text:p>
          </table:table-cell>
          <table:table-cell table:formula="of:=VLOOKUP([.$A19]&amp;&quot;_&quot;&amp;[.C$4];dependencies;4;FALSE())" office:value-type="string" office:string-value="" calcext:value-type="error">
            <text:p>#N/A</text:p>
          </table:table-cell>
          <table:table-cell table:formula="of:=VLOOKUP([.$A19]&amp;&quot;_&quot;&amp;[.D$4];dependencies;4;FALSE())" office:value-type="string" office:string-value="" calcext:value-type="error">
            <text:p>#N/A</text:p>
          </table:table-cell>
          <table:table-cell table:formula="of:=VLOOKUP([.$A19]&amp;&quot;_&quot;&amp;[.E$4];dependencies;4;FALSE())" office:value-type="string" office:string-value="" calcext:value-type="error">
            <text:p>#N/A</text:p>
          </table:table-cell>
          <table:table-cell table:formula="of:=VLOOKUP([.$A19]&amp;&quot;_&quot;&amp;[.F$4];dependencies;4;FALSE())" office:value-type="string" office:string-value="" calcext:value-type="error">
            <text:p>#N/A</text:p>
          </table:table-cell>
          <table:table-cell table:formula="of:=VLOOKUP([.$A19]&amp;&quot;_&quot;&amp;[.G$4];dependencies;4;FALSE())" office:value-type="string" office:string-value="" calcext:value-type="error">
            <text:p>#N/A</text:p>
          </table:table-cell>
          <table:table-cell table:formula="of:=VLOOKUP([.$A19]&amp;&quot;_&quot;&amp;[.H$4];dependencies;4;FALSE())" office:value-type="string" office:string-value="" calcext:value-type="error">
            <text:p>#N/A</text:p>
          </table:table-cell>
          <table:table-cell table:formula="of:=VLOOKUP([.$A19]&amp;&quot;_&quot;&amp;[.I$4];dependencies;4;FALSE())" office:value-type="string" office:string-value="" calcext:value-type="error">
            <text:p>#N/A</text:p>
          </table:table-cell>
          <table:table-cell table:formula="of:=VLOOKUP([.$A19]&amp;&quot;_&quot;&amp;[.J$4];dependencies;4;FALSE())" office:value-type="string" office:string-value="" calcext:value-type="error">
            <text:p>#N/A</text:p>
          </table:table-cell>
          <table:table-cell table:formula="of:=VLOOKUP([.$A19]&amp;&quot;_&quot;&amp;[.K$4];dependencies;4;FALSE())" office:value-type="string" office:string-value="" calcext:value-type="error">
            <text:p>#N/A</text:p>
          </table:table-cell>
          <table:table-cell table:formula="of:=VLOOKUP([.$A19]&amp;&quot;_&quot;&amp;[.L$4];dependencies;4;FALSE())" office:value-type="string" office:string-value="" calcext:value-type="error">
            <text:p>#N/A</text:p>
          </table:table-cell>
          <table:table-cell table:formula="of:=VLOOKUP([.$A19]&amp;&quot;_&quot;&amp;[.M$4];dependencies;4;FALSE())" office:value-type="string" office:string-value="" calcext:value-type="error">
            <text:p>#N/A</text:p>
          </table:table-cell>
          <table:table-cell table:formula="of:=VLOOKUP([.$A19]&amp;&quot;_&quot;&amp;[.N$4];dependencies;4;FALSE())" office:value-type="string" office:string-value="" calcext:value-type="error">
            <text:p>#N/A</text:p>
          </table:table-cell>
          <table:table-cell table:formula="of:=VLOOKUP([.$A19]&amp;&quot;_&quot;&amp;[.O$4];dependencies;4;FALSE())" office:value-type="string" office:string-value="" calcext:value-type="error">
            <text:p>#N/A</text:p>
          </table:table-cell>
          <table:table-cell table:formula="of:=VLOOKUP([.$A19]&amp;&quot;_&quot;&amp;[.P$4];dependencies;4;FALSE())" office:value-type="string" office:string-value="" calcext:value-type="error">
            <text:p>#N/A</text:p>
          </table:table-cell>
          <table:table-cell table:style-name="ce18" table:formula="of:=VLOOKUP([.$A19]&amp;&quot;_&quot;&amp;[.Q$4];dependencies;4;FALSE())" office:value-type="float" office:value="1" calcext:value-type="float">
            <text:p>1</text:p>
          </table:table-cell>
          <table:table-cell table:formula="of:=VLOOKUP([.$A19]&amp;&quot;_&quot;&amp;[.R$4];dependencies;4;FALSE())" office:value-type="string" office:string-value="" calcext:value-type="error">
            <text:p>#N/A</text:p>
          </table:table-cell>
          <table:table-cell table:formula="of:=VLOOKUP([.$A19]&amp;&quot;_&quot;&amp;[.S$4];dependencies;4;FALSE())" office:value-type="float" office:value="1" calcext:value-type="float">
            <text:p>1</text:p>
          </table:table-cell>
          <table:table-cell table:formula="of:=VLOOKUP([.$A19]&amp;&quot;_&quot;&amp;[.T$4];dependencies;4;FALSE())" office:value-type="float" office:value="1" calcext:value-type="float">
            <text:p>1</text:p>
          </table:table-cell>
          <table:table-cell table:formula="of:=VLOOKUP([.$A19]&amp;&quot;_&quot;&amp;[.U$4];dependencies;4;FALSE())" office:value-type="float" office:value="1" calcext:value-type="float">
            <text:p>1</text:p>
          </table:table-cell>
          <table:table-cell table:formula="of:=VLOOKUP([.$A19]&amp;&quot;_&quot;&amp;[.V$4];dependencies;4;FALSE())" office:value-type="float" office:value="1" calcext:value-type="float">
            <text:p>1</text:p>
          </table:table-cell>
          <table:table-cell table:formula="of:=VLOOKUP([.$A19]&amp;&quot;_&quot;&amp;[.W$4];dependencies;4;FALSE())" office:value-type="float" office:value="1" calcext:value-type="float">
            <text:p>1</text:p>
          </table:table-cell>
          <table:table-cell table:formula="of:=VLOOKUP([.$A19]&amp;&quot;_&quot;&amp;[.X$4];dependencies;4;FALSE())" office:value-type="float" office:value="1" calcext:value-type="float">
            <text:p>1</text:p>
          </table:table-cell>
          <table:table-cell table:formula="of:=VLOOKUP([.$A19]&amp;&quot;_&quot;&amp;[.Y$4];dependencies;4;FALSE())" office:value-type="string" office:string-value="" calcext:value-type="error">
            <text:p>#N/A</text:p>
          </table:table-cell>
          <table:table-cell table:formula="of:=VLOOKUP([.$A19]&amp;&quot;_&quot;&amp;[.Z$4];dependencies;4;FALSE())" office:value-type="string" office:string-value="" calcext:value-type="error">
            <text:p>#N/A</text:p>
          </table:table-cell>
          <table:table-cell table:formula="of:=VLOOKUP([.$A19]&amp;&quot;_&quot;&amp;[.AA$4];dependencies;4;FALSE())" office:value-type="string" office:string-value="" calcext:value-type="error">
            <text:p>#N/A</text:p>
          </table:table-cell>
          <table:table-cell table:formula="of:=VLOOKUP([.$A19]&amp;&quot;_&quot;&amp;[.AB$4];dependencies;4;FALSE())" office:value-type="string" office:string-value="" calcext:value-type="error">
            <text:p>#N/A</text:p>
          </table:table-cell>
          <table:table-cell table:formula="of:=VLOOKUP([.$A19]&amp;&quot;_&quot;&amp;[.AC$4];dependencies;4;FALSE())" office:value-type="string" office:string-value="" calcext:value-type="error">
            <text:p>#N/A</text:p>
          </table:table-cell>
          <table:table-cell table:formula="of:=VLOOKUP([.$A19]&amp;&quot;_&quot;&amp;[.AD$4];dependencies;4;FALSE())" office:value-type="string" office:string-value="" calcext:value-type="error">
            <text:p>#N/A</text:p>
          </table:table-cell>
          <table:table-cell/>
          <table:table-cell table:formula="of:=VLOOKUP([.$A19]&amp;&quot;_&quot;&amp;[.AF$4];dependencies;4;FALSE())" office:value-type="float" office:value="2" calcext:value-type="float">
            <text:p>2</text:p>
          </table:table-cell>
          <table:table-cell table:formula="of:=VLOOKUP([.$A19]&amp;&quot;_&quot;&amp;[.AG$4];dependencies;4;FALSE())" office:value-type="string" office:string-value="" calcext:value-type="error">
            <text:p>#N/A</text:p>
          </table:table-cell>
          <table:table-cell table:formula="of:=VLOOKUP([.$A19]&amp;&quot;_&quot;&amp;[.AH$4];dependencies;4;FALSE())" office:value-type="float" office:value="2" calcext:value-type="float">
            <text:p>2</text:p>
          </table:table-cell>
          <table:table-cell table:formula="of:=VLOOKUP([.$A19]&amp;&quot;_&quot;&amp;[.AI$4];dependencies;4;FALSE())" office:value-type="float" office:value="1" calcext:value-type="float">
            <text:p>1</text:p>
          </table:table-cell>
          <table:table-cell table:formula="of:=VLOOKUP([.$A19]&amp;&quot;_&quot;&amp;[.AJ$4];dependencies;4;FALSE())" office:value-type="float" office:value="1" calcext:value-type="float">
            <text:p>1</text:p>
          </table:table-cell>
          <table:table-cell table:formula="of:=VLOOKUP([.$A19]&amp;&quot;_&quot;&amp;[.AK$4];dependencies;4;FALSE())" office:value-type="float" office:value="1" calcext:value-type="float">
            <text:p>1</text:p>
          </table:table-cell>
          <table:table-cell table:formula="of:=VLOOKUP([.$A19]&amp;&quot;_&quot;&amp;[.AL$4];dependencies;4;FALSE(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ode-ipc</text:p>
          </table:table-cell>
          <table:table-cell table:formula="of:=COUNTIF([.B20:.GG20]; &quot;&gt; 0&quot;)" office:value-type="float" office:value="12" calcext:value-type="float">
            <text:p>12</text:p>
          </table:table-cell>
          <table:table-cell table:formula="of:=VLOOKUP([.$A20]&amp;&quot;_&quot;&amp;[.C$4];dependencies;4;FALSE())" office:value-type="string" office:string-value="" calcext:value-type="error">
            <text:p>#N/A</text:p>
          </table:table-cell>
          <table:table-cell table:formula="of:=VLOOKUP([.$A20]&amp;&quot;_&quot;&amp;[.D$4];dependencies;4;FALSE())" office:value-type="string" office:string-value="" calcext:value-type="error">
            <text:p>#N/A</text:p>
          </table:table-cell>
          <table:table-cell table:formula="of:=VLOOKUP([.$A20]&amp;&quot;_&quot;&amp;[.E$4];dependencies;4;FALSE())" office:value-type="string" office:string-value="" calcext:value-type="error">
            <text:p>#N/A</text:p>
          </table:table-cell>
          <table:table-cell table:formula="of:=VLOOKUP([.$A20]&amp;&quot;_&quot;&amp;[.F$4];dependencies;4;FALSE())" office:value-type="string" office:string-value="" calcext:value-type="error">
            <text:p>#N/A</text:p>
          </table:table-cell>
          <table:table-cell table:formula="of:=VLOOKUP([.$A20]&amp;&quot;_&quot;&amp;[.G$4];dependencies;4;FALSE())" office:value-type="string" office:string-value="" calcext:value-type="error">
            <text:p>#N/A</text:p>
          </table:table-cell>
          <table:table-cell table:formula="of:=VLOOKUP([.$A20]&amp;&quot;_&quot;&amp;[.H$4];dependencies;4;FALSE())" office:value-type="string" office:string-value="" calcext:value-type="error">
            <text:p>#N/A</text:p>
          </table:table-cell>
          <table:table-cell table:formula="of:=VLOOKUP([.$A20]&amp;&quot;_&quot;&amp;[.I$4];dependencies;4;FALSE())" office:value-type="string" office:string-value="" calcext:value-type="error">
            <text:p>#N/A</text:p>
          </table:table-cell>
          <table:table-cell table:formula="of:=VLOOKUP([.$A20]&amp;&quot;_&quot;&amp;[.J$4];dependencies;4;FALSE())" office:value-type="string" office:string-value="" calcext:value-type="error">
            <text:p>#N/A</text:p>
          </table:table-cell>
          <table:table-cell table:formula="of:=VLOOKUP([.$A20]&amp;&quot;_&quot;&amp;[.K$4];dependencies;4;FALSE())" office:value-type="string" office:string-value="" calcext:value-type="error">
            <text:p>#N/A</text:p>
          </table:table-cell>
          <table:table-cell table:formula="of:=VLOOKUP([.$A20]&amp;&quot;_&quot;&amp;[.L$4];dependencies;4;FALSE())" office:value-type="string" office:string-value="" calcext:value-type="error">
            <text:p>#N/A</text:p>
          </table:table-cell>
          <table:table-cell table:formula="of:=VLOOKUP([.$A20]&amp;&quot;_&quot;&amp;[.M$4];dependencies;4;FALSE())" office:value-type="string" office:string-value="" calcext:value-type="error">
            <text:p>#N/A</text:p>
          </table:table-cell>
          <table:table-cell table:formula="of:=VLOOKUP([.$A20]&amp;&quot;_&quot;&amp;[.N$4];dependencies;4;FALSE())" office:value-type="string" office:string-value="" calcext:value-type="error">
            <text:p>#N/A</text:p>
          </table:table-cell>
          <table:table-cell table:formula="of:=VLOOKUP([.$A20]&amp;&quot;_&quot;&amp;[.O$4];dependencies;4;FALSE())" office:value-type="string" office:string-value="" calcext:value-type="error">
            <text:p>#N/A</text:p>
          </table:table-cell>
          <table:table-cell table:formula="of:=VLOOKUP([.$A20]&amp;&quot;_&quot;&amp;[.P$4];dependencies;4;FALSE())" office:value-type="string" office:string-value="" calcext:value-type="error">
            <text:p>#N/A</text:p>
          </table:table-cell>
          <table:table-cell table:formula="of:=VLOOKUP([.$A20]&amp;&quot;_&quot;&amp;[.Q$4];dependencies;4;FALSE())" office:value-type="float" office:value="1" calcext:value-type="float">
            <text:p>1</text:p>
          </table:table-cell>
          <table:table-cell table:style-name="ce18" table:formula="of:=VLOOKUP([.$A20]&amp;&quot;_&quot;&amp;[.R$4];dependencies;4;FALSE())" office:value-type="string" office:string-value="" calcext:value-type="error">
            <text:p>#N/A</text:p>
          </table:table-cell>
          <table:table-cell table:formula="of:=VLOOKUP([.$A20]&amp;&quot;_&quot;&amp;[.S$4];dependencies;4;FALSE())" office:value-type="float" office:value="2" calcext:value-type="float">
            <text:p>2</text:p>
          </table:table-cell>
          <table:table-cell table:formula="of:=VLOOKUP([.$A20]&amp;&quot;_&quot;&amp;[.T$4];dependencies;4;FALSE())" office:value-type="float" office:value="2" calcext:value-type="float">
            <text:p>2</text:p>
          </table:table-cell>
          <table:table-cell table:formula="of:=VLOOKUP([.$A20]&amp;&quot;_&quot;&amp;[.U$4];dependencies;4;FALSE())" office:value-type="float" office:value="2" calcext:value-type="float">
            <text:p>2</text:p>
          </table:table-cell>
          <table:table-cell table:formula="of:=VLOOKUP([.$A20]&amp;&quot;_&quot;&amp;[.V$4];dependencies;4;FALSE())" office:value-type="float" office:value="2" calcext:value-type="float">
            <text:p>2</text:p>
          </table:table-cell>
          <table:table-cell table:formula="of:=VLOOKUP([.$A20]&amp;&quot;_&quot;&amp;[.W$4];dependencies;4;FALSE())" office:value-type="float" office:value="2" calcext:value-type="float">
            <text:p>2</text:p>
          </table:table-cell>
          <table:table-cell table:formula="of:=VLOOKUP([.$A20]&amp;&quot;_&quot;&amp;[.X$4];dependencies;4;FALSE())" office:value-type="float" office:value="1" calcext:value-type="float">
            <text:p>1</text:p>
          </table:table-cell>
          <table:table-cell table:formula="of:=VLOOKUP([.$A20]&amp;&quot;_&quot;&amp;[.Y$4];dependencies;4;FALSE())" office:value-type="string" office:string-value="" calcext:value-type="error">
            <text:p>#N/A</text:p>
          </table:table-cell>
          <table:table-cell table:formula="of:=VLOOKUP([.$A20]&amp;&quot;_&quot;&amp;[.Z$4];dependencies;4;FALSE())" office:value-type="string" office:string-value="" calcext:value-type="error">
            <text:p>#N/A</text:p>
          </table:table-cell>
          <table:table-cell table:formula="of:=VLOOKUP([.$A20]&amp;&quot;_&quot;&amp;[.AA$4];dependencies;4;FALSE())" office:value-type="string" office:string-value="" calcext:value-type="error">
            <text:p>#N/A</text:p>
          </table:table-cell>
          <table:table-cell table:formula="of:=VLOOKUP([.$A20]&amp;&quot;_&quot;&amp;[.AB$4];dependencies;4;FALSE())" office:value-type="string" office:string-value="" calcext:value-type="error">
            <text:p>#N/A</text:p>
          </table:table-cell>
          <table:table-cell table:formula="of:=VLOOKUP([.$A20]&amp;&quot;_&quot;&amp;[.AC$4];dependencies;4;FALSE())" office:value-type="string" office:string-value="" calcext:value-type="error">
            <text:p>#N/A</text:p>
          </table:table-cell>
          <table:table-cell table:formula="of:=VLOOKUP([.$A20]&amp;&quot;_&quot;&amp;[.AD$4];dependencies;4;FALSE())" office:value-type="string" office:string-value="" calcext:value-type="error">
            <text:p>#N/A</text:p>
          </table:table-cell>
          <table:table-cell/>
          <table:table-cell table:formula="of:=VLOOKUP([.$A20]&amp;&quot;_&quot;&amp;[.AF$4];dependencies;4;FALSE())" office:value-type="float" office:value="2" calcext:value-type="float">
            <text:p>2</text:p>
          </table:table-cell>
          <table:table-cell table:formula="of:=VLOOKUP([.$A20]&amp;&quot;_&quot;&amp;[.AG$4];dependencies;4;FALSE())" office:value-type="string" office:string-value="" calcext:value-type="error">
            <text:p>#N/A</text:p>
          </table:table-cell>
          <table:table-cell table:formula="of:=VLOOKUP([.$A20]&amp;&quot;_&quot;&amp;[.AH$4];dependencies;4;FALSE())" office:value-type="string" office:string-value="" calcext:value-type="error">
            <text:p>#N/A</text:p>
          </table:table-cell>
          <table:table-cell table:formula="of:=VLOOKUP([.$A20]&amp;&quot;_&quot;&amp;[.AI$4];dependencies;4;FALSE())" office:value-type="float" office:value="2" calcext:value-type="float">
            <text:p>2</text:p>
          </table:table-cell>
          <table:table-cell table:formula="of:=VLOOKUP([.$A20]&amp;&quot;_&quot;&amp;[.AJ$4];dependencies;4;FALSE())" office:value-type="float" office:value="2" calcext:value-type="float">
            <text:p>2</text:p>
          </table:table-cell>
          <table:table-cell table:formula="of:=VLOOKUP([.$A20]&amp;&quot;_&quot;&amp;[.AK$4];dependencies;4;FALSE())" office:value-type="float" office:value="2" calcext:value-type="float">
            <text:p>2</text:p>
          </table:table-cell>
          <table:table-cell table:formula="of:=VLOOKUP([.$A20]&amp;&quot;_&quot;&amp;[.AL$4];dependencies;4;FALSE(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rdano-sl-db</text:p>
          </table:table-cell>
          <table:table-cell table:formula="of:=COUNTIF([.B21:.GG21]; &quot;&gt; 0&quot;)" office:value-type="float" office:value="10" calcext:value-type="float">
            <text:p>10</text:p>
          </table:table-cell>
          <table:table-cell table:formula="of:=VLOOKUP([.$A21]&amp;&quot;_&quot;&amp;[.C$4];dependencies;4;FALSE())" office:value-type="string" office:string-value="" calcext:value-type="error">
            <text:p>#N/A</text:p>
          </table:table-cell>
          <table:table-cell table:formula="of:=VLOOKUP([.$A21]&amp;&quot;_&quot;&amp;[.D$4];dependencies;4;FALSE())" office:value-type="string" office:string-value="" calcext:value-type="error">
            <text:p>#N/A</text:p>
          </table:table-cell>
          <table:table-cell table:formula="of:=VLOOKUP([.$A21]&amp;&quot;_&quot;&amp;[.E$4];dependencies;4;FALSE())" office:value-type="string" office:string-value="" calcext:value-type="error">
            <text:p>#N/A</text:p>
          </table:table-cell>
          <table:table-cell table:formula="of:=VLOOKUP([.$A21]&amp;&quot;_&quot;&amp;[.F$4];dependencies;4;FALSE())" office:value-type="string" office:string-value="" calcext:value-type="error">
            <text:p>#N/A</text:p>
          </table:table-cell>
          <table:table-cell table:formula="of:=VLOOKUP([.$A21]&amp;&quot;_&quot;&amp;[.G$4];dependencies;4;FALSE())" office:value-type="string" office:string-value="" calcext:value-type="error">
            <text:p>#N/A</text:p>
          </table:table-cell>
          <table:table-cell table:formula="of:=VLOOKUP([.$A21]&amp;&quot;_&quot;&amp;[.H$4];dependencies;4;FALSE())" office:value-type="string" office:string-value="" calcext:value-type="error">
            <text:p>#N/A</text:p>
          </table:table-cell>
          <table:table-cell table:formula="of:=VLOOKUP([.$A21]&amp;&quot;_&quot;&amp;[.I$4];dependencies;4;FALSE())" office:value-type="string" office:string-value="" calcext:value-type="error">
            <text:p>#N/A</text:p>
          </table:table-cell>
          <table:table-cell table:formula="of:=VLOOKUP([.$A21]&amp;&quot;_&quot;&amp;[.J$4];dependencies;4;FALSE())" office:value-type="string" office:string-value="" calcext:value-type="error">
            <text:p>#N/A</text:p>
          </table:table-cell>
          <table:table-cell table:formula="of:=VLOOKUP([.$A21]&amp;&quot;_&quot;&amp;[.K$4];dependencies;4;FALSE())" office:value-type="string" office:string-value="" calcext:value-type="error">
            <text:p>#N/A</text:p>
          </table:table-cell>
          <table:table-cell table:formula="of:=VLOOKUP([.$A21]&amp;&quot;_&quot;&amp;[.L$4];dependencies;4;FALSE())" office:value-type="string" office:string-value="" calcext:value-type="error">
            <text:p>#N/A</text:p>
          </table:table-cell>
          <table:table-cell table:formula="of:=VLOOKUP([.$A21]&amp;&quot;_&quot;&amp;[.M$4];dependencies;4;FALSE())" office:value-type="string" office:string-value="" calcext:value-type="error">
            <text:p>#N/A</text:p>
          </table:table-cell>
          <table:table-cell table:formula="of:=VLOOKUP([.$A21]&amp;&quot;_&quot;&amp;[.N$4];dependencies;4;FALSE())" office:value-type="string" office:string-value="" calcext:value-type="error">
            <text:p>#N/A</text:p>
          </table:table-cell>
          <table:table-cell table:formula="of:=VLOOKUP([.$A21]&amp;&quot;_&quot;&amp;[.O$4];dependencies;4;FALSE())" office:value-type="string" office:string-value="" calcext:value-type="error">
            <text:p>#N/A</text:p>
          </table:table-cell>
          <table:table-cell table:formula="of:=VLOOKUP([.$A21]&amp;&quot;_&quot;&amp;[.P$4];dependencies;4;FALSE())" office:value-type="string" office:string-value="" calcext:value-type="error">
            <text:p>#N/A</text:p>
          </table:table-cell>
          <table:table-cell table:formula="of:=VLOOKUP([.$A21]&amp;&quot;_&quot;&amp;[.Q$4];dependencies;4;FALSE())" office:value-type="string" office:string-value="" calcext:value-type="error">
            <text:p>#N/A</text:p>
          </table:table-cell>
          <table:table-cell table:formula="of:=VLOOKUP([.$A21]&amp;&quot;_&quot;&amp;[.R$4];dependencies;4;FALSE())" office:value-type="string" office:string-value="" calcext:value-type="error">
            <text:p>#N/A</text:p>
          </table:table-cell>
          <table:table-cell table:style-name="ce18" table:formula="of:=VLOOKUP([.$A21]&amp;&quot;_&quot;&amp;[.S$4];dependencies;4;FALSE())" office:value-type="string" office:string-value="" calcext:value-type="error">
            <text:p>#N/A</text:p>
          </table:table-cell>
          <table:table-cell table:formula="of:=VLOOKUP([.$A21]&amp;&quot;_&quot;&amp;[.T$4];dependencies;4;FALSE())" office:value-type="float" office:value="1" calcext:value-type="float">
            <text:p>1</text:p>
          </table:table-cell>
          <table:table-cell table:formula="of:=VLOOKUP([.$A21]&amp;&quot;_&quot;&amp;[.U$4];dependencies;4;FALSE())" office:value-type="float" office:value="1" calcext:value-type="float">
            <text:p>1</text:p>
          </table:table-cell>
          <table:table-cell table:formula="of:=VLOOKUP([.$A21]&amp;&quot;_&quot;&amp;[.V$4];dependencies;4;FALSE())" office:value-type="float" office:value="1" calcext:value-type="float">
            <text:p>1</text:p>
          </table:table-cell>
          <table:table-cell table:formula="of:=VLOOKUP([.$A21]&amp;&quot;_&quot;&amp;[.W$4];dependencies;4;FALSE())" office:value-type="float" office:value="2" calcext:value-type="float">
            <text:p>2</text:p>
          </table:table-cell>
          <table:table-cell table:formula="of:=VLOOKUP([.$A21]&amp;&quot;_&quot;&amp;[.X$4];dependencies;4;FALSE())" office:value-type="float" office:value="1" calcext:value-type="float">
            <text:p>1</text:p>
          </table:table-cell>
          <table:table-cell table:formula="of:=VLOOKUP([.$A21]&amp;&quot;_&quot;&amp;[.Y$4];dependencies;4;FALSE())" office:value-type="string" office:string-value="" calcext:value-type="error">
            <text:p>#N/A</text:p>
          </table:table-cell>
          <table:table-cell table:formula="of:=VLOOKUP([.$A21]&amp;&quot;_&quot;&amp;[.Z$4];dependencies;4;FALSE())" office:value-type="string" office:string-value="" calcext:value-type="error">
            <text:p>#N/A</text:p>
          </table:table-cell>
          <table:table-cell table:formula="of:=VLOOKUP([.$A21]&amp;&quot;_&quot;&amp;[.AA$4];dependencies;4;FALSE())" office:value-type="string" office:string-value="" calcext:value-type="error">
            <text:p>#N/A</text:p>
          </table:table-cell>
          <table:table-cell table:formula="of:=VLOOKUP([.$A21]&amp;&quot;_&quot;&amp;[.AB$4];dependencies;4;FALSE())" office:value-type="string" office:string-value="" calcext:value-type="error">
            <text:p>#N/A</text:p>
          </table:table-cell>
          <table:table-cell table:formula="of:=VLOOKUP([.$A21]&amp;&quot;_&quot;&amp;[.AC$4];dependencies;4;FALSE())" office:value-type="string" office:string-value="" calcext:value-type="error">
            <text:p>#N/A</text:p>
          </table:table-cell>
          <table:table-cell table:formula="of:=VLOOKUP([.$A21]&amp;&quot;_&quot;&amp;[.AD$4];dependencies;4;FALSE())" office:value-type="string" office:string-value="" calcext:value-type="error">
            <text:p>#N/A</text:p>
          </table:table-cell>
          <table:table-cell/>
          <table:table-cell table:formula="of:=VLOOKUP([.$A21]&amp;&quot;_&quot;&amp;[.AF$4];dependencies;4;FALSE())" office:value-type="float" office:value="2" calcext:value-type="float">
            <text:p>2</text:p>
          </table:table-cell>
          <table:table-cell table:formula="of:=VLOOKUP([.$A21]&amp;&quot;_&quot;&amp;[.AG$4];dependencies;4;FALSE())" office:value-type="string" office:string-value="" calcext:value-type="error">
            <text:p>#N/A</text:p>
          </table:table-cell>
          <table:table-cell table:formula="of:=VLOOKUP([.$A21]&amp;&quot;_&quot;&amp;[.AH$4];dependencies;4;FALSE())" office:value-type="float" office:value="1" calcext:value-type="float">
            <text:p>1</text:p>
          </table:table-cell>
          <table:table-cell table:formula="of:=VLOOKUP([.$A21]&amp;&quot;_&quot;&amp;[.AI$4];dependencies;4;FALSE())" office:value-type="float" office:value="1" calcext:value-type="float">
            <text:p>1</text:p>
          </table:table-cell>
          <table:table-cell table:formula="of:=VLOOKUP([.$A21]&amp;&quot;_&quot;&amp;[.AJ$4];dependencies;4;FALSE())" office:value-type="string" office:string-value="" calcext:value-type="error">
            <text:p>#N/A</text:p>
          </table:table-cell>
          <table:table-cell table:formula="of:=VLOOKUP([.$A21]&amp;&quot;_&quot;&amp;[.AK$4];dependencies;4;FALSE())" office:value-type="float" office:value="2" calcext:value-type="float">
            <text:p>2</text:p>
          </table:table-cell>
          <table:table-cell table:formula="of:=VLOOKUP([.$A21]&amp;&quot;_&quot;&amp;[.AL$4];dependencies;4;FALSE(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rdano-sl-core</text:p>
          </table:table-cell>
          <table:table-cell table:formula="of:=COUNTIF([.B22:.GG22]; &quot;&gt; 0&quot;)" office:value-type="float" office:value="9" calcext:value-type="float">
            <text:p>9</text:p>
          </table:table-cell>
          <table:table-cell table:formula="of:=VLOOKUP([.$A22]&amp;&quot;_&quot;&amp;[.C$4];dependencies;4;FALSE())" office:value-type="string" office:string-value="" calcext:value-type="error">
            <text:p>#N/A</text:p>
          </table:table-cell>
          <table:table-cell table:formula="of:=VLOOKUP([.$A22]&amp;&quot;_&quot;&amp;[.D$4];dependencies;4;FALSE())" office:value-type="string" office:string-value="" calcext:value-type="error">
            <text:p>#N/A</text:p>
          </table:table-cell>
          <table:table-cell table:formula="of:=VLOOKUP([.$A22]&amp;&quot;_&quot;&amp;[.E$4];dependencies;4;FALSE())" office:value-type="string" office:string-value="" calcext:value-type="error">
            <text:p>#N/A</text:p>
          </table:table-cell>
          <table:table-cell table:formula="of:=VLOOKUP([.$A22]&amp;&quot;_&quot;&amp;[.F$4];dependencies;4;FALSE())" office:value-type="string" office:string-value="" calcext:value-type="error">
            <text:p>#N/A</text:p>
          </table:table-cell>
          <table:table-cell table:formula="of:=VLOOKUP([.$A22]&amp;&quot;_&quot;&amp;[.G$4];dependencies;4;FALSE())" office:value-type="string" office:string-value="" calcext:value-type="error">
            <text:p>#N/A</text:p>
          </table:table-cell>
          <table:table-cell table:formula="of:=VLOOKUP([.$A22]&amp;&quot;_&quot;&amp;[.H$4];dependencies;4;FALSE())" office:value-type="string" office:string-value="" calcext:value-type="error">
            <text:p>#N/A</text:p>
          </table:table-cell>
          <table:table-cell table:formula="of:=VLOOKUP([.$A22]&amp;&quot;_&quot;&amp;[.I$4];dependencies;4;FALSE())" office:value-type="string" office:string-value="" calcext:value-type="error">
            <text:p>#N/A</text:p>
          </table:table-cell>
          <table:table-cell table:formula="of:=VLOOKUP([.$A22]&amp;&quot;_&quot;&amp;[.J$4];dependencies;4;FALSE())" office:value-type="string" office:string-value="" calcext:value-type="error">
            <text:p>#N/A</text:p>
          </table:table-cell>
          <table:table-cell table:formula="of:=VLOOKUP([.$A22]&amp;&quot;_&quot;&amp;[.K$4];dependencies;4;FALSE())" office:value-type="string" office:string-value="" calcext:value-type="error">
            <text:p>#N/A</text:p>
          </table:table-cell>
          <table:table-cell table:formula="of:=VLOOKUP([.$A22]&amp;&quot;_&quot;&amp;[.L$4];dependencies;4;FALSE())" office:value-type="string" office:string-value="" calcext:value-type="error">
            <text:p>#N/A</text:p>
          </table:table-cell>
          <table:table-cell table:formula="of:=VLOOKUP([.$A22]&amp;&quot;_&quot;&amp;[.M$4];dependencies;4;FALSE())" office:value-type="string" office:string-value="" calcext:value-type="error">
            <text:p>#N/A</text:p>
          </table:table-cell>
          <table:table-cell table:formula="of:=VLOOKUP([.$A22]&amp;&quot;_&quot;&amp;[.N$4];dependencies;4;FALSE())" office:value-type="string" office:string-value="" calcext:value-type="error">
            <text:p>#N/A</text:p>
          </table:table-cell>
          <table:table-cell table:formula="of:=VLOOKUP([.$A22]&amp;&quot;_&quot;&amp;[.O$4];dependencies;4;FALSE())" office:value-type="string" office:string-value="" calcext:value-type="error">
            <text:p>#N/A</text:p>
          </table:table-cell>
          <table:table-cell table:formula="of:=VLOOKUP([.$A22]&amp;&quot;_&quot;&amp;[.P$4];dependencies;4;FALSE())" office:value-type="string" office:string-value="" calcext:value-type="error">
            <text:p>#N/A</text:p>
          </table:table-cell>
          <table:table-cell table:formula="of:=VLOOKUP([.$A22]&amp;&quot;_&quot;&amp;[.Q$4];dependencies;4;FALSE())" office:value-type="string" office:string-value="" calcext:value-type="error">
            <text:p>#N/A</text:p>
          </table:table-cell>
          <table:table-cell table:formula="of:=VLOOKUP([.$A22]&amp;&quot;_&quot;&amp;[.R$4];dependencies;4;FALSE())" office:value-type="string" office:string-value="" calcext:value-type="error">
            <text:p>#N/A</text:p>
          </table:table-cell>
          <table:table-cell table:formula="of:=VLOOKUP([.$A22]&amp;&quot;_&quot;&amp;[.S$4];dependencies;4;FALSE())" office:value-type="string" office:string-value="" calcext:value-type="error">
            <text:p>#N/A</text:p>
          </table:table-cell>
          <table:table-cell table:style-name="ce18" table:formula="of:=VLOOKUP([.$A22]&amp;&quot;_&quot;&amp;[.T$4];dependencies;4;FALSE())" office:value-type="float" office:value="1" calcext:value-type="float">
            <text:p>1</text:p>
          </table:table-cell>
          <table:table-cell table:formula="of:=VLOOKUP([.$A22]&amp;&quot;_&quot;&amp;[.U$4];dependencies;4;FALSE())" office:value-type="float" office:value="1" calcext:value-type="float">
            <text:p>1</text:p>
          </table:table-cell>
          <table:table-cell table:formula="of:=VLOOKUP([.$A22]&amp;&quot;_&quot;&amp;[.V$4];dependencies;4;FALSE())" office:value-type="float" office:value="1" calcext:value-type="float">
            <text:p>1</text:p>
          </table:table-cell>
          <table:table-cell table:formula="of:=VLOOKUP([.$A22]&amp;&quot;_&quot;&amp;[.W$4];dependencies;4;FALSE())" office:value-type="float" office:value="1" calcext:value-type="float">
            <text:p>1</text:p>
          </table:table-cell>
          <table:table-cell table:formula="of:=VLOOKUP([.$A22]&amp;&quot;_&quot;&amp;[.X$4];dependencies;4;FALSE())" office:value-type="float" office:value="1" calcext:value-type="float">
            <text:p>1</text:p>
          </table:table-cell>
          <table:table-cell table:formula="of:=VLOOKUP([.$A22]&amp;&quot;_&quot;&amp;[.Y$4];dependencies;4;FALSE())" office:value-type="string" office:string-value="" calcext:value-type="error">
            <text:p>#N/A</text:p>
          </table:table-cell>
          <table:table-cell table:formula="of:=VLOOKUP([.$A22]&amp;&quot;_&quot;&amp;[.Z$4];dependencies;4;FALSE())" office:value-type="string" office:string-value="" calcext:value-type="error">
            <text:p>#N/A</text:p>
          </table:table-cell>
          <table:table-cell table:formula="of:=VLOOKUP([.$A22]&amp;&quot;_&quot;&amp;[.AA$4];dependencies;4;FALSE())" office:value-type="string" office:string-value="" calcext:value-type="error">
            <text:p>#N/A</text:p>
          </table:table-cell>
          <table:table-cell table:formula="of:=VLOOKUP([.$A22]&amp;&quot;_&quot;&amp;[.AB$4];dependencies;4;FALSE())" office:value-type="string" office:string-value="" calcext:value-type="error">
            <text:p>#N/A</text:p>
          </table:table-cell>
          <table:table-cell table:formula="of:=VLOOKUP([.$A22]&amp;&quot;_&quot;&amp;[.AC$4];dependencies;4;FALSE())" office:value-type="string" office:string-value="" calcext:value-type="error">
            <text:p>#N/A</text:p>
          </table:table-cell>
          <table:table-cell table:formula="of:=VLOOKUP([.$A22]&amp;&quot;_&quot;&amp;[.AD$4];dependencies;4;FALSE())" office:value-type="string" office:string-value="" calcext:value-type="error">
            <text:p>#N/A</text:p>
          </table:table-cell>
          <table:table-cell/>
          <table:table-cell table:formula="of:=VLOOKUP([.$A22]&amp;&quot;_&quot;&amp;[.AF$4];dependencies;4;FALSE())" office:value-type="float" office:value="2" calcext:value-type="float">
            <text:p>2</text:p>
          </table:table-cell>
          <table:table-cell table:formula="of:=VLOOKUP([.$A22]&amp;&quot;_&quot;&amp;[.AG$4];dependencies;4;FALSE())" office:value-type="string" office:string-value="" calcext:value-type="error">
            <text:p>#N/A</text:p>
          </table:table-cell>
          <table:table-cell table:formula="of:=VLOOKUP([.$A22]&amp;&quot;_&quot;&amp;[.AH$4];dependencies;4;FALSE())" office:value-type="string" office:string-value="" calcext:value-type="error">
            <text:p>#N/A</text:p>
          </table:table-cell>
          <table:table-cell table:formula="of:=VLOOKUP([.$A22]&amp;&quot;_&quot;&amp;[.AI$4];dependencies;4;FALSE())" office:value-type="float" office:value="1" calcext:value-type="float">
            <text:p>1</text:p>
          </table:table-cell>
          <table:table-cell table:formula="of:=VLOOKUP([.$A22]&amp;&quot;_&quot;&amp;[.AJ$4];dependencies;4;FALSE())" office:value-type="string" office:string-value="" calcext:value-type="error">
            <text:p>#N/A</text:p>
          </table:table-cell>
          <table:table-cell table:formula="of:=VLOOKUP([.$A22]&amp;&quot;_&quot;&amp;[.AK$4];dependencies;4;FALSE())" office:value-type="float" office:value="1" calcext:value-type="float">
            <text:p>1</text:p>
          </table:table-cell>
          <table:table-cell table:formula="of:=VLOOKUP([.$A22]&amp;&quot;_&quot;&amp;[.AL$4];dependencies;4;FALSE(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rdano-sl-crypto</text:p>
          </table:table-cell>
          <table:table-cell table:formula="of:=COUNTIF([.B23:.GG23]; &quot;&gt; 0&quot;)" office:value-type="float" office:value="7" calcext:value-type="float">
            <text:p>7</text:p>
          </table:table-cell>
          <table:table-cell table:formula="of:=VLOOKUP([.$A23]&amp;&quot;_&quot;&amp;[.C$4];dependencies;4;FALSE())" office:value-type="string" office:string-value="" calcext:value-type="error">
            <text:p>#N/A</text:p>
          </table:table-cell>
          <table:table-cell table:formula="of:=VLOOKUP([.$A23]&amp;&quot;_&quot;&amp;[.D$4];dependencies;4;FALSE())" office:value-type="string" office:string-value="" calcext:value-type="error">
            <text:p>#N/A</text:p>
          </table:table-cell>
          <table:table-cell table:formula="of:=VLOOKUP([.$A23]&amp;&quot;_&quot;&amp;[.E$4];dependencies;4;FALSE())" office:value-type="string" office:string-value="" calcext:value-type="error">
            <text:p>#N/A</text:p>
          </table:table-cell>
          <table:table-cell table:formula="of:=VLOOKUP([.$A23]&amp;&quot;_&quot;&amp;[.F$4];dependencies;4;FALSE())" office:value-type="string" office:string-value="" calcext:value-type="error">
            <text:p>#N/A</text:p>
          </table:table-cell>
          <table:table-cell table:formula="of:=VLOOKUP([.$A23]&amp;&quot;_&quot;&amp;[.G$4];dependencies;4;FALSE())" office:value-type="string" office:string-value="" calcext:value-type="error">
            <text:p>#N/A</text:p>
          </table:table-cell>
          <table:table-cell table:formula="of:=VLOOKUP([.$A23]&amp;&quot;_&quot;&amp;[.H$4];dependencies;4;FALSE())" office:value-type="string" office:string-value="" calcext:value-type="error">
            <text:p>#N/A</text:p>
          </table:table-cell>
          <table:table-cell table:formula="of:=VLOOKUP([.$A23]&amp;&quot;_&quot;&amp;[.I$4];dependencies;4;FALSE())" office:value-type="string" office:string-value="" calcext:value-type="error">
            <text:p>#N/A</text:p>
          </table:table-cell>
          <table:table-cell table:formula="of:=VLOOKUP([.$A23]&amp;&quot;_&quot;&amp;[.J$4];dependencies;4;FALSE())" office:value-type="string" office:string-value="" calcext:value-type="error">
            <text:p>#N/A</text:p>
          </table:table-cell>
          <table:table-cell table:formula="of:=VLOOKUP([.$A23]&amp;&quot;_&quot;&amp;[.K$4];dependencies;4;FALSE())" office:value-type="string" office:string-value="" calcext:value-type="error">
            <text:p>#N/A</text:p>
          </table:table-cell>
          <table:table-cell table:formula="of:=VLOOKUP([.$A23]&amp;&quot;_&quot;&amp;[.L$4];dependencies;4;FALSE())" office:value-type="string" office:string-value="" calcext:value-type="error">
            <text:p>#N/A</text:p>
          </table:table-cell>
          <table:table-cell table:formula="of:=VLOOKUP([.$A23]&amp;&quot;_&quot;&amp;[.M$4];dependencies;4;FALSE())" office:value-type="string" office:string-value="" calcext:value-type="error">
            <text:p>#N/A</text:p>
          </table:table-cell>
          <table:table-cell table:formula="of:=VLOOKUP([.$A23]&amp;&quot;_&quot;&amp;[.N$4];dependencies;4;FALSE())" office:value-type="string" office:string-value="" calcext:value-type="error">
            <text:p>#N/A</text:p>
          </table:table-cell>
          <table:table-cell table:formula="of:=VLOOKUP([.$A23]&amp;&quot;_&quot;&amp;[.O$4];dependencies;4;FALSE())" office:value-type="string" office:string-value="" calcext:value-type="error">
            <text:p>#N/A</text:p>
          </table:table-cell>
          <table:table-cell table:formula="of:=VLOOKUP([.$A23]&amp;&quot;_&quot;&amp;[.P$4];dependencies;4;FALSE())" office:value-type="string" office:string-value="" calcext:value-type="error">
            <text:p>#N/A</text:p>
          </table:table-cell>
          <table:table-cell table:formula="of:=VLOOKUP([.$A23]&amp;&quot;_&quot;&amp;[.Q$4];dependencies;4;FALSE())" office:value-type="string" office:string-value="" calcext:value-type="error">
            <text:p>#N/A</text:p>
          </table:table-cell>
          <table:table-cell table:formula="of:=VLOOKUP([.$A23]&amp;&quot;_&quot;&amp;[.R$4];dependencies;4;FALSE())" office:value-type="string" office:string-value="" calcext:value-type="error">
            <text:p>#N/A</text:p>
          </table:table-cell>
          <table:table-cell table:formula="of:=VLOOKUP([.$A23]&amp;&quot;_&quot;&amp;[.S$4];dependencies;4;FALSE())" office:value-type="string" office:string-value="" calcext:value-type="error">
            <text:p>#N/A</text:p>
          </table:table-cell>
          <table:table-cell table:formula="of:=VLOOKUP([.$A23]&amp;&quot;_&quot;&amp;[.T$4];dependencies;4;FALSE())" office:value-type="string" office:string-value="" calcext:value-type="error">
            <text:p>#N/A</text:p>
          </table:table-cell>
          <table:table-cell table:style-name="ce18" table:formula="of:=VLOOKUP([.$A23]&amp;&quot;_&quot;&amp;[.U$4];dependencies;4;FALSE())" office:value-type="float" office:value="1" calcext:value-type="float">
            <text:p>1</text:p>
          </table:table-cell>
          <table:table-cell table:formula="of:=VLOOKUP([.$A23]&amp;&quot;_&quot;&amp;[.V$4];dependencies;4;FALSE())" office:value-type="float" office:value="1" calcext:value-type="float">
            <text:p>1</text:p>
          </table:table-cell>
          <table:table-cell table:formula="of:=VLOOKUP([.$A23]&amp;&quot;_&quot;&amp;[.W$4];dependencies;4;FALSE())" office:value-type="string" office:string-value="" calcext:value-type="error">
            <text:p>#N/A</text:p>
          </table:table-cell>
          <table:table-cell table:formula="of:=VLOOKUP([.$A23]&amp;&quot;_&quot;&amp;[.X$4];dependencies;4;FALSE())" office:value-type="float" office:value="1" calcext:value-type="float">
            <text:p>1</text:p>
          </table:table-cell>
          <table:table-cell table:formula="of:=VLOOKUP([.$A23]&amp;&quot;_&quot;&amp;[.Y$4];dependencies;4;FALSE())" office:value-type="string" office:string-value="" calcext:value-type="error">
            <text:p>#N/A</text:p>
          </table:table-cell>
          <table:table-cell table:formula="of:=VLOOKUP([.$A23]&amp;&quot;_&quot;&amp;[.Z$4];dependencies;4;FALSE())" office:value-type="string" office:string-value="" calcext:value-type="error">
            <text:p>#N/A</text:p>
          </table:table-cell>
          <table:table-cell table:formula="of:=VLOOKUP([.$A23]&amp;&quot;_&quot;&amp;[.AA$4];dependencies;4;FALSE())" office:value-type="string" office:string-value="" calcext:value-type="error">
            <text:p>#N/A</text:p>
          </table:table-cell>
          <table:table-cell table:formula="of:=VLOOKUP([.$A23]&amp;&quot;_&quot;&amp;[.AB$4];dependencies;4;FALSE())" office:value-type="string" office:string-value="" calcext:value-type="error">
            <text:p>#N/A</text:p>
          </table:table-cell>
          <table:table-cell table:formula="of:=VLOOKUP([.$A23]&amp;&quot;_&quot;&amp;[.AC$4];dependencies;4;FALSE())" office:value-type="string" office:string-value="" calcext:value-type="error">
            <text:p>#N/A</text:p>
          </table:table-cell>
          <table:table-cell table:formula="of:=VLOOKUP([.$A23]&amp;&quot;_&quot;&amp;[.AD$4];dependencies;4;FALSE())" office:value-type="string" office:string-value="" calcext:value-type="error">
            <text:p>#N/A</text:p>
          </table:table-cell>
          <table:table-cell/>
          <table:table-cell table:formula="of:=VLOOKUP([.$A23]&amp;&quot;_&quot;&amp;[.AF$4];dependencies;4;FALSE())" office:value-type="float" office:value="2" calcext:value-type="float">
            <text:p>2</text:p>
          </table:table-cell>
          <table:table-cell table:formula="of:=VLOOKUP([.$A23]&amp;&quot;_&quot;&amp;[.AG$4];dependencies;4;FALSE())" office:value-type="string" office:string-value="" calcext:value-type="error">
            <text:p>#N/A</text:p>
          </table:table-cell>
          <table:table-cell table:formula="of:=VLOOKUP([.$A23]&amp;&quot;_&quot;&amp;[.AH$4];dependencies;4;FALSE())" office:value-type="string" office:string-value="" calcext:value-type="error">
            <text:p>#N/A</text:p>
          </table:table-cell>
          <table:table-cell table:formula="of:=VLOOKUP([.$A23]&amp;&quot;_&quot;&amp;[.AI$4];dependencies;4;FALSE())" office:value-type="float" office:value="2" calcext:value-type="float">
            <text:p>2</text:p>
          </table:table-cell>
          <table:table-cell table:formula="of:=VLOOKUP([.$A23]&amp;&quot;_&quot;&amp;[.AJ$4];dependencies;4;FALSE())" office:value-type="string" office:string-value="" calcext:value-type="error">
            <text:p>#N/A</text:p>
          </table:table-cell>
          <table:table-cell table:formula="of:=VLOOKUP([.$A23]&amp;&quot;_&quot;&amp;[.AK$4];dependencies;4;FALSE())" office:value-type="float" office:value="1" calcext:value-type="float">
            <text:p>1</text:p>
          </table:table-cell>
          <table:table-cell table:formula="of:=VLOOKUP([.$A23]&amp;&quot;_&quot;&amp;[.AL$4];dependencies;4;FALSE(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rdano-sl-binary</text:p>
          </table:table-cell>
          <table:table-cell table:formula="of:=COUNTIF([.B24:.GG24]; &quot;&gt; 0&quot;)" office:value-type="float" office:value="6" calcext:value-type="float">
            <text:p>6</text:p>
          </table:table-cell>
          <table:table-cell table:formula="of:=VLOOKUP([.$A24]&amp;&quot;_&quot;&amp;[.C$4];dependencies;4;FALSE())" office:value-type="string" office:string-value="" calcext:value-type="error">
            <text:p>#N/A</text:p>
          </table:table-cell>
          <table:table-cell table:formula="of:=VLOOKUP([.$A24]&amp;&quot;_&quot;&amp;[.D$4];dependencies;4;FALSE())" office:value-type="string" office:string-value="" calcext:value-type="error">
            <text:p>#N/A</text:p>
          </table:table-cell>
          <table:table-cell table:formula="of:=VLOOKUP([.$A24]&amp;&quot;_&quot;&amp;[.E$4];dependencies;4;FALSE())" office:value-type="string" office:string-value="" calcext:value-type="error">
            <text:p>#N/A</text:p>
          </table:table-cell>
          <table:table-cell table:formula="of:=VLOOKUP([.$A24]&amp;&quot;_&quot;&amp;[.F$4];dependencies;4;FALSE())" office:value-type="string" office:string-value="" calcext:value-type="error">
            <text:p>#N/A</text:p>
          </table:table-cell>
          <table:table-cell table:formula="of:=VLOOKUP([.$A24]&amp;&quot;_&quot;&amp;[.G$4];dependencies;4;FALSE())" office:value-type="string" office:string-value="" calcext:value-type="error">
            <text:p>#N/A</text:p>
          </table:table-cell>
          <table:table-cell table:formula="of:=VLOOKUP([.$A24]&amp;&quot;_&quot;&amp;[.H$4];dependencies;4;FALSE())" office:value-type="string" office:string-value="" calcext:value-type="error">
            <text:p>#N/A</text:p>
          </table:table-cell>
          <table:table-cell table:formula="of:=VLOOKUP([.$A24]&amp;&quot;_&quot;&amp;[.I$4];dependencies;4;FALSE())" office:value-type="string" office:string-value="" calcext:value-type="error">
            <text:p>#N/A</text:p>
          </table:table-cell>
          <table:table-cell table:formula="of:=VLOOKUP([.$A24]&amp;&quot;_&quot;&amp;[.J$4];dependencies;4;FALSE())" office:value-type="string" office:string-value="" calcext:value-type="error">
            <text:p>#N/A</text:p>
          </table:table-cell>
          <table:table-cell table:formula="of:=VLOOKUP([.$A24]&amp;&quot;_&quot;&amp;[.K$4];dependencies;4;FALSE())" office:value-type="string" office:string-value="" calcext:value-type="error">
            <text:p>#N/A</text:p>
          </table:table-cell>
          <table:table-cell table:formula="of:=VLOOKUP([.$A24]&amp;&quot;_&quot;&amp;[.L$4];dependencies;4;FALSE())" office:value-type="string" office:string-value="" calcext:value-type="error">
            <text:p>#N/A</text:p>
          </table:table-cell>
          <table:table-cell table:formula="of:=VLOOKUP([.$A24]&amp;&quot;_&quot;&amp;[.M$4];dependencies;4;FALSE())" office:value-type="string" office:string-value="" calcext:value-type="error">
            <text:p>#N/A</text:p>
          </table:table-cell>
          <table:table-cell table:formula="of:=VLOOKUP([.$A24]&amp;&quot;_&quot;&amp;[.N$4];dependencies;4;FALSE())" office:value-type="string" office:string-value="" calcext:value-type="error">
            <text:p>#N/A</text:p>
          </table:table-cell>
          <table:table-cell table:formula="of:=VLOOKUP([.$A24]&amp;&quot;_&quot;&amp;[.O$4];dependencies;4;FALSE())" office:value-type="string" office:string-value="" calcext:value-type="error">
            <text:p>#N/A</text:p>
          </table:table-cell>
          <table:table-cell table:formula="of:=VLOOKUP([.$A24]&amp;&quot;_&quot;&amp;[.P$4];dependencies;4;FALSE())" office:value-type="string" office:string-value="" calcext:value-type="error">
            <text:p>#N/A</text:p>
          </table:table-cell>
          <table:table-cell table:formula="of:=VLOOKUP([.$A24]&amp;&quot;_&quot;&amp;[.Q$4];dependencies;4;FALSE())" office:value-type="string" office:string-value="" calcext:value-type="error">
            <text:p>#N/A</text:p>
          </table:table-cell>
          <table:table-cell table:formula="of:=VLOOKUP([.$A24]&amp;&quot;_&quot;&amp;[.R$4];dependencies;4;FALSE())" office:value-type="string" office:string-value="" calcext:value-type="error">
            <text:p>#N/A</text:p>
          </table:table-cell>
          <table:table-cell table:formula="of:=VLOOKUP([.$A24]&amp;&quot;_&quot;&amp;[.S$4];dependencies;4;FALSE())" office:value-type="string" office:string-value="" calcext:value-type="error">
            <text:p>#N/A</text:p>
          </table:table-cell>
          <table:table-cell table:formula="of:=VLOOKUP([.$A24]&amp;&quot;_&quot;&amp;[.T$4];dependencies;4;FALSE())" office:value-type="string" office:string-value="" calcext:value-type="error">
            <text:p>#N/A</text:p>
          </table:table-cell>
          <table:table-cell table:formula="of:=VLOOKUP([.$A24]&amp;&quot;_&quot;&amp;[.U$4];dependencies;4;FALSE())" office:value-type="string" office:string-value="" calcext:value-type="error">
            <text:p>#N/A</text:p>
          </table:table-cell>
          <table:table-cell table:style-name="ce18" table:formula="of:=VLOOKUP([.$A24]&amp;&quot;_&quot;&amp;[.V$4];dependencies;4;FALSE())" office:value-type="float" office:value="1" calcext:value-type="float">
            <text:p>1</text:p>
          </table:table-cell>
          <table:table-cell table:formula="of:=VLOOKUP([.$A24]&amp;&quot;_&quot;&amp;[.W$4];dependencies;4;FALSE())" office:value-type="string" office:string-value="" calcext:value-type="error">
            <text:p>#N/A</text:p>
          </table:table-cell>
          <table:table-cell table:formula="of:=VLOOKUP([.$A24]&amp;&quot;_&quot;&amp;[.X$4];dependencies;4;FALSE())" office:value-type="float" office:value="1" calcext:value-type="float">
            <text:p>1</text:p>
          </table:table-cell>
          <table:table-cell table:formula="of:=VLOOKUP([.$A24]&amp;&quot;_&quot;&amp;[.Y$4];dependencies;4;FALSE())" office:value-type="string" office:string-value="" calcext:value-type="error">
            <text:p>#N/A</text:p>
          </table:table-cell>
          <table:table-cell table:formula="of:=VLOOKUP([.$A24]&amp;&quot;_&quot;&amp;[.Z$4];dependencies;4;FALSE())" office:value-type="string" office:string-value="" calcext:value-type="error">
            <text:p>#N/A</text:p>
          </table:table-cell>
          <table:table-cell table:formula="of:=VLOOKUP([.$A24]&amp;&quot;_&quot;&amp;[.AA$4];dependencies;4;FALSE())" office:value-type="string" office:string-value="" calcext:value-type="error">
            <text:p>#N/A</text:p>
          </table:table-cell>
          <table:table-cell table:formula="of:=VLOOKUP([.$A24]&amp;&quot;_&quot;&amp;[.AB$4];dependencies;4;FALSE())" office:value-type="string" office:string-value="" calcext:value-type="error">
            <text:p>#N/A</text:p>
          </table:table-cell>
          <table:table-cell table:formula="of:=VLOOKUP([.$A24]&amp;&quot;_&quot;&amp;[.AC$4];dependencies;4;FALSE())" office:value-type="string" office:string-value="" calcext:value-type="error">
            <text:p>#N/A</text:p>
          </table:table-cell>
          <table:table-cell table:formula="of:=VLOOKUP([.$A24]&amp;&quot;_&quot;&amp;[.AD$4];dependencies;4;FALSE())" office:value-type="string" office:string-value="" calcext:value-type="error">
            <text:p>#N/A</text:p>
          </table:table-cell>
          <table:table-cell/>
          <table:table-cell table:formula="of:=VLOOKUP([.$A24]&amp;&quot;_&quot;&amp;[.AF$4];dependencies;4;FALSE())" office:value-type="float" office:value="2" calcext:value-type="float">
            <text:p>2</text:p>
          </table:table-cell>
          <table:table-cell table:formula="of:=VLOOKUP([.$A24]&amp;&quot;_&quot;&amp;[.AG$4];dependencies;4;FALSE())" office:value-type="string" office:string-value="" calcext:value-type="error">
            <text:p>#N/A</text:p>
          </table:table-cell>
          <table:table-cell table:formula="of:=VLOOKUP([.$A24]&amp;&quot;_&quot;&amp;[.AH$4];dependencies;4;FALSE())" office:value-type="string" office:string-value="" calcext:value-type="error">
            <text:p>#N/A</text:p>
          </table:table-cell>
          <table:table-cell table:formula="of:=VLOOKUP([.$A24]&amp;&quot;_&quot;&amp;[.AI$4];dependencies;4;FALSE())" office:value-type="float" office:value="1" calcext:value-type="float">
            <text:p>1</text:p>
          </table:table-cell>
          <table:table-cell table:formula="of:=VLOOKUP([.$A24]&amp;&quot;_&quot;&amp;[.AJ$4];dependencies;4;FALSE())" office:value-type="string" office:string-value="" calcext:value-type="error">
            <text:p>#N/A</text:p>
          </table:table-cell>
          <table:table-cell table:formula="of:=VLOOKUP([.$A24]&amp;&quot;_&quot;&amp;[.AK$4];dependencies;4;FALSE())" office:value-type="float" office:value="1" calcext:value-type="float">
            <text:p>1</text:p>
          </table:table-cell>
          <table:table-cell table:formula="of:=VLOOKUP([.$A24]&amp;&quot;_&quot;&amp;[.AL$4];dependencies;4;FALSE(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rdano-sl-networking</text:p>
          </table:table-cell>
          <table:table-cell table:formula="of:=COUNTIF([.B25:.GG25]; &quot;&gt; 0&quot;)" office:value-type="float" office:value="6" calcext:value-type="float">
            <text:p>6</text:p>
          </table:table-cell>
          <table:table-cell table:formula="of:=VLOOKUP([.$A25]&amp;&quot;_&quot;&amp;[.C$4];dependencies;4;FALSE())" office:value-type="string" office:string-value="" calcext:value-type="error">
            <text:p>#N/A</text:p>
          </table:table-cell>
          <table:table-cell table:formula="of:=VLOOKUP([.$A25]&amp;&quot;_&quot;&amp;[.D$4];dependencies;4;FALSE())" office:value-type="string" office:string-value="" calcext:value-type="error">
            <text:p>#N/A</text:p>
          </table:table-cell>
          <table:table-cell table:formula="of:=VLOOKUP([.$A25]&amp;&quot;_&quot;&amp;[.E$4];dependencies;4;FALSE())" office:value-type="string" office:string-value="" calcext:value-type="error">
            <text:p>#N/A</text:p>
          </table:table-cell>
          <table:table-cell table:formula="of:=VLOOKUP([.$A25]&amp;&quot;_&quot;&amp;[.F$4];dependencies;4;FALSE())" office:value-type="string" office:string-value="" calcext:value-type="error">
            <text:p>#N/A</text:p>
          </table:table-cell>
          <table:table-cell table:formula="of:=VLOOKUP([.$A25]&amp;&quot;_&quot;&amp;[.G$4];dependencies;4;FALSE())" office:value-type="string" office:string-value="" calcext:value-type="error">
            <text:p>#N/A</text:p>
          </table:table-cell>
          <table:table-cell table:formula="of:=VLOOKUP([.$A25]&amp;&quot;_&quot;&amp;[.H$4];dependencies;4;FALSE())" office:value-type="string" office:string-value="" calcext:value-type="error">
            <text:p>#N/A</text:p>
          </table:table-cell>
          <table:table-cell table:formula="of:=VLOOKUP([.$A25]&amp;&quot;_&quot;&amp;[.I$4];dependencies;4;FALSE())" office:value-type="string" office:string-value="" calcext:value-type="error">
            <text:p>#N/A</text:p>
          </table:table-cell>
          <table:table-cell table:formula="of:=VLOOKUP([.$A25]&amp;&quot;_&quot;&amp;[.J$4];dependencies;4;FALSE())" office:value-type="string" office:string-value="" calcext:value-type="error">
            <text:p>#N/A</text:p>
          </table:table-cell>
          <table:table-cell table:formula="of:=VLOOKUP([.$A25]&amp;&quot;_&quot;&amp;[.K$4];dependencies;4;FALSE())" office:value-type="string" office:string-value="" calcext:value-type="error">
            <text:p>#N/A</text:p>
          </table:table-cell>
          <table:table-cell table:formula="of:=VLOOKUP([.$A25]&amp;&quot;_&quot;&amp;[.L$4];dependencies;4;FALSE())" office:value-type="string" office:string-value="" calcext:value-type="error">
            <text:p>#N/A</text:p>
          </table:table-cell>
          <table:table-cell table:formula="of:=VLOOKUP([.$A25]&amp;&quot;_&quot;&amp;[.M$4];dependencies;4;FALSE())" office:value-type="string" office:string-value="" calcext:value-type="error">
            <text:p>#N/A</text:p>
          </table:table-cell>
          <table:table-cell table:formula="of:=VLOOKUP([.$A25]&amp;&quot;_&quot;&amp;[.N$4];dependencies;4;FALSE())" office:value-type="string" office:string-value="" calcext:value-type="error">
            <text:p>#N/A</text:p>
          </table:table-cell>
          <table:table-cell table:formula="of:=VLOOKUP([.$A25]&amp;&quot;_&quot;&amp;[.O$4];dependencies;4;FALSE())" office:value-type="string" office:string-value="" calcext:value-type="error">
            <text:p>#N/A</text:p>
          </table:table-cell>
          <table:table-cell table:formula="of:=VLOOKUP([.$A25]&amp;&quot;_&quot;&amp;[.P$4];dependencies;4;FALSE())" office:value-type="string" office:string-value="" calcext:value-type="error">
            <text:p>#N/A</text:p>
          </table:table-cell>
          <table:table-cell table:formula="of:=VLOOKUP([.$A25]&amp;&quot;_&quot;&amp;[.Q$4];dependencies;4;FALSE())" office:value-type="string" office:string-value="" calcext:value-type="error">
            <text:p>#N/A</text:p>
          </table:table-cell>
          <table:table-cell table:formula="of:=VLOOKUP([.$A25]&amp;&quot;_&quot;&amp;[.R$4];dependencies;4;FALSE())" office:value-type="string" office:string-value="" calcext:value-type="error">
            <text:p>#N/A</text:p>
          </table:table-cell>
          <table:table-cell table:formula="of:=VLOOKUP([.$A25]&amp;&quot;_&quot;&amp;[.S$4];dependencies;4;FALSE())" office:value-type="string" office:string-value="" calcext:value-type="error">
            <text:p>#N/A</text:p>
          </table:table-cell>
          <table:table-cell table:formula="of:=VLOOKUP([.$A25]&amp;&quot;_&quot;&amp;[.T$4];dependencies;4;FALSE())" office:value-type="string" office:string-value="" calcext:value-type="error">
            <text:p>#N/A</text:p>
          </table:table-cell>
          <table:table-cell table:formula="of:=VLOOKUP([.$A25]&amp;&quot;_&quot;&amp;[.U$4];dependencies;4;FALSE())" office:value-type="string" office:string-value="" calcext:value-type="error">
            <text:p>#N/A</text:p>
          </table:table-cell>
          <table:table-cell table:formula="of:=VLOOKUP([.$A25]&amp;&quot;_&quot;&amp;[.V$4];dependencies;4;FALSE())" office:value-type="string" office:string-value="" calcext:value-type="error">
            <text:p>#N/A</text:p>
          </table:table-cell>
          <table:table-cell table:style-name="ce18" table:formula="of:=VLOOKUP([.$A25]&amp;&quot;_&quot;&amp;[.W$4];dependencies;4;FALSE())" office:value-type="float" office:value="1" calcext:value-type="float">
            <text:p>1</text:p>
          </table:table-cell>
          <table:table-cell table:formula="of:=VLOOKUP([.$A25]&amp;&quot;_&quot;&amp;[.X$4];dependencies;4;FALSE())" office:value-type="float" office:value="1" calcext:value-type="float">
            <text:p>1</text:p>
          </table:table-cell>
          <table:table-cell table:formula="of:=VLOOKUP([.$A25]&amp;&quot;_&quot;&amp;[.Y$4];dependencies;4;FALSE())" office:value-type="string" office:string-value="" calcext:value-type="error">
            <text:p>#N/A</text:p>
          </table:table-cell>
          <table:table-cell table:formula="of:=VLOOKUP([.$A25]&amp;&quot;_&quot;&amp;[.Z$4];dependencies;4;FALSE())" office:value-type="string" office:string-value="" calcext:value-type="error">
            <text:p>#N/A</text:p>
          </table:table-cell>
          <table:table-cell table:formula="of:=VLOOKUP([.$A25]&amp;&quot;_&quot;&amp;[.AA$4];dependencies;4;FALSE())" office:value-type="string" office:string-value="" calcext:value-type="error">
            <text:p>#N/A</text:p>
          </table:table-cell>
          <table:table-cell table:formula="of:=VLOOKUP([.$A25]&amp;&quot;_&quot;&amp;[.AB$4];dependencies;4;FALSE())" office:value-type="string" office:string-value="" calcext:value-type="error">
            <text:p>#N/A</text:p>
          </table:table-cell>
          <table:table-cell table:formula="of:=VLOOKUP([.$A25]&amp;&quot;_&quot;&amp;[.AC$4];dependencies;4;FALSE())" office:value-type="string" office:string-value="" calcext:value-type="error">
            <text:p>#N/A</text:p>
          </table:table-cell>
          <table:table-cell table:formula="of:=VLOOKUP([.$A25]&amp;&quot;_&quot;&amp;[.AD$4];dependencies;4;FALSE())" office:value-type="string" office:string-value="" calcext:value-type="error">
            <text:p>#N/A</text:p>
          </table:table-cell>
          <table:table-cell/>
          <table:table-cell table:formula="of:=VLOOKUP([.$A25]&amp;&quot;_&quot;&amp;[.AF$4];dependencies;4;FALSE())" office:value-type="float" office:value="2" calcext:value-type="float">
            <text:p>2</text:p>
          </table:table-cell>
          <table:table-cell table:formula="of:=VLOOKUP([.$A25]&amp;&quot;_&quot;&amp;[.AG$4];dependencies;4;FALSE())" office:value-type="string" office:string-value="" calcext:value-type="error">
            <text:p>#N/A</text:p>
          </table:table-cell>
          <table:table-cell table:formula="of:=VLOOKUP([.$A25]&amp;&quot;_&quot;&amp;[.AH$4];dependencies;4;FALSE())" office:value-type="string" office:string-value="" calcext:value-type="error">
            <text:p>#N/A</text:p>
          </table:table-cell>
          <table:table-cell table:formula="of:=VLOOKUP([.$A25]&amp;&quot;_&quot;&amp;[.AI$4];dependencies;4;FALSE())" office:value-type="float" office:value="1" calcext:value-type="float">
            <text:p>1</text:p>
          </table:table-cell>
          <table:table-cell table:formula="of:=VLOOKUP([.$A25]&amp;&quot;_&quot;&amp;[.AJ$4];dependencies;4;FALSE())" office:value-type="string" office:string-value="" calcext:value-type="error">
            <text:p>#N/A</text:p>
          </table:table-cell>
          <table:table-cell table:formula="of:=VLOOKUP([.$A25]&amp;&quot;_&quot;&amp;[.AK$4];dependencies;4;FALSE())" office:value-type="float" office:value="1" calcext:value-type="float">
            <text:p>1</text:p>
          </table:table-cell>
          <table:table-cell table:formula="of:=VLOOKUP([.$A25]&amp;&quot;_&quot;&amp;[.AL$4];dependencies;4;FALSE(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rdano-sl-util</text:p>
          </table:table-cell>
          <table:table-cell table:formula="of:=COUNTIF([.B26:.GG26]; &quot;&gt; 0&quot;)" office:value-type="float" office:value="5" calcext:value-type="float">
            <text:p>5</text:p>
          </table:table-cell>
          <table:table-cell table:formula="of:=VLOOKUP([.$A26]&amp;&quot;_&quot;&amp;[.C$4];dependencies;4;FALSE())" office:value-type="string" office:string-value="" calcext:value-type="error">
            <text:p>#N/A</text:p>
          </table:table-cell>
          <table:table-cell table:formula="of:=VLOOKUP([.$A26]&amp;&quot;_&quot;&amp;[.D$4];dependencies;4;FALSE())" office:value-type="string" office:string-value="" calcext:value-type="error">
            <text:p>#N/A</text:p>
          </table:table-cell>
          <table:table-cell table:formula="of:=VLOOKUP([.$A26]&amp;&quot;_&quot;&amp;[.E$4];dependencies;4;FALSE())" office:value-type="string" office:string-value="" calcext:value-type="error">
            <text:p>#N/A</text:p>
          </table:table-cell>
          <table:table-cell table:formula="of:=VLOOKUP([.$A26]&amp;&quot;_&quot;&amp;[.F$4];dependencies;4;FALSE())" office:value-type="string" office:string-value="" calcext:value-type="error">
            <text:p>#N/A</text:p>
          </table:table-cell>
          <table:table-cell table:formula="of:=VLOOKUP([.$A26]&amp;&quot;_&quot;&amp;[.G$4];dependencies;4;FALSE())" office:value-type="string" office:string-value="" calcext:value-type="error">
            <text:p>#N/A</text:p>
          </table:table-cell>
          <table:table-cell table:formula="of:=VLOOKUP([.$A26]&amp;&quot;_&quot;&amp;[.H$4];dependencies;4;FALSE())" office:value-type="string" office:string-value="" calcext:value-type="error">
            <text:p>#N/A</text:p>
          </table:table-cell>
          <table:table-cell table:formula="of:=VLOOKUP([.$A26]&amp;&quot;_&quot;&amp;[.I$4];dependencies;4;FALSE())" office:value-type="string" office:string-value="" calcext:value-type="error">
            <text:p>#N/A</text:p>
          </table:table-cell>
          <table:table-cell table:formula="of:=VLOOKUP([.$A26]&amp;&quot;_&quot;&amp;[.J$4];dependencies;4;FALSE())" office:value-type="string" office:string-value="" calcext:value-type="error">
            <text:p>#N/A</text:p>
          </table:table-cell>
          <table:table-cell table:formula="of:=VLOOKUP([.$A26]&amp;&quot;_&quot;&amp;[.K$4];dependencies;4;FALSE())" office:value-type="string" office:string-value="" calcext:value-type="error">
            <text:p>#N/A</text:p>
          </table:table-cell>
          <table:table-cell table:formula="of:=VLOOKUP([.$A26]&amp;&quot;_&quot;&amp;[.L$4];dependencies;4;FALSE())" office:value-type="string" office:string-value="" calcext:value-type="error">
            <text:p>#N/A</text:p>
          </table:table-cell>
          <table:table-cell table:formula="of:=VLOOKUP([.$A26]&amp;&quot;_&quot;&amp;[.M$4];dependencies;4;FALSE())" office:value-type="string" office:string-value="" calcext:value-type="error">
            <text:p>#N/A</text:p>
          </table:table-cell>
          <table:table-cell table:formula="of:=VLOOKUP([.$A26]&amp;&quot;_&quot;&amp;[.N$4];dependencies;4;FALSE())" office:value-type="string" office:string-value="" calcext:value-type="error">
            <text:p>#N/A</text:p>
          </table:table-cell>
          <table:table-cell table:formula="of:=VLOOKUP([.$A26]&amp;&quot;_&quot;&amp;[.O$4];dependencies;4;FALSE())" office:value-type="string" office:string-value="" calcext:value-type="error">
            <text:p>#N/A</text:p>
          </table:table-cell>
          <table:table-cell table:formula="of:=VLOOKUP([.$A26]&amp;&quot;_&quot;&amp;[.P$4];dependencies;4;FALSE())" office:value-type="string" office:string-value="" calcext:value-type="error">
            <text:p>#N/A</text:p>
          </table:table-cell>
          <table:table-cell table:formula="of:=VLOOKUP([.$A26]&amp;&quot;_&quot;&amp;[.Q$4];dependencies;4;FALSE())" office:value-type="string" office:string-value="" calcext:value-type="error">
            <text:p>#N/A</text:p>
          </table:table-cell>
          <table:table-cell table:formula="of:=VLOOKUP([.$A26]&amp;&quot;_&quot;&amp;[.R$4];dependencies;4;FALSE())" office:value-type="string" office:string-value="" calcext:value-type="error">
            <text:p>#N/A</text:p>
          </table:table-cell>
          <table:table-cell table:formula="of:=VLOOKUP([.$A26]&amp;&quot;_&quot;&amp;[.S$4];dependencies;4;FALSE())" office:value-type="string" office:string-value="" calcext:value-type="error">
            <text:p>#N/A</text:p>
          </table:table-cell>
          <table:table-cell table:formula="of:=VLOOKUP([.$A26]&amp;&quot;_&quot;&amp;[.T$4];dependencies;4;FALSE())" office:value-type="string" office:string-value="" calcext:value-type="error">
            <text:p>#N/A</text:p>
          </table:table-cell>
          <table:table-cell table:formula="of:=VLOOKUP([.$A26]&amp;&quot;_&quot;&amp;[.U$4];dependencies;4;FALSE())" office:value-type="string" office:string-value="" calcext:value-type="error">
            <text:p>#N/A</text:p>
          </table:table-cell>
          <table:table-cell table:formula="of:=VLOOKUP([.$A26]&amp;&quot;_&quot;&amp;[.V$4];dependencies;4;FALSE())" office:value-type="string" office:string-value="" calcext:value-type="error">
            <text:p>#N/A</text:p>
          </table:table-cell>
          <table:table-cell table:formula="of:=VLOOKUP([.$A26]&amp;&quot;_&quot;&amp;[.W$4];dependencies;4;FALSE())" office:value-type="string" office:string-value="" calcext:value-type="error">
            <text:p>#N/A</text:p>
          </table:table-cell>
          <table:table-cell table:style-name="ce18" table:formula="of:=VLOOKUP([.$A26]&amp;&quot;_&quot;&amp;[.X$4];dependencies;4;FALSE())" office:value-type="float" office:value="1" calcext:value-type="float">
            <text:p>1</text:p>
          </table:table-cell>
          <table:table-cell table:formula="of:=VLOOKUP([.$A26]&amp;&quot;_&quot;&amp;[.Y$4];dependencies;4;FALSE())" office:value-type="string" office:string-value="" calcext:value-type="error">
            <text:p>#N/A</text:p>
          </table:table-cell>
          <table:table-cell table:formula="of:=VLOOKUP([.$A26]&amp;&quot;_&quot;&amp;[.Z$4];dependencies;4;FALSE())" office:value-type="string" office:string-value="" calcext:value-type="error">
            <text:p>#N/A</text:p>
          </table:table-cell>
          <table:table-cell table:formula="of:=VLOOKUP([.$A26]&amp;&quot;_&quot;&amp;[.AA$4];dependencies;4;FALSE())" office:value-type="string" office:string-value="" calcext:value-type="error">
            <text:p>#N/A</text:p>
          </table:table-cell>
          <table:table-cell table:formula="of:=VLOOKUP([.$A26]&amp;&quot;_&quot;&amp;[.AB$4];dependencies;4;FALSE())" office:value-type="string" office:string-value="" calcext:value-type="error">
            <text:p>#N/A</text:p>
          </table:table-cell>
          <table:table-cell table:formula="of:=VLOOKUP([.$A26]&amp;&quot;_&quot;&amp;[.AC$4];dependencies;4;FALSE())" office:value-type="string" office:string-value="" calcext:value-type="error">
            <text:p>#N/A</text:p>
          </table:table-cell>
          <table:table-cell table:formula="of:=VLOOKUP([.$A26]&amp;&quot;_&quot;&amp;[.AD$4];dependencies;4;FALSE())" office:value-type="string" office:string-value="" calcext:value-type="error">
            <text:p>#N/A</text:p>
          </table:table-cell>
          <table:table-cell/>
          <table:table-cell table:formula="of:=VLOOKUP([.$A26]&amp;&quot;_&quot;&amp;[.AF$4];dependencies;4;FALSE())" office:value-type="float" office:value="1" calcext:value-type="float">
            <text:p>1</text:p>
          </table:table-cell>
          <table:table-cell table:formula="of:=VLOOKUP([.$A26]&amp;&quot;_&quot;&amp;[.AG$4];dependencies;4;FALSE())" office:value-type="string" office:string-value="" calcext:value-type="error">
            <text:p>#N/A</text:p>
          </table:table-cell>
          <table:table-cell table:formula="of:=VLOOKUP([.$A26]&amp;&quot;_&quot;&amp;[.AH$4];dependencies;4;FALSE())" office:value-type="string" office:string-value="" calcext:value-type="error">
            <text:p>#N/A</text:p>
          </table:table-cell>
          <table:table-cell table:formula="of:=VLOOKUP([.$A26]&amp;&quot;_&quot;&amp;[.AI$4];dependencies;4;FALSE())" office:value-type="float" office:value="1" calcext:value-type="float">
            <text:p>1</text:p>
          </table:table-cell>
          <table:table-cell table:formula="of:=VLOOKUP([.$A26]&amp;&quot;_&quot;&amp;[.AJ$4];dependencies;4;FALSE())" office:value-type="string" office:string-value="" calcext:value-type="error">
            <text:p>#N/A</text:p>
          </table:table-cell>
          <table:table-cell table:formula="of:=VLOOKUP([.$A26]&amp;&quot;_&quot;&amp;[.AK$4];dependencies;4;FALSE())" office:value-type="float" office:value="1" calcext:value-type="float">
            <text:p>1</text:p>
          </table:table-cell>
          <table:table-cell table:formula="of:=VLOOKUP([.$A26]&amp;&quot;_&quot;&amp;[.AL$4];dependencies;4;FALSE(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rdano-sl-tools</text:p>
          </table:table-cell>
          <table:table-cell table:formula="of:=COUNTIF([.B27:.GG27]; &quot;&gt; 0&quot;)" office:value-type="float" office:value="2" calcext:value-type="float">
            <text:p>2</text:p>
          </table:table-cell>
          <table:table-cell table:formula="of:=VLOOKUP([.$A27]&amp;&quot;_&quot;&amp;[.C$4];dependencies;4;FALSE())" office:value-type="string" office:string-value="" calcext:value-type="error">
            <text:p>#N/A</text:p>
          </table:table-cell>
          <table:table-cell table:formula="of:=VLOOKUP([.$A27]&amp;&quot;_&quot;&amp;[.D$4];dependencies;4;FALSE())" office:value-type="string" office:string-value="" calcext:value-type="error">
            <text:p>#N/A</text:p>
          </table:table-cell>
          <table:table-cell table:formula="of:=VLOOKUP([.$A27]&amp;&quot;_&quot;&amp;[.E$4];dependencies;4;FALSE())" office:value-type="string" office:string-value="" calcext:value-type="error">
            <text:p>#N/A</text:p>
          </table:table-cell>
          <table:table-cell table:formula="of:=VLOOKUP([.$A27]&amp;&quot;_&quot;&amp;[.F$4];dependencies;4;FALSE())" office:value-type="string" office:string-value="" calcext:value-type="error">
            <text:p>#N/A</text:p>
          </table:table-cell>
          <table:table-cell table:formula="of:=VLOOKUP([.$A27]&amp;&quot;_&quot;&amp;[.G$4];dependencies;4;FALSE())" office:value-type="string" office:string-value="" calcext:value-type="error">
            <text:p>#N/A</text:p>
          </table:table-cell>
          <table:table-cell table:formula="of:=VLOOKUP([.$A27]&amp;&quot;_&quot;&amp;[.H$4];dependencies;4;FALSE())" office:value-type="string" office:string-value="" calcext:value-type="error">
            <text:p>#N/A</text:p>
          </table:table-cell>
          <table:table-cell table:formula="of:=VLOOKUP([.$A27]&amp;&quot;_&quot;&amp;[.I$4];dependencies;4;FALSE())" office:value-type="string" office:string-value="" calcext:value-type="error">
            <text:p>#N/A</text:p>
          </table:table-cell>
          <table:table-cell table:formula="of:=VLOOKUP([.$A27]&amp;&quot;_&quot;&amp;[.J$4];dependencies;4;FALSE())" office:value-type="string" office:string-value="" calcext:value-type="error">
            <text:p>#N/A</text:p>
          </table:table-cell>
          <table:table-cell table:formula="of:=VLOOKUP([.$A27]&amp;&quot;_&quot;&amp;[.K$4];dependencies;4;FALSE())" office:value-type="string" office:string-value="" calcext:value-type="error">
            <text:p>#N/A</text:p>
          </table:table-cell>
          <table:table-cell table:formula="of:=VLOOKUP([.$A27]&amp;&quot;_&quot;&amp;[.L$4];dependencies;4;FALSE())" office:value-type="string" office:string-value="" calcext:value-type="error">
            <text:p>#N/A</text:p>
          </table:table-cell>
          <table:table-cell table:formula="of:=VLOOKUP([.$A27]&amp;&quot;_&quot;&amp;[.M$4];dependencies;4;FALSE())" office:value-type="string" office:string-value="" calcext:value-type="error">
            <text:p>#N/A</text:p>
          </table:table-cell>
          <table:table-cell table:formula="of:=VLOOKUP([.$A27]&amp;&quot;_&quot;&amp;[.N$4];dependencies;4;FALSE())" office:value-type="string" office:string-value="" calcext:value-type="error">
            <text:p>#N/A</text:p>
          </table:table-cell>
          <table:table-cell table:formula="of:=VLOOKUP([.$A27]&amp;&quot;_&quot;&amp;[.O$4];dependencies;4;FALSE())" office:value-type="string" office:string-value="" calcext:value-type="error">
            <text:p>#N/A</text:p>
          </table:table-cell>
          <table:table-cell table:formula="of:=VLOOKUP([.$A27]&amp;&quot;_&quot;&amp;[.P$4];dependencies;4;FALSE())" office:value-type="string" office:string-value="" calcext:value-type="error">
            <text:p>#N/A</text:p>
          </table:table-cell>
          <table:table-cell table:formula="of:=VLOOKUP([.$A27]&amp;&quot;_&quot;&amp;[.Q$4];dependencies;4;FALSE())" office:value-type="string" office:string-value="" calcext:value-type="error">
            <text:p>#N/A</text:p>
          </table:table-cell>
          <table:table-cell table:formula="of:=VLOOKUP([.$A27]&amp;&quot;_&quot;&amp;[.R$4];dependencies;4;FALSE())" office:value-type="string" office:string-value="" calcext:value-type="error">
            <text:p>#N/A</text:p>
          </table:table-cell>
          <table:table-cell table:formula="of:=VLOOKUP([.$A27]&amp;&quot;_&quot;&amp;[.S$4];dependencies;4;FALSE())" office:value-type="string" office:string-value="" calcext:value-type="error">
            <text:p>#N/A</text:p>
          </table:table-cell>
          <table:table-cell table:formula="of:=VLOOKUP([.$A27]&amp;&quot;_&quot;&amp;[.T$4];dependencies;4;FALSE())" office:value-type="string" office:string-value="" calcext:value-type="error">
            <text:p>#N/A</text:p>
          </table:table-cell>
          <table:table-cell table:formula="of:=VLOOKUP([.$A27]&amp;&quot;_&quot;&amp;[.U$4];dependencies;4;FALSE())" office:value-type="string" office:string-value="" calcext:value-type="error">
            <text:p>#N/A</text:p>
          </table:table-cell>
          <table:table-cell table:formula="of:=VLOOKUP([.$A27]&amp;&quot;_&quot;&amp;[.V$4];dependencies;4;FALSE())" office:value-type="string" office:string-value="" calcext:value-type="error">
            <text:p>#N/A</text:p>
          </table:table-cell>
          <table:table-cell table:formula="of:=VLOOKUP([.$A27]&amp;&quot;_&quot;&amp;[.W$4];dependencies;4;FALSE())" office:value-type="string" office:string-value="" calcext:value-type="error">
            <text:p>#N/A</text:p>
          </table:table-cell>
          <table:table-cell table:formula="of:=VLOOKUP([.$A27]&amp;&quot;_&quot;&amp;[.X$4];dependencies;4;FALSE())" office:value-type="string" office:string-value="" calcext:value-type="error">
            <text:p>#N/A</text:p>
          </table:table-cell>
          <table:table-cell table:style-name="ce18" table:formula="of:=VLOOKUP([.$A27]&amp;&quot;_&quot;&amp;[.Y$4];dependencies;4;FALSE())" office:value-type="float" office:value="1" calcext:value-type="float">
            <text:p>1</text:p>
          </table:table-cell>
          <table:table-cell table:formula="of:=VLOOKUP([.$A27]&amp;&quot;_&quot;&amp;[.Z$4];dependencies;4;FALSE())" office:value-type="string" office:string-value="" calcext:value-type="error">
            <text:p>#N/A</text:p>
          </table:table-cell>
          <table:table-cell table:formula="of:=VLOOKUP([.$A27]&amp;&quot;_&quot;&amp;[.AA$4];dependencies;4;FALSE())" office:value-type="string" office:string-value="" calcext:value-type="error">
            <text:p>#N/A</text:p>
          </table:table-cell>
          <table:table-cell table:formula="of:=VLOOKUP([.$A27]&amp;&quot;_&quot;&amp;[.AB$4];dependencies;4;FALSE())" office:value-type="string" office:string-value="" calcext:value-type="error">
            <text:p>#N/A</text:p>
          </table:table-cell>
          <table:table-cell table:formula="of:=VLOOKUP([.$A27]&amp;&quot;_&quot;&amp;[.AC$4];dependencies;4;FALSE())" office:value-type="string" office:string-value="" calcext:value-type="error">
            <text:p>#N/A</text:p>
          </table:table-cell>
          <table:table-cell table:formula="of:=VLOOKUP([.$A27]&amp;&quot;_&quot;&amp;[.AD$4];dependencies;4;FALSE())" office:value-type="string" office:string-value="" calcext:value-type="error">
            <text:p>#N/A</text:p>
          </table:table-cell>
          <table:table-cell/>
          <table:table-cell table:formula="of:=VLOOKUP([.$A27]&amp;&quot;_&quot;&amp;[.AF$4];dependencies;4;FALSE())" office:value-type="string" office:string-value="" calcext:value-type="error">
            <text:p>#N/A</text:p>
          </table:table-cell>
          <table:table-cell table:formula="of:=VLOOKUP([.$A27]&amp;&quot;_&quot;&amp;[.AG$4];dependencies;4;FALSE())" office:value-type="string" office:string-value="" calcext:value-type="error">
            <text:p>#N/A</text:p>
          </table:table-cell>
          <table:table-cell table:formula="of:=VLOOKUP([.$A27]&amp;&quot;_&quot;&amp;[.AH$4];dependencies;4;FALSE())" office:value-type="string" office:string-value="" calcext:value-type="error">
            <text:p>#N/A</text:p>
          </table:table-cell>
          <table:table-cell table:formula="of:=VLOOKUP([.$A27]&amp;&quot;_&quot;&amp;[.AI$4];dependencies;4;FALSE())" office:value-type="string" office:string-value="" calcext:value-type="error">
            <text:p>#N/A</text:p>
          </table:table-cell>
          <table:table-cell table:formula="of:=VLOOKUP([.$A27]&amp;&quot;_&quot;&amp;[.AJ$4];dependencies;4;FALSE())" office:value-type="string" office:string-value="" calcext:value-type="error">
            <text:p>#N/A</text:p>
          </table:table-cell>
          <table:table-cell table:formula="of:=VLOOKUP([.$A27]&amp;&quot;_&quot;&amp;[.AK$4];dependencies;4;FALSE())" office:value-type="string" office:string-value="" calcext:value-type="error">
            <text:p>#N/A</text:p>
          </table:table-cell>
          <table:table-cell table:formula="of:=VLOOKUP([.$A27]&amp;&quot;_&quot;&amp;[.AL$4];dependencies;4;FALSE(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odule_24</text:p>
          </table:table-cell>
          <table:table-cell table:formula="of:=COUNTIF([.B28:.GG28]; &quot;&gt; 0&quot;)" office:value-type="float" office:value="0" calcext:value-type="float">
            <text:p>0</text:p>
          </table:table-cell>
          <table:table-cell table:formula="of:=VLOOKUP([.$A28]&amp;&quot;_&quot;&amp;[.C$4];dependencies;4;FALSE())" office:value-type="string" office:string-value="" calcext:value-type="error">
            <text:p>#N/A</text:p>
          </table:table-cell>
          <table:table-cell table:formula="of:=VLOOKUP([.$A28]&amp;&quot;_&quot;&amp;[.D$4];dependencies;4;FALSE())" office:value-type="string" office:string-value="" calcext:value-type="error">
            <text:p>#N/A</text:p>
          </table:table-cell>
          <table:table-cell table:formula="of:=VLOOKUP([.$A28]&amp;&quot;_&quot;&amp;[.E$4];dependencies;4;FALSE())" office:value-type="string" office:string-value="" calcext:value-type="error">
            <text:p>#N/A</text:p>
          </table:table-cell>
          <table:table-cell table:formula="of:=VLOOKUP([.$A28]&amp;&quot;_&quot;&amp;[.F$4];dependencies;4;FALSE())" office:value-type="string" office:string-value="" calcext:value-type="error">
            <text:p>#N/A</text:p>
          </table:table-cell>
          <table:table-cell table:formula="of:=VLOOKUP([.$A28]&amp;&quot;_&quot;&amp;[.G$4];dependencies;4;FALSE())" office:value-type="string" office:string-value="" calcext:value-type="error">
            <text:p>#N/A</text:p>
          </table:table-cell>
          <table:table-cell table:formula="of:=VLOOKUP([.$A28]&amp;&quot;_&quot;&amp;[.H$4];dependencies;4;FALSE())" office:value-type="string" office:string-value="" calcext:value-type="error">
            <text:p>#N/A</text:p>
          </table:table-cell>
          <table:table-cell table:formula="of:=VLOOKUP([.$A28]&amp;&quot;_&quot;&amp;[.I$4];dependencies;4;FALSE())" office:value-type="string" office:string-value="" calcext:value-type="error">
            <text:p>#N/A</text:p>
          </table:table-cell>
          <table:table-cell table:formula="of:=VLOOKUP([.$A28]&amp;&quot;_&quot;&amp;[.J$4];dependencies;4;FALSE())" office:value-type="string" office:string-value="" calcext:value-type="error">
            <text:p>#N/A</text:p>
          </table:table-cell>
          <table:table-cell table:formula="of:=VLOOKUP([.$A28]&amp;&quot;_&quot;&amp;[.K$4];dependencies;4;FALSE())" office:value-type="string" office:string-value="" calcext:value-type="error">
            <text:p>#N/A</text:p>
          </table:table-cell>
          <table:table-cell table:formula="of:=VLOOKUP([.$A28]&amp;&quot;_&quot;&amp;[.L$4];dependencies;4;FALSE())" office:value-type="string" office:string-value="" calcext:value-type="error">
            <text:p>#N/A</text:p>
          </table:table-cell>
          <table:table-cell table:formula="of:=VLOOKUP([.$A28]&amp;&quot;_&quot;&amp;[.M$4];dependencies;4;FALSE())" office:value-type="string" office:string-value="" calcext:value-type="error">
            <text:p>#N/A</text:p>
          </table:table-cell>
          <table:table-cell table:formula="of:=VLOOKUP([.$A28]&amp;&quot;_&quot;&amp;[.N$4];dependencies;4;FALSE())" office:value-type="string" office:string-value="" calcext:value-type="error">
            <text:p>#N/A</text:p>
          </table:table-cell>
          <table:table-cell table:formula="of:=VLOOKUP([.$A28]&amp;&quot;_&quot;&amp;[.O$4];dependencies;4;FALSE())" office:value-type="string" office:string-value="" calcext:value-type="error">
            <text:p>#N/A</text:p>
          </table:table-cell>
          <table:table-cell table:formula="of:=VLOOKUP([.$A28]&amp;&quot;_&quot;&amp;[.P$4];dependencies;4;FALSE())" office:value-type="string" office:string-value="" calcext:value-type="error">
            <text:p>#N/A</text:p>
          </table:table-cell>
          <table:table-cell table:formula="of:=VLOOKUP([.$A28]&amp;&quot;_&quot;&amp;[.Q$4];dependencies;4;FALSE())" office:value-type="string" office:string-value="" calcext:value-type="error">
            <text:p>#N/A</text:p>
          </table:table-cell>
          <table:table-cell table:formula="of:=VLOOKUP([.$A28]&amp;&quot;_&quot;&amp;[.R$4];dependencies;4;FALSE())" office:value-type="string" office:string-value="" calcext:value-type="error">
            <text:p>#N/A</text:p>
          </table:table-cell>
          <table:table-cell table:formula="of:=VLOOKUP([.$A28]&amp;&quot;_&quot;&amp;[.S$4];dependencies;4;FALSE())" office:value-type="string" office:string-value="" calcext:value-type="error">
            <text:p>#N/A</text:p>
          </table:table-cell>
          <table:table-cell table:formula="of:=VLOOKUP([.$A28]&amp;&quot;_&quot;&amp;[.T$4];dependencies;4;FALSE())" office:value-type="string" office:string-value="" calcext:value-type="error">
            <text:p>#N/A</text:p>
          </table:table-cell>
          <table:table-cell table:formula="of:=VLOOKUP([.$A28]&amp;&quot;_&quot;&amp;[.U$4];dependencies;4;FALSE())" office:value-type="string" office:string-value="" calcext:value-type="error">
            <text:p>#N/A</text:p>
          </table:table-cell>
          <table:table-cell table:formula="of:=VLOOKUP([.$A28]&amp;&quot;_&quot;&amp;[.V$4];dependencies;4;FALSE())" office:value-type="string" office:string-value="" calcext:value-type="error">
            <text:p>#N/A</text:p>
          </table:table-cell>
          <table:table-cell table:formula="of:=VLOOKUP([.$A28]&amp;&quot;_&quot;&amp;[.W$4];dependencies;4;FALSE())" office:value-type="string" office:string-value="" calcext:value-type="error">
            <text:p>#N/A</text:p>
          </table:table-cell>
          <table:table-cell table:formula="of:=VLOOKUP([.$A28]&amp;&quot;_&quot;&amp;[.X$4];dependencies;4;FALSE())" office:value-type="string" office:string-value="" calcext:value-type="error">
            <text:p>#N/A</text:p>
          </table:table-cell>
          <table:table-cell table:formula="of:=VLOOKUP([.$A28]&amp;&quot;_&quot;&amp;[.Y$4];dependencies;4;FALSE())" office:value-type="string" office:string-value="" calcext:value-type="error">
            <text:p>#N/A</text:p>
          </table:table-cell>
          <table:table-cell table:style-name="ce18" table:formula="of:=VLOOKUP([.$A28]&amp;&quot;_&quot;&amp;[.Z$4];dependencies;4;FALSE())" office:value-type="string" office:string-value="" calcext:value-type="error">
            <text:p>#N/A</text:p>
          </table:table-cell>
          <table:table-cell table:formula="of:=VLOOKUP([.$A28]&amp;&quot;_&quot;&amp;[.AA$4];dependencies;4;FALSE())" office:value-type="string" office:string-value="" calcext:value-type="error">
            <text:p>#N/A</text:p>
          </table:table-cell>
          <table:table-cell table:formula="of:=VLOOKUP([.$A28]&amp;&quot;_&quot;&amp;[.AB$4];dependencies;4;FALSE())" office:value-type="string" office:string-value="" calcext:value-type="error">
            <text:p>#N/A</text:p>
          </table:table-cell>
          <table:table-cell table:formula="of:=VLOOKUP([.$A28]&amp;&quot;_&quot;&amp;[.AC$4];dependencies;4;FALSE())" office:value-type="string" office:string-value="" calcext:value-type="error">
            <text:p>#N/A</text:p>
          </table:table-cell>
          <table:table-cell table:formula="of:=VLOOKUP([.$A28]&amp;&quot;_&quot;&amp;[.AD$4];dependencies;4;FALSE())" office:value-type="string" office:string-value="" calcext:value-type="error">
            <text:p>#N/A</text:p>
          </table:table-cell>
          <table:table-cell/>
          <table:table-cell table:formula="of:=VLOOKUP([.$A28]&amp;&quot;_&quot;&amp;[.AF$4];dependencies;4;FALSE())" office:value-type="string" office:string-value="" calcext:value-type="error">
            <text:p>#N/A</text:p>
          </table:table-cell>
          <table:table-cell table:formula="of:=VLOOKUP([.$A28]&amp;&quot;_&quot;&amp;[.AG$4];dependencies;4;FALSE())" office:value-type="string" office:string-value="" calcext:value-type="error">
            <text:p>#N/A</text:p>
          </table:table-cell>
          <table:table-cell table:formula="of:=VLOOKUP([.$A28]&amp;&quot;_&quot;&amp;[.AH$4];dependencies;4;FALSE())" office:value-type="string" office:string-value="" calcext:value-type="error">
            <text:p>#N/A</text:p>
          </table:table-cell>
          <table:table-cell table:formula="of:=VLOOKUP([.$A28]&amp;&quot;_&quot;&amp;[.AI$4];dependencies;4;FALSE())" office:value-type="string" office:string-value="" calcext:value-type="error">
            <text:p>#N/A</text:p>
          </table:table-cell>
          <table:table-cell table:formula="of:=VLOOKUP([.$A28]&amp;&quot;_&quot;&amp;[.AJ$4];dependencies;4;FALSE())" office:value-type="string" office:string-value="" calcext:value-type="error">
            <text:p>#N/A</text:p>
          </table:table-cell>
          <table:table-cell table:formula="of:=VLOOKUP([.$A28]&amp;&quot;_&quot;&amp;[.AK$4];dependencies;4;FALSE())" office:value-type="string" office:string-value="" calcext:value-type="error">
            <text:p>#N/A</text:p>
          </table:table-cell>
          <table:table-cell table:formula="of:=VLOOKUP([.$A28]&amp;&quot;_&quot;&amp;[.AL$4];dependencies;4;FALSE())" office:value-type="string" office:string-value="" calcext:value-type="error">
            <text:p>#N/A</text:p>
          </table:table-cell>
        </table:table-row>
        <table:table-row table:style-name="ro3">
          <table:table-cell office:value-type="string" calcext:value-type="string">
            <text:p>module_25</text:p>
          </table:table-cell>
          <table:table-cell table:formula="of:=COUNTIF([.B29:.GG29]; &quot;&gt; 0&quot;)" office:value-type="float" office:value="0" calcext:value-type="float">
            <text:p>0</text:p>
          </table:table-cell>
          <table:table-cell table:formula="of:=VLOOKUP([.$A29]&amp;&quot;_&quot;&amp;[.C$4];dependencies;4;FALSE())" office:value-type="string" office:string-value="" calcext:value-type="error">
            <text:p>#N/A</text:p>
          </table:table-cell>
          <table:table-cell table:formula="of:=VLOOKUP([.$A29]&amp;&quot;_&quot;&amp;[.D$4];dependencies;4;FALSE())" office:value-type="string" office:string-value="" calcext:value-type="error">
            <text:p>#N/A</text:p>
          </table:table-cell>
          <table:table-cell table:formula="of:=VLOOKUP([.$A29]&amp;&quot;_&quot;&amp;[.E$4];dependencies;4;FALSE())" office:value-type="string" office:string-value="" calcext:value-type="error">
            <text:p>#N/A</text:p>
          </table:table-cell>
          <table:table-cell table:formula="of:=VLOOKUP([.$A29]&amp;&quot;_&quot;&amp;[.F$4];dependencies;4;FALSE())" office:value-type="string" office:string-value="" calcext:value-type="error">
            <text:p>#N/A</text:p>
          </table:table-cell>
          <table:table-cell table:formula="of:=VLOOKUP([.$A29]&amp;&quot;_&quot;&amp;[.G$4];dependencies;4;FALSE())" office:value-type="string" office:string-value="" calcext:value-type="error">
            <text:p>#N/A</text:p>
          </table:table-cell>
          <table:table-cell table:formula="of:=VLOOKUP([.$A29]&amp;&quot;_&quot;&amp;[.H$4];dependencies;4;FALSE())" office:value-type="string" office:string-value="" calcext:value-type="error">
            <text:p>#N/A</text:p>
          </table:table-cell>
          <table:table-cell table:formula="of:=VLOOKUP([.$A29]&amp;&quot;_&quot;&amp;[.I$4];dependencies;4;FALSE())" office:value-type="string" office:string-value="" calcext:value-type="error">
            <text:p>#N/A</text:p>
          </table:table-cell>
          <table:table-cell table:formula="of:=VLOOKUP([.$A29]&amp;&quot;_&quot;&amp;[.J$4];dependencies;4;FALSE())" office:value-type="string" office:string-value="" calcext:value-type="error">
            <text:p>#N/A</text:p>
          </table:table-cell>
          <table:table-cell table:formula="of:=VLOOKUP([.$A29]&amp;&quot;_&quot;&amp;[.K$4];dependencies;4;FALSE())" office:value-type="string" office:string-value="" calcext:value-type="error">
            <text:p>#N/A</text:p>
          </table:table-cell>
          <table:table-cell table:formula="of:=VLOOKUP([.$A29]&amp;&quot;_&quot;&amp;[.L$4];dependencies;4;FALSE())" office:value-type="string" office:string-value="" calcext:value-type="error">
            <text:p>#N/A</text:p>
          </table:table-cell>
          <table:table-cell table:formula="of:=VLOOKUP([.$A29]&amp;&quot;_&quot;&amp;[.M$4];dependencies;4;FALSE())" office:value-type="string" office:string-value="" calcext:value-type="error">
            <text:p>#N/A</text:p>
          </table:table-cell>
          <table:table-cell table:formula="of:=VLOOKUP([.$A29]&amp;&quot;_&quot;&amp;[.N$4];dependencies;4;FALSE())" office:value-type="string" office:string-value="" calcext:value-type="error">
            <text:p>#N/A</text:p>
          </table:table-cell>
          <table:table-cell table:formula="of:=VLOOKUP([.$A29]&amp;&quot;_&quot;&amp;[.O$4];dependencies;4;FALSE())" office:value-type="string" office:string-value="" calcext:value-type="error">
            <text:p>#N/A</text:p>
          </table:table-cell>
          <table:table-cell table:formula="of:=VLOOKUP([.$A29]&amp;&quot;_&quot;&amp;[.P$4];dependencies;4;FALSE())" office:value-type="string" office:string-value="" calcext:value-type="error">
            <text:p>#N/A</text:p>
          </table:table-cell>
          <table:table-cell table:formula="of:=VLOOKUP([.$A29]&amp;&quot;_&quot;&amp;[.Q$4];dependencies;4;FALSE())" office:value-type="string" office:string-value="" calcext:value-type="error">
            <text:p>#N/A</text:p>
          </table:table-cell>
          <table:table-cell table:formula="of:=VLOOKUP([.$A29]&amp;&quot;_&quot;&amp;[.R$4];dependencies;4;FALSE())" office:value-type="string" office:string-value="" calcext:value-type="error">
            <text:p>#N/A</text:p>
          </table:table-cell>
          <table:table-cell table:formula="of:=VLOOKUP([.$A29]&amp;&quot;_&quot;&amp;[.S$4];dependencies;4;FALSE())" office:value-type="string" office:string-value="" calcext:value-type="error">
            <text:p>#N/A</text:p>
          </table:table-cell>
          <table:table-cell table:formula="of:=VLOOKUP([.$A29]&amp;&quot;_&quot;&amp;[.T$4];dependencies;4;FALSE())" office:value-type="string" office:string-value="" calcext:value-type="error">
            <text:p>#N/A</text:p>
          </table:table-cell>
          <table:table-cell table:formula="of:=VLOOKUP([.$A29]&amp;&quot;_&quot;&amp;[.U$4];dependencies;4;FALSE())" office:value-type="string" office:string-value="" calcext:value-type="error">
            <text:p>#N/A</text:p>
          </table:table-cell>
          <table:table-cell table:formula="of:=VLOOKUP([.$A29]&amp;&quot;_&quot;&amp;[.V$4];dependencies;4;FALSE())" office:value-type="string" office:string-value="" calcext:value-type="error">
            <text:p>#N/A</text:p>
          </table:table-cell>
          <table:table-cell table:formula="of:=VLOOKUP([.$A29]&amp;&quot;_&quot;&amp;[.W$4];dependencies;4;FALSE())" office:value-type="string" office:string-value="" calcext:value-type="error">
            <text:p>#N/A</text:p>
          </table:table-cell>
          <table:table-cell table:formula="of:=VLOOKUP([.$A29]&amp;&quot;_&quot;&amp;[.X$4];dependencies;4;FALSE())" office:value-type="string" office:string-value="" calcext:value-type="error">
            <text:p>#N/A</text:p>
          </table:table-cell>
          <table:table-cell table:formula="of:=VLOOKUP([.$A29]&amp;&quot;_&quot;&amp;[.Y$4];dependencies;4;FALSE())" office:value-type="string" office:string-value="" calcext:value-type="error">
            <text:p>#N/A</text:p>
          </table:table-cell>
          <table:table-cell table:formula="of:=VLOOKUP([.$A29]&amp;&quot;_&quot;&amp;[.Z$4];dependencies;4;FALSE())" office:value-type="string" office:string-value="" calcext:value-type="error">
            <text:p>#N/A</text:p>
          </table:table-cell>
          <table:table-cell table:style-name="ce18" table:formula="of:=VLOOKUP([.$A29]&amp;&quot;_&quot;&amp;[.AA$4];dependencies;4;FALSE())" office:value-type="string" office:string-value="" calcext:value-type="error">
            <text:p>#N/A</text:p>
          </table:table-cell>
          <table:table-cell table:style-name="ce55" table:formula="of:=VLOOKUP([.$A29]&amp;&quot;_&quot;&amp;[.AB$4];dependencies;4;FALSE())" office:value-type="string" office:string-value="" calcext:value-type="error">
            <text:p>#N/A</text:p>
          </table:table-cell>
          <table:table-cell table:style-name="ce60" table:formula="of:=VLOOKUP([.$A29]&amp;&quot;_&quot;&amp;[.AC$4];dependencies;4;FALSE())" office:value-type="string" office:string-value="" calcext:value-type="error">
            <text:p>#N/A</text:p>
          </table:table-cell>
          <table:table-cell table:style-name="ce65" table:formula="of:=VLOOKUP([.$A29]&amp;&quot;_&quot;&amp;[.AD$4];dependencies;4;FALSE())" office:value-type="string" office:string-value="" calcext:value-type="error">
            <text:p>#N/A</text:p>
          </table:table-cell>
          <table:table-cell/>
          <table:table-cell table:style-name="ce94" table:formula="of:=VLOOKUP([.$A29]&amp;&quot;_&quot;&amp;[.AF$4];dependencies;4;FALSE())" office:value-type="string" office:string-value="" calcext:value-type="error">
            <text:p>#N/A</text:p>
          </table:table-cell>
          <table:table-cell table:style-name="ce99" table:formula="of:=VLOOKUP([.$A29]&amp;&quot;_&quot;&amp;[.AG$4];dependencies;4;FALSE())" office:value-type="string" office:string-value="" calcext:value-type="error">
            <text:p>#N/A</text:p>
          </table:table-cell>
          <table:table-cell table:style-name="ce104" table:formula="of:=VLOOKUP([.$A29]&amp;&quot;_&quot;&amp;[.AH$4];dependencies;4;FALSE())" office:value-type="string" office:string-value="" calcext:value-type="error">
            <text:p>#N/A</text:p>
          </table:table-cell>
          <table:table-cell table:style-name="ce109" table:formula="of:=VLOOKUP([.$A29]&amp;&quot;_&quot;&amp;[.AI$4];dependencies;4;FALSE())" office:value-type="string" office:string-value="" calcext:value-type="error">
            <text:p>#N/A</text:p>
          </table:table-cell>
          <table:table-cell table:style-name="ce114" table:formula="of:=VLOOKUP([.$A29]&amp;&quot;_&quot;&amp;[.AJ$4];dependencies;4;FALSE())" office:value-type="string" office:string-value="" calcext:value-type="error">
            <text:p>#N/A</text:p>
          </table:table-cell>
          <table:table-cell table:style-name="ce119" table:formula="of:=VLOOKUP([.$A29]&amp;&quot;_&quot;&amp;[.AK$4];dependencies;4;FALSE())" office:value-type="string" office:string-value="" calcext:value-type="error">
            <text:p>#N/A</text:p>
          </table:table-cell>
          <table:table-cell table:style-name="ce124" table:formula="of:=VLOOKUP([.$A29]&amp;&quot;_&quot;&amp;[.AL$4];dependencies;4;FALSE())" office:value-type="string" office:string-value="" calcext:value-type="error">
            <text:p>#N/A</text:p>
          </table:table-cell>
        </table:table-row>
        <table:table-row table:style-name="ro3">
          <table:table-cell office:value-type="string" calcext:value-type="string">
            <text:p>module_26</text:p>
          </table:table-cell>
          <table:table-cell table:formula="of:=COUNTIF([.B30:.GG30]; &quot;&gt; 0&quot;)" office:value-type="float" office:value="0" calcext:value-type="float">
            <text:p>0</text:p>
          </table:table-cell>
          <table:table-cell table:style-name="ce70" table:formula="of:=VLOOKUP([.$A30]&amp;&quot;_&quot;&amp;[.C$4];dependencies;4;FALSE())" office:value-type="string" office:string-value="" calcext:value-type="error">
            <text:p>#N/A</text:p>
          </table:table-cell>
          <table:table-cell table:style-name="ce70" table:formula="of:=VLOOKUP([.$A30]&amp;&quot;_&quot;&amp;[.D$4];dependencies;4;FALSE())" office:value-type="string" office:string-value="" calcext:value-type="error">
            <text:p>#N/A</text:p>
          </table:table-cell>
          <table:table-cell table:style-name="ce70" table:formula="of:=VLOOKUP([.$A30]&amp;&quot;_&quot;&amp;[.E$4];dependencies;4;FALSE())" office:value-type="string" office:string-value="" calcext:value-type="error">
            <text:p>#N/A</text:p>
          </table:table-cell>
          <table:table-cell table:style-name="ce70" table:formula="of:=VLOOKUP([.$A30]&amp;&quot;_&quot;&amp;[.F$4];dependencies;4;FALSE())" office:value-type="string" office:string-value="" calcext:value-type="error">
            <text:p>#N/A</text:p>
          </table:table-cell>
          <table:table-cell table:style-name="ce70" table:formula="of:=VLOOKUP([.$A30]&amp;&quot;_&quot;&amp;[.G$4];dependencies;4;FALSE())" office:value-type="string" office:string-value="" calcext:value-type="error">
            <text:p>#N/A</text:p>
          </table:table-cell>
          <table:table-cell table:style-name="ce70" table:formula="of:=VLOOKUP([.$A30]&amp;&quot;_&quot;&amp;[.H$4];dependencies;4;FALSE())" office:value-type="string" office:string-value="" calcext:value-type="error">
            <text:p>#N/A</text:p>
          </table:table-cell>
          <table:table-cell table:style-name="ce70" table:formula="of:=VLOOKUP([.$A30]&amp;&quot;_&quot;&amp;[.I$4];dependencies;4;FALSE())" office:value-type="string" office:string-value="" calcext:value-type="error">
            <text:p>#N/A</text:p>
          </table:table-cell>
          <table:table-cell table:style-name="ce70" table:formula="of:=VLOOKUP([.$A30]&amp;&quot;_&quot;&amp;[.J$4];dependencies;4;FALSE())" office:value-type="string" office:string-value="" calcext:value-type="error">
            <text:p>#N/A</text:p>
          </table:table-cell>
          <table:table-cell table:style-name="ce70" table:formula="of:=VLOOKUP([.$A30]&amp;&quot;_&quot;&amp;[.K$4];dependencies;4;FALSE())" office:value-type="string" office:string-value="" calcext:value-type="error">
            <text:p>#N/A</text:p>
          </table:table-cell>
          <table:table-cell table:style-name="ce70" table:formula="of:=VLOOKUP([.$A30]&amp;&quot;_&quot;&amp;[.L$4];dependencies;4;FALSE())" office:value-type="string" office:string-value="" calcext:value-type="error">
            <text:p>#N/A</text:p>
          </table:table-cell>
          <table:table-cell table:style-name="ce70" table:formula="of:=VLOOKUP([.$A30]&amp;&quot;_&quot;&amp;[.M$4];dependencies;4;FALSE())" office:value-type="string" office:string-value="" calcext:value-type="error">
            <text:p>#N/A</text:p>
          </table:table-cell>
          <table:table-cell table:style-name="ce70" table:formula="of:=VLOOKUP([.$A30]&amp;&quot;_&quot;&amp;[.N$4];dependencies;4;FALSE())" office:value-type="string" office:string-value="" calcext:value-type="error">
            <text:p>#N/A</text:p>
          </table:table-cell>
          <table:table-cell table:style-name="ce70" table:formula="of:=VLOOKUP([.$A30]&amp;&quot;_&quot;&amp;[.O$4];dependencies;4;FALSE())" office:value-type="string" office:string-value="" calcext:value-type="error">
            <text:p>#N/A</text:p>
          </table:table-cell>
          <table:table-cell table:style-name="ce70" table:formula="of:=VLOOKUP([.$A30]&amp;&quot;_&quot;&amp;[.P$4];dependencies;4;FALSE())" office:value-type="string" office:string-value="" calcext:value-type="error">
            <text:p>#N/A</text:p>
          </table:table-cell>
          <table:table-cell table:style-name="ce70" table:formula="of:=VLOOKUP([.$A30]&amp;&quot;_&quot;&amp;[.Q$4];dependencies;4;FALSE())" office:value-type="string" office:string-value="" calcext:value-type="error">
            <text:p>#N/A</text:p>
          </table:table-cell>
          <table:table-cell table:style-name="ce70" table:formula="of:=VLOOKUP([.$A30]&amp;&quot;_&quot;&amp;[.R$4];dependencies;4;FALSE())" office:value-type="string" office:string-value="" calcext:value-type="error">
            <text:p>#N/A</text:p>
          </table:table-cell>
          <table:table-cell table:style-name="ce70" table:formula="of:=VLOOKUP([.$A30]&amp;&quot;_&quot;&amp;[.S$4];dependencies;4;FALSE())" office:value-type="string" office:string-value="" calcext:value-type="error">
            <text:p>#N/A</text:p>
          </table:table-cell>
          <table:table-cell table:style-name="ce70" table:formula="of:=VLOOKUP([.$A30]&amp;&quot;_&quot;&amp;[.T$4];dependencies;4;FALSE())" office:value-type="string" office:string-value="" calcext:value-type="error">
            <text:p>#N/A</text:p>
          </table:table-cell>
          <table:table-cell table:style-name="ce70" table:formula="of:=VLOOKUP([.$A30]&amp;&quot;_&quot;&amp;[.U$4];dependencies;4;FALSE())" office:value-type="string" office:string-value="" calcext:value-type="error">
            <text:p>#N/A</text:p>
          </table:table-cell>
          <table:table-cell table:style-name="ce70" table:formula="of:=VLOOKUP([.$A30]&amp;&quot;_&quot;&amp;[.V$4];dependencies;4;FALSE())" office:value-type="string" office:string-value="" calcext:value-type="error">
            <text:p>#N/A</text:p>
          </table:table-cell>
          <table:table-cell table:style-name="ce70" table:formula="of:=VLOOKUP([.$A30]&amp;&quot;_&quot;&amp;[.W$4];dependencies;4;FALSE())" office:value-type="string" office:string-value="" calcext:value-type="error">
            <text:p>#N/A</text:p>
          </table:table-cell>
          <table:table-cell table:style-name="ce70" table:formula="of:=VLOOKUP([.$A30]&amp;&quot;_&quot;&amp;[.X$4];dependencies;4;FALSE())" office:value-type="string" office:string-value="" calcext:value-type="error">
            <text:p>#N/A</text:p>
          </table:table-cell>
          <table:table-cell table:style-name="ce70" table:formula="of:=VLOOKUP([.$A30]&amp;&quot;_&quot;&amp;[.Y$4];dependencies;4;FALSE())" office:value-type="string" office:string-value="" calcext:value-type="error">
            <text:p>#N/A</text:p>
          </table:table-cell>
          <table:table-cell table:style-name="ce70" table:formula="of:=VLOOKUP([.$A30]&amp;&quot;_&quot;&amp;[.Z$4];dependencies;4;FALSE())" office:value-type="string" office:string-value="" calcext:value-type="error">
            <text:p>#N/A</text:p>
          </table:table-cell>
          <table:table-cell table:style-name="ce51" table:formula="of:=VLOOKUP([.$A30]&amp;&quot;_&quot;&amp;[.AA$4];dependencies;4;FALSE())" office:value-type="string" office:string-value="" calcext:value-type="error">
            <text:p>#N/A</text:p>
          </table:table-cell>
          <table:table-cell table:style-name="ce56" table:formula="of:=VLOOKUP([.$A30]&amp;&quot;_&quot;&amp;[.AB$4];dependencies;4;FALSE())" office:value-type="string" office:string-value="" calcext:value-type="error">
            <text:p>#N/A</text:p>
          </table:table-cell>
          <table:table-cell table:style-name="ce61" table:formula="of:=VLOOKUP([.$A30]&amp;&quot;_&quot;&amp;[.AC$4];dependencies;4;FALSE())" office:value-type="string" office:string-value="" calcext:value-type="error">
            <text:p>#N/A</text:p>
          </table:table-cell>
          <table:table-cell table:style-name="ce66" table:formula="of:=VLOOKUP([.$A30]&amp;&quot;_&quot;&amp;[.AD$4];dependencies;4;FALSE())" office:value-type="string" office:string-value="" calcext:value-type="error">
            <text:p>#N/A</text:p>
          </table:table-cell>
          <table:table-cell/>
          <table:table-cell table:style-name="ce95" table:formula="of:=VLOOKUP([.$A30]&amp;&quot;_&quot;&amp;[.AF$4];dependencies;4;FALSE())" office:value-type="string" office:string-value="" calcext:value-type="error">
            <text:p>#N/A</text:p>
          </table:table-cell>
          <table:table-cell table:style-name="ce100" table:formula="of:=VLOOKUP([.$A30]&amp;&quot;_&quot;&amp;[.AG$4];dependencies;4;FALSE())" office:value-type="string" office:string-value="" calcext:value-type="error">
            <text:p>#N/A</text:p>
          </table:table-cell>
          <table:table-cell table:style-name="ce105" table:formula="of:=VLOOKUP([.$A30]&amp;&quot;_&quot;&amp;[.AH$4];dependencies;4;FALSE())" office:value-type="string" office:string-value="" calcext:value-type="error">
            <text:p>#N/A</text:p>
          </table:table-cell>
          <table:table-cell table:style-name="ce110" table:formula="of:=VLOOKUP([.$A30]&amp;&quot;_&quot;&amp;[.AI$4];dependencies;4;FALSE())" office:value-type="string" office:string-value="" calcext:value-type="error">
            <text:p>#N/A</text:p>
          </table:table-cell>
          <table:table-cell table:style-name="ce115" table:formula="of:=VLOOKUP([.$A30]&amp;&quot;_&quot;&amp;[.AJ$4];dependencies;4;FALSE())" office:value-type="string" office:string-value="" calcext:value-type="error">
            <text:p>#N/A</text:p>
          </table:table-cell>
          <table:table-cell table:style-name="ce120" table:formula="of:=VLOOKUP([.$A30]&amp;&quot;_&quot;&amp;[.AK$4];dependencies;4;FALSE())" office:value-type="string" office:string-value="" calcext:value-type="error">
            <text:p>#N/A</text:p>
          </table:table-cell>
          <table:table-cell table:style-name="ce125" table:formula="of:=VLOOKUP([.$A30]&amp;&quot;_&quot;&amp;[.AL$4];dependencies;4;FALSE())" office:value-type="string" office:string-value="" calcext:value-type="error">
            <text:p>#N/A</text:p>
          </table:table-cell>
        </table:table-row>
        <table:table-row table:style-name="ro3">
          <table:table-cell office:value-type="string" calcext:value-type="string">
            <text:p>module_27</text:p>
          </table:table-cell>
          <table:table-cell table:formula="of:=COUNTIF([.B31:.GG31]; &quot;&gt; 0&quot;)" office:value-type="float" office:value="0" calcext:value-type="float">
            <text:p>0</text:p>
          </table:table-cell>
          <table:table-cell table:style-name="ce71" table:formula="of:=VLOOKUP([.$A31]&amp;&quot;_&quot;&amp;[.C$4];dependencies;4;FALSE())" office:value-type="string" office:string-value="" calcext:value-type="error">
            <text:p>#N/A</text:p>
          </table:table-cell>
          <table:table-cell table:style-name="ce71" table:formula="of:=VLOOKUP([.$A31]&amp;&quot;_&quot;&amp;[.D$4];dependencies;4;FALSE())" office:value-type="string" office:string-value="" calcext:value-type="error">
            <text:p>#N/A</text:p>
          </table:table-cell>
          <table:table-cell table:style-name="ce71" table:formula="of:=VLOOKUP([.$A31]&amp;&quot;_&quot;&amp;[.E$4];dependencies;4;FALSE())" office:value-type="string" office:string-value="" calcext:value-type="error">
            <text:p>#N/A</text:p>
          </table:table-cell>
          <table:table-cell table:style-name="ce71" table:formula="of:=VLOOKUP([.$A31]&amp;&quot;_&quot;&amp;[.F$4];dependencies;4;FALSE())" office:value-type="string" office:string-value="" calcext:value-type="error">
            <text:p>#N/A</text:p>
          </table:table-cell>
          <table:table-cell table:style-name="ce71" table:formula="of:=VLOOKUP([.$A31]&amp;&quot;_&quot;&amp;[.G$4];dependencies;4;FALSE())" office:value-type="string" office:string-value="" calcext:value-type="error">
            <text:p>#N/A</text:p>
          </table:table-cell>
          <table:table-cell table:style-name="ce71" table:formula="of:=VLOOKUP([.$A31]&amp;&quot;_&quot;&amp;[.H$4];dependencies;4;FALSE())" office:value-type="string" office:string-value="" calcext:value-type="error">
            <text:p>#N/A</text:p>
          </table:table-cell>
          <table:table-cell table:style-name="ce71" table:formula="of:=VLOOKUP([.$A31]&amp;&quot;_&quot;&amp;[.I$4];dependencies;4;FALSE())" office:value-type="string" office:string-value="" calcext:value-type="error">
            <text:p>#N/A</text:p>
          </table:table-cell>
          <table:table-cell table:style-name="ce71" table:formula="of:=VLOOKUP([.$A31]&amp;&quot;_&quot;&amp;[.J$4];dependencies;4;FALSE())" office:value-type="string" office:string-value="" calcext:value-type="error">
            <text:p>#N/A</text:p>
          </table:table-cell>
          <table:table-cell table:style-name="ce71" table:formula="of:=VLOOKUP([.$A31]&amp;&quot;_&quot;&amp;[.K$4];dependencies;4;FALSE())" office:value-type="string" office:string-value="" calcext:value-type="error">
            <text:p>#N/A</text:p>
          </table:table-cell>
          <table:table-cell table:style-name="ce71" table:formula="of:=VLOOKUP([.$A31]&amp;&quot;_&quot;&amp;[.L$4];dependencies;4;FALSE())" office:value-type="string" office:string-value="" calcext:value-type="error">
            <text:p>#N/A</text:p>
          </table:table-cell>
          <table:table-cell table:style-name="ce71" table:formula="of:=VLOOKUP([.$A31]&amp;&quot;_&quot;&amp;[.M$4];dependencies;4;FALSE())" office:value-type="string" office:string-value="" calcext:value-type="error">
            <text:p>#N/A</text:p>
          </table:table-cell>
          <table:table-cell table:style-name="ce71" table:formula="of:=VLOOKUP([.$A31]&amp;&quot;_&quot;&amp;[.N$4];dependencies;4;FALSE())" office:value-type="string" office:string-value="" calcext:value-type="error">
            <text:p>#N/A</text:p>
          </table:table-cell>
          <table:table-cell table:style-name="ce71" table:formula="of:=VLOOKUP([.$A31]&amp;&quot;_&quot;&amp;[.O$4];dependencies;4;FALSE())" office:value-type="string" office:string-value="" calcext:value-type="error">
            <text:p>#N/A</text:p>
          </table:table-cell>
          <table:table-cell table:style-name="ce71" table:formula="of:=VLOOKUP([.$A31]&amp;&quot;_&quot;&amp;[.P$4];dependencies;4;FALSE())" office:value-type="string" office:string-value="" calcext:value-type="error">
            <text:p>#N/A</text:p>
          </table:table-cell>
          <table:table-cell table:style-name="ce71" table:formula="of:=VLOOKUP([.$A31]&amp;&quot;_&quot;&amp;[.Q$4];dependencies;4;FALSE())" office:value-type="string" office:string-value="" calcext:value-type="error">
            <text:p>#N/A</text:p>
          </table:table-cell>
          <table:table-cell table:style-name="ce71" table:formula="of:=VLOOKUP([.$A31]&amp;&quot;_&quot;&amp;[.R$4];dependencies;4;FALSE())" office:value-type="string" office:string-value="" calcext:value-type="error">
            <text:p>#N/A</text:p>
          </table:table-cell>
          <table:table-cell table:style-name="ce71" table:formula="of:=VLOOKUP([.$A31]&amp;&quot;_&quot;&amp;[.S$4];dependencies;4;FALSE())" office:value-type="string" office:string-value="" calcext:value-type="error">
            <text:p>#N/A</text:p>
          </table:table-cell>
          <table:table-cell table:style-name="ce71" table:formula="of:=VLOOKUP([.$A31]&amp;&quot;_&quot;&amp;[.T$4];dependencies;4;FALSE())" office:value-type="string" office:string-value="" calcext:value-type="error">
            <text:p>#N/A</text:p>
          </table:table-cell>
          <table:table-cell table:style-name="ce71" table:formula="of:=VLOOKUP([.$A31]&amp;&quot;_&quot;&amp;[.U$4];dependencies;4;FALSE())" office:value-type="string" office:string-value="" calcext:value-type="error">
            <text:p>#N/A</text:p>
          </table:table-cell>
          <table:table-cell table:style-name="ce71" table:formula="of:=VLOOKUP([.$A31]&amp;&quot;_&quot;&amp;[.V$4];dependencies;4;FALSE())" office:value-type="string" office:string-value="" calcext:value-type="error">
            <text:p>#N/A</text:p>
          </table:table-cell>
          <table:table-cell table:style-name="ce71" table:formula="of:=VLOOKUP([.$A31]&amp;&quot;_&quot;&amp;[.W$4];dependencies;4;FALSE())" office:value-type="string" office:string-value="" calcext:value-type="error">
            <text:p>#N/A</text:p>
          </table:table-cell>
          <table:table-cell table:style-name="ce71" table:formula="of:=VLOOKUP([.$A31]&amp;&quot;_&quot;&amp;[.X$4];dependencies;4;FALSE())" office:value-type="string" office:string-value="" calcext:value-type="error">
            <text:p>#N/A</text:p>
          </table:table-cell>
          <table:table-cell table:style-name="ce71" table:formula="of:=VLOOKUP([.$A31]&amp;&quot;_&quot;&amp;[.Y$4];dependencies;4;FALSE())" office:value-type="string" office:string-value="" calcext:value-type="error">
            <text:p>#N/A</text:p>
          </table:table-cell>
          <table:table-cell table:style-name="ce71" table:formula="of:=VLOOKUP([.$A31]&amp;&quot;_&quot;&amp;[.Z$4];dependencies;4;FALSE())" office:value-type="string" office:string-value="" calcext:value-type="error">
            <text:p>#N/A</text:p>
          </table:table-cell>
          <table:table-cell table:style-name="ce52" table:formula="of:=VLOOKUP([.$A31]&amp;&quot;_&quot;&amp;[.AA$4];dependencies;4;FALSE())" office:value-type="string" office:string-value="" calcext:value-type="error">
            <text:p>#N/A</text:p>
          </table:table-cell>
          <table:table-cell table:style-name="ce57" table:formula="of:=VLOOKUP([.$A31]&amp;&quot;_&quot;&amp;[.AB$4];dependencies;4;FALSE())" office:value-type="string" office:string-value="" calcext:value-type="error">
            <text:p>#N/A</text:p>
          </table:table-cell>
          <table:table-cell table:style-name="ce62" table:formula="of:=VLOOKUP([.$A31]&amp;&quot;_&quot;&amp;[.AC$4];dependencies;4;FALSE())" office:value-type="string" office:string-value="" calcext:value-type="error">
            <text:p>#N/A</text:p>
          </table:table-cell>
          <table:table-cell table:style-name="ce67" table:formula="of:=VLOOKUP([.$A31]&amp;&quot;_&quot;&amp;[.AD$4];dependencies;4;FALSE())" office:value-type="string" office:string-value="" calcext:value-type="error">
            <text:p>#N/A</text:p>
          </table:table-cell>
          <table:table-cell/>
          <table:table-cell table:style-name="ce96" table:formula="of:=VLOOKUP([.$A31]&amp;&quot;_&quot;&amp;[.AF$4];dependencies;4;FALSE())" office:value-type="string" office:string-value="" calcext:value-type="error">
            <text:p>#N/A</text:p>
          </table:table-cell>
          <table:table-cell table:style-name="ce101" table:formula="of:=VLOOKUP([.$A31]&amp;&quot;_&quot;&amp;[.AG$4];dependencies;4;FALSE())" office:value-type="string" office:string-value="" calcext:value-type="error">
            <text:p>#N/A</text:p>
          </table:table-cell>
          <table:table-cell table:style-name="ce106" table:formula="of:=VLOOKUP([.$A31]&amp;&quot;_&quot;&amp;[.AH$4];dependencies;4;FALSE())" office:value-type="string" office:string-value="" calcext:value-type="error">
            <text:p>#N/A</text:p>
          </table:table-cell>
          <table:table-cell table:style-name="ce111" table:formula="of:=VLOOKUP([.$A31]&amp;&quot;_&quot;&amp;[.AI$4];dependencies;4;FALSE())" office:value-type="string" office:string-value="" calcext:value-type="error">
            <text:p>#N/A</text:p>
          </table:table-cell>
          <table:table-cell table:style-name="ce116" table:formula="of:=VLOOKUP([.$A31]&amp;&quot;_&quot;&amp;[.AJ$4];dependencies;4;FALSE())" office:value-type="string" office:string-value="" calcext:value-type="error">
            <text:p>#N/A</text:p>
          </table:table-cell>
          <table:table-cell table:style-name="ce121" table:formula="of:=VLOOKUP([.$A31]&amp;&quot;_&quot;&amp;[.AK$4];dependencies;4;FALSE())" office:value-type="string" office:string-value="" calcext:value-type="error">
            <text:p>#N/A</text:p>
          </table:table-cell>
          <table:table-cell table:style-name="ce126" table:formula="of:=VLOOKUP([.$A31]&amp;&quot;_&quot;&amp;[.AL$4];dependencies;4;FALSE())" office:value-type="string" office:string-value="" calcext:value-type="error">
            <text:p>#N/A</text:p>
          </table:table-cell>
        </table:table-row>
        <table:table-row table:style-name="ro3">
          <table:table-cell office:value-type="string" calcext:value-type="string">
            <text:p>module_28</text:p>
          </table:table-cell>
          <table:table-cell table:formula="of:=COUNTIF([.B32:.GG32]; &quot;&gt; 0&quot;)" office:value-type="float" office:value="0" calcext:value-type="float">
            <text:p>0</text:p>
          </table:table-cell>
          <table:table-cell table:style-name="ce72" table:formula="of:=VLOOKUP([.$A32]&amp;&quot;_&quot;&amp;[.C$4];dependencies;4;FALSE())" office:value-type="string" office:string-value="" calcext:value-type="error">
            <text:p>#N/A</text:p>
          </table:table-cell>
          <table:table-cell table:style-name="ce72" table:formula="of:=VLOOKUP([.$A32]&amp;&quot;_&quot;&amp;[.D$4];dependencies;4;FALSE())" office:value-type="string" office:string-value="" calcext:value-type="error">
            <text:p>#N/A</text:p>
          </table:table-cell>
          <table:table-cell table:style-name="ce72" table:formula="of:=VLOOKUP([.$A32]&amp;&quot;_&quot;&amp;[.E$4];dependencies;4;FALSE())" office:value-type="string" office:string-value="" calcext:value-type="error">
            <text:p>#N/A</text:p>
          </table:table-cell>
          <table:table-cell table:style-name="ce72" table:formula="of:=VLOOKUP([.$A32]&amp;&quot;_&quot;&amp;[.F$4];dependencies;4;FALSE())" office:value-type="string" office:string-value="" calcext:value-type="error">
            <text:p>#N/A</text:p>
          </table:table-cell>
          <table:table-cell table:style-name="ce72" table:formula="of:=VLOOKUP([.$A32]&amp;&quot;_&quot;&amp;[.G$4];dependencies;4;FALSE())" office:value-type="string" office:string-value="" calcext:value-type="error">
            <text:p>#N/A</text:p>
          </table:table-cell>
          <table:table-cell table:style-name="ce72" table:formula="of:=VLOOKUP([.$A32]&amp;&quot;_&quot;&amp;[.H$4];dependencies;4;FALSE())" office:value-type="string" office:string-value="" calcext:value-type="error">
            <text:p>#N/A</text:p>
          </table:table-cell>
          <table:table-cell table:style-name="ce72" table:formula="of:=VLOOKUP([.$A32]&amp;&quot;_&quot;&amp;[.I$4];dependencies;4;FALSE())" office:value-type="string" office:string-value="" calcext:value-type="error">
            <text:p>#N/A</text:p>
          </table:table-cell>
          <table:table-cell table:style-name="ce72" table:formula="of:=VLOOKUP([.$A32]&amp;&quot;_&quot;&amp;[.J$4];dependencies;4;FALSE())" office:value-type="string" office:string-value="" calcext:value-type="error">
            <text:p>#N/A</text:p>
          </table:table-cell>
          <table:table-cell table:style-name="ce72" table:formula="of:=VLOOKUP([.$A32]&amp;&quot;_&quot;&amp;[.K$4];dependencies;4;FALSE())" office:value-type="string" office:string-value="" calcext:value-type="error">
            <text:p>#N/A</text:p>
          </table:table-cell>
          <table:table-cell table:style-name="ce72" table:formula="of:=VLOOKUP([.$A32]&amp;&quot;_&quot;&amp;[.L$4];dependencies;4;FALSE())" office:value-type="string" office:string-value="" calcext:value-type="error">
            <text:p>#N/A</text:p>
          </table:table-cell>
          <table:table-cell table:style-name="ce72" table:formula="of:=VLOOKUP([.$A32]&amp;&quot;_&quot;&amp;[.M$4];dependencies;4;FALSE())" office:value-type="string" office:string-value="" calcext:value-type="error">
            <text:p>#N/A</text:p>
          </table:table-cell>
          <table:table-cell table:style-name="ce72" table:formula="of:=VLOOKUP([.$A32]&amp;&quot;_&quot;&amp;[.N$4];dependencies;4;FALSE())" office:value-type="string" office:string-value="" calcext:value-type="error">
            <text:p>#N/A</text:p>
          </table:table-cell>
          <table:table-cell table:style-name="ce72" table:formula="of:=VLOOKUP([.$A32]&amp;&quot;_&quot;&amp;[.O$4];dependencies;4;FALSE())" office:value-type="string" office:string-value="" calcext:value-type="error">
            <text:p>#N/A</text:p>
          </table:table-cell>
          <table:table-cell table:style-name="ce72" table:formula="of:=VLOOKUP([.$A32]&amp;&quot;_&quot;&amp;[.P$4];dependencies;4;FALSE())" office:value-type="string" office:string-value="" calcext:value-type="error">
            <text:p>#N/A</text:p>
          </table:table-cell>
          <table:table-cell table:style-name="ce72" table:formula="of:=VLOOKUP([.$A32]&amp;&quot;_&quot;&amp;[.Q$4];dependencies;4;FALSE())" office:value-type="string" office:string-value="" calcext:value-type="error">
            <text:p>#N/A</text:p>
          </table:table-cell>
          <table:table-cell table:style-name="ce72" table:formula="of:=VLOOKUP([.$A32]&amp;&quot;_&quot;&amp;[.R$4];dependencies;4;FALSE())" office:value-type="string" office:string-value="" calcext:value-type="error">
            <text:p>#N/A</text:p>
          </table:table-cell>
          <table:table-cell table:style-name="ce72" table:formula="of:=VLOOKUP([.$A32]&amp;&quot;_&quot;&amp;[.S$4];dependencies;4;FALSE())" office:value-type="string" office:string-value="" calcext:value-type="error">
            <text:p>#N/A</text:p>
          </table:table-cell>
          <table:table-cell table:style-name="ce72" table:formula="of:=VLOOKUP([.$A32]&amp;&quot;_&quot;&amp;[.T$4];dependencies;4;FALSE())" office:value-type="string" office:string-value="" calcext:value-type="error">
            <text:p>#N/A</text:p>
          </table:table-cell>
          <table:table-cell table:style-name="ce72" table:formula="of:=VLOOKUP([.$A32]&amp;&quot;_&quot;&amp;[.U$4];dependencies;4;FALSE())" office:value-type="string" office:string-value="" calcext:value-type="error">
            <text:p>#N/A</text:p>
          </table:table-cell>
          <table:table-cell table:style-name="ce72" table:formula="of:=VLOOKUP([.$A32]&amp;&quot;_&quot;&amp;[.V$4];dependencies;4;FALSE())" office:value-type="string" office:string-value="" calcext:value-type="error">
            <text:p>#N/A</text:p>
          </table:table-cell>
          <table:table-cell table:style-name="ce72" table:formula="of:=VLOOKUP([.$A32]&amp;&quot;_&quot;&amp;[.W$4];dependencies;4;FALSE())" office:value-type="string" office:string-value="" calcext:value-type="error">
            <text:p>#N/A</text:p>
          </table:table-cell>
          <table:table-cell table:style-name="ce72" table:formula="of:=VLOOKUP([.$A32]&amp;&quot;_&quot;&amp;[.X$4];dependencies;4;FALSE())" office:value-type="string" office:string-value="" calcext:value-type="error">
            <text:p>#N/A</text:p>
          </table:table-cell>
          <table:table-cell table:style-name="ce72" table:formula="of:=VLOOKUP([.$A32]&amp;&quot;_&quot;&amp;[.Y$4];dependencies;4;FALSE())" office:value-type="string" office:string-value="" calcext:value-type="error">
            <text:p>#N/A</text:p>
          </table:table-cell>
          <table:table-cell table:style-name="ce72" table:formula="of:=VLOOKUP([.$A32]&amp;&quot;_&quot;&amp;[.Z$4];dependencies;4;FALSE())" office:value-type="string" office:string-value="" calcext:value-type="error">
            <text:p>#N/A</text:p>
          </table:table-cell>
          <table:table-cell table:style-name="ce53" table:formula="of:=VLOOKUP([.$A32]&amp;&quot;_&quot;&amp;[.AA$4];dependencies;4;FALSE())" office:value-type="string" office:string-value="" calcext:value-type="error">
            <text:p>#N/A</text:p>
          </table:table-cell>
          <table:table-cell table:style-name="ce58" table:formula="of:=VLOOKUP([.$A32]&amp;&quot;_&quot;&amp;[.AB$4];dependencies;4;FALSE())" office:value-type="string" office:string-value="" calcext:value-type="error">
            <text:p>#N/A</text:p>
          </table:table-cell>
          <table:table-cell table:style-name="ce63" table:formula="of:=VLOOKUP([.$A32]&amp;&quot;_&quot;&amp;[.AC$4];dependencies;4;FALSE())" office:value-type="string" office:string-value="" calcext:value-type="error">
            <text:p>#N/A</text:p>
          </table:table-cell>
          <table:table-cell table:style-name="ce68" table:formula="of:=VLOOKUP([.$A32]&amp;&quot;_&quot;&amp;[.AD$4];dependencies;4;FALSE())" office:value-type="string" office:string-value="" calcext:value-type="error">
            <text:p>#N/A</text:p>
          </table:table-cell>
          <table:table-cell/>
          <table:table-cell table:style-name="ce39" table:formula="of:=VLOOKUP([.$A32]&amp;&quot;_&quot;&amp;[.AF$4];dependencies;4;FALSE())" office:value-type="string" office:string-value="" calcext:value-type="error">
            <text:p>#N/A</text:p>
          </table:table-cell>
          <table:table-cell table:style-name="ce47" table:formula="of:=VLOOKUP([.$A32]&amp;&quot;_&quot;&amp;[.AG$4];dependencies;4;FALSE())" office:value-type="string" office:string-value="" calcext:value-type="error">
            <text:p>#N/A</text:p>
          </table:table-cell>
          <table:table-cell table:style-name="ce74" table:formula="of:=VLOOKUP([.$A32]&amp;&quot;_&quot;&amp;[.AH$4];dependencies;4;FALSE())" office:value-type="string" office:string-value="" calcext:value-type="error">
            <text:p>#N/A</text:p>
          </table:table-cell>
          <table:table-cell table:style-name="ce79" table:formula="of:=VLOOKUP([.$A32]&amp;&quot;_&quot;&amp;[.AI$4];dependencies;4;FALSE())" office:value-type="string" office:string-value="" calcext:value-type="error">
            <text:p>#N/A</text:p>
          </table:table-cell>
          <table:table-cell table:style-name="ce84" table:formula="of:=VLOOKUP([.$A32]&amp;&quot;_&quot;&amp;[.AJ$4];dependencies;4;FALSE())" office:value-type="string" office:string-value="" calcext:value-type="error">
            <text:p>#N/A</text:p>
          </table:table-cell>
          <table:table-cell table:style-name="ce89" table:formula="of:=VLOOKUP([.$A32]&amp;&quot;_&quot;&amp;[.AK$4];dependencies;4;FALSE())" office:value-type="string" office:string-value="" calcext:value-type="error">
            <text:p>#N/A</text:p>
          </table:table-cell>
          <table:table-cell table:style-name="ce102" table:formula="of:=VLOOKUP([.$A32]&amp;&quot;_&quot;&amp;[.AL$4];dependencies;4;FALSE())" office:value-type="string" office:string-value="" calcext:value-type="error">
            <text:p>#N/A</text:p>
          </table:table-cell>
        </table:table-row>
        <calcext:conditional-formats>
          <calcext:conditional-format calcext:target-range-address="view.C5:view.AA29">
            <calcext:condition calcext:apply-style-name="dependency" calcext:value="=1" calcext:base-cell-address="view.C5"/>
            <calcext:condition calcext:apply-style-name="dependency by transitivity" calcext:value="=2" calcext:base-cell-address="view.C5"/>
          </calcext:conditional-format>
          <calcext:conditional-format calcext:target-range-address="view.AB5:view.AB28">
            <calcext:condition calcext:apply-style-name="dependency" calcext:value="=1" calcext:base-cell-address="view.AB5"/>
            <calcext:condition calcext:apply-style-name="dependency by transitivity" calcext:value="=2" calcext:base-cell-address="view.AB5"/>
          </calcext:conditional-format>
          <calcext:conditional-format calcext:target-range-address="view.AC5:view.AC28">
            <calcext:condition calcext:apply-style-name="dependency" calcext:value="=1" calcext:base-cell-address="view.AC5"/>
            <calcext:condition calcext:apply-style-name="dependency by transitivity" calcext:value="=2" calcext:base-cell-address="view.AC5"/>
          </calcext:conditional-format>
          <calcext:conditional-format calcext:target-range-address="view.AD5:view.AD28">
            <calcext:condition calcext:apply-style-name="dependency" calcext:value="=1" calcext:base-cell-address="view.AD5"/>
            <calcext:condition calcext:apply-style-name="dependency by transitivity" calcext:value="=2" calcext:base-cell-address="view.AD5"/>
          </calcext:conditional-format>
          <calcext:conditional-format calcext:target-range-address="view.C30:view.Z30">
            <calcext:condition calcext:apply-style-name="dependency" calcext:value="=1" calcext:base-cell-address="view.C30"/>
            <calcext:condition calcext:apply-style-name="dependency by transitivity" calcext:value="=2" calcext:base-cell-address="view.C30"/>
          </calcext:conditional-format>
          <calcext:conditional-format calcext:target-range-address="view.C31:view.Z31">
            <calcext:condition calcext:apply-style-name="dependency" calcext:value="=1" calcext:base-cell-address="view.C31"/>
            <calcext:condition calcext:apply-style-name="dependency by transitivity" calcext:value="=2" calcext:base-cell-address="view.C31"/>
          </calcext:conditional-format>
          <calcext:conditional-format calcext:target-range-address="view.C32:view.Z32">
            <calcext:condition calcext:apply-style-name="dependency" calcext:value="=1" calcext:base-cell-address="view.C32"/>
            <calcext:condition calcext:apply-style-name="dependency by transitivity" calcext:value="=2" calcext:base-cell-address="view.C32"/>
          </calcext:conditional-format>
          <calcext:conditional-format calcext:target-range-address="view.AA30:view.AA30">
            <calcext:condition calcext:apply-style-name="dependency" calcext:value="=1" calcext:base-cell-address="view.AA30"/>
            <calcext:condition calcext:apply-style-name="dependency by transitivity" calcext:value="=2" calcext:base-cell-address="view.AA30"/>
          </calcext:conditional-format>
          <calcext:conditional-format calcext:target-range-address="view.AA31:view.AA31">
            <calcext:condition calcext:apply-style-name="dependency" calcext:value="=1" calcext:base-cell-address="view.AA31"/>
            <calcext:condition calcext:apply-style-name="dependency by transitivity" calcext:value="=2" calcext:base-cell-address="view.AA31"/>
          </calcext:conditional-format>
          <calcext:conditional-format calcext:target-range-address="view.AA32:view.AA32">
            <calcext:condition calcext:apply-style-name="dependency" calcext:value="=1" calcext:base-cell-address="view.AA32"/>
            <calcext:condition calcext:apply-style-name="dependency by transitivity" calcext:value="=2" calcext:base-cell-address="view.AA32"/>
          </calcext:conditional-format>
          <calcext:conditional-format calcext:target-range-address="view.AB31:view.AB31">
            <calcext:condition calcext:apply-style-name="dependency" calcext:value="=1" calcext:base-cell-address="view.AB31"/>
            <calcext:condition calcext:apply-style-name="dependency by transitivity" calcext:value="=2" calcext:base-cell-address="view.AB31"/>
          </calcext:conditional-format>
          <calcext:conditional-format calcext:target-range-address="view.AB32:view.AB32">
            <calcext:condition calcext:apply-style-name="dependency" calcext:value="=1" calcext:base-cell-address="view.AB32"/>
            <calcext:condition calcext:apply-style-name="dependency by transitivity" calcext:value="=2" calcext:base-cell-address="view.AB32"/>
          </calcext:conditional-format>
          <calcext:conditional-format calcext:target-range-address="view.AC30:view.AC30">
            <calcext:condition calcext:apply-style-name="dependency" calcext:value="=1" calcext:base-cell-address="view.AC30"/>
            <calcext:condition calcext:apply-style-name="dependency by transitivity" calcext:value="=2" calcext:base-cell-address="view.AC30"/>
          </calcext:conditional-format>
          <calcext:conditional-format calcext:target-range-address="view.AC32:view.AC32">
            <calcext:condition calcext:apply-style-name="dependency" calcext:value="=1" calcext:base-cell-address="view.AC32"/>
            <calcext:condition calcext:apply-style-name="dependency by transitivity" calcext:value="=2" calcext:base-cell-address="view.AC32"/>
          </calcext:conditional-format>
          <calcext:conditional-format calcext:target-range-address="view.AD30:view.AD30">
            <calcext:condition calcext:apply-style-name="dependency" calcext:value="=1" calcext:base-cell-address="view.AD30"/>
            <calcext:condition calcext:apply-style-name="dependency by transitivity" calcext:value="=2" calcext:base-cell-address="view.AD30"/>
          </calcext:conditional-format>
          <calcext:conditional-format calcext:target-range-address="view.AD31:view.AD31">
            <calcext:condition calcext:apply-style-name="dependency" calcext:value="=1" calcext:base-cell-address="view.AD31"/>
            <calcext:condition calcext:apply-style-name="dependency by transitivity" calcext:value="=2" calcext:base-cell-address="view.AD31"/>
          </calcext:conditional-format>
          <calcext:conditional-format calcext:target-range-address="view.AB29:view.AB29">
            <calcext:condition calcext:apply-style-name="dependency" calcext:value="=1" calcext:base-cell-address="view.AB29"/>
            <calcext:condition calcext:apply-style-name="dependency by transitivity" calcext:value="=2" calcext:base-cell-address="view.AB29"/>
          </calcext:conditional-format>
          <calcext:conditional-format calcext:target-range-address="view.AC29:view.AC29">
            <calcext:condition calcext:apply-style-name="dependency" calcext:value="=1" calcext:base-cell-address="view.AC29"/>
            <calcext:condition calcext:apply-style-name="dependency by transitivity" calcext:value="=2" calcext:base-cell-address="view.AC29"/>
          </calcext:conditional-format>
          <calcext:conditional-format calcext:target-range-address="view.AD29:view.AD29">
            <calcext:condition calcext:apply-style-name="dependency" calcext:value="=1" calcext:base-cell-address="view.AD29"/>
            <calcext:condition calcext:apply-style-name="dependency by transitivity" calcext:value="=2" calcext:base-cell-address="view.AD29"/>
          </calcext:conditional-format>
          <calcext:conditional-format calcext:target-range-address="view.AB30:view.AB30">
            <calcext:condition calcext:apply-style-name="dependency" calcext:value="=1" calcext:base-cell-address="view.AB30"/>
            <calcext:condition calcext:apply-style-name="dependency by transitivity" calcext:value="=2" calcext:base-cell-address="view.AB30"/>
          </calcext:conditional-format>
          <calcext:conditional-format calcext:target-range-address="view.AC31:view.AC31">
            <calcext:condition calcext:apply-style-name="dependency" calcext:value="=1" calcext:base-cell-address="view.AC31"/>
            <calcext:condition calcext:apply-style-name="dependency by transitivity" calcext:value="=2" calcext:base-cell-address="view.AC31"/>
          </calcext:conditional-format>
          <calcext:conditional-format calcext:target-range-address="view.AD32:view.AD32">
            <calcext:condition calcext:apply-style-name="dependency" calcext:value="=1" calcext:base-cell-address="view.AD32"/>
            <calcext:condition calcext:apply-style-name="dependency by transitivity" calcext:value="=2" calcext:base-cell-address="view.AD32"/>
          </calcext:conditional-format>
          <calcext:conditional-format calcext:target-range-address="view.AF5:view.AF28">
            <calcext:condition calcext:apply-style-name="dependency" calcext:value="=1" calcext:base-cell-address="view.AF5"/>
            <calcext:condition calcext:apply-style-name="dependency by transitivity" calcext:value="=2" calcext:base-cell-address="view.AF5"/>
          </calcext:conditional-format>
          <calcext:conditional-format calcext:target-range-address="view.AF30:view.AF30">
            <calcext:condition calcext:apply-style-name="dependency" calcext:value="=1" calcext:base-cell-address="view.AF30"/>
            <calcext:condition calcext:apply-style-name="dependency by transitivity" calcext:value="=2" calcext:base-cell-address="view.AF30"/>
          </calcext:conditional-format>
          <calcext:conditional-format calcext:target-range-address="view.AF31:view.AF31">
            <calcext:condition calcext:apply-style-name="dependency" calcext:value="=1" calcext:base-cell-address="view.AF31"/>
            <calcext:condition calcext:apply-style-name="dependency by transitivity" calcext:value="=2" calcext:base-cell-address="view.AF31"/>
          </calcext:conditional-format>
          <calcext:conditional-format calcext:target-range-address="view.AF29:view.AF29">
            <calcext:condition calcext:apply-style-name="dependency" calcext:value="=1" calcext:base-cell-address="view.AF29"/>
            <calcext:condition calcext:apply-style-name="dependency by transitivity" calcext:value="=2" calcext:base-cell-address="view.AF29"/>
          </calcext:conditional-format>
          <calcext:conditional-format calcext:target-range-address="view.AG5:view.AG28">
            <calcext:condition calcext:apply-style-name="dependency" calcext:value="=1" calcext:base-cell-address="view.AG5"/>
            <calcext:condition calcext:apply-style-name="dependency by transitivity" calcext:value="=2" calcext:base-cell-address="view.AG5"/>
          </calcext:conditional-format>
          <calcext:conditional-format calcext:target-range-address="view.AG30:view.AG30">
            <calcext:condition calcext:apply-style-name="dependency" calcext:value="=1" calcext:base-cell-address="view.AG30"/>
            <calcext:condition calcext:apply-style-name="dependency by transitivity" calcext:value="=2" calcext:base-cell-address="view.AG30"/>
          </calcext:conditional-format>
          <calcext:conditional-format calcext:target-range-address="view.AG31:view.AG31">
            <calcext:condition calcext:apply-style-name="dependency" calcext:value="=1" calcext:base-cell-address="view.AG31"/>
            <calcext:condition calcext:apply-style-name="dependency by transitivity" calcext:value="=2" calcext:base-cell-address="view.AG31"/>
          </calcext:conditional-format>
          <calcext:conditional-format calcext:target-range-address="view.AG29:view.AG29">
            <calcext:condition calcext:apply-style-name="dependency" calcext:value="=1" calcext:base-cell-address="view.AG29"/>
            <calcext:condition calcext:apply-style-name="dependency by transitivity" calcext:value="=2" calcext:base-cell-address="view.AG29"/>
          </calcext:conditional-format>
          <calcext:conditional-format calcext:target-range-address="view.AH5:view.AH28">
            <calcext:condition calcext:apply-style-name="dependency" calcext:value="=1" calcext:base-cell-address="view.AH5"/>
            <calcext:condition calcext:apply-style-name="dependency by transitivity" calcext:value="=2" calcext:base-cell-address="view.AH5"/>
          </calcext:conditional-format>
          <calcext:conditional-format calcext:target-range-address="view.AH30:view.AH30">
            <calcext:condition calcext:apply-style-name="dependency" calcext:value="=1" calcext:base-cell-address="view.AH30"/>
            <calcext:condition calcext:apply-style-name="dependency by transitivity" calcext:value="=2" calcext:base-cell-address="view.AH30"/>
          </calcext:conditional-format>
          <calcext:conditional-format calcext:target-range-address="view.AH31:view.AH31">
            <calcext:condition calcext:apply-style-name="dependency" calcext:value="=1" calcext:base-cell-address="view.AH31"/>
            <calcext:condition calcext:apply-style-name="dependency by transitivity" calcext:value="=2" calcext:base-cell-address="view.AH31"/>
          </calcext:conditional-format>
          <calcext:conditional-format calcext:target-range-address="view.AH29:view.AH29">
            <calcext:condition calcext:apply-style-name="dependency" calcext:value="=1" calcext:base-cell-address="view.AH29"/>
            <calcext:condition calcext:apply-style-name="dependency by transitivity" calcext:value="=2" calcext:base-cell-address="view.AH29"/>
          </calcext:conditional-format>
          <calcext:conditional-format calcext:target-range-address="view.AI5:view.AI28">
            <calcext:condition calcext:apply-style-name="dependency" calcext:value="=1" calcext:base-cell-address="view.AI5"/>
            <calcext:condition calcext:apply-style-name="dependency by transitivity" calcext:value="=2" calcext:base-cell-address="view.AI5"/>
          </calcext:conditional-format>
          <calcext:conditional-format calcext:target-range-address="view.AI30:view.AI30">
            <calcext:condition calcext:apply-style-name="dependency" calcext:value="=1" calcext:base-cell-address="view.AI30"/>
            <calcext:condition calcext:apply-style-name="dependency by transitivity" calcext:value="=2" calcext:base-cell-address="view.AI30"/>
          </calcext:conditional-format>
          <calcext:conditional-format calcext:target-range-address="view.AI31:view.AI31">
            <calcext:condition calcext:apply-style-name="dependency" calcext:value="=1" calcext:base-cell-address="view.AI31"/>
            <calcext:condition calcext:apply-style-name="dependency by transitivity" calcext:value="=2" calcext:base-cell-address="view.AI31"/>
          </calcext:conditional-format>
          <calcext:conditional-format calcext:target-range-address="view.AI29:view.AI29">
            <calcext:condition calcext:apply-style-name="dependency" calcext:value="=1" calcext:base-cell-address="view.AI29"/>
            <calcext:condition calcext:apply-style-name="dependency by transitivity" calcext:value="=2" calcext:base-cell-address="view.AI29"/>
          </calcext:conditional-format>
          <calcext:conditional-format calcext:target-range-address="view.AJ5:view.AJ28">
            <calcext:condition calcext:apply-style-name="dependency" calcext:value="=1" calcext:base-cell-address="view.AJ5"/>
            <calcext:condition calcext:apply-style-name="dependency by transitivity" calcext:value="=2" calcext:base-cell-address="view.AJ5"/>
          </calcext:conditional-format>
          <calcext:conditional-format calcext:target-range-address="view.AJ30:view.AJ30">
            <calcext:condition calcext:apply-style-name="dependency" calcext:value="=1" calcext:base-cell-address="view.AJ30"/>
            <calcext:condition calcext:apply-style-name="dependency by transitivity" calcext:value="=2" calcext:base-cell-address="view.AJ30"/>
          </calcext:conditional-format>
          <calcext:conditional-format calcext:target-range-address="view.AJ31:view.AJ31">
            <calcext:condition calcext:apply-style-name="dependency" calcext:value="=1" calcext:base-cell-address="view.AJ31"/>
            <calcext:condition calcext:apply-style-name="dependency by transitivity" calcext:value="=2" calcext:base-cell-address="view.AJ31"/>
          </calcext:conditional-format>
          <calcext:conditional-format calcext:target-range-address="view.AJ29:view.AJ29">
            <calcext:condition calcext:apply-style-name="dependency" calcext:value="=1" calcext:base-cell-address="view.AJ29"/>
            <calcext:condition calcext:apply-style-name="dependency by transitivity" calcext:value="=2" calcext:base-cell-address="view.AJ29"/>
          </calcext:conditional-format>
          <calcext:conditional-format calcext:target-range-address="view.AK5:view.AK28">
            <calcext:condition calcext:apply-style-name="dependency" calcext:value="=1" calcext:base-cell-address="view.AK5"/>
            <calcext:condition calcext:apply-style-name="dependency by transitivity" calcext:value="=2" calcext:base-cell-address="view.AK5"/>
          </calcext:conditional-format>
          <calcext:conditional-format calcext:target-range-address="view.AK30:view.AK30">
            <calcext:condition calcext:apply-style-name="dependency" calcext:value="=1" calcext:base-cell-address="view.AK30"/>
            <calcext:condition calcext:apply-style-name="dependency by transitivity" calcext:value="=2" calcext:base-cell-address="view.AK30"/>
          </calcext:conditional-format>
          <calcext:conditional-format calcext:target-range-address="view.AK31:view.AK31">
            <calcext:condition calcext:apply-style-name="dependency" calcext:value="=1" calcext:base-cell-address="view.AK31"/>
            <calcext:condition calcext:apply-style-name="dependency by transitivity" calcext:value="=2" calcext:base-cell-address="view.AK31"/>
          </calcext:conditional-format>
          <calcext:conditional-format calcext:target-range-address="view.AK29:view.AK29">
            <calcext:condition calcext:apply-style-name="dependency" calcext:value="=1" calcext:base-cell-address="view.AK29"/>
            <calcext:condition calcext:apply-style-name="dependency by transitivity" calcext:value="=2" calcext:base-cell-address="view.AK29"/>
          </calcext:conditional-format>
          <calcext:conditional-format calcext:target-range-address="view.AL5:view.AL28">
            <calcext:condition calcext:apply-style-name="dependency" calcext:value="=1" calcext:base-cell-address="view.AL5"/>
            <calcext:condition calcext:apply-style-name="dependency by transitivity" calcext:value="=2" calcext:base-cell-address="view.AL5"/>
          </calcext:conditional-format>
          <calcext:conditional-format calcext:target-range-address="view.AL30:view.AL30">
            <calcext:condition calcext:apply-style-name="dependency" calcext:value="=1" calcext:base-cell-address="view.AL30"/>
            <calcext:condition calcext:apply-style-name="dependency by transitivity" calcext:value="=2" calcext:base-cell-address="view.AL30"/>
          </calcext:conditional-format>
          <calcext:conditional-format calcext:target-range-address="view.AL31:view.AL31">
            <calcext:condition calcext:apply-style-name="dependency" calcext:value="=1" calcext:base-cell-address="view.AL31"/>
            <calcext:condition calcext:apply-style-name="dependency by transitivity" calcext:value="=2" calcext:base-cell-address="view.AL31"/>
          </calcext:conditional-format>
          <calcext:conditional-format calcext:target-range-address="view.AL29:view.AL29">
            <calcext:condition calcext:apply-style-name="dependency" calcext:value="=1" calcext:base-cell-address="view.AL29"/>
            <calcext:condition calcext:apply-style-name="dependency by transitivity" calcext:value="=2" calcext:base-cell-address="view.AL29"/>
          </calcext:conditional-format>
          <calcext:conditional-format calcext:target-range-address="view.AF32:view.AF32">
            <calcext:condition calcext:apply-style-name="dependency" calcext:value="=1" calcext:base-cell-address="view.AF32"/>
            <calcext:condition calcext:apply-style-name="dependency by transitivity" calcext:value="=2" calcext:base-cell-address="view.AF32"/>
          </calcext:conditional-format>
          <calcext:conditional-format calcext:target-range-address="view.AG32:view.AG32">
            <calcext:condition calcext:apply-style-name="dependency" calcext:value="=1" calcext:base-cell-address="view.AG32"/>
            <calcext:condition calcext:apply-style-name="dependency by transitivity" calcext:value="=2" calcext:base-cell-address="view.AG32"/>
          </calcext:conditional-format>
          <calcext:conditional-format calcext:target-range-address="view.AH32:view.AH32">
            <calcext:condition calcext:apply-style-name="dependency" calcext:value="=1" calcext:base-cell-address="view.AH32"/>
            <calcext:condition calcext:apply-style-name="dependency by transitivity" calcext:value="=2" calcext:base-cell-address="view.AH32"/>
          </calcext:conditional-format>
          <calcext:conditional-format calcext:target-range-address="view.AI32:view.AI32">
            <calcext:condition calcext:apply-style-name="dependency" calcext:value="=1" calcext:base-cell-address="view.AI32"/>
            <calcext:condition calcext:apply-style-name="dependency by transitivity" calcext:value="=2" calcext:base-cell-address="view.AI32"/>
          </calcext:conditional-format>
          <calcext:conditional-format calcext:target-range-address="view.AJ32:view.AJ32">
            <calcext:condition calcext:apply-style-name="dependency" calcext:value="=1" calcext:base-cell-address="view.AJ32"/>
            <calcext:condition calcext:apply-style-name="dependency by transitivity" calcext:value="=2" calcext:base-cell-address="view.AJ32"/>
          </calcext:conditional-format>
          <calcext:conditional-format calcext:target-range-address="view.AK32:view.AK32">
            <calcext:condition calcext:apply-style-name="dependency" calcext:value="=1" calcext:base-cell-address="view.AK32"/>
            <calcext:condition calcext:apply-style-name="dependency by transitivity" calcext:value="=2" calcext:base-cell-address="view.AK32"/>
          </calcext:conditional-format>
          <calcext:conditional-format calcext:target-range-address="view.AL32:view.AL32">
            <calcext:condition calcext:apply-style-name="dependency" calcext:value="=1" calcext:base-cell-address="view.AL32"/>
            <calcext:condition calcext:apply-style-name="dependency by transitivity" calcext:value="=2" calcext:base-cell-address="view.AL32"/>
          </calcext:conditional-format>
        </calcext:conditional-formats>
      </table:table>
      <table:table table:name="dependencies" table:style-name="ta1">
        <table:table-source xlink:type="simple" xlink:href="../dependencies.csv" table:table-name="dependencies" table:filter-name="Text - txt - csv (StarCalc)" table:filter-options="9/59/44/MRG,34,76,1,,1033,false,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ardano-sl_QuickCheck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QuickChe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acid-state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acid-st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aeson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ae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ansi-terminal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ansi-termi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ansi-wl-pprint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ansi-wl-ppri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async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asyn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base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ba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bytestring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bytest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canonical-json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canonical-j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cardano-crypto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cardano-cryp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cardano-sl</text:p>
          </table:table-cell>
          <table:table-cell table:number-columns-repeated="2" office:value-type="string" calcext:value-type="string">
            <text:p><text:s/>cardano-s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cardano-sl-binary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cardano-sl-bin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cardano-sl-binary-test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cardano-sl-binary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cardano-sl-block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cardano-sl-blo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cardano-sl-block-test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cardano-sl-block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cardano-sl-core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cardano-sl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cardano-sl-core-test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cardano-sl-core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cardano-sl-crypto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cardano-sl-cryp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cardano-sl-crypto-test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cardano-sl-crypto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cardano-sl-db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cardano-sl-d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cardano-sl-delegation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cardano-sl-deleg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cardano-sl-delegation-test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cardano-sl-delegation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cardano-sl-infra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cardano-sl-inf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cardano-sl-lrc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cardano-sl-lr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cardano-sl-lrc-test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cardano-sl-lrc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cardano-sl-networking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cardano-sl-network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cardano-sl-ssc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cardano-sl-s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cardano-sl-txp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cardano-sl-tx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cardano-sl-txp-test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cardano-sl-txp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cardano-sl-update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cardano-sl-upd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cardano-sl-util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cardano-sl-u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cardano-sl-util-test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cardano-sl-util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cborg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cbo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cereal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cere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conduit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cond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constraints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constrai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containers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contai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contravariant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contravari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cpphs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cpph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criterion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criter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cryptonite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crypton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data-default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data-defaul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directory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directo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ed25519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ed25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ekg-core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ekg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ether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et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exceptions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excep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extra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ext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filelock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filelo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filepath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filepa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fmt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fm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formatting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formatt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generic-arbitrary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generic-arbitr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hashable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hash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hspec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hspe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lens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l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mmorph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mmorp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monad-control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monad-contr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mtl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m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neat-interpolation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neat-interpol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network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netwo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network-transport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network-transpo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optparse-applicative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optparse-applicati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parsec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parse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plutus-prototype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plutus-prototy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pvss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pv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random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rand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reflection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refle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safe-exceptions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safe-excep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safecopy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safeco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serokell-util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serokell-u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servant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serv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servant-client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servant-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servant-client-core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servant-client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servant-server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servant-ser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servant-swagger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servant-swag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stm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st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streaming-commons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streaming-comm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tagged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tagg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template-haskell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template-haske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text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tex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text-format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text-form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time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ti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time-units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time-un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tls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t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transformers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transform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universum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univers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unliftio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unlift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unordered-containers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unordered-contai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vector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vec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wai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wa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warp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war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warp-tls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warp-t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x509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x5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x509-store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x509-st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x509-validation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x509-valid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yaml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yam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_Cabal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Cab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MonadRandom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MonadRan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array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arr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attoparsec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atto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base58-bytestring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base58-bytestr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base64-bytestring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base64-bytestr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binary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bina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cardano-report-server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cardano-report-serv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clock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c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concurrent-extra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concurrent-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conduit-extra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conduit-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cryptonite-openssl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cryptonite-openss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deepseq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deepseq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deriving-compat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deriving-compa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digest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dig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dlist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dli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dns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d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ekg-statsd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ekg-stats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ekg-wai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ekg-wa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free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f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half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hal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hedgehog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hedgeho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hspec-core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hspec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http-client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http-cli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http-client-tls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http-client-t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http-conduit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http-condu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iproute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iprou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kademlia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kademl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katip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kati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lrucache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lrucach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lzma-conduit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lzma-condu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megaparsec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mega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memory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memo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mono-traversable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mono-traversab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mwc-random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mwc-ran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network-info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network-inf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network-transport-inmemory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network-transport-inmemo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network-transport-tcp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network-transport-tc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optparse-simple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optparse-simp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process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proce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quickcheck-instances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quickcheck-instan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resourcet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resourc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rocksdb-haskell-ng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rocksdb-haskell-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scrypt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scryp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statistics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statistic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tar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t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th-lift-instances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th-lift-instan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th-utilities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th-utiliti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transformers-base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transformers-ba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transformers-lift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transformers-lif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_unliftio-core</text:p>
          </table:table-cell>
          <table:table-cell office:value-type="string" calcext:value-type="string">
            <text:p><text:s/>cardano-sl</text:p>
          </table:table-cell>
          <table:table-cell office:value-type="string" calcext:value-type="string">
            <text:p><text:s/>unliftio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Earley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Earl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MonadRandom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MonadRand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QuickCheck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QuickChe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aeson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ae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ansi-wl-pprint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ansi-wl-ppri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async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asyn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base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ba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bytestring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bytest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canonical-json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canonical-j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cardano-sl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cardano-s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cardano-sl-auxx</text:p>
          </table:table-cell>
          <table:table-cell table:number-columns-repeated="2" office:value-type="string" calcext:value-type="string">
            <text:p><text:s/>cardano-sl-aux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cardano-sl-block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cardano-sl-blo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cardano-sl-client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cardano-sl-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cardano-sl-core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cardano-sl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cardano-sl-core-test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cardano-sl-core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cardano-sl-crypto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cardano-sl-cryp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cardano-sl-db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cardano-sl-d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cardano-sl-generator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cardano-sl-genera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cardano-sl-infra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cardano-sl-inf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cardano-sl-networking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cardano-sl-network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cardano-sl-ssc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cardano-sl-s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cardano-sl-txp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cardano-sl-tx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cardano-sl-update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cardano-sl-upd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cardano-sl-util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cardano-sl-u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conduit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cond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constraints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constrai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containers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contai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data-default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data-defaul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formatting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formatt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generic-arbitrary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generic-arbitr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haskeline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haskel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hspec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hspe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lens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l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loc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lo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megaparsec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megaparse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mtl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m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neat-interpolation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neat-interpol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network-transport-tcp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network-transport-tc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optparse-applicative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optparse-applicati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parser-combinators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parser-combinato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quickcheck-instances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quickcheck-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random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rand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resourcet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resourc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safe-exceptions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safe-excep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scientific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scientif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serokell-util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serokell-u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split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spl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stm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st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temporary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tempor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text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tex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text-format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text-form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time-units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time-un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transformers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transform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universum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univers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unordered-containers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unordered-contai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validation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valid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auxx_Cabal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Cab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acid-state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acid-sta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ansi-terminal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ansi-termin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array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arr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attoparsec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atto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base58-bytestring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base58-bytestr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base64-bytestring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base64-bytestr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binary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bina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cardano-crypto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cardano-cryp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cardano-report-server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cardano-report-serv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cardano-sl-binary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cardano-sl-bina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cardano-sl-binary-test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cardano-sl-binary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cardano-sl-block-test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cardano-sl-block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cardano-sl-crypto-test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cardano-sl-crypto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cardano-sl-delegation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cardano-sl-delega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cardano-sl-delegation-test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cardano-sl-delegation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cardano-sl-lrc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cardano-sl-lr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cardano-sl-lrc-test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cardano-sl-lrc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cardano-sl-txp-test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cardano-sl-txp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cardano-sl-util-test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cardano-sl-util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cborg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cbor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cereal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cere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clock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c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concurrent-extra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concurrent-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conduit-extra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conduit-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contravariant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contravari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cpphs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cpph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criterion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criter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cryptonite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cryptoni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cryptonite-openssl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cryptonite-openss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deepseq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deepseq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deriving-compat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deriving-compa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directory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directo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dlist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dli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dns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d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ed25519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ed255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ekg-core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ekg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ekg-statsd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ekg-stats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ekg-wai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ekg-wa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ether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eth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exceptions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exceptio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extra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filelock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file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filepath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filepat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fmt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fm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free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f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hashable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hashab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hedgehog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hedgeho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hspec-core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hspec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http-client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http-cli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http-client-tls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http-client-t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http-conduit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http-condu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iproute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iprou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kademlia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kademl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katip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kati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log-warper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log-warp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lrucache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lrucach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lzma-conduit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lzma-condu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memory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memo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mmorph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mmorp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monad-control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monad-contro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mono-traversable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mono-traversab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mwc-random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mwc-ran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network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networ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network-info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network-inf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network-transport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network-transpor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network-transport-inmemory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network-transport-inmemo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optparse-simple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optparse-simp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parsec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plutus-prototype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plutus-prototy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process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proce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pvss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pv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reflection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reflec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rocksdb-haskell-ng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rocksdb-haskell-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safecopy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safecop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scrypt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scryp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servant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serv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servant-client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servant-cli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servant-client-core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servant-client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servant-server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servant-serv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servant-swagger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servant-swagg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statistics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statistic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streaming-commons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streaming-commo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tagged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tagg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tar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t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template-haskell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template-haske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th-lift-instances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th-lift-instan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time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ti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tls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t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transformers-base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transformers-ba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transformers-lift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transformers-lif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unliftio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unlifti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unliftio-core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unliftio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vector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vec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wai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wa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warp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war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warp-tls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warp-t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x509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x5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x509-store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x509-st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x509-validation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x509-valida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auxx_yaml</text:p>
          </table:table-cell>
          <table:table-cell office:value-type="string" calcext:value-type="string">
            <text:p><text:s/>cardano-sl-auxx</text:p>
          </table:table-cell>
          <table:table-cell office:value-type="string" calcext:value-type="string">
            <text:p><text:s/>yam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inary_QuickCheck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QuickChe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inary_base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ba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inary_binary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bin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inary_bytestring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bytest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inary_canonical-json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canonical-j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inary_cardano-sl-binary</text:p>
          </table:table-cell>
          <table:table-cell table:number-columns-repeated="2" office:value-type="string" calcext:value-type="string">
            <text:p><text:s/>cardano-sl-bin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inary_cardano-sl-util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cardano-sl-u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inary_cardano-sl-util-test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cardano-sl-util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inary_cborg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cbo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inary_cereal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cere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inary_containers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contai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inary_cryptonite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crypton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inary_data-default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data-defaul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inary_digest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dig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inary_extra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ext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inary_filelock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filelo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inary_fmt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fm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inary_formatting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formatt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inary_generic-arbitrary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generic-arbitr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inary_half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hal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inary_hashable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hash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inary_hedgehog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hedgeho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inary_hspec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hspe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inary_lens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l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inary_mtl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m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inary_pvss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pv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inary_quickcheck-instances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quickcheck-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inary_random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rand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inary_reflection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refle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inary_safe-exceptions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safe-excep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inary_safecopy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safeco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inary_serokell-util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serokell-u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inary_tagged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tagg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inary_template-haskell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template-haske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inary_text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tex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inary_text-format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text-form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inary_th-utilities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th-utilit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inary_time-units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time-un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inary_transformers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transform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inary_universum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univers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inary_unordered-containers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unordered-contai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inary_vector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vec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inary_aeson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ae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inary_async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asyn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inary_concurrent-extra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concurrent-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inary_contravariant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contravari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inary_deepseq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deepseq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inary_directory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directo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inary_ether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eth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inary_exceptions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exceptio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inary_filepath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filepat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inary_hspec-core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hspec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inary_katip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kati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inary_lrucache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lrucach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inary_megaparsec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mega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inary_mmorph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mmorp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inary_optparse-applicative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optparse-applicativ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inary_parsec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inary_process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proce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inary_resourcet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resourc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inary_stm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st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inary_th-lift-instances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th-lift-instan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inary_time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ti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inary_transformers-base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transformers-ba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inary_transformers-lift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transformers-lif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inary_unliftio-core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unliftio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inary_yaml</text:p>
          </table:table-cell>
          <table:table-cell office:value-type="string" calcext:value-type="string">
            <text:p><text:s/>cardano-sl-binary</text:p>
          </table:table-cell>
          <table:table-cell office:value-type="string" calcext:value-type="string">
            <text:p><text:s/>yam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aeson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ae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lock_base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ba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lock_bytestring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bytest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lock_cardano-sl-binary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cardano-sl-bin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lock_cardano-sl-core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cardano-sl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lock_cardano-sl-crypto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cardano-sl-cryp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lock_cardano-sl-db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cardano-sl-d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lock_cardano-sl-delegation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cardano-sl-deleg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lock_cardano-sl-infra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cardano-sl-inf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lock_cardano-sl-lrc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cardano-sl-lr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lock_cardano-sl-networking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cardano-sl-network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lock_cardano-sl-ssc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cardano-sl-s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lock_cardano-sl-txp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cardano-sl-tx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lock_cardano-sl-update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cardano-sl-upd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lock_cardano-sl-util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cardano-sl-u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lock_cborg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cbo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lock_conduit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cond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lock_containers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contai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lock_cryptonite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crypton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lock_data-default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data-defaul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lock_directory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directo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lock_ekg-core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ekg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lock_ether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et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lock_exceptions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excep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lock_filepath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filepa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lock_formatting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formatt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lock_lens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l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lock_mtl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m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lock_random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rand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lock_reflection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refle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lock_rocksdb-haskell-ng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rocksdb-haskell-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lock_safe-exceptions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safe-excep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lock_serokell-util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serokell-u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lock_stm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st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lock_text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tex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lock_text-format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text-form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lock_time-units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time-un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lock_transformers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transform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lock_universum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univers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lock_unliftio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unlift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lock_unordered-containers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unordered-contai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block_Cabal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Cab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MonadRandom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MonadRan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QuickCheck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QuickChe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ansi-terminal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ansi-termin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array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arr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async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asyn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attoparsec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atto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base58-bytestring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base58-bytestr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base64-bytestring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base64-bytestr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binary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bina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canonical-json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canonical-j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cardano-crypto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cardano-cryp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cardano-report-server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cardano-report-serv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cardano-sl-binary-test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cardano-sl-binary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cardano-sl-core-test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cardano-sl-core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cardano-sl-crypto-test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cardano-sl-crypto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cardano-sl-util-test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cardano-sl-util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cereal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cere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clock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c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concurrent-extra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concurrent-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conduit-extra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conduit-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contravariant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contravari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cryptonite-openssl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cryptonite-openss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deepseq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deepseq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deriving-compat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deriving-compa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digest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dig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dlist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dli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dns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d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ed25519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ed255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ekg-statsd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ekg-stats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ekg-wai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ekg-wa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extra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filelock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file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fmt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fm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free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f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generic-arbitrary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generic-arbitra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half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hal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hashable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hashab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hedgehog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hedgeho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hspec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hsp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hspec-core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hspec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http-client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http-cli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http-client-tls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http-client-t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http-conduit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http-condu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iproute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iprou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kademlia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kademl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katip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kati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lrucache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lrucach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lzma-conduit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lzma-condu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megaparsec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mega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memory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memo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mmorph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mmorp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monad-control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monad-contro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mono-traversable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mono-traversab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mwc-random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mwc-ran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neat-interpolation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neat-interpola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network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networ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network-info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network-inf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network-transport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network-transpor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network-transport-inmemory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network-transport-inmemo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network-transport-tcp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network-transport-tc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optparse-applicative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optparse-applicativ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optparse-simple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optparse-simp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parsec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plutus-prototype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plutus-prototy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process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proce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pvss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pv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quickcheck-instances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quickcheck-instan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resourcet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resourc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safecopy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safecop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scrypt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scryp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statistics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statistic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tagged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tagg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tar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t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template-haskell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template-haske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th-lift-instances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th-lift-instan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th-utilities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th-utiliti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time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ti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transformers-base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transformers-ba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transformers-lift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transformers-lif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unliftio-core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unliftio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vector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vec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block_yaml</text:p>
          </table:table-cell>
          <table:table-cell office:value-type="string" calcext:value-type="string">
            <text:p><text:s/>cardano-sl-block</text:p>
          </table:table-cell>
          <table:table-cell office:value-type="string" calcext:value-type="string">
            <text:p><text:s/>yam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QuickCheck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QuickChe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lient_base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ba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lient_bytestring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bytest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lient_cardano-sl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cardano-s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lient_cardano-sl-block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cardano-sl-blo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lient_cardano-sl-client</text:p>
          </table:table-cell>
          <table:table-cell table:number-columns-repeated="2" office:value-type="string" calcext:value-type="string">
            <text:p><text:s/>cardano-sl-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lient_cardano-sl-core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cardano-sl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lient_cardano-sl-crypto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cardano-sl-cryp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lient_cardano-sl-crypto-test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cardano-sl-crypto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lient_cardano-sl-db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cardano-sl-d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lient_cardano-sl-infra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cardano-sl-inf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lient_cardano-sl-lrc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cardano-sl-lr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lient_cardano-sl-networking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cardano-sl-network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lient_cardano-sl-ssc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cardano-sl-s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lient_cardano-sl-txp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cardano-sl-tx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lient_cardano-sl-update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cardano-sl-upd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lient_cardano-sl-util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cardano-sl-u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lient_cardano-sl-util-test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cardano-sl-util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lient_containers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contai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lient_data-default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data-defaul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lient_formatting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formatt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lient_hspec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hspe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lient_lens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l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lient_mtl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m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lient_safe-exceptions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safe-excep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lient_serokell-util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serokell-u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lient_stm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st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lient_text-format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text-form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lient_transformers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transform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lient_universum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univers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lient_unordered-containers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unordered-contai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lient_vector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vec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lient_Cabal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Cab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MonadRandom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MonadRan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acid-state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acid-sta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aeson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ae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ansi-terminal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ansi-termin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ansi-wl-pprint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ansi-wl-ppri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array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arr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async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asyn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attoparsec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atto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base58-bytestring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base58-bytestr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base64-bytestring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base64-bytestr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binary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bina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canonical-json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canonical-j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cardano-crypto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cardano-cryp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cardano-report-server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cardano-report-serv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cardano-sl-binary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cardano-sl-bina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cardano-sl-binary-test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cardano-sl-binary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cardano-sl-block-test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cardano-sl-block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cardano-sl-core-test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cardano-sl-core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cardano-sl-delegation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cardano-sl-delega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cardano-sl-delegation-test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cardano-sl-delegation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cardano-sl-lrc-test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cardano-sl-lrc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cardano-sl-txp-test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cardano-sl-txp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cborg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cbor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cereal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cere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clock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c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concurrent-extra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concurrent-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conduit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condu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conduit-extra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conduit-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constraints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constrain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contravariant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contravari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cpphs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cpph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criterion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criter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cryptonite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cryptoni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cryptonite-openssl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cryptonite-openss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deepseq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deepseq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deriving-compat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deriving-compa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directory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directo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dlist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dli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dns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d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ed25519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ed255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ekg-core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ekg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ekg-statsd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ekg-stats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ekg-wai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ekg-wa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ether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eth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exceptions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exceptio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extra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filelock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file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filepath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filepat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fmt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fm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free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f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generic-arbitrary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generic-arbitra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hashable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hashab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hedgehog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hedgeho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hspec-core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hspec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http-client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http-cli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http-client-tls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http-client-t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http-conduit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http-condu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iproute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iprou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kademlia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kademl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katip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kati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lrucache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lrucach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lzma-conduit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lzma-condu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megaparsec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mega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memory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memo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mmorph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mmorp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monad-control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monad-contro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mono-traversable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mono-traversab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mwc-random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mwc-ran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neat-interpolation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neat-interpola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network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networ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network-info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network-inf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network-transport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network-transpor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network-transport-inmemory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network-transport-inmemo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network-transport-tcp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network-transport-tc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optparse-applicative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optparse-applicativ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optparse-simple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optparse-simp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parsec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plutus-prototype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plutus-prototy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process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proce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pvss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pv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quickcheck-instances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quickcheck-instan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random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ran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reflection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reflec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resourcet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resourc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rocksdb-haskell-ng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rocksdb-haskell-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safecopy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safecop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scrypt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scryp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servant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serv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servant-client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servant-cli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servant-client-core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servant-client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servant-server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servant-serv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servant-swagger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servant-swagg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statistics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statistic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streaming-commons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streaming-commo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tagged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tagg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tar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t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template-haskell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template-haske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text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tex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th-lift-instances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th-lift-instan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time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ti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time-units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time-uni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tls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t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transformers-base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transformers-ba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transformers-lift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transformers-lif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unliftio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unlifti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unliftio-core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unliftio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wai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wa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warp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war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warp-tls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warp-t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x509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x5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x509-store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x509-st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x509-validation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x509-valida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lient_yaml</text:p>
          </table:table-cell>
          <table:table-cell office:value-type="string" calcext:value-type="string">
            <text:p><text:s/>cardano-sl-client</text:p>
          </table:table-cell>
          <table:table-cell office:value-type="string" calcext:value-type="string">
            <text:p><text:s/>yam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Cabal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Cab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QuickCheck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QuickChe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aeson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ae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ansi-terminal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ansi-termi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base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ba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base58-bytestring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base58-bytest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bytestring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bytest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canonical-json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canonical-j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cardano-sl-binary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cardano-sl-bin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cardano-sl-binary-test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cardano-sl-binary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cardano-sl-core</text:p>
          </table:table-cell>
          <table:table-cell table:number-columns-repeated="2" office:value-type="string" calcext:value-type="string">
            <text:p><text:s/>cardano-sl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cardano-sl-crypto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cardano-sl-cryp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cardano-sl-crypto-test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cardano-sl-crypto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cardano-sl-networking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cardano-sl-network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cardano-sl-util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cardano-sl-u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cardano-sl-util-test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cardano-sl-util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cborg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cbo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containers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contai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cryptonite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crypton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data-default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data-defaul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deepseq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deepse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deriving-compat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deriving-comp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exceptions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excep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extra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ext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filepath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filepa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fmt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fm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formatting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formatt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generic-arbitrary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generic-arbitr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hashable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hash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hspec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hspe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lens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l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memory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memo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mtl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m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plutus-prototype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plutus-prototy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quickcheck-instances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quickcheck-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random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rand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reflection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refle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safe-exceptions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safe-excep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serokell-util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serokell-u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template-haskell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template-haske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text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tex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text-format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text-form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th-lift-instances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th-lift-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time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ti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time-units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time-un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universum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univers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unordered-containers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unordered-contai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vector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vec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ore_MonadRandom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MonadRan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async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asyn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attoparsec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atto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binary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bina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cardano-crypto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cardano-cryp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cereal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cere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concurrent-extra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concurrent-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conduit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condu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conduit-extra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conduit-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contravariant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contravari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cryptonite-openssl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cryptonite-openss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digest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dig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directory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directo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ed25519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ed255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ekg-core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ekg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ether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eth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filelock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file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half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hal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hedgehog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hedgeho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hspec-core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hspec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kademlia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kademl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katip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kati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lrucache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lrucach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megaparsec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mega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mmorph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mmorp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monad-control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monad-contro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mwc-random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mwc-ran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network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networ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network-transport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network-transpor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network-transport-inmemory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network-transport-inmemo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network-transport-tcp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network-transport-tc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optparse-applicative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optparse-applicativ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optparse-simple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optparse-simp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parsec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process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proce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pvss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pv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resourcet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resourc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safecopy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safecop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scrypt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scryp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statistics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statistic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stm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st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tagged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tagg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th-utilities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th-utiliti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transformers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transform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transformers-base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transformers-ba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transformers-lift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transformers-lif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unliftio-core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unliftio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ore_yaml</text:p>
          </table:table-cell>
          <table:table-cell office:value-type="string" calcext:value-type="string">
            <text:p><text:s/>cardano-sl-core</text:p>
          </table:table-cell>
          <table:table-cell office:value-type="string" calcext:value-type="string">
            <text:p><text:s/>yam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rypto_QuickCheck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QuickChe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rypto_aeson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ae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rypto_base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ba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rypto_binary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bin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rypto_bytestring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bytest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rypto_cardano-crypto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cardano-cryp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rypto_cardano-sl-binary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cardano-sl-bin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rypto_cardano-sl-binary-test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cardano-sl-binary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rypto_cardano-sl-crypto</text:p>
          </table:table-cell>
          <table:table-cell table:number-columns-repeated="2" office:value-type="string" calcext:value-type="string">
            <text:p><text:s/>cardano-sl-cryp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rypto_cardano-sl-util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cardano-sl-u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rypto_cardano-sl-util-test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cardano-sl-util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rypto_cborg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cbo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rypto_cryptonite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crypton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rypto_cryptonite-openssl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cryptonite-openss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rypto_data-default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data-defaul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rypto_ed25519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ed25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rypto_formatting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formatt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rypto_hashable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hash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rypto_hedgehog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hedgeho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rypto_hspec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hspe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rypto_lens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l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rypto_memory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memo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rypto_mtl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m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rypto_pvss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pv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rypto_reflection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refle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rypto_safe-exceptions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safe-excep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rypto_scrypt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scry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rypto_serokell-util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serokell-u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rypto_template-haskell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template-haske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rypto_text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tex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rypto_text-format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text-form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rypto_universum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univers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rypto_unordered-containers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unordered-contai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crypto_async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asyn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rypto_canonical-json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canonical-j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rypto_cereal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cere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rypto_concurrent-extra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concurrent-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rypto_containers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contain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rypto_contravariant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contravari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rypto_deepseq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deepseq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rypto_digest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dig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rypto_directory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directo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rypto_ether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eth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rypto_exceptions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exceptio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rypto_extra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rypto_filelock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file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rypto_filepath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filepat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rypto_fmt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fm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rypto_generic-arbitrary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generic-arbitra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rypto_half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hal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rypto_hspec-core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hspec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rypto_katip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kati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rypto_lrucache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lrucach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rypto_megaparsec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mega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rypto_mmorph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mmorp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rypto_optparse-applicative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optparse-applicativ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rypto_parsec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rypto_process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proce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rypto_quickcheck-instances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quickcheck-instan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rypto_random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ran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rypto_resourcet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resourc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rypto_safecopy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safecop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rypto_stm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st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rypto_tagged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tagg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rypto_th-lift-instances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th-lift-instan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rypto_th-utilities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th-utiliti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rypto_time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ti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rypto_time-units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time-uni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rypto_transformers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transform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rypto_transformers-base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transformers-ba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rypto_transformers-lift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transformers-lif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rypto_unliftio-core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unliftio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rypto_vector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vec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crypto_yaml</text:p>
          </table:table-cell>
          <table:table-cell office:value-type="string" calcext:value-type="string">
            <text:p><text:s/>cardano-sl-crypto</text:p>
          </table:table-cell>
          <table:table-cell office:value-type="string" calcext:value-type="string">
            <text:p><text:s/>yam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base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ba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b_bytestring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bytest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b_cardano-sl-binary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cardano-sl-bin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b_cardano-sl-core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cardano-sl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b_cardano-sl-crypto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cardano-sl-cryp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b_cardano-sl-util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cardano-sl-u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b_concurrent-extra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concurrent-ext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b_conduit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cond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b_containers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contai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b_data-default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data-defaul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b_directory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directo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b_ether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et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b_filepath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filepa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b_formatting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formatt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b_lens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l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b_memory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memo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b_mtl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m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b_resourcet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resourc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b_rocksdb-haskell-ng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rocksdb-haskell-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b_serokell-util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serokell-u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b_text-format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text-form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b_transformers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transform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b_universum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univers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b_Cabal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Cab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QuickCheck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QuickChe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aeson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ae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ansi-terminal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ansi-termin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async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asyn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base58-bytestring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base58-bytestr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binary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bina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canonical-json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canonical-j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cardano-crypto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cardano-cryp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cardano-sl-binary-test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cardano-sl-binary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cardano-sl-crypto-test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cardano-sl-crypto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cardano-sl-networking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cardano-sl-network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cardano-sl-util-test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cardano-sl-util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cborg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cbor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cereal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cere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contravariant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contravari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cryptonite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cryptoni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cryptonite-openssl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cryptonite-openss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deepseq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deepseq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deriving-compat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deriving-compa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digest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dig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ed25519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ed255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exceptions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exceptio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extra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filelock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file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fmt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fm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generic-arbitrary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generic-arbitra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half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hal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hashable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hashab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hedgehog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hedgeho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hspec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hsp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hspec-core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hspec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katip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kati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lrucache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lrucach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megaparsec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mega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mmorph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mmorp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optparse-applicative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optparse-applicativ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parsec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plutus-prototype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plutus-prototy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process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proce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pvss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pv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quickcheck-instances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quickcheck-instan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random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ran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reflection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reflec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safe-exceptions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safe-exceptio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safecopy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safecop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scrypt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scryp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stm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st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tagged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tagg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template-haskell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template-haske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text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tex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th-lift-instances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th-lift-instan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th-utilities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th-utiliti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time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ti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time-units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time-uni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transformers-base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transformers-ba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transformers-lift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transformers-lif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unliftio-core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unliftio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unordered-containers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unordered-contain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vector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vec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b_yaml</text:p>
          </table:table-cell>
          <table:table-cell office:value-type="string" calcext:value-type="string">
            <text:p><text:s/>cardano-sl-db</text:p>
          </table:table-cell>
          <table:table-cell office:value-type="string" calcext:value-type="string">
            <text:p><text:s/>yam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QuickCheck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QuickChe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elegation_aeson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ae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elegation_base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ba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elegation_cardano-sl-binary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cardano-sl-bin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elegation_cardano-sl-core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cardano-sl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elegation_cardano-sl-core-test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cardano-sl-core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elegation_cardano-sl-crypto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cardano-sl-cryp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elegation_cardano-sl-crypto-test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cardano-sl-crypto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elegation_cardano-sl-db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cardano-sl-d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elegation_cardano-sl-infra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cardano-sl-inf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elegation_cardano-sl-lrc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cardano-sl-lr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elegation_cardano-sl-networking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cardano-sl-network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elegation_cardano-sl-util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cardano-sl-u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elegation_conduit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cond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elegation_ether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et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elegation_formatting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formatt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elegation_generic-arbitrary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generic-arbitr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elegation_lens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l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elegation_lrucache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lruca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elegation_mmorph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mmorp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elegation_mtl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m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elegation_reflection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refle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elegation_resourcet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resourc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elegation_rocksdb-haskell-ng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rocksdb-haskell-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elegation_safe-exceptions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safe-excep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elegation_serokell-util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serokell-u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elegation_text-format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text-form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elegation_time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ti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elegation_time-units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time-un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elegation_transformers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transform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elegation_universum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univers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elegation_unliftio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unlift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elegation_unordered-containers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unordered-contai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delegation_Cabal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Cab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MonadRandom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MonadRan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ansi-terminal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ansi-termin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async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asyn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attoparsec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atto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base58-bytestring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base58-bytestr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base64-bytestring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base64-bytestr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binary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bina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bytestring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bytestr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canonical-json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canonical-j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cardano-crypto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cardano-cryp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cardano-report-server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cardano-report-serv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cardano-sl-binary-test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cardano-sl-binary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cardano-sl-txp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cardano-sl-tx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cardano-sl-util-test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cardano-sl-util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cborg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cbor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cereal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cere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clock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c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concurrent-extra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concurrent-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conduit-extra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conduit-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containers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contain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contravariant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contravari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cryptonite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cryptoni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cryptonite-openssl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cryptonite-openss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data-default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data-defaul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deepseq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deepseq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deriving-compat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deriving-compa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digest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dig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directory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directo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dns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d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ed25519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ed255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ekg-core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ekg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ekg-statsd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ekg-stats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ekg-wai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ekg-wa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exceptions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exceptio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extra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filelock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file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filepath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filepat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fmt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fm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half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hal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hashable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hashab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hedgehog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hedgeho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hspec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hsp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hspec-core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hspec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http-client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http-cli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http-client-tls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http-client-t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iproute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iprou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kademlia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kademl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katip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kati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lzma-conduit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lzma-condu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megaparsec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mega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memory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memo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monad-control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monad-contro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mwc-random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mwc-ran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network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networ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network-info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network-inf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network-transport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network-transpor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network-transport-inmemory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network-transport-inmemo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network-transport-tcp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network-transport-tc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optparse-applicative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optparse-applicativ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optparse-simple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optparse-simp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parsec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plutus-prototype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plutus-prototy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process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proce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pvss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pv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quickcheck-instances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quickcheck-instan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random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ran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safecopy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safecop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scrypt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scryp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statistics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statistic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stm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st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tagged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tagg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tar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t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template-haskell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template-haske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text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tex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th-lift-instances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th-lift-instan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th-utilities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th-utiliti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transformers-base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transformers-ba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transformers-lift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transformers-lif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unliftio-core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unliftio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vector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vec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delegation_yaml</text:p>
          </table:table-cell>
          <table:table-cell office:value-type="string" calcext:value-type="string">
            <text:p><text:s/>cardano-sl-delegation</text:p>
          </table:table-cell>
          <table:table-cell office:value-type="string" calcext:value-type="string">
            <text:p><text:s/>yam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QuickCheck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QuickChe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aeson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ae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base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ba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bytestring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bytest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cardano-sl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cardano-s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cardano-sl-binary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cardano-sl-bin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cardano-sl-binary-test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cardano-sl-binary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cardano-sl-block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cardano-sl-blo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cardano-sl-block-test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cardano-sl-block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cardano-sl-core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cardano-sl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cardano-sl-core-test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cardano-sl-core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cardano-sl-crypto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cardano-sl-cryp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cardano-sl-crypto-test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cardano-sl-crypto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cardano-sl-db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cardano-sl-d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cardano-sl-delegation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cardano-sl-deleg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cardano-sl-explorer</text:p>
          </table:table-cell>
          <table:table-cell table:number-columns-repeated="2" office:value-type="string" calcext:value-type="string">
            <text:p><text:s/>cardano-sl-explor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cardano-sl-generator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cardano-sl-genera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cardano-sl-infra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cardano-sl-inf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cardano-sl-lrc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cardano-sl-lr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cardano-sl-networking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cardano-sl-network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cardano-sl-ssc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cardano-sl-s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cardano-sl-txp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cardano-sl-tx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cardano-sl-txp-test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cardano-sl-txp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cardano-sl-update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cardano-sl-upd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cardano-sl-util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cardano-sl-u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conduit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cond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containers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contai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criterion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criter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cryptonite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crypton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data-default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data-defaul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engine-io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engine-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engine-io-wai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engine-io-wa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ether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et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exceptions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excep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formatting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formatt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free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f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generic-arbitrary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generic-arbitr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hspec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hspe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http-types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http-typ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lens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l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log-warper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log-war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memory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memo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mmorph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mmorp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mtl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m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optparse-applicative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optparse-applicati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optparse-simple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optparse-simp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purescript-bridge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purescript-brid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resourcet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resourc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rocksdb-haskell-ng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rocksdb-haskell-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safe-exceptions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safe-excep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serokell-util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serokell-u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servant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serv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servant-generic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servant-gener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servant-multipart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servant-multipa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servant-server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servant-ser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servant-swagger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servant-swag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socket-io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socket-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stm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st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swagger2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swagger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text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tex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text-format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text-form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time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ti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time-units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time-un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transformers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transform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universum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univers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unliftio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unlift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unordered-containers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unordered-contai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vector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vec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wai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wa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wai-cors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wai-co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wai-extra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wai-ext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warp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war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weigh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weig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explorer_Cabal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Cab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MonadRandom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MonadRan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acid-state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acid-sta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ansi-terminal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ansi-termin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ansi-wl-pprint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ansi-wl-ppri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array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arr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async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asyn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attoparsec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atto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base58-bytestring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base58-bytestr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base64-bytestring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base64-bytestr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binary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bina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canonical-json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canonical-j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cardano-crypto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cardano-cryp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cardano-report-server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cardano-report-serv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cardano-sl-client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cardano-sl-cli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cardano-sl-delegation-test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cardano-sl-delegation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cardano-sl-lrc-test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cardano-sl-lrc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cardano-sl-util-test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cardano-sl-util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cborg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cbor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cereal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cere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clock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c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concurrent-extra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concurrent-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conduit-extra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conduit-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constraints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constrain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contravariant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contravari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cpphs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cpph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cryptonite-openssl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cryptonite-openss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deepseq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deepseq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deriving-compat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deriving-compa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digest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dig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directory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directo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dlist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dli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dns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d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ed25519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ed255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ekg-core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ekg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ekg-statsd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ekg-stats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ekg-wai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ekg-wa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extra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filelock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file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filepath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filepat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fmt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fm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half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hal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hashable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hashab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hedgehog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hedgeho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hspec-core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hspec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http-client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http-cli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http-client-tls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http-client-t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http-conduit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http-condu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iproute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iprou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kademlia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kademl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katip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kati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lrucache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lrucach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lzma-conduit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lzma-condu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megaparsec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mega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monad-control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monad-contro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mono-traversable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mono-traversab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mwc-random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mwc-ran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neat-interpolation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neat-interpola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network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networ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network-info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network-inf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network-transport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network-transpor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network-transport-inmemory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network-transport-inmemo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network-transport-tcp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network-transport-tc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parsec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plutus-prototype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plutus-prototy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process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proce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pvss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pv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quickcheck-instances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quickcheck-instan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random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ran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reflection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reflec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safecopy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safecop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scrypt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scryp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servant-client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servant-cli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servant-client-core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servant-client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statistics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statistic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streaming-commons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streaming-commo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tagged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tagg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tar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t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template-haskell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template-haske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th-lift-instances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th-lift-instan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th-utilities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th-utiliti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tls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t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transformers-base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transformers-ba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transformers-lift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transformers-lif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unliftio-core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unliftio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warp-tls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warp-t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x509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x5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x509-store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x509-st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x509-validation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x509-valida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explorer_yaml</text:p>
          </table:table-cell>
          <table:table-cell office:value-type="string" calcext:value-type="string">
            <text:p><text:s/>cardano-sl-explorer</text:p>
          </table:table-cell>
          <table:table-cell office:value-type="string" calcext:value-type="string">
            <text:p><text:s/>yam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MonadRandom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MonadRand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QuickCheck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QuickChe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base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ba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bytestring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bytest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cardano-sl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cardano-s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cardano-sl-binary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cardano-sl-bin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cardano-sl-block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cardano-sl-blo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cardano-sl-block-test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cardano-sl-block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cardano-sl-client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cardano-sl-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cardano-sl-core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cardano-sl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cardano-sl-crypto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cardano-sl-cryp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cardano-sl-crypto-test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cardano-sl-crypto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cardano-sl-db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cardano-sl-d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cardano-sl-delegation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cardano-sl-deleg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cardano-sl-delegation-test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cardano-sl-delegation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cardano-sl-generator</text:p>
          </table:table-cell>
          <table:table-cell table:number-columns-repeated="2" office:value-type="string" calcext:value-type="string">
            <text:p><text:s/>cardano-sl-genera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cardano-sl-infra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cardano-sl-inf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cardano-sl-lrc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cardano-sl-lr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cardano-sl-networking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cardano-sl-network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cardano-sl-ssc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cardano-sl-s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cardano-sl-txp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cardano-sl-tx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cardano-sl-txp-test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cardano-sl-txp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cardano-sl-update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cardano-sl-upd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cardano-sl-util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cardano-sl-u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cardano-sl-util-test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cardano-sl-util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containers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contai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cryptonite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crypton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data-default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data-defaul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ether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et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exceptions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excep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formatting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formatt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hspec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hspe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lens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l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log-warper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log-war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monad-control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monad-contr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random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rand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safe-exceptions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safe-excep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serokell-util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serokell-u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text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tex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text-format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text-form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time-units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time-un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transformers-base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transformers-ba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universum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univers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unliftio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unlift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unordered-containers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unordered-contai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vector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vec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generator_Cabal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Cab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acid-state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acid-sta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aeson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ae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ansi-terminal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ansi-termin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ansi-wl-pprint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ansi-wl-ppri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array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arr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async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asyn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attoparsec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atto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base58-bytestring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base58-bytestr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base64-bytestring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base64-bytestr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binary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bina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canonical-json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canonical-j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cardano-crypto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cardano-cryp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cardano-report-server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cardano-report-serv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cardano-sl-binary-test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cardano-sl-binary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cardano-sl-core-test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cardano-sl-core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cardano-sl-lrc-test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cardano-sl-lrc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cborg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cbor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cereal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cere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clock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c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concurrent-extra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concurrent-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conduit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condu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conduit-extra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conduit-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constraints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constrain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contravariant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contravari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cpphs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cpph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criterion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criter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cryptonite-openssl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cryptonite-openss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deepseq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deepseq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deriving-compat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deriving-compa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digest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dig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directory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directo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dlist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dli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dns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d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ed25519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ed255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ekg-core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ekg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ekg-statsd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ekg-stats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ekg-wai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ekg-wa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extra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filelock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file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filepath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filepat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fmt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fm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free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f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generic-arbitrary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generic-arbitra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half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hal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hashable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hashab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hedgehog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hedgeho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hspec-core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hspec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http-client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http-cli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http-client-tls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http-client-t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http-conduit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http-condu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iproute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iprou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kademlia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kademl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katip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kati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lrucache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lrucach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lzma-conduit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lzma-condu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megaparsec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mega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memory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memo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mmorph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mmorp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mono-traversable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mono-traversab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mtl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mt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mwc-random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mwc-ran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neat-interpolation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neat-interpola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network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networ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network-info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network-inf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network-transport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network-transpor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network-transport-inmemory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network-transport-inmemo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network-transport-tcp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network-transport-tc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optparse-applicative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optparse-applicativ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optparse-simple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optparse-simp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parsec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plutus-prototype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plutus-prototy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process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proce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pvss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pv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quickcheck-instances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quickcheck-instan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reflection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reflec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resourcet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resourc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rocksdb-haskell-ng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rocksdb-haskell-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safecopy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safecop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scrypt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scryp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servant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serv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servant-client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servant-cli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servant-client-core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servant-client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servant-server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servant-serv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servant-swagger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servant-swagg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statistics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statistic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stm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st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streaming-commons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streaming-commo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tagged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tagg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tar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t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template-haskell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template-haske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th-lift-instances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th-lift-instan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th-utilities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th-utiliti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time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ti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tls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t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transformers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transform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transformers-lift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transformers-lif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unliftio-core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unliftio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wai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wa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warp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war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warp-tls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warp-t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x509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x5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x509-store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x509-st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x509-validation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x509-valida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generator_yaml</text:p>
          </table:table-cell>
          <table:table-cell office:value-type="string" calcext:value-type="string">
            <text:p><text:s/>cardano-sl-generator</text:p>
          </table:table-cell>
          <table:table-cell office:value-type="string" calcext:value-type="string">
            <text:p><text:s/>yam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QuickCheck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QuickChe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aeson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ae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async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asyn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base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ba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base64-bytestring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base64-bytest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bytestring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bytest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cardano-report-server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cardano-report-ser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cardano-sl-binary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cardano-sl-bin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cardano-sl-core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cardano-sl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cardano-sl-core-test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cardano-sl-core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cardano-sl-crypto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cardano-sl-cryp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cardano-sl-db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cardano-sl-d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cardano-sl-infra</text:p>
          </table:table-cell>
          <table:table-cell table:number-columns-repeated="2" office:value-type="string" calcext:value-type="string">
            <text:p><text:s/>cardano-sl-inf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cardano-sl-networking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cardano-sl-network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cardano-sl-util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cardano-sl-u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clock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clo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conduit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cond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containers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contai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directory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directo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dns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d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ekg-core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ekg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ekg-statsd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ekg-stats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ekg-wai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ekg-wa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ether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et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exceptions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excep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filepath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filepa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formatting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formatt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generic-arbitrary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generic-arbitr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hashable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hash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hspec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hspe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http-client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http-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http-client-tls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http-client-t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iproute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iprou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kademlia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kademl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lens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l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lzma-conduit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lzma-cond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mtl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m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network-info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network-inf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network-transport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network-transpo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network-transport-tcp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network-transport-tc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optparse-applicative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optparse-applicati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parsec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parse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reflection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refle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safe-exceptions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safe-excep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serokell-util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serokell-u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stm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st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tagged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tagg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tar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t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template-haskell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template-haske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text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tex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text-format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text-form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time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ti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time-units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time-un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transformers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transform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universum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univers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unordered-containers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unordered-contai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yaml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yam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infra_Cabal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Cab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MonadRandom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MonadRan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ansi-terminal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ansi-termin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attoparsec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atto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base58-bytestring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base58-bytestr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binary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bina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canonical-json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canonical-j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cardano-crypto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cardano-cryp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cardano-sl-binary-test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cardano-sl-binary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cardano-sl-crypto-test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cardano-sl-crypto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cardano-sl-util-test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cardano-sl-util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cborg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cbor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cereal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cere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concurrent-extra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concurrent-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conduit-extra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conduit-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contravariant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contravari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cryptonite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cryptoni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cryptonite-openssl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cryptonite-openss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data-default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data-defaul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deepseq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deepseq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deriving-compat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deriving-compa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digest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dig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ed25519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ed255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extra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filelock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file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fmt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fm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half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hal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hedgehog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hedgeho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hspec-core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hspec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katip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kati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lrucache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lrucach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megaparsec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mega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memory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memo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mmorph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mmorp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monad-control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monad-contro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mwc-random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mwc-ran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network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networ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network-transport-inmemory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network-transport-inmemo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optparse-simple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optparse-simp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plutus-prototype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plutus-prototy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process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proce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pvss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pv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quickcheck-instances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quickcheck-instan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random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ran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resourcet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resourc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rocksdb-haskell-ng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rocksdb-haskell-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safecopy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safecop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scrypt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scryp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statistics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statistic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th-lift-instances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th-lift-instan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th-utilities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th-utiliti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transformers-base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transformers-ba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transformers-lift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transformers-lif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unliftio-core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unliftio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infra_vector</text:p>
          </table:table-cell>
          <table:table-cell office:value-type="string" calcext:value-type="string">
            <text:p><text:s/>cardano-sl-infra</text:p>
          </table:table-cell>
          <table:table-cell office:value-type="string" calcext:value-type="string">
            <text:p><text:s/>vec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QuickCheck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QuickChe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lrc_base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ba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lrc_bytestring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bytest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lrc_cardano-sl-binary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cardano-sl-bin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lrc_cardano-sl-core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cardano-sl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lrc_cardano-sl-core-test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cardano-sl-core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lrc_cardano-sl-crypto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cardano-sl-cryp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lrc_cardano-sl-db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cardano-sl-d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lrc_cardano-sl-lrc</text:p>
          </table:table-cell>
          <table:table-cell table:number-columns-repeated="2" office:value-type="string" calcext:value-type="string">
            <text:p><text:s/>cardano-sl-lr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lrc_cardano-sl-networking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cardano-sl-network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lrc_cardano-sl-txp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cardano-sl-tx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lrc_cardano-sl-util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cardano-sl-u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lrc_cardano-sl-util-test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cardano-sl-util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lrc_conduit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cond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lrc_containers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contai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lrc_ether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et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lrc_formatting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formatt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lrc_hspec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hspe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lrc_lens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l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lrc_reflection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refle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lrc_rocksdb-haskell-ng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rocksdb-haskell-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lrc_text-format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text-form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lrc_universum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univers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lrc_unliftio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unlift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lrc_unordered-containers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unordered-contai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lrc_Cabal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Cab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MonadRandom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MonadRan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aeson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ae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ansi-terminal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ansi-termin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async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asyn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attoparsec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atto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base58-bytestring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base58-bytestr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binary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bina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canonical-json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canonical-j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cardano-crypto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cardano-cryp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cardano-sl-binary-test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cardano-sl-binary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cardano-sl-crypto-test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cardano-sl-crypto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cardano-sl-infra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cardano-sl-inf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cborg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cbor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cereal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cere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concurrent-extra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concurrent-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conduit-extra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conduit-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contravariant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contravari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cryptonite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cryptoni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cryptonite-openssl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cryptonite-openss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data-default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data-defaul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deepseq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deepseq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deriving-compat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deriving-compa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digest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dig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directory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directo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ed25519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ed255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ekg-core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ekg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exceptions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exceptio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extra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filelock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file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filepath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filepat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fmt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fm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free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f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generic-arbitrary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generic-arbitra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half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hal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hashable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hashab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hedgehog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hedgeho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hspec-core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hspec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kademlia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kademl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katip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kati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lrucache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lrucach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megaparsec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mega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memory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memo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mmorph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mmorp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monad-control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monad-contro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mtl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mt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mwc-random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mwc-ran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neat-interpolation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neat-interpola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network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networ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network-transport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network-transpor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network-transport-inmemory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network-transport-inmemo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network-transport-tcp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network-transport-tc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optparse-applicative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optparse-applicativ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optparse-simple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optparse-simp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parsec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plutus-prototype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plutus-prototy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process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proce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pvss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pv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quickcheck-instances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quickcheck-instan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random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ran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resourcet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resourc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safe-exceptions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safe-exceptio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safecopy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safecop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scrypt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scryp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serokell-util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serokell-uti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statistics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statistic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stm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st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tagged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tagg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template-haskell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template-haske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text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tex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th-lift-instances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th-lift-instan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th-utilities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th-utiliti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time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ti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time-units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time-uni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transformers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transform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transformers-base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transformers-ba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transformers-lift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transformers-lif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unliftio-core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unliftio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vector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vec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lrc_yaml</text:p>
          </table:table-cell>
          <table:table-cell office:value-type="string" calcext:value-type="string">
            <text:p><text:s/>cardano-sl-lrc</text:p>
          </table:table-cell>
          <table:table-cell office:value-type="string" calcext:value-type="string">
            <text:p><text:s/>yam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etworking_MonadRandom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MonadRand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QuickCheck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QuickChe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aeson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ae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async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asyn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attoparsec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attoparse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base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ba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binary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bin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bytestring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bytest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cardano-sl-networking</text:p>
          </table:table-cell>
          <table:table-cell table:number-columns-repeated="2" office:value-type="string" calcext:value-type="string">
            <text:p><text:s/>cardano-sl-network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cardano-sl-util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cardano-sl-u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conduit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cond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conduit-extra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conduit-ext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containers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contai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contravariant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contravari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cryptonite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crypton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ekg-core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ekg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exceptions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excep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formatting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formatt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hashable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hash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hspec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hspe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hspec-core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hspec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kademlia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kademl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lens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l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mmorph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mmorp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monad-control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monad-contr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mtl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m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mwc-random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mwc-rand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network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netwo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network-transport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network-transpo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network-transport-inmemory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network-transport-inmemo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network-transport-tcp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network-transport-tc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optparse-simple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optparse-simp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random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rand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resourcet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resourc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safe-exceptions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safe-excep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serokell-util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serokell-u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statistics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statisti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stm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st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text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tex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text-format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text-form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time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ti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time-units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time-un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transformers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transform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transformers-base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transformers-ba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transformers-lift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transformers-lif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universum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univers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unliftio-core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unliftio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vector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vec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etworking_cborg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cbor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etworking_cereal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cere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etworking_concurrent-extra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concurrent-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etworking_data-default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data-defaul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etworking_deepseq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deepseq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etworking_directory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directo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etworking_ether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eth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etworking_filepath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filepat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etworking_katip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kati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etworking_lrucache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lrucach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etworking_megaparsec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mega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etworking_optparse-applicative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optparse-applicativ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etworking_parsec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etworking_process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proce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etworking_quickcheck-instances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quickcheck-instan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etworking_reflection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reflec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etworking_tagged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tagg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etworking_template-haskell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template-haske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etworking_th-lift-instances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th-lift-instan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etworking_unordered-containers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unordered-contain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etworking_yaml</text:p>
          </table:table-cell>
          <table:table-cell office:value-type="string" calcext:value-type="string">
            <text:p><text:s/>cardano-sl-networking</text:p>
          </table:table-cell>
          <table:table-cell office:value-type="string" calcext:value-type="string">
            <text:p><text:s/>yam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ode_base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ba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ode_cardano-sl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cardano-s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ode_cardano-sl-crypto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cardano-sl-cryp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ode_cardano-sl-infra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cardano-sl-inf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ode_cardano-sl-networking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cardano-sl-network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ode_cardano-sl-ssc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cardano-sl-s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ode_cardano-sl-update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cardano-sl-upd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ode_cardano-sl-util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cardano-sl-u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ode_log-warper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log-war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ode_universum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univers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node_Cabal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Cab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MonadRandom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MonadRan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QuickCheck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QuickChe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acid-state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acid-sta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aeson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ae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ansi-terminal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ansi-termin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ansi-wl-pprint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ansi-wl-ppri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array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arr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async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asyn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attoparsec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atto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base64-bytestring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base64-bytestr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binary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bina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bytestring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bytestr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canonical-json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canonical-j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cardano-crypto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cardano-cryp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cardano-report-server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cardano-report-serv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cardano-sl-binary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cardano-sl-bina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cardano-sl-binary-test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cardano-sl-binary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cardano-sl-block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cardano-sl-b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cardano-sl-block-test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cardano-sl-block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cardano-sl-core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cardano-sl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cardano-sl-core-test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cardano-sl-core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cardano-sl-crypto-test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cardano-sl-crypto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cardano-sl-db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cardano-sl-d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cardano-sl-delegation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cardano-sl-delega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cardano-sl-delegation-test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cardano-sl-delegation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cardano-sl-lrc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cardano-sl-lr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cardano-sl-lrc-test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cardano-sl-lrc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cardano-sl-txp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cardano-sl-tx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cardano-sl-txp-test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cardano-sl-txp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cardano-sl-util-test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cardano-sl-util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cborg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cbor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cereal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cere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clock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c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concurrent-extra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concurrent-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conduit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condu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conduit-extra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conduit-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constraints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constrain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containers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contain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contravariant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contravari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cpphs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cpph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criterion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criter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cryptonite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cryptoni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cryptonite-openssl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cryptonite-openss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data-default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data-defaul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deepseq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deepseq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directory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directo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dlist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dli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dns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d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ed25519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ed255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ekg-core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ekg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ekg-statsd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ekg-stats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ekg-wai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ekg-wa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ether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eth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exceptions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exceptio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extra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filelock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file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filepath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filepat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fmt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fm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formatting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formatt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generic-arbitrary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generic-arbitra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hashable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hashab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hedgehog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hedgeho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hspec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hsp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hspec-core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hspec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http-client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http-cli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http-client-tls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http-client-t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http-conduit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http-condu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iproute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iprou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kademlia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kademl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katip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kati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lens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le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lrucache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lrucach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lzma-conduit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lzma-condu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megaparsec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mega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memory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memo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mmorph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mmorp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monad-control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monad-contro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mono-traversable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mono-traversab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mtl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mt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mwc-random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mwc-ran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neat-interpolation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neat-interpola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network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networ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network-info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network-inf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network-transport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network-transpor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network-transport-inmemory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network-transport-inmemo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network-transport-tcp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network-transport-tc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optparse-applicative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optparse-applicativ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optparse-simple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optparse-simp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parsec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plutus-prototype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plutus-prototy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process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proce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pvss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pv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quickcheck-instances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quickcheck-instan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random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ran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reflection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reflec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resourcet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resourc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rocksdb-haskell-ng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rocksdb-haskell-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safe-exceptions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safe-exceptio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safecopy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safecop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scrypt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scryp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serokell-util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serokell-uti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servant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serv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servant-client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servant-cli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servant-client-core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servant-client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servant-server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servant-serv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servant-swagger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servant-swagg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statistics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statistic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stm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st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streaming-commons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streaming-commo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tagged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tagg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tar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t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template-haskell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template-haske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text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tex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text-format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text-forma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th-lift-instances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th-lift-instan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time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ti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time-units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time-uni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tls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t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transformers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transform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transformers-base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transformers-ba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transformers-lift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transformers-lif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unliftio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unlifti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unliftio-core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unliftio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unordered-containers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unordered-contain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vector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vec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wai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wa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warp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war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warp-tls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warp-t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x509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x5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x509-store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x509-st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x509-validation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x509-valida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node_yaml</text:p>
          </table:table-cell>
          <table:table-cell office:value-type="string" calcext:value-type="string">
            <text:p><text:s/>cardano-sl-node</text:p>
          </table:table-cell>
          <table:table-cell office:value-type="string" calcext:value-type="string">
            <text:p><text:s/>yam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QuickCheck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QuickChe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ssc_aeson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ae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ssc_array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arr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ssc_base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ba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ssc_bytestring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bytest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ssc_cardano-sl-binary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cardano-sl-bin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ssc_cardano-sl-core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cardano-sl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ssc_cardano-sl-core-test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cardano-sl-core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ssc_cardano-sl-crypto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cardano-sl-cryp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ssc_cardano-sl-crypto-test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cardano-sl-crypto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ssc_cardano-sl-db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cardano-sl-d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ssc_cardano-sl-infra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cardano-sl-inf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ssc_cardano-sl-lrc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cardano-sl-lr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ssc_cardano-sl-networking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cardano-sl-network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ssc_cardano-sl-util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cardano-sl-u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ssc_cardano-sl-util-test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cardano-sl-util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ssc_containers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contai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ssc_contravariant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contravari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ssc_cryptonite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crypton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ssc_data-default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data-defaul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ssc_dlist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dli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ssc_ekg-core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ekg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ssc_ether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et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ssc_exceptions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excep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ssc_formatting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formatt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ssc_generic-arbitrary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generic-arbitr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ssc_lens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l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ssc_memory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memo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ssc_mmorph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mmorp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ssc_mono-traversable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mono-travers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ssc_mtl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m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ssc_parsec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parse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ssc_reflection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refle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ssc_rocksdb-haskell-ng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rocksdb-haskell-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ssc_serokell-util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serokell-u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ssc_stm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st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ssc_tagged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tagg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ssc_text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tex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ssc_text-format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text-form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ssc_time-units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time-un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ssc_transformers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transform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ssc_universum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univers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ssc_unordered-containers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unordered-contai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ssc_Cabal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Cab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MonadRandom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MonadRan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ansi-terminal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ansi-termin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async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asyn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attoparsec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atto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base58-bytestring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base58-bytestr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base64-bytestring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base64-bytestr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binary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bina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canonical-json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canonical-j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cardano-crypto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cardano-cryp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cardano-report-server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cardano-report-serv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cardano-sl-binary-test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cardano-sl-binary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cardano-sl-txp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cardano-sl-tx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cborg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cbor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cereal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cere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clock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c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concurrent-extra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concurrent-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conduit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condu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conduit-extra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conduit-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cryptonite-openssl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cryptonite-openss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deepseq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deepseq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deriving-compat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deriving-compa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digest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dig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directory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directo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dns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d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ed25519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ed255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ekg-statsd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ekg-stats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ekg-wai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ekg-wa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extra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filelock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file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filepath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filepat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fmt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fm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half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hal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hashable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hashab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hedgehog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hedgeho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hspec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hsp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hspec-core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hspec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http-client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http-cli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http-client-tls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http-client-t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iproute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iprou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kademlia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kademl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katip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kati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lrucache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lrucach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lzma-conduit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lzma-condu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megaparsec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mega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monad-control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monad-contro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mwc-random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mwc-ran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network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networ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network-info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network-inf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network-transport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network-transpor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network-transport-inmemory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network-transport-inmemo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network-transport-tcp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network-transport-tc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optparse-applicative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optparse-applicativ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optparse-simple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optparse-simp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plutus-prototype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plutus-prototy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process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proce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pvss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pv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quickcheck-instances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quickcheck-instan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random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ran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resourcet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resourc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safe-exceptions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safe-exceptio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safecopy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safecop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scrypt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scryp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statistics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statistic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tar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t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template-haskell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template-haske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th-lift-instances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th-lift-instan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th-utilities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th-utiliti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time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ti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transformers-base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transformers-ba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transformers-lift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transformers-lif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unliftio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unlifti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unliftio-core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unliftio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vector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vec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ssc_yaml</text:p>
          </table:table-cell>
          <table:table-cell office:value-type="string" calcext:value-type="string">
            <text:p><text:s/>cardano-sl-ssc</text:p>
          </table:table-cell>
          <table:table-cell office:value-type="string" calcext:value-type="string">
            <text:p><text:s/>yam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ools_aeson</text:p>
          </table:table-cell>
          <table:table-cell office:value-type="string" calcext:value-type="string">
            <text:p><text:s/>cardano-sl-tools</text:p>
          </table:table-cell>
          <table:table-cell office:value-type="string" calcext:value-type="string">
            <text:p><text:s/>ae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ools_base</text:p>
          </table:table-cell>
          <table:table-cell office:value-type="string" calcext:value-type="string">
            <text:p><text:s/>cardano-sl-tools</text:p>
          </table:table-cell>
          <table:table-cell office:value-type="string" calcext:value-type="string">
            <text:p><text:s/>ba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ools_cardano-sl-tools</text:p>
          </table:table-cell>
          <table:table-cell table:number-columns-repeated="2" office:value-type="string" calcext:value-type="string">
            <text:p><text:s/>cardano-sl-too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ools_directory</text:p>
          </table:table-cell>
          <table:table-cell office:value-type="string" calcext:value-type="string">
            <text:p><text:s/>cardano-sl-tools</text:p>
          </table:table-cell>
          <table:table-cell office:value-type="string" calcext:value-type="string">
            <text:p><text:s/>directo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ools_filepath</text:p>
          </table:table-cell>
          <table:table-cell office:value-type="string" calcext:value-type="string">
            <text:p><text:s/>cardano-sl-tools</text:p>
          </table:table-cell>
          <table:table-cell office:value-type="string" calcext:value-type="string">
            <text:p><text:s/>filepa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ools_hspec</text:p>
          </table:table-cell>
          <table:table-cell office:value-type="string" calcext:value-type="string">
            <text:p><text:s/>cardano-sl-tools</text:p>
          </table:table-cell>
          <table:table-cell office:value-type="string" calcext:value-type="string">
            <text:p><text:s/>hspe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ools_parsers</text:p>
          </table:table-cell>
          <table:table-cell office:value-type="string" calcext:value-type="string">
            <text:p><text:s/>cardano-sl-tools</text:p>
          </table:table-cell>
          <table:table-cell office:value-type="string" calcext:value-type="string">
            <text:p><text:s/>pars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ools_temporary</text:p>
          </table:table-cell>
          <table:table-cell office:value-type="string" calcext:value-type="string">
            <text:p><text:s/>cardano-sl-tools</text:p>
          </table:table-cell>
          <table:table-cell office:value-type="string" calcext:value-type="string">
            <text:p><text:s/>tempor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ools_text</text:p>
          </table:table-cell>
          <table:table-cell office:value-type="string" calcext:value-type="string">
            <text:p><text:s/>cardano-sl-tools</text:p>
          </table:table-cell>
          <table:table-cell office:value-type="string" calcext:value-type="string">
            <text:p><text:s/>tex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ools_trifecta</text:p>
          </table:table-cell>
          <table:table-cell office:value-type="string" calcext:value-type="string">
            <text:p><text:s/>cardano-sl-tools</text:p>
          </table:table-cell>
          <table:table-cell office:value-type="string" calcext:value-type="string">
            <text:p><text:s/>trifec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ools_universum</text:p>
          </table:table-cell>
          <table:table-cell office:value-type="string" calcext:value-type="string">
            <text:p><text:s/>cardano-sl-tools</text:p>
          </table:table-cell>
          <table:table-cell office:value-type="string" calcext:value-type="string">
            <text:p><text:s/>univers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QuickCheck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QuickChe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aeson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ae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base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ba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bytestring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bytest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cardano-sl-binary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cardano-sl-bin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cardano-sl-core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cardano-sl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cardano-sl-core-test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cardano-sl-core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cardano-sl-crypto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cardano-sl-cryp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cardano-sl-crypto-test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cardano-sl-crypto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cardano-sl-db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cardano-sl-d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cardano-sl-infra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cardano-sl-inf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cardano-sl-networking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cardano-sl-network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cardano-sl-txp</text:p>
          </table:table-cell>
          <table:table-cell table:number-columns-repeated="2" office:value-type="string" calcext:value-type="string">
            <text:p><text:s/>cardano-sl-tx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cardano-sl-util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cardano-sl-u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cardano-sl-util-test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cardano-sl-util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conduit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cond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containers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contai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contravariant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contravari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data-default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data-defaul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ekg-core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ekg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ether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et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exceptions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excep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fmt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fm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formatting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formatt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free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f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generic-arbitrary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generic-arbitr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hashable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hash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hspec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hspe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lens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l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memory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memo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mmorph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mmorp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mtl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m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neat-interpolation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neat-interpol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plutus-prototype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plutus-prototy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reflection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refle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resourcet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resourc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rocksdb-haskell-ng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rocksdb-haskell-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safe-exceptions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safe-excep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serokell-util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serokell-u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stm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st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tagged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tagg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template-haskell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template-haske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text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tex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text-format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text-form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transformers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transform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universum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univers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unliftio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unlift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unordered-containers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unordered-contai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vector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vec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txp_Cabal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Cab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MonadRandom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MonadRan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ansi-terminal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ansi-termin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async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asyn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attoparsec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atto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base58-bytestring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base58-bytestr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base64-bytestring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base64-bytestr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binary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bina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canonical-json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canonical-j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cardano-crypto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cardano-cryp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cardano-report-server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cardano-report-serv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cardano-sl-binary-test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cardano-sl-binary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cborg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cbor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cereal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cere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clock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c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concurrent-extra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concurrent-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conduit-extra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conduit-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cryptonite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cryptoni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cryptonite-openssl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cryptonite-openss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deepseq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deepseq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deriving-compat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deriving-compa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digest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dig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directory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directo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dns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d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ed25519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ed255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ekg-statsd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ekg-stats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ekg-wai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ekg-wa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extra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filelock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file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filepath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filepat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half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hal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hedgehog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hedgeho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hspec-core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hspec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http-client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http-cli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http-client-tls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http-client-t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iproute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iprou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kademlia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kademl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katip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kati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lrucache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lrucach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lzma-conduit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lzma-condu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megaparsec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mega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monad-control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monad-contro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mwc-random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mwc-ran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network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networ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network-info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network-inf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network-transport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network-transpor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network-transport-inmemory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network-transport-inmemo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network-transport-tcp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network-transport-tc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optparse-applicative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optparse-applicativ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optparse-simple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optparse-simp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parsec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process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proce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pvss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pv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quickcheck-instances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quickcheck-instan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random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ran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safecopy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safecop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scrypt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scryp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statistics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statistic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tar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t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th-lift-instances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th-lift-instan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th-utilities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th-utiliti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time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ti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time-units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time-uni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transformers-base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transformers-ba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transformers-lift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transformers-lif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unliftio-core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unliftio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txp_yaml</text:p>
          </table:table-cell>
          <table:table-cell office:value-type="string" calcext:value-type="string">
            <text:p><text:s/>cardano-sl-txp</text:p>
          </table:table-cell>
          <table:table-cell office:value-type="string" calcext:value-type="string">
            <text:p><text:s/>yam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Cabal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Cab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QuickCheck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QuickChe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aeson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ae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base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ba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bytestring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bytest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cardano-sl-binary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cardano-sl-bin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cardano-sl-core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cardano-sl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cardano-sl-core-test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cardano-sl-core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cardano-sl-crypto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cardano-sl-cryp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cardano-sl-crypto-test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cardano-sl-crypto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cardano-sl-db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cardano-sl-d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cardano-sl-infra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cardano-sl-inf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cardano-sl-lrc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cardano-sl-lr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cardano-sl-networking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cardano-sl-network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cardano-sl-util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cardano-sl-u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cardano-sl-util-test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cardano-sl-util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conduit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cond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containers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contai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contravariant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contravari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data-default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data-defaul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directory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directo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ether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et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exceptions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excep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formatting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formatt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generic-arbitrary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generic-arbitr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hashable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hash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http-client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http-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http-client-tls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http-client-t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http-conduit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http-cond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lens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l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memory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memo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mtl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m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reflection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refle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resourcet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resourc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rocksdb-haskell-ng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rocksdb-haskell-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safe-exceptions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safe-excep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serokell-util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serokell-u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stm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st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tagged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tagg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template-haskell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template-haske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text-format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text-form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time-units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time-un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transformers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transform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universum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univers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unliftio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unlift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unordered-containers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unordered-contai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pdate_MonadRandom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MonadRan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ansi-terminal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ansi-termin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async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asyn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attoparsec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atto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base58-bytestring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base58-bytestr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base64-bytestring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base64-bytestr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binary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bina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canonical-json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canonical-j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cardano-crypto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cardano-cryp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cardano-report-server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cardano-report-serv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cardano-sl-binary-test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cardano-sl-binary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cardano-sl-txp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cardano-sl-tx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cborg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cbor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cereal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cere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clock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c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concurrent-extra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concurrent-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conduit-extra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conduit-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cryptonite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cryptoni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cryptonite-openssl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cryptonite-openss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deepseq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deepseq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deriving-compat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deriving-compa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digest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dig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dns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d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ed25519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ed255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ekg-core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ekg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ekg-statsd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ekg-stats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ekg-wai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ekg-wa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extra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filelock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file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filepath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filepat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fmt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fm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half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hal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hedgehog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hedgeho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hspec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hsp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hspec-core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hspec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iproute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iprou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kademlia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kademl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katip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kati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lrucache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lrucach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lzma-conduit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lzma-condu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megaparsec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mega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mmorph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mmorp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monad-control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monad-contro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mwc-random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mwc-ran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network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networ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network-info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network-inf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network-transport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network-transpor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network-transport-inmemory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network-transport-inmemo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network-transport-tcp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network-transport-tc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optparse-applicative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optparse-applicativ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optparse-simple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optparse-simp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parsec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plutus-prototype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plutus-prototy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process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proce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pvss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pv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quickcheck-instances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quickcheck-instan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random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ran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safecopy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safecop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scrypt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scryp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statistics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statistic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tar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t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text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tex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th-lift-instances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th-lift-instan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th-utilities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th-utiliti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time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ti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transformers-base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transformers-ba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transformers-lift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transformers-lif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unliftio-core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unliftio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vector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vec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pdate_yaml</text:p>
          </table:table-cell>
          <table:table-cell office:value-type="string" calcext:value-type="string">
            <text:p><text:s/>cardano-sl-update</text:p>
          </table:table-cell>
          <table:table-cell office:value-type="string" calcext:value-type="string">
            <text:p><text:s/>yam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util_QuickCheck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QuickChe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aeson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ae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async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asyn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base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ba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binary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bin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cardano-sl-util</text:p>
          </table:table-cell>
          <table:table-cell table:number-columns-repeated="2" office:value-type="string" calcext:value-type="string">
            <text:p><text:s/>cardano-sl-u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cborg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cbo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cereal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cere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concurrent-extra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concurrent-ext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containers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contai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contravariant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contravari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cryptonite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crypton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data-default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data-defaul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deepseq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deepse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directory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directo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ether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et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exceptions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excep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filepath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filepa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formatting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formatt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hashable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hash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hspec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hspe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hspec-core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hspec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katip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kati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lens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l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lrucache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lruca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megaparsec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megaparse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mmorph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mmorp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mtl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m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optparse-applicative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optparse-applicati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parsec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parse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process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proce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quickcheck-instances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quickcheck-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reflection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refle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resourcet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resourc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safe-exceptions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safe-excep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serokell-util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serokell-u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stm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st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tagged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tagg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template-haskell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template-haske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text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tex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text-format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text-form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th-lift-instances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th-lift-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time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ti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time-units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time-un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transformers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transform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transformers-base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transformers-ba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transformers-lift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transformers-lif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universum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univers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unliftio-core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unliftio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unordered-containers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unordered-contai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util_yaml</text:p>
          </table:table-cell>
          <table:table-cell office:value-type="string" calcext:value-type="string">
            <text:p><text:s/>cardano-sl-util</text:p>
          </table:table-cell>
          <table:table-cell office:value-type="string" calcext:value-type="string">
            <text:p><text:s/>yam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MonadRandom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MonadRand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QuickCheck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QuickChe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acid-state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acid-st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aeson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ae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async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asyn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base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ba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base58-bytestring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base58-bytest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bytestring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bytest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cardano-sl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cardano-s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cardano-sl-block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cardano-sl-blo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cardano-sl-client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cardano-sl-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cardano-sl-core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cardano-sl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cardano-sl-core-test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cardano-sl-core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cardano-sl-crypto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cardano-sl-cryp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cardano-sl-crypto-test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cardano-sl-crypto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cardano-sl-db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cardano-sl-d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cardano-sl-delegation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cardano-sl-deleg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cardano-sl-generator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cardano-sl-genera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cardano-sl-infra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cardano-sl-inf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cardano-sl-lrc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cardano-sl-lr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cardano-sl-networking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cardano-sl-network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cardano-sl-ssc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cardano-sl-s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cardano-sl-txp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cardano-sl-tx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cardano-sl-txp-test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cardano-sl-txp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cardano-sl-update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cardano-sl-upd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cardano-sl-util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cardano-sl-u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cardano-sl-util-test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cardano-sl-util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cardano-sl-wallet</text:p>
          </table:table-cell>
          <table:table-cell table:number-columns-repeated="2" office:value-type="string" calcext:value-type="string">
            <text:p><text:s/>cardano-sl-wall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containers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contai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cryptonite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crypton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data-default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data-defaul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deepseq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deepse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directory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directo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dlist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dli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ekg-core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ekg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ether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et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exceptions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excep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filepath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filepa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formatting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formatt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hashable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hash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hspec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hspe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lens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l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log-warper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log-war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memory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memo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monad-control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monad-contr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mtl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m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node-ipc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node-ip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quickcheck-instances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quickcheck-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random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rand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reflection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refle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safe-exceptions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safe-excep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safecopy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safeco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semver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sem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serokell-util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serokell-u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servant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serv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servant-generic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servant-gener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servant-multipart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servant-multipa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servant-server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servant-ser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servant-swagger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servant-swag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servant-swagger-ui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servant-swagger-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stm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st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swagger2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swagger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text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tex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text-format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text-form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time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ti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time-units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time-un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transformers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transform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universum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univers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unliftio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unlift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unordered-containers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unordered-contai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wai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wa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wai-websockets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wai-websocke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warp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war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websockets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websocke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_Cabal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Cab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ansi-terminal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ansi-termin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ansi-wl-pprint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ansi-wl-ppri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array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arr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attoparsec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atto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base64-bytestring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base64-bytestr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binary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bina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canonical-json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canonical-j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cardano-crypto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cardano-cryp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cardano-report-server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cardano-report-serv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cardano-sl-binary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cardano-sl-bina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cardano-sl-binary-test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cardano-sl-binary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cardano-sl-block-test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cardano-sl-block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cardano-sl-delegation-test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cardano-sl-delegation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cardano-sl-lrc-test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cardano-sl-lrc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cborg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cbor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cereal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cere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clock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c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concurrent-extra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concurrent-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conduit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condu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conduit-extra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conduit-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constraints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constrain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contravariant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contravari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cpphs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cpph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criterion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criter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cryptonite-openssl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cryptonite-openss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deriving-compat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deriving-compa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dns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d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ed25519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ed255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ekg-statsd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ekg-stats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ekg-wai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ekg-wa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extra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filelock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file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fmt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fm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free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f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generic-arbitrary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generic-arbitra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hedgehog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hedgeho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hspec-core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hspec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http-client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http-cli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http-client-tls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http-client-t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http-conduit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http-condu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iproute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iprou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kademlia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kademl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katip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kati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lrucache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lrucach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lzma-conduit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lzma-condu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megaparsec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mega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mmorph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mmorp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mono-traversable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mono-traversab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mwc-random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mwc-ran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neat-interpolation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neat-interpola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network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networ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network-info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network-inf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network-transport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network-transpor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network-transport-inmemory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network-transport-inmemo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network-transport-tcp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network-transport-tc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optparse-applicative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optparse-applicativ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optparse-simple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optparse-simp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parsec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plutus-prototype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plutus-prototy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process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proce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pvss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pv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resourcet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resourc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rocksdb-haskell-ng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rocksdb-haskell-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scrypt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scryp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servant-client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servant-cli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servant-client-core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servant-client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statistics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statistic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streaming-commons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streaming-commo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tagged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tagg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tar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t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template-haskell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template-haske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th-lift-instances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th-lift-instan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tls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t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transformers-base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transformers-ba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transformers-lift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transformers-lif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unliftio-core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unliftio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vector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vec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warp-tls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warp-t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x509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x5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x509-store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x509-st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x509-validation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x509-valida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_yaml</text:p>
          </table:table-cell>
          <table:table-cell office:value-type="string" calcext:value-type="string">
            <text:p><text:s/>cardano-sl-wallet</text:p>
          </table:table-cell>
          <table:table-cell office:value-type="string" calcext:value-type="string">
            <text:p><text:s/>yam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QuickCheck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QuickChe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acid-state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acid-st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aeson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ae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aeson-diff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aeson-dif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aeson-pretty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aeson-pret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async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asyn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base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ba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beam-core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beam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beam-migrate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beam-migr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beam-sqlite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beam-sql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bytestring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bytest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cardano-sl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cardano-s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cardano-sl-block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cardano-sl-blo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cardano-sl-client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cardano-sl-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cardano-sl-core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cardano-sl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cardano-sl-core-test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cardano-sl-core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cardano-sl-crypto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cardano-sl-cryp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cardano-sl-db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cardano-sl-d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cardano-sl-delegation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cardano-sl-deleg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cardano-sl-infra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cardano-sl-inf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cardano-sl-lrc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cardano-sl-lr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cardano-sl-networking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cardano-sl-network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cardano-sl-ssc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cardano-sl-s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cardano-sl-txp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cardano-sl-tx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cardano-sl-txp-test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cardano-sl-txp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cardano-sl-update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cardano-sl-upd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cardano-sl-util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cardano-sl-u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cardano-sl-util-test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cardano-sl-util-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cardano-sl-wallet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cardano-sl-wall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cardano-sl-wallet-new</text:p>
          </table:table-cell>
          <table:table-cell table:number-columns-repeated="2" office:value-type="string" calcext:value-type="string">
            <text:p><text:s/>cardano-sl-wallet-ne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cassava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cass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conduit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cond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connection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conne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constraints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constrai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containers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contai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cryptonite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crypton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data-default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data-defaul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data-default-class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data-default-cl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directory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directo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exceptions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excep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formatting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formatt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gauge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gau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generics-sop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generics-s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hspec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hspe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http-api-data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http-api-da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http-client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http-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http-client-tls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http-client-t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http-types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http-typ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ixset-typed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ixset-typ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json-sop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json-s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lens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l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log-warper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log-war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memory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memo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mtl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m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neat-interpolation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neat-interpol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network-transport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network-transpo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node-ipc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node-ip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optparse-applicative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optparse-applicati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pretty-show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pretty-sh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quickcheck-instances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quickcheck-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random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rand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reflection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refle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safe-exceptions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safe-excep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safecopy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safecop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serokell-util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serokell-u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servant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serv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servant-client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servant-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servant-client-core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servant-client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servant-quickcheck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servant-quickche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servant-server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servant-ser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servant-swagger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servant-swag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servant-swagger-ui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servant-swagger-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sqlite-simple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sqlite-simp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sqlite-simple-errors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sqlite-simple-erro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stm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st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string-conv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string-con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swagger2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swagger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text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tex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text-format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text-form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time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ti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time-units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time-un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tls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t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transformers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transform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universum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univers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unliftio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unlift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unliftio-core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unliftio-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unordered-containers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unordered-contai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vector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vec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wai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wa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wai-cors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wai-co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wai-extra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wai-ext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warp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war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x509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x5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x509-store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x509-st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yaml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yam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ano-sl-wallet-new_Cabal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Cab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MonadRandom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MonadRan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ansi-terminal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ansi-termin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ansi-wl-pprint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ansi-wl-ppri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array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arr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attoparsec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atto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base58-bytestring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base58-bytestr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base64-bytestring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base64-bytestr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binary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bina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canonical-json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canonical-j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cardano-crypto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cardano-cryp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cardano-report-server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cardano-report-serv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cardano-sl-binary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cardano-sl-bina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cardano-sl-binary-test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cardano-sl-binary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cardano-sl-block-test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cardano-sl-block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cardano-sl-crypto-test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cardano-sl-crypto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cardano-sl-delegation-test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cardano-sl-delegation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cardano-sl-generator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cardano-sl-genera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cardano-sl-lrc-test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cardano-sl-lrc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cborg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cbor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cereal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cere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clock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c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concurrent-extra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concurrent-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conduit-extra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conduit-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contravariant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contravari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cpphs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cpph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criterion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criter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cryptonite-openssl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cryptonite-openss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deepseq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deepseq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deriving-compat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deriving-compa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dlist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dli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dns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d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ed25519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ed255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ekg-core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ekg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ekg-statsd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ekg-stats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ekg-wai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ekg-wa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ether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eth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extra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filelock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file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filepath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filepat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fmt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fm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free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f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generic-arbitrary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generic-arbitra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hashable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hashab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hedgehog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hedgeho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hspec-core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hspec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http-conduit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http-condu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iproute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iprou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kademlia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kademl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katip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kati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lrucache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lrucach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lzma-conduit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lzma-condu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megaparsec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mega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mmorph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mmorp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monad-control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monad-contro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mono-traversable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mono-traversab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mwc-random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mwc-ran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network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networ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network-info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network-inf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network-transport-inmemory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network-transport-inmemo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network-transport-tcp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network-transport-tc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optparse-simple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optparse-simp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parsec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plutus-prototype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plutus-prototy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process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proce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pvss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pv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resourcet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resourc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rocksdb-haskell-ng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rocksdb-haskell-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scrypt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scryp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semver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semv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servant-generic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servant-gener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servant-multipart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servant-multipar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statistics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statistic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streaming-commons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streaming-commo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tagged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tagg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tar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t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template-haskell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template-haske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th-lift-instances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th-lift-instan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transformers-base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transformers-ba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transformers-lift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transformers-lif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wai-websockets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wai-websocke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warp-tls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warp-t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websockets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websocke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dano-sl-wallet-new_x509-validation</text:p>
          </table:table-cell>
          <table:table-cell office:value-type="string" calcext:value-type="string">
            <text:p><text:s/>cardano-sl-wallet-new</text:p>
          </table:table-cell>
          <table:table-cell office:value-type="string" calcext:value-type="string">
            <text:p><text:s/>x509-valida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Cabal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Cab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de-ipc_aeson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ae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de-ipc_base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ba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de-ipc_binary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bin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de-ipc_bytestring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bytest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de-ipc_cardano-sl-infra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cardano-sl-inf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de-ipc_cardano-sl-util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cardano-sl-u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de-ipc_mtl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m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de-ipc_universum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univers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de-ipc_QuickCheck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QuickChe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async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asyn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base64-bytestring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base64-bytestr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cardano-report-server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cardano-report-serv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cardano-sl-binary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cardano-sl-bina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cardano-sl-core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cardano-sl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cardano-sl-core-test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cardano-sl-core-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cardano-sl-crypto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cardano-sl-cryp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cardano-sl-db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cardano-sl-d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cardano-sl-networking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cardano-sl-network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cborg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cbor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cereal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cere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clock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c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concurrent-extra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concurrent-ex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conduit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condu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containers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contain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contravariant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contravari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cryptonite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cryptoni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data-default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data-defaul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deepseq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deepseq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directory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directo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dns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d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ekg-core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ekg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ekg-statsd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ekg-stats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ekg-wai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ekg-wa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ether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eth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exceptions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exceptio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filepath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filepat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formatting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formatt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generic-arbitrary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generic-arbitra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hashable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hashab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hspec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hsp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hspec-core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hspec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http-client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http-cli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http-client-tls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http-client-t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iproute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iprou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kademlia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kademl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katip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kati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lens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le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lrucache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lrucach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lzma-conduit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lzma-condu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megaparsec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mega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mmorph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mmorp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network-info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network-inf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network-transport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network-transpor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network-transport-tcp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network-transport-tc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optparse-applicative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optparse-applicativ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parsec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pars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process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proce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quickcheck-instances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quickcheck-instan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reflection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reflec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resourcet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resourc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safe-exceptions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safe-exceptio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serokell-util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serokell-uti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stm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st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tagged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tagg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tar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t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template-haskell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template-haske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text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tex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text-format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text-forma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th-lift-instances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th-lift-instan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time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ti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time-units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time-uni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transformers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transform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transformers-base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transformers-ba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transformers-lift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transformers-lif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unliftio-core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unliftio-c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unordered-containers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unordered-contain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de-ipc_yaml</text:p>
          </table:table-cell>
          <table:table-cell office:value-type="string" calcext:value-type="string">
            <text:p><text:s/>node-ipc</text:p>
          </table:table-cell>
          <table:table-cell office:value-type="string" calcext:value-type="string">
            <text:p><text:s/>yaml</text:p>
          </table:table-cell>
          <table:table-cell office:value-type="float" office:value="2" calcext:value-type="float">
            <text:p>2</text:p>
          </table:table-cell>
        </table:table-row>
      </table:table>
      <table:named-expressions>
        <table:named-expression table:name="cardano_sl" table:base-cell-address="$view.$B$84" table:expression="#REF!"/>
        <table:named-expression table:name="cardano_sl_auxx" table:base-cell-address="$view.$H$13" table:expression="#REF!"/>
        <table:named-expression table:name="cardano_sl_binary" table:base-cell-address="$view.$H$98" table:expression="#REF!"/>
        <table:named-expression table:name="cardano_sl_block" table:base-cell-address="$view.$H$105" table:expression="#REF!"/>
        <table:named-expression table:name="cardano_sl_client" table:base-cell-address="$view.$E$105" table:expression="#REF!"/>
        <table:named-expression table:name="cardano_sl_core" table:base-cell-address="$view.$E$3" table:expression="#REF!"/>
        <table:named-expression table:name="cardano_sl_crypto" table:base-cell-address="$view.$B$31" table:expression="#REF!"/>
        <table:named-expression table:name="cardano_sl_crypto_test" table:base-cell-address="$view.$E$31" table:expression="#REF!"/>
        <table:named-expression table:name="cardano_sl_db" table:base-cell-address="$view.$E$86" table:expression="#REF!"/>
        <table:named-expression table:name="cardano_sl_delegation" table:base-cell-address="$view.$H$57" table:expression="#REF!"/>
        <table:named-expression table:name="cardano_sl_explorer" table:base-cell-address="$view.$H$39" table:expression="#REF!"/>
        <table:named-expression table:name="cardano_sl_generator" table:base-cell-address="$view.$E$65" table:expression="#REF!"/>
        <table:named-expression table:name="cardano_sl_infra" table:base-cell-address="$view.$B$3" table:expression="#REF!"/>
        <table:named-expression table:name="cardano_sl_lrc" table:base-cell-address="$view.$B$69" table:expression="#REF!"/>
        <table:named-expression table:name="cardano_sl_networking" table:base-cell-address="$view.$H$31" table:expression="#REF!"/>
        <table:named-expression table:name="cardano_sl_node" table:base-cell-address="$view.$B$105" table:expression="#REF!"/>
        <table:named-expression table:name="cardano_sl_ssc" table:base-cell-address="$view.$B$13" table:expression="#REF!"/>
        <table:named-expression table:name="cardano_sl_tools" table:base-cell-address="$view.$B$49" table:expression="#REF!"/>
        <table:named-expression table:name="cardano_sl_txp" table:base-cell-address="$view.$E$93" table:expression="#REF!"/>
        <table:named-expression table:name="cardano_sl_update" table:base-cell-address="$view.$E$49" table:expression="#REF!"/>
        <table:named-expression table:name="cardano_sl_util" table:base-cell-address="$view.$H$8" table:expression="#REF!"/>
        <table:named-expression table:name="cardano_sl_util_test" table:base-cell-address="$view.$H$3" table:expression="#REF!"/>
        <table:named-expression table:name="cardano_sl_wallet" table:base-cell-address="$view.$H$75" table:expression="#REF!"/>
        <table:named-expression table:name="cardano_sl_wallet_new" table:base-cell-address="$view.$E$13" table:expression="#REF!"/>
        <table:named-expression table:name="node_ipc" table:base-cell-address="$view.$H$69" table:expression="#REF!"/>
      </table:named-expressions>
      <table:database-ranges>
        <table:database-range table:name="dependencies" table:target-range-address="dependencies.A1:dependencies.D9999" table:has-persistent-data="false" table:contains-header="false" table:orientation="column"/>
        <table:database-range table:name="__Anonymous_Sheet_DB__0" table:target-range-address="view.A4:view.B32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defined_20_yet" style:display-name="undefined yet" style:family="table-cell" style:parent-style-name="Default">
      <style:table-cell-properties fo:background-color="#fdc578"/>
    </style:style>
    <style:style style:name="in_20_progress" style:display-name="in progress" style:family="table-cell" style:parent-style-name="Default">
      <style:table-cell-properties fo:background-color="#bd7cb5"/>
    </style:style>
    <style:style style:name="dependency" style:family="table-cell" style:parent-style-name="Default">
      <style:table-cell-properties fo:background-color="#65c295"/>
    </style:style>
    <style:style style:name="dependency_20_by_20_transitivity" style:display-name="dependency by transitivity" style:family="table-cell" style:parent-style-name="Default">
      <style:table-cell-properties fo:background-color="#e0efd4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1">00.00.0000</text:date>, <text:time style:data-style-name="N2" text:time-value="09:35:41.083927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00:22:05.393287907</meta:creation-date>
    <dc:date>2018-06-21T09:37:41.272841213</dc:date>
    <meta:editing-duration>PT4H27M39S</meta:editing-duration>
    <meta:editing-cycles>42</meta:editing-cycles>
    <meta:generator>LibreOffice/6.0.1.1$MacOSX_X86_64 LibreOffice_project/60bfb1526849283ce2491346ed2aa51c465abfe6</meta:generator>
    <meta:document-statistic meta:table-count="2" meta:cell-count="11433" meta:object-count="0"/>
    <meta:user-defined meta:name="qrichtext">1</meta:user-defined>
  </office:meta>
</office:document-meta>
</file>